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ResultStatusFor90Thre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Ti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9H4M25.630S" table:style-name="ce2">
            <text:p>04:25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9H4M25.664S" table:style-name="ce2">
            <text:p>04:25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9H4M25.635S" table:style-name="ce2">
            <text:p>04:25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login.d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9H4M25.700S" table:style-name="ce2">
            <text:p>04:25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9H4M25.721S" table:style-name="ce2">
            <text:p>04:25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9H4M25.677S" table:style-name="ce2">
            <text:p>04:25.7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9H4M25.672S" table:style-name="ce2">
            <text:p>04:25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login.do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9H4M25.737S" table:style-name="ce2">
            <text:p>04:25.7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9H4M25.758S" table:style-name="ce2">
            <text:p>04:25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9H4M25.774S" table:style-name="ce2">
            <text:p>04:25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9H4M25.794S" table:style-name="ce2">
            <text:p>04:25.8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9H4M25.810S" table:style-name="ce2">
            <text:p>04:25.8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9H4M25.707S" table:style-name="ce2">
            <text:p>04:25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login.do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9H4M25.742S" table:style-name="ce2">
            <text:p>04:25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9H4M25.832S" table:style-name="ce2">
            <text:p>04:25.8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9H4M25.739S" table:style-name="ce2">
            <text:p>04:25.7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9H4M25.846S" table:style-name="ce2">
            <text:p>04:25.8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9H4M25.858S" table:style-name="ce2">
            <text:p>04:25.9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9H4M25.872S" table:style-name="ce2">
            <text:p>04:25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9H4M25.881S" table:style-name="ce2">
            <text:p>04:25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9H4M25.896S" table:style-name="ce2">
            <text:p>04:25.9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9H4M25.910S" table:style-name="ce2">
            <text:p>04:25.9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9H4M25.917S" table:style-name="ce2">
            <text:p>04:25.9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9H4M25.933S" table:style-name="ce2">
            <text:p>04:25.9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9H4M25.948S" table:style-name="ce2">
            <text:p>04:25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9H4M25.953S" table:style-name="ce2">
            <text:p>04:26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9H4M25.728S" table:style-name="ce2">
            <text:p>04:25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login.do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9H4M25.970S" table:style-name="ce2">
            <text:p>04:26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9H4M25.988S" table:style-name="ce2">
            <text:p>04:26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9H4M25.986S" table:style-name="ce2">
            <text:p>04:26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9H4M25.744S" table:style-name="ce2">
            <text:p>04:25.7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login.do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9H4M26.006S" table:style-name="ce2">
            <text:p>04:26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9H4M26.023S" table:style-name="ce2">
            <text:p>04:26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9H4M26.024S" table:style-name="ce2">
            <text:p>04:26.0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9H4M26.044S" table:style-name="ce2">
            <text:p>04:26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9H4M26.060S" table:style-name="ce2">
            <text:p>04:26.1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9H4M26.063S" table:style-name="ce2">
            <text:p>04:26.1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9H4M26.081S" table:style-name="ce2">
            <text:p>04:26.1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9H4M26.095S" table:style-name="ce2">
            <text:p>04:26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9H4M26.101S" table:style-name="ce2">
            <text:p>04:26.1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9H4M26.119S" table:style-name="ce2">
            <text:p>04:26.1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9H4M26.130S" table:style-name="ce2">
            <text:p>04:26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9H4M26.139S" table:style-name="ce2">
            <text:p>04:26.1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9H4M25.802S" table:style-name="ce2">
            <text:p>04:25.8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login.do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9H4M26.155S" table:style-name="ce2">
            <text:p>04:26.2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9H4M26.166S" table:style-name="ce2">
            <text:p>04:26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9H4M26.177S" table:style-name="ce2">
            <text:p>04:26.2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9H4M26.193S" table:style-name="ce2">
            <text:p>04:26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9H4M26.203S" table:style-name="ce2">
            <text:p>04:26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9H4M26.214S" table:style-name="ce2">
            <text:p>04:26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9H4M26.229S" table:style-name="ce2">
            <text:p>04:26.2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9H4M26.238S" table:style-name="ce2">
            <text:p>04:26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9H4M26.252S" table:style-name="ce2">
            <text:p>04:26.3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9H4M26.264S" table:style-name="ce2">
            <text:p>04:26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9H4M26.275S" table:style-name="ce2">
            <text:p>04:26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9H4M26.287S" table:style-name="ce2">
            <text:p>04:26.3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9H4M26.301S" table:style-name="ce2">
            <text:p>04:26.3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9H4M26.311S" table:style-name="ce2">
            <text:p>04:26.3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9H4M26.326S" table:style-name="ce2">
            <text:p>04:26.3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9H4M26.337S" table:style-name="ce2">
            <text:p>04:26.3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9H4M26.348S" table:style-name="ce2">
            <text:p>04:26.3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9H4M26.363S" table:style-name="ce2">
            <text:p>04:26.4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9H4M26.373S" table:style-name="ce2">
            <text:p>04:26.4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9H4M26.384S" table:style-name="ce2">
            <text:p>04:26.4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9H4M26.401S" table:style-name="ce2">
            <text:p>04:26.4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9H4M25.782S" table:style-name="ce2">
            <text:p>04:25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login.do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9H4M26.408S" table:style-name="ce2">
            <text:p>04:26.4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9H4M26.420S" table:style-name="ce2">
            <text:p>04:26.4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9H4M26.439S" table:style-name="ce2">
            <text:p>04:26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9H4M26.446S" table:style-name="ce2">
            <text:p>04:26.4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9H4M26.455S" table:style-name="ce2">
            <text:p>04:26.5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9H4M26.478S" table:style-name="ce2">
            <text:p>04:26.5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9H4M26.481S" table:style-name="ce2">
            <text:p>04:26.5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9H4M26.494S" table:style-name="ce2">
            <text:p>04:26.5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9H4M26.515S" table:style-name="ce2">
            <text:p>04:26.5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9H4M26.519S" table:style-name="ce2">
            <text:p>04:26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9H4M25.997S" table:style-name="ce2">
            <text:p>04:26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login.do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9H4M26.531S" table:style-name="ce2">
            <text:p>04:26.5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9H4M25.977S" table:style-name="ce2">
            <text:p>04:26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login.do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9H4M26.710S" table:style-name="ce2">
            <text:p>04:26.7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9H4M25.765S" table:style-name="ce2">
            <text:p>04:25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login.do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9H4M26.711S" table:style-name="ce2">
            <text:p>04:26.7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9H4M25.996S" table:style-name="ce2">
            <text:p>04:26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login.do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9H4M26.711S" table:style-name="ce2">
            <text:p>04:26.7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9H4M26.712S" table:style-name="ce2">
            <text:p>04:26.7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9H4M26.713S" table:style-name="ce2">
            <text:p>04:26.7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9H4M26.712S" table:style-name="ce2">
            <text:p>04:26.7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9H4M26.713S" table:style-name="ce2">
            <text:p>04:26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9H4M26.712S" table:style-name="ce2">
            <text:p>04:26.7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9H4M26.714S" table:style-name="ce2">
            <text:p>04:26.7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9H4M26.711S" table:style-name="ce2">
            <text:p>04:26.7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login.htm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9H4M26.712S" table:style-name="ce2">
            <text:p>04:26.7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login.htm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9H4M26.714S" table:style-name="ce2">
            <text:p>04:26.7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login.htm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9H4M26.710S" table:style-name="ce2">
            <text:p>04:26.7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login.html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9H4M26.738S" table:style-name="ce2">
            <text:p>04:26.7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9H4M26.741S" table:style-name="ce2">
            <text:p>04:26.7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9H4M26.710S" table:style-name="ce2">
            <text:p>04:26.7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login.html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9H4M26.775S" table:style-name="ce2">
            <text:p>04:26.8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9H4M26.779S" table:style-name="ce2">
            <text:p>04:26.8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9H4M26.810S" table:style-name="ce2">
            <text:p>04:26.8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9H4M25.962S" table:style-name="ce2">
            <text:p>04:26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login.do</text:p>
          </table:table-cell>
          <table:table-cell office:value-type="float" office:value="854" table:style-name="ce1">
            <text:p>854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9H4M26.817S" table:style-name="ce2">
            <text:p>04:26.8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9H4M26.847S" table:style-name="ce2">
            <text:p>04:26.8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9H4M26.885S" table:style-name="ce2">
            <text:p>04:26.9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9H4M26.923S" table:style-name="ce2">
            <text:p>04:26.9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9H4M25.965S" table:style-name="ce2">
            <text:p>04:26.0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9H4M25.955S" table:style-name="ce2">
            <text:p>04:26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login.do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9H4M25.941S" table:style-name="ce2">
            <text:p>04:25.9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login.do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9H4M25.923S" table:style-name="ce2">
            <text:p>04:25.9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login.do</text:p>
          </table:table-cell>
          <table:table-cell office:value-type="float" office:value="1217" table:style-name="ce1">
            <text:p>1217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9H4M25.914S" table:style-name="ce2">
            <text:p>04:25.9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login.do</text:p>
          </table:table-cell>
          <table:table-cell office:value-type="float" office:value="1393" table:style-name="ce1">
            <text:p>1393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9H4M25.901S" table:style-name="ce2">
            <text:p>04:25.9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login.do</text:p>
          </table:table-cell>
          <table:table-cell office:value-type="float" office:value="1413" table:style-name="ce1">
            <text:p>1413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9H4M25.886S" table:style-name="ce2">
            <text:p>04:25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login.do</text:p>
          </table:table-cell>
          <table:table-cell office:value-type="float" office:value="1691" table:style-name="ce1">
            <text:p>1691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9H4M25.863S" table:style-name="ce2">
            <text:p>04:25.9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login.do</text:p>
          </table:table-cell>
          <table:table-cell office:value-type="float" office:value="1727" table:style-name="ce1">
            <text:p>1727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9H4M25.876S" table:style-name="ce2">
            <text:p>04:25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login.do</text:p>
          </table:table-cell>
          <table:table-cell office:value-type="float" office:value="1847" table:style-name="ce1">
            <text:p>1847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9H4M25.830S" table:style-name="ce2">
            <text:p>04:25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2156" table:style-name="ce1">
            <text:p>2156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9H4M25.852S" table:style-name="ce2">
            <text:p>04:25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login.do</text:p>
          </table:table-cell>
          <table:table-cell office:value-type="float" office:value="2170" table:style-name="ce1">
            <text:p>217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9H4M27.589S" table:style-name="ce2">
            <text:p>04:27.6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9H4M27.739S" table:style-name="ce2">
            <text:p>04:27.7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9H4M27.591S" table:style-name="ce2">
            <text:p>04:27.6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9H4M25.823S" table:style-name="ce2">
            <text:p>04:25.8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login.do</text:p>
          </table:table-cell>
          <table:table-cell office:value-type="float" office:value="2353" table:style-name="ce1">
            <text:p>2353</text:p>
          </table:table-cell>
          <table:table-cell office:value-type="string" table:style-name="ce1">
            <text:p>Success</text:p>
          </table:table-cell>
          <table:table-cell office:value-type="float" office:value="25033" table:style-name="ce1">
            <text:p>25033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9H4M27.314S" table:style-name="ce2">
            <text:p>04:27.3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</text:p>
          </table:table-cell>
          <table:table-cell office:value-type="float" office:value="876" table:style-name="ce1">
            <text:p>87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9H4M27.141S" table:style-name="ce2">
            <text:p>04:27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062" table:style-name="ce1">
            <text:p>106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9H4M27.114S" table:style-name="ce2">
            <text:p>04:27.1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9H4M27.112S" table:style-name="ce2">
            <text:p>04:27.1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9H4M25.836S" table:style-name="ce2">
            <text:p>04:25.8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home</text:p>
          </table:table-cell>
          <table:table-cell office:value-type="float" office:value="2394" table:style-name="ce1">
            <text:p>2394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9H4M26.937S" table:style-name="ce2">
            <text:p>04:26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home</text:p>
          </table:table-cell>
          <table:table-cell office:value-type="float" office:value="1479" table:style-name="ce1">
            <text:p>1479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9H4M25.838S" table:style-name="ce2">
            <text:p>04:25.8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login.do</text:p>
          </table:table-cell>
          <table:table-cell office:value-type="float" office:value="2598" table:style-name="ce1">
            <text:p>259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9H4M27.316S" table:style-name="ce2">
            <text:p>04:27.3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</text:p>
          </table:table-cell>
          <table:table-cell office:value-type="float" office:value="1204" table:style-name="ce1">
            <text:p>120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9H4M26.930S" table:style-name="ce2">
            <text:p>04:26.9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login.do</text:p>
          </table:table-cell>
          <table:table-cell office:value-type="float" office:value="1608" table:style-name="ce1">
            <text:p>160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9H4M26.892S" table:style-name="ce2">
            <text:p>04:26.9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login.do</text:p>
          </table:table-cell>
          <table:table-cell office:value-type="float" office:value="1649" table:style-name="ce1">
            <text:p>1649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9H4M26.853S" table:style-name="ce2">
            <text:p>04:26.9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login.do</text:p>
          </table:table-cell>
          <table:table-cell office:value-type="float" office:value="1689" table:style-name="ce1">
            <text:p>1689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9H4M26.821S" table:style-name="ce2">
            <text:p>04:26.8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login.do</text:p>
          </table:table-cell>
          <table:table-cell office:value-type="float" office:value="1728" table:style-name="ce1">
            <text:p>172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9H4M26.818S" table:style-name="ce2">
            <text:p>04:26.8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736" table:style-name="ce1">
            <text:p>173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9H4M26.816S" table:style-name="ce2">
            <text:p>04:26.8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login.do</text:p>
          </table:table-cell>
          <table:table-cell office:value-type="float" office:value="1867" table:style-name="ce1">
            <text:p>1867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9H4M26.765S" table:style-name="ce2">
            <text:p>04:26.8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login.do</text:p>
          </table:table-cell>
          <table:table-cell office:value-type="float" office:value="2056" table:style-name="ce1">
            <text:p>2056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9H4M26.782S" table:style-name="ce2">
            <text:p>04:26.8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login.do</text:p>
          </table:table-cell>
          <table:table-cell office:value-type="float" office:value="2057" table:style-name="ce1">
            <text:p>2057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9H4M26.780S" table:style-name="ce2">
            <text:p>04:26.8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login.do</text:p>
          </table:table-cell>
          <table:table-cell office:value-type="float" office:value="2060" table:style-name="ce1">
            <text:p>206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9H4M26.751S" table:style-name="ce2">
            <text:p>04:26.8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login.do</text:p>
          </table:table-cell>
          <table:table-cell office:value-type="float" office:value="2233" table:style-name="ce1">
            <text:p>2233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9H4M26.758S" table:style-name="ce2">
            <text:p>04:26.8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login.do</text:p>
          </table:table-cell>
          <table:table-cell office:value-type="float" office:value="2248" table:style-name="ce1">
            <text:p>224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9H4M26.724S" table:style-name="ce2">
            <text:p>04:26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login.do</text:p>
          </table:table-cell>
          <table:table-cell office:value-type="float" office:value="2289" table:style-name="ce1">
            <text:p>2289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9H4M26.745S" table:style-name="ce2">
            <text:p>04:26.7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login.do</text:p>
          </table:table-cell>
          <table:table-cell office:value-type="float" office:value="2268" table:style-name="ce1">
            <text:p>226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9H4M26.736S" table:style-name="ce2">
            <text:p>04:26.7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login.do</text:p>
          </table:table-cell>
          <table:table-cell office:value-type="float" office:value="2408" table:style-name="ce1">
            <text:p>240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9H4M26.716S" table:style-name="ce2">
            <text:p>04:26.7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login.do</text:p>
          </table:table-cell>
          <table:table-cell office:value-type="float" office:value="2570" table:style-name="ce1">
            <text:p>257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9H4M26.737S" table:style-name="ce2">
            <text:p>04:26.7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login.do</text:p>
          </table:table-cell>
          <table:table-cell office:value-type="float" office:value="2659" table:style-name="ce1">
            <text:p>2659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9H4M26.733S" table:style-name="ce2">
            <text:p>04:26.7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login.do</text:p>
          </table:table-cell>
          <table:table-cell office:value-type="float" office:value="2684" table:style-name="ce1">
            <text:p>2684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9H4M26.719S" table:style-name="ce2">
            <text:p>04:26.7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login.do</text:p>
          </table:table-cell>
          <table:table-cell office:value-type="float" office:value="2700" table:style-name="ce1">
            <text:p>270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9H4M26.720S" table:style-name="ce2">
            <text:p>04:26.7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login.do</text:p>
          </table:table-cell>
          <table:table-cell office:value-type="float" office:value="2706" table:style-name="ce1">
            <text:p>2706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9H4M26.715S" table:style-name="ce2">
            <text:p>04:26.7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login.do</text:p>
          </table:table-cell>
          <table:table-cell office:value-type="float" office:value="2857" table:style-name="ce1">
            <text:p>2857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9H4M26.726S" table:style-name="ce2">
            <text:p>04:26.7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login.do</text:p>
          </table:table-cell>
          <table:table-cell office:value-type="float" office:value="2850" table:style-name="ce1">
            <text:p>285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9H4M26.716S" table:style-name="ce2">
            <text:p>04:26.7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</text:p>
          </table:table-cell>
          <table:table-cell office:value-type="float" office:value="2864" table:style-name="ce1">
            <text:p>2864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9H4M26.717S" table:style-name="ce2">
            <text:p>04:26.7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2874" table:style-name="ce1">
            <text:p>287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9H4M26.724S" table:style-name="ce2">
            <text:p>04:26.7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login.do</text:p>
          </table:table-cell>
          <table:table-cell office:value-type="float" office:value="2882" table:style-name="ce1">
            <text:p>2882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9H4M26.721S" table:style-name="ce2">
            <text:p>04:26.7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login.do</text:p>
          </table:table-cell>
          <table:table-cell office:value-type="float" office:value="2891" table:style-name="ce1">
            <text:p>2891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9H4M26.714S" table:style-name="ce2">
            <text:p>04:26.7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</text:p>
          </table:table-cell>
          <table:table-cell office:value-type="float" office:value="2902" table:style-name="ce1">
            <text:p>290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9H4M26.713S" table:style-name="ce2">
            <text:p>04:26.7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login.do</text:p>
          </table:table-cell>
          <table:table-cell office:value-type="float" office:value="2912" table:style-name="ce1">
            <text:p>2912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9H4M26.527S" table:style-name="ce2">
            <text:p>04:26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login.do</text:p>
          </table:table-cell>
          <table:table-cell office:value-type="float" office:value="3114" table:style-name="ce1">
            <text:p>3114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9H4M26.722S" table:style-name="ce2">
            <text:p>04:26.7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login.do</text:p>
          </table:table-cell>
          <table:table-cell office:value-type="float" office:value="3067" table:style-name="ce1">
            <text:p>3067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9H4M26.523S" table:style-name="ce2">
            <text:p>04:26.5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login.do</text:p>
          </table:table-cell>
          <table:table-cell office:value-type="float" office:value="3398" table:style-name="ce1">
            <text:p>339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9H4M26.527S" table:style-name="ce2">
            <text:p>04:26.5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</text:p>
          </table:table-cell>
          <table:table-cell office:value-type="float" office:value="3401" table:style-name="ce1">
            <text:p>340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9H4M26.503S" table:style-name="ce2">
            <text:p>04:26.5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login.do</text:p>
          </table:table-cell>
          <table:table-cell office:value-type="float" office:value="3437" table:style-name="ce1">
            <text:p>3437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9H4M26.486S" table:style-name="ce2">
            <text:p>04:26.5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login.do</text:p>
          </table:table-cell>
          <table:table-cell office:value-type="float" office:value="3561" table:style-name="ce1">
            <text:p>3561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9H4M26.460S" table:style-name="ce2">
            <text:p>04:26.5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login.do</text:p>
          </table:table-cell>
          <table:table-cell office:value-type="float" office:value="3722" table:style-name="ce1">
            <text:p>3722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9H4M26.482S" table:style-name="ce2">
            <text:p>04:26.5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login.do</text:p>
          </table:table-cell>
          <table:table-cell office:value-type="float" office:value="3706" table:style-name="ce1">
            <text:p>3706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9H4M26.451S" table:style-name="ce2">
            <text:p>04:26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login.do</text:p>
          </table:table-cell>
          <table:table-cell office:value-type="float" office:value="3746" table:style-name="ce1">
            <text:p>3746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9H4M26.425S" table:style-name="ce2">
            <text:p>04:26.4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login.do</text:p>
          </table:table-cell>
          <table:table-cell office:value-type="float" office:value="3793" table:style-name="ce1">
            <text:p>3793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9H4M26.444S" table:style-name="ce2">
            <text:p>04:26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login.do</text:p>
          </table:table-cell>
          <table:table-cell office:value-type="float" office:value="3775" table:style-name="ce1">
            <text:p>3775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9H4M26.415S" table:style-name="ce2">
            <text:p>04:26.4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login.do</text:p>
          </table:table-cell>
          <table:table-cell office:value-type="float" office:value="3938" table:style-name="ce1">
            <text:p>393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9H4M26.413S" table:style-name="ce2">
            <text:p>04:26.4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3944" table:style-name="ce1">
            <text:p>3944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9H4M26.392S" table:style-name="ce2">
            <text:p>04:26.4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login.do</text:p>
          </table:table-cell>
          <table:table-cell office:value-type="float" office:value="3976" table:style-name="ce1">
            <text:p>3976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9H4M26.407S" table:style-name="ce2">
            <text:p>04:26.4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login.do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9H4M26.380S" table:style-name="ce2">
            <text:p>04:26.4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login.do</text:p>
          </table:table-cell>
          <table:table-cell office:value-type="float" office:value="4109" table:style-name="ce1">
            <text:p>4109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9H4M26.352S" table:style-name="ce2">
            <text:p>04:26.4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login.do</text:p>
          </table:table-cell>
          <table:table-cell office:value-type="float" office:value="4283" table:style-name="ce1">
            <text:p>4283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9H4M26.342S" table:style-name="ce2">
            <text:p>04:26.3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login.do</text:p>
          </table:table-cell>
          <table:table-cell office:value-type="float" office:value="4302" table:style-name="ce1">
            <text:p>4302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9H4M26.368S" table:style-name="ce2">
            <text:p>04:26.4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login.do</text:p>
          </table:table-cell>
          <table:table-cell office:value-type="float" office:value="4279" table:style-name="ce1">
            <text:p>4279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9H4M26.330S" table:style-name="ce2">
            <text:p>04:26.3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login.do</text:p>
          </table:table-cell>
          <table:table-cell office:value-type="float" office:value="4453" table:style-name="ce1">
            <text:p>4453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9H4M26.317S" table:style-name="ce2">
            <text:p>04:26.3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login.do</text:p>
          </table:table-cell>
          <table:table-cell office:value-type="float" office:value="4598" table:style-name="ce1">
            <text:p>459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9H4M26.307S" table:style-name="ce2">
            <text:p>04:26.3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login.do</text:p>
          </table:table-cell>
          <table:table-cell office:value-type="float" office:value="4610" table:style-name="ce1">
            <text:p>461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9H4M26.292S" table:style-name="ce2">
            <text:p>04:26.3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login.do</text:p>
          </table:table-cell>
          <table:table-cell office:value-type="float" office:value="4631" table:style-name="ce1">
            <text:p>4631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9H4M26.281S" table:style-name="ce2">
            <text:p>04:26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login.do</text:p>
          </table:table-cell>
          <table:table-cell office:value-type="float" office:value="4661" table:style-name="ce1">
            <text:p>4661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9H4M26.274S" table:style-name="ce2">
            <text:p>04:26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login.do</text:p>
          </table:table-cell>
          <table:table-cell office:value-type="float" office:value="4680" table:style-name="ce1">
            <text:p>468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9H4M30.918S" table:style-name="ce2">
            <text:p>04:30.9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9H4M26.243S" table:style-name="ce2">
            <text:p>04:26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login.do</text:p>
          </table:table-cell>
          <table:table-cell office:value-type="float" office:value="4909" table:style-name="ce1">
            <text:p>4909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9H4M26.259S" table:style-name="ce2">
            <text:p>04:26.3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login.do</text:p>
          </table:table-cell>
          <table:table-cell office:value-type="float" office:value="4894" table:style-name="ce1">
            <text:p>4894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9H4M26.208S" table:style-name="ce2">
            <text:p>04:26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login.do</text:p>
          </table:table-cell>
          <table:table-cell office:value-type="float" office:value="5103" table:style-name="ce1">
            <text:p>5103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9H4M26.219S" table:style-name="ce2">
            <text:p>04:26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login.do</text:p>
          </table:table-cell>
          <table:table-cell office:value-type="float" office:value="5093" table:style-name="ce1">
            <text:p>5093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9H4M26.234S" table:style-name="ce2">
            <text:p>04:26.2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login.do</text:p>
          </table:table-cell>
          <table:table-cell office:value-type="float" office:value="5080" table:style-name="ce1">
            <text:p>508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9H4M26.198S" table:style-name="ce2">
            <text:p>04:26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login.do</text:p>
          </table:table-cell>
          <table:table-cell office:value-type="float" office:value="5128" table:style-name="ce1">
            <text:p>512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9H4M26.182S" table:style-name="ce2">
            <text:p>04:26.2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login.do</text:p>
          </table:table-cell>
          <table:table-cell office:value-type="float" office:value="5159" table:style-name="ce1">
            <text:p>5159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9H4M26.171S" table:style-name="ce2">
            <text:p>04:26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login.do</text:p>
          </table:table-cell>
          <table:table-cell office:value-type="float" office:value="5175" table:style-name="ce1">
            <text:p>5175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9H4M26.161S" table:style-name="ce2">
            <text:p>04:26.2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login.do</text:p>
          </table:table-cell>
          <table:table-cell office:value-type="float" office:value="5197" table:style-name="ce1">
            <text:p>5197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9H4M26.150S" table:style-name="ce2">
            <text:p>04:26.2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</text:p>
          </table:table-cell>
          <table:table-cell office:value-type="float" office:value="5222" table:style-name="ce1">
            <text:p>5222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9H4M26.139S" table:style-name="ce2">
            <text:p>04:26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login.do</text:p>
          </table:table-cell>
          <table:table-cell office:value-type="float" office:value="5238" table:style-name="ce1">
            <text:p>523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9H4M26.145S" table:style-name="ce2">
            <text:p>04:26.1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login.do</text:p>
          </table:table-cell>
          <table:table-cell office:value-type="float" office:value="5233" table:style-name="ce1">
            <text:p>5233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9H4M26.126S" table:style-name="ce2">
            <text:p>04:26.1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login.do</text:p>
          </table:table-cell>
          <table:table-cell office:value-type="float" office:value="5268" table:style-name="ce1">
            <text:p>526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9H4M26.111S" table:style-name="ce2">
            <text:p>04:26.1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login.do</text:p>
          </table:table-cell>
          <table:table-cell office:value-type="float" office:value="5306" table:style-name="ce1">
            <text:p>5306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9H4M26.100S" table:style-name="ce2">
            <text:p>04:26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login.do</text:p>
          </table:table-cell>
          <table:table-cell office:value-type="float" office:value="5327" table:style-name="ce1">
            <text:p>5327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9H4M26.086S" table:style-name="ce2">
            <text:p>04:26.1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login.do</text:p>
          </table:table-cell>
          <table:table-cell office:value-type="float" office:value="5344" table:style-name="ce1">
            <text:p>5344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9H4M26.067S" table:style-name="ce2">
            <text:p>04:26.1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login.do</text:p>
          </table:table-cell>
          <table:table-cell office:value-type="float" office:value="5479" table:style-name="ce1">
            <text:p>5479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9H4M26.066S" table:style-name="ce2">
            <text:p>04:26.1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login.do</text:p>
          </table:table-cell>
          <table:table-cell office:value-type="float" office:value="5508" table:style-name="ce1">
            <text:p>550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9H4M26.030S" table:style-name="ce2">
            <text:p>04:26.0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login.do</text:p>
          </table:table-cell>
          <table:table-cell office:value-type="float" office:value="5555" table:style-name="ce1">
            <text:p>5555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9H4M26.028S" table:style-name="ce2">
            <text:p>04:26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login.do</text:p>
          </table:table-cell>
          <table:table-cell office:value-type="float" office:value="5558" table:style-name="ce1">
            <text:p>5558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9H4M26.050S" table:style-name="ce2">
            <text:p>04:26.1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login.do</text:p>
          </table:table-cell>
          <table:table-cell office:value-type="float" office:value="5560" table:style-name="ce1">
            <text:p>5560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9H4M30.185S" table:style-name="ce2">
            <text:p>04:30.2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566" table:style-name="ce1">
            <text:p>156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9H4M28.689S" table:style-name="ce2">
            <text:p>04:28.7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</text:p>
          </table:table-cell>
          <table:table-cell office:value-type="float" office:value="3077" table:style-name="ce1">
            <text:p>307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9H4M28.841S" table:style-name="ce2">
            <text:p>04:28.8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</text:p>
          </table:table-cell>
          <table:table-cell office:value-type="float" office:value="2936" table:style-name="ce1">
            <text:p>293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9H4M29.399S" table:style-name="ce2">
            <text:p>04:29.4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2409" table:style-name="ce1">
            <text:p>240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9H4M26.009S" table:style-name="ce2">
            <text:p>04:26.0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5817" table:style-name="ce1">
            <text:p>5817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9H4M29.642S" table:style-name="ce2">
            <text:p>04:29.6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</text:p>
          </table:table-cell>
          <table:table-cell office:value-type="float" office:value="2203" table:style-name="ce1">
            <text:p>220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9H4M29.923S" table:style-name="ce2">
            <text:p>04:29.9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9H4M31.548S" table:style-name="ce2">
            <text:p>04:31.5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9H4M30.220S" table:style-name="ce2">
            <text:p>04:30.2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654" table:style-name="ce1">
            <text:p>165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9H4M30.200S" table:style-name="ce2">
            <text:p>04:30.2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</text:p>
          </table:table-cell>
          <table:table-cell office:value-type="float" office:value="1676" table:style-name="ce1">
            <text:p>167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9H4M30.359S" table:style-name="ce2">
            <text:p>04:30.4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home</text:p>
          </table:table-cell>
          <table:table-cell office:value-type="float" office:value="1537" table:style-name="ce1">
            <text:p>1537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9H4M30.639S" table:style-name="ce2">
            <text:p>04:30.6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262" table:style-name="ce1">
            <text:p>126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9H4M30.925S" table:style-name="ce2">
            <text:p>04:30.9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</text:p>
          </table:table-cell>
          <table:table-cell office:value-type="float" office:value="989" table:style-name="ce1">
            <text:p>98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9H4M26.012S" table:style-name="ce2">
            <text:p>04:26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login.do</text:p>
          </table:table-cell>
          <table:table-cell office:value-type="float" office:value="5913" table:style-name="ce1">
            <text:p>5913</text:p>
          </table:table-cell>
          <table:table-cell office:value-type="string" table:style-name="ce1">
            <text:p>Success</text:p>
          </table:table-cell>
          <table:table-cell office:value-type="float" office:value="25032" table:style-name="ce1">
            <text:p>25032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9H4M31.154S" table:style-name="ce2">
            <text:p>04:31.2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9H4M31.316S" table:style-name="ce2">
            <text:p>04:31.3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9H4M31.328S" table:style-name="ce2">
            <text:p>04:31.3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9H4M31.396S" table:style-name="ce2">
            <text:p>04:31.4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9H4M31.429S" table:style-name="ce2">
            <text:p>04:31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9H4M31.418S" table:style-name="ce2">
            <text:p>04:31.4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9H4M31.431S" table:style-name="ce2">
            <text:p>04:31.4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9H4M31.379S" table:style-name="ce2">
            <text:p>04:31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9H4M31.373S" table:style-name="ce2">
            <text:p>04:31.4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home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9H4M31.379S" table:style-name="ce2">
            <text:p>04:31.4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9H4M31.360S" table:style-name="ce2">
            <text:p>04:31.4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</text:p>
          </table:table-cell>
          <table:table-cell office:value-type="float" office:value="685" table:style-name="ce1">
            <text:p>68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9H4M31.343S" table:style-name="ce2">
            <text:p>04:31.3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9H4M31.348S" table:style-name="ce2">
            <text:p>04:31.3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9H4M31.313S" table:style-name="ce2">
            <text:p>04:31.3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916" table:style-name="ce1">
            <text:p>91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9H4M31.314S" table:style-name="ce2">
            <text:p>04:31.3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</text:p>
          </table:table-cell>
          <table:table-cell office:value-type="float" office:value="920" table:style-name="ce1">
            <text:p>92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9H4M31.153S" table:style-name="ce2">
            <text:p>04:31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9H4M30.956S" table:style-name="ce2">
            <text:p>04:31.0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</text:p>
          </table:table-cell>
          <table:table-cell office:value-type="float" office:value="1304" table:style-name="ce1">
            <text:p>130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9H4M31.149S" table:style-name="ce2">
            <text:p>04:31.1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home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9H4M30.944S" table:style-name="ce2">
            <text:p>04:30.9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325" table:style-name="ce1">
            <text:p>132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9H4M30.786S" table:style-name="ce2">
            <text:p>04:30.8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</text:p>
          </table:table-cell>
          <table:table-cell office:value-type="float" office:value="1503" table:style-name="ce1">
            <text:p>150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9H4M30.918S" table:style-name="ce2">
            <text:p>04:30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371" table:style-name="ce1">
            <text:p>137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9H4M30.649S" table:style-name="ce2">
            <text:p>04:30.6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9H4M30.647S" table:style-name="ce2">
            <text:p>04:30.6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</text:p>
          </table:table-cell>
          <table:table-cell office:value-type="float" office:value="1685" table:style-name="ce1">
            <text:p>168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9H4M30.489S" table:style-name="ce2">
            <text:p>04:30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</text:p>
          </table:table-cell>
          <table:table-cell office:value-type="float" office:value="1849" table:style-name="ce1">
            <text:p>184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9H4M30.492S" table:style-name="ce2">
            <text:p>04:30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</text:p>
          </table:table-cell>
          <table:table-cell office:value-type="float" office:value="1847" table:style-name="ce1">
            <text:p>184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9H4M30.369S" table:style-name="ce2">
            <text:p>04:30.4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9H4M30.355S" table:style-name="ce2">
            <text:p>04:30.4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9H4M30.221S" table:style-name="ce2">
            <text:p>04:30.2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</text:p>
          </table:table-cell>
          <table:table-cell office:value-type="float" office:value="2150" table:style-name="ce1">
            <text:p>215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9H4M30.190S" table:style-name="ce2">
            <text:p>04:30.2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</text:p>
          </table:table-cell>
          <table:table-cell office:value-type="float" office:value="2188" table:style-name="ce1">
            <text:p>218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9H4M30.049S" table:style-name="ce2">
            <text:p>04:30.0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</text:p>
          </table:table-cell>
          <table:table-cell office:value-type="float" office:value="2329" table:style-name="ce1">
            <text:p>232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9H4M29.941S" table:style-name="ce2">
            <text:p>04:29.9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2443" table:style-name="ce1">
            <text:p>244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9H4M29.929S" table:style-name="ce2">
            <text:p>04:29.9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home</text:p>
          </table:table-cell>
          <table:table-cell office:value-type="float" office:value="2468" table:style-name="ce1">
            <text:p>246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9H4M29.791S" table:style-name="ce2">
            <text:p>04:29.8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2618" table:style-name="ce1">
            <text:p>261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9H4M29.626S" table:style-name="ce2">
            <text:p>04:29.6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2796" table:style-name="ce1">
            <text:p>279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9H4M29.613S" table:style-name="ce2">
            <text:p>04:29.6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</text:p>
          </table:table-cell>
          <table:table-cell office:value-type="float" office:value="2836" table:style-name="ce1">
            <text:p>283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9H4M29.617S" table:style-name="ce2">
            <text:p>04:29.6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home</text:p>
          </table:table-cell>
          <table:table-cell office:value-type="float" office:value="2870" table:style-name="ce1">
            <text:p>287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9H4M31.575S" table:style-name="ce2">
            <text:p>04:31.6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9H4M29.608S" table:style-name="ce2">
            <text:p>04:29.6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</text:p>
          </table:table-cell>
          <table:table-cell office:value-type="float" office:value="2905" table:style-name="ce1">
            <text:p>290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9H4M29.578S" table:style-name="ce2">
            <text:p>04:29.6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</text:p>
          </table:table-cell>
          <table:table-cell office:value-type="float" office:value="2949" table:style-name="ce1">
            <text:p>294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9H4M29.582S" table:style-name="ce2">
            <text:p>04:29.6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home</text:p>
          </table:table-cell>
          <table:table-cell office:value-type="float" office:value="2953" table:style-name="ce1">
            <text:p>2953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9H4M29.592S" table:style-name="ce2">
            <text:p>04:29.6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home</text:p>
          </table:table-cell>
          <table:table-cell office:value-type="float" office:value="2958" table:style-name="ce1">
            <text:p>295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9H4M29.575S" table:style-name="ce2">
            <text:p>04:29.6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</text:p>
          </table:table-cell>
          <table:table-cell office:value-type="float" office:value="2990" table:style-name="ce1">
            <text:p>299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9H4M29.422S" table:style-name="ce2">
            <text:p>04:29.4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</text:p>
          </table:table-cell>
          <table:table-cell office:value-type="float" office:value="3149" table:style-name="ce1">
            <text:p>314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9H4M29.428S" table:style-name="ce2">
            <text:p>04:29.4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</text:p>
          </table:table-cell>
          <table:table-cell office:value-type="float" office:value="3151" table:style-name="ce1">
            <text:p>315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9H4M29.419S" table:style-name="ce2">
            <text:p>04:29.4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</text:p>
          </table:table-cell>
          <table:table-cell office:value-type="float" office:value="3165" table:style-name="ce1">
            <text:p>316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9H4M29.288S" table:style-name="ce2">
            <text:p>04:29.3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</text:p>
          </table:table-cell>
          <table:table-cell office:value-type="float" office:value="3305" table:style-name="ce1">
            <text:p>330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9H4M29.014S" table:style-name="ce2">
            <text:p>04:29.0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</text:p>
          </table:table-cell>
          <table:table-cell office:value-type="float" office:value="3584" table:style-name="ce1">
            <text:p>358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9H4M29.163S" table:style-name="ce2">
            <text:p>04:29.2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3452" table:style-name="ce1">
            <text:p>345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9H4M29.014S" table:style-name="ce2">
            <text:p>04:29.0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</text:p>
          </table:table-cell>
          <table:table-cell office:value-type="float" office:value="3602" table:style-name="ce1">
            <text:p>360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9H4M29.014S" table:style-name="ce2">
            <text:p>04:29.0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</text:p>
          </table:table-cell>
          <table:table-cell office:value-type="float" office:value="3606" table:style-name="ce1">
            <text:p>360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9H4M28.841S" table:style-name="ce2">
            <text:p>04:28.8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</text:p>
          </table:table-cell>
          <table:table-cell office:value-type="float" office:value="3792" table:style-name="ce1">
            <text:p>379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9H4M29.005S" table:style-name="ce2">
            <text:p>04:29.0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</text:p>
          </table:table-cell>
          <table:table-cell office:value-type="float" office:value="3629" table:style-name="ce1">
            <text:p>362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9H4M28.839S" table:style-name="ce2">
            <text:p>04:28.8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3815" table:style-name="ce1">
            <text:p>381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9H4M28.550S" table:style-name="ce2">
            <text:p>04:28.6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</text:p>
          </table:table-cell>
          <table:table-cell office:value-type="float" office:value="4119" table:style-name="ce1">
            <text:p>411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9H4M28.555S" table:style-name="ce2">
            <text:p>04:28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home</text:p>
          </table:table-cell>
          <table:table-cell office:value-type="float" office:value="4116" table:style-name="ce1">
            <text:p>411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9H4M28.543S" table:style-name="ce2">
            <text:p>04:28.5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</text:p>
          </table:table-cell>
          <table:table-cell office:value-type="float" office:value="4139" table:style-name="ce1">
            <text:p>413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9H4M28.225S" table:style-name="ce2">
            <text:p>04:28.2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home</text:p>
          </table:table-cell>
          <table:table-cell office:value-type="float" office:value="4491" table:style-name="ce1">
            <text:p>449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9H4M28.543S" table:style-name="ce2">
            <text:p>04:28.5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</text:p>
          </table:table-cell>
          <table:table-cell office:value-type="float" office:value="4193" table:style-name="ce1">
            <text:p>419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9H4M28.191S" table:style-name="ce2">
            <text:p>04:28.2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home</text:p>
          </table:table-cell>
          <table:table-cell office:value-type="float" office:value="4608" table:style-name="ce1">
            <text:p>460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9H4M28.189S" table:style-name="ce2">
            <text:p>04:28.2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4629" table:style-name="ce1">
            <text:p>4629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9H4M28.214S" table:style-name="ce2">
            <text:p>04:28.2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home</text:p>
          </table:table-cell>
          <table:table-cell office:value-type="float" office:value="4641" table:style-name="ce1">
            <text:p>464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9H4M28.205S" table:style-name="ce2">
            <text:p>04:28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home</text:p>
          </table:table-cell>
          <table:table-cell office:value-type="float" office:value="4692" table:style-name="ce1">
            <text:p>469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9H4M28.541S" table:style-name="ce2">
            <text:p>04:28.5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</text:p>
          </table:table-cell>
          <table:table-cell office:value-type="float" office:value="4359" table:style-name="ce1">
            <text:p>435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9H4M28.073S" table:style-name="ce2">
            <text:p>04:28.1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home</text:p>
          </table:table-cell>
          <table:table-cell office:value-type="float" office:value="4830" table:style-name="ce1">
            <text:p>483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9H4M28.439S" table:style-name="ce2">
            <text:p>04:28.4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</text:p>
          </table:table-cell>
          <table:table-cell office:value-type="float" office:value="4467" table:style-name="ce1">
            <text:p>446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9H4M31.589S" table:style-name="ce2">
            <text:p>04:31.6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</text:p>
          </table:table-cell>
          <table:table-cell office:value-type="float" office:value="1327" table:style-name="ce1">
            <text:p>132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9H4M28.085S" table:style-name="ce2">
            <text:p>04:28.1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home</text:p>
          </table:table-cell>
          <table:table-cell office:value-type="float" office:value="4833" table:style-name="ce1">
            <text:p>483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9H4M28.024S" table:style-name="ce2">
            <text:p>04:28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4919" table:style-name="ce1">
            <text:p>491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9H4M28.048S" table:style-name="ce2">
            <text:p>04:28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home</text:p>
          </table:table-cell>
          <table:table-cell office:value-type="float" office:value="4896" table:style-name="ce1">
            <text:p>489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9H4M28.006S" table:style-name="ce2">
            <text:p>04:28.0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home</text:p>
          </table:table-cell>
          <table:table-cell office:value-type="float" office:value="4975" table:style-name="ce1">
            <text:p>4975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9H4M31.590S" table:style-name="ce2">
            <text:p>04:31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;jsessionid=lh1vm01a5fzp13wv1peqjmq0f</text:p>
          </table:table-cell>
          <table:table-cell office:value-type="float" office:value="1391" table:style-name="ce1">
            <text:p>139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9H4M31.612S" table:style-name="ce2">
            <text:p>04:31.6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</text:p>
          </table:table-cell>
          <table:table-cell office:value-type="float" office:value="1573" table:style-name="ce1">
            <text:p>157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9H4M28.539S" table:style-name="ce2">
            <text:p>04:28.5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home</text:p>
          </table:table-cell>
          <table:table-cell office:value-type="float" office:value="4656" table:style-name="ce1">
            <text:p>465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9H4M32.594S" table:style-name="ce2">
            <text:p>04:32.6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home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9H4M32.617S" table:style-name="ce2">
            <text:p>04:32.6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home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9H4M32.635S" table:style-name="ce2">
            <text:p>04:32.6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home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9H4M32.671S" table:style-name="ce2">
            <text:p>04:32.7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home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9H4M32.599S" table:style-name="ce2">
            <text:p>04:32.6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home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9H4M32.622S" table:style-name="ce2">
            <text:p>04:32.6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home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9H4M32.636S" table:style-name="ce2">
            <text:p>04:32.6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home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9H4M32.618S" table:style-name="ce2">
            <text:p>04:32.6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home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9H4M32.656S" table:style-name="ce2">
            <text:p>04:32.7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home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9H4M32.581S" table:style-name="ce2">
            <text:p>04:32.6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home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9H4M32.585S" table:style-name="ce2">
            <text:p>04:32.6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home</text:p>
          </table:table-cell>
          <table:table-cell office:value-type="float" office:value="746" table:style-name="ce1">
            <text:p>74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9H4M32.573S" table:style-name="ce2">
            <text:p>04:32.6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home</text:p>
          </table:table-cell>
          <table:table-cell office:value-type="float" office:value="871" table:style-name="ce1">
            <text:p>87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9H4M32.567S" table:style-name="ce2">
            <text:p>04:32.6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home</text:p>
          </table:table-cell>
          <table:table-cell office:value-type="float" office:value="895" table:style-name="ce1">
            <text:p>89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9H4M32.515S" table:style-name="ce2">
            <text:p>04:32.5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home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9H4M32.500S" table:style-name="ce2">
            <text:p>04:32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home</text:p>
          </table:table-cell>
          <table:table-cell office:value-type="float" office:value="1028" table:style-name="ce1">
            <text:p>102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9H4M32.529S" table:style-name="ce2">
            <text:p>04:32.5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home</text:p>
          </table:table-cell>
          <table:table-cell office:value-type="float" office:value="1011" table:style-name="ce1">
            <text:p>101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9H4M32.423S" table:style-name="ce2">
            <text:p>04:32.4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home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9H4M32.450S" table:style-name="ce2">
            <text:p>04:32.5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home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9H4M32.410S" table:style-name="ce2">
            <text:p>04:32.4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home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9H4M32.385S" table:style-name="ce2">
            <text:p>04:32.4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home</text:p>
          </table:table-cell>
          <table:table-cell office:value-type="float" office:value="1237" table:style-name="ce1">
            <text:p>123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9H4M32.380S" table:style-name="ce2">
            <text:p>04:32.4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home</text:p>
          </table:table-cell>
          <table:table-cell office:value-type="float" office:value="1259" table:style-name="ce1">
            <text:p>125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9H4M32.380S" table:style-name="ce2">
            <text:p>04:32.4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home</text:p>
          </table:table-cell>
          <table:table-cell office:value-type="float" office:value="1302" table:style-name="ce1">
            <text:p>130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9H4M32.341S" table:style-name="ce2">
            <text:p>04:32.3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home</text:p>
          </table:table-cell>
          <table:table-cell office:value-type="float" office:value="1383" table:style-name="ce1">
            <text:p>138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9H4M32.354S" table:style-name="ce2">
            <text:p>04:32.4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home</text:p>
          </table:table-cell>
          <table:table-cell office:value-type="float" office:value="1506" table:style-name="ce1">
            <text:p>150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9H4M32.373S" table:style-name="ce2">
            <text:p>04:32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home</text:p>
          </table:table-cell>
          <table:table-cell office:value-type="float" office:value="1627" table:style-name="ce1">
            <text:p>162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9H4M32.358S" table:style-name="ce2">
            <text:p>04:32.4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home</text:p>
          </table:table-cell>
          <table:table-cell office:value-type="float" office:value="1661" table:style-name="ce1">
            <text:p>166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9H4M32.340S" table:style-name="ce2">
            <text:p>04:32.3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home</text:p>
          </table:table-cell>
          <table:table-cell office:value-type="float" office:value="1704" table:style-name="ce1">
            <text:p>170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9H4M32.232S" table:style-name="ce2">
            <text:p>04:32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home</text:p>
          </table:table-cell>
          <table:table-cell office:value-type="float" office:value="1836" table:style-name="ce1">
            <text:p>183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9H4M32.239S" table:style-name="ce2">
            <text:p>04:32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home</text:p>
          </table:table-cell>
          <table:table-cell office:value-type="float" office:value="1846" table:style-name="ce1">
            <text:p>184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9H4M32.334S" table:style-name="ce2">
            <text:p>04:32.3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home</text:p>
          </table:table-cell>
          <table:table-cell office:value-type="float" office:value="1761" table:style-name="ce1">
            <text:p>176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9H4M32.291S" table:style-name="ce2">
            <text:p>04:32.3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home</text:p>
          </table:table-cell>
          <table:table-cell office:value-type="float" office:value="1821" table:style-name="ce1">
            <text:p>182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9H4M32.047S" table:style-name="ce2">
            <text:p>04:32.0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home</text:p>
          </table:table-cell>
          <table:table-cell office:value-type="float" office:value="2080" table:style-name="ce1">
            <text:p>208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9H4M32.066S" table:style-name="ce2">
            <text:p>04:32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home</text:p>
          </table:table-cell>
          <table:table-cell office:value-type="float" office:value="2072" table:style-name="ce1">
            <text:p>207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9H4M32.051S" table:style-name="ce2">
            <text:p>04:32.1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home</text:p>
          </table:table-cell>
          <table:table-cell office:value-type="float" office:value="2101" table:style-name="ce1">
            <text:p>210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9H4M32.291S" table:style-name="ce2">
            <text:p>04:32.3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home</text:p>
          </table:table-cell>
          <table:table-cell office:value-type="float" office:value="1872" table:style-name="ce1">
            <text:p>187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9H4M32.270S" table:style-name="ce2">
            <text:p>04:32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home</text:p>
          </table:table-cell>
          <table:table-cell office:value-type="float" office:value="1897" table:style-name="ce1">
            <text:p>189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9H4M32.316S" table:style-name="ce2">
            <text:p>04:32.3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home</text:p>
          </table:table-cell>
          <table:table-cell office:value-type="float" office:value="1852" table:style-name="ce1">
            <text:p>185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9H4M32.261S" table:style-name="ce2">
            <text:p>04:32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home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9H4M32.237S" table:style-name="ce2">
            <text:p>04:32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hom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9H4M32.027S" table:style-name="ce2">
            <text:p>04:32.0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home</text:p>
          </table:table-cell>
          <table:table-cell office:value-type="float" office:value="2170" table:style-name="ce1">
            <text:p>217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9H4M32.017S" table:style-name="ce2">
            <text:p>04:32.0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home</text:p>
          </table:table-cell>
          <table:table-cell office:value-type="float" office:value="2219" table:style-name="ce1">
            <text:p>221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9H4M31.996S" table:style-name="ce2">
            <text:p>04:32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home</text:p>
          </table:table-cell>
          <table:table-cell office:value-type="float" office:value="2251" table:style-name="ce1">
            <text:p>225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9H4M31.999S" table:style-name="ce2">
            <text:p>04:32.0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home</text:p>
          </table:table-cell>
          <table:table-cell office:value-type="float" office:value="2268" table:style-name="ce1">
            <text:p>226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9H4M31.975S" table:style-name="ce2">
            <text:p>04:32.0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home</text:p>
          </table:table-cell>
          <table:table-cell office:value-type="float" office:value="2319" table:style-name="ce1">
            <text:p>231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9H4M32.000S" table:style-name="ce2">
            <text:p>04:32.0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home</text:p>
          </table:table-cell>
          <table:table-cell office:value-type="float" office:value="2313" table:style-name="ce1">
            <text:p>231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9H4M31.963S" table:style-name="ce2">
            <text:p>04:32.0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home</text:p>
          </table:table-cell>
          <table:table-cell office:value-type="float" office:value="2368" table:style-name="ce1">
            <text:p>236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9H4M31.955S" table:style-name="ce2">
            <text:p>04:32.0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home</text:p>
          </table:table-cell>
          <table:table-cell office:value-type="float" office:value="2394" table:style-name="ce1">
            <text:p>239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9H4M31.940S" table:style-name="ce2">
            <text:p>04:31.9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home</text:p>
          </table:table-cell>
          <table:table-cell office:value-type="float" office:value="2439" table:style-name="ce1">
            <text:p>243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9H4M31.902S" table:style-name="ce2">
            <text:p>04:31.9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home</text:p>
          </table:table-cell>
          <table:table-cell office:value-type="float" office:value="2526" table:style-name="ce1">
            <text:p>252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9H4M31.926S" table:style-name="ce2">
            <text:p>04:31.9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</text:p>
          </table:table-cell>
          <table:table-cell office:value-type="float" office:value="2518" table:style-name="ce1">
            <text:p>251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9H4M31.916S" table:style-name="ce2">
            <text:p>04:31.9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home</text:p>
          </table:table-cell>
          <table:table-cell office:value-type="float" office:value="2560" table:style-name="ce1">
            <text:p>2560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9H4M31.875S" table:style-name="ce2">
            <text:p>04:31.9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home</text:p>
          </table:table-cell>
          <table:table-cell office:value-type="float" office:value="2626" table:style-name="ce1">
            <text:p>262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9H4M31.861S" table:style-name="ce2">
            <text:p>04:31.9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home</text:p>
          </table:table-cell>
          <table:table-cell office:value-type="float" office:value="2767" table:style-name="ce1">
            <text:p>2767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9H4M31.877S" table:style-name="ce2">
            <text:p>04:31.9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home</text:p>
          </table:table-cell>
          <table:table-cell office:value-type="float" office:value="2786" table:style-name="ce1">
            <text:p>2786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9H4M31.853S" table:style-name="ce2">
            <text:p>04:31.9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home</text:p>
          </table:table-cell>
          <table:table-cell office:value-type="float" office:value="2814" table:style-name="ce1">
            <text:p>281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9H4M31.827S" table:style-name="ce2">
            <text:p>04:31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home</text:p>
          </table:table-cell>
          <table:table-cell office:value-type="float" office:value="2855" table:style-name="ce1">
            <text:p>2855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9H4M31.846S" table:style-name="ce2">
            <text:p>04:31.8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home</text:p>
          </table:table-cell>
          <table:table-cell office:value-type="float" office:value="2839" table:style-name="ce1">
            <text:p>283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9H4M31.810S" table:style-name="ce2">
            <text:p>04:31.8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home</text:p>
          </table:table-cell>
          <table:table-cell office:value-type="float" office:value="2878" table:style-name="ce1">
            <text:p>287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9H4M31.779S" table:style-name="ce2">
            <text:p>04:31.8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home</text:p>
          </table:table-cell>
          <table:table-cell office:value-type="float" office:value="2932" table:style-name="ce1">
            <text:p>2932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9H4M31.754S" table:style-name="ce2">
            <text:p>04:31.8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home</text:p>
          </table:table-cell>
          <table:table-cell office:value-type="float" office:value="2981" table:style-name="ce1">
            <text:p>298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9H4M31.768S" table:style-name="ce2">
            <text:p>04:31.8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home</text:p>
          </table:table-cell>
          <table:table-cell office:value-type="float" office:value="2974" table:style-name="ce1">
            <text:p>297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9H4M34.447S" table:style-name="ce2">
            <text:p>04:34.4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home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9H4M32.683S" table:style-name="ce2">
            <text:p>04:32.7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home</text:p>
          </table:table-cell>
          <table:table-cell office:value-type="float" office:value="2248" table:style-name="ce1">
            <text:p>224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9H4M32.738S" table:style-name="ce2">
            <text:p>04:32.7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home</text:p>
          </table:table-cell>
          <table:table-cell office:value-type="float" office:value="2225" table:style-name="ce1">
            <text:p>2225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9H4M32.903S" table:style-name="ce2">
            <text:p>04:32.9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home</text:p>
          </table:table-cell>
          <table:table-cell office:value-type="float" office:value="2141" table:style-name="ce1">
            <text:p>2141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9H4M28.436S" table:style-name="ce2">
            <text:p>04:28.4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6618" table:style-name="ce1">
            <text:p>6618</text:p>
          </table:table-cell>
          <table:table-cell office:value-type="string" table:style-name="ce1">
            <text:p>Success</text:p>
          </table:table-cell>
          <table:table-cell office:value-type="float" office:value="220939" table:style-name="ce1">
            <text:p>220939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9H4M32.944S" table:style-name="ce2">
            <text:p>04:32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home</text:p>
          </table:table-cell>
          <table:table-cell office:value-type="float" office:value="2153" table:style-name="ce1">
            <text:p>215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9H4M32.909S" table:style-name="ce2">
            <text:p>04:32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home</text:p>
          </table:table-cell>
          <table:table-cell office:value-type="float" office:value="2329" table:style-name="ce1">
            <text:p>2329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9H4M28.231S" table:style-name="ce2">
            <text:p>04:28.2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7121" table:style-name="ce1">
            <text:p>7121</text:p>
          </table:table-cell>
          <table:table-cell office:value-type="string" table:style-name="ce1">
            <text:p>Success</text:p>
          </table:table-cell>
          <table:table-cell office:value-type="float" office:value="220939" table:style-name="ce1">
            <text:p>220939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9H4M33.187S" table:style-name="ce2">
            <text:p>04:33.2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home</text:p>
          </table:table-cell>
          <table:table-cell office:value-type="float" office:value="2173" table:style-name="ce1">
            <text:p>2173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9H4M32.983S" table:style-name="ce2">
            <text:p>04:33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home</text:p>
          </table:table-cell>
          <table:table-cell office:value-type="float" office:value="2378" table:style-name="ce1">
            <text:p>2378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9H4M32.917S" table:style-name="ce2">
            <text:p>04:32.9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home</text:p>
          </table:table-cell>
          <table:table-cell office:value-type="float" office:value="2474" table:style-name="ce1">
            <text:p>2474</text:p>
          </table:table-cell>
          <table:table-cell office:value-type="string" table:style-name="ce1">
            <text:p>Success</text:p>
          </table:table-cell>
          <table:table-cell office:value-type="float" office:value="25073" table:style-name="ce1">
            <text:p>25073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9H4M32.820S" table:style-name="ce2">
            <text:p>04:32.8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home</text:p>
          </table:table-cell>
          <table:table-cell office:value-type="float" office:value="2577" table:style-name="ce1">
            <text:p>2577</text:p>
          </table:table-cell>
          <table:table-cell office:value-type="string" table:style-name="ce1">
            <text:p>Success</text:p>
          </table:table-cell>
          <table:table-cell office:value-type="float" office:value="25074" table:style-name="ce1">
            <text:p>25074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9H4M34.736S" table:style-name="ce2">
            <text:p>04:34.7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Success</text:p>
          </table:table-cell>
          <table:table-cell office:value-type="float" office:value="220941" table:style-name="ce1">
            <text:p>220941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9H4M34.683S" table:style-name="ce2">
            <text:p>04:34.7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837" table:style-name="ce1">
            <text:p>837</text:p>
          </table:table-cell>
          <table:table-cell office:value-type="string" table:style-name="ce1">
            <text:p>Success</text:p>
          </table:table-cell>
          <table:table-cell office:value-type="float" office:value="220942" table:style-name="ce1">
            <text:p>220942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9H4M34.743S" table:style-name="ce2">
            <text:p>04:34.7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824" table:style-name="ce1">
            <text:p>824</text:p>
          </table:table-cell>
          <table:table-cell office:value-type="string" table:style-name="ce1">
            <text:p>Success</text:p>
          </table:table-cell>
          <table:table-cell office:value-type="float" office:value="220941" table:style-name="ce1">
            <text:p>220941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9H4M32.718S" table:style-name="ce2">
            <text:p>04:32.7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2853" table:style-name="ce1">
            <text:p>2853</text:p>
          </table:table-cell>
          <table:table-cell office:value-type="string" table:style-name="ce1">
            <text:p>Success</text:p>
          </table:table-cell>
          <table:table-cell office:value-type="float" office:value="222949" table:style-name="ce1">
            <text:p>222949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9H4M33.285S" table:style-name="ce2">
            <text:p>04:33.3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2506" table:style-name="ce1">
            <text:p>2506</text:p>
          </table:table-cell>
          <table:table-cell office:value-type="string" table:style-name="ce1">
            <text:p>Success</text:p>
          </table:table-cell>
          <table:table-cell office:value-type="float" office:value="220977" table:style-name="ce1">
            <text:p>220977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9H4M33.446S" table:style-name="ce2">
            <text:p>04:33.4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2420" table:style-name="ce1">
            <text:p>2420</text:p>
          </table:table-cell>
          <table:table-cell office:value-type="string" table:style-name="ce1">
            <text:p>Success</text:p>
          </table:table-cell>
          <table:table-cell office:value-type="float" office:value="220977" table:style-name="ce1">
            <text:p>220977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9H4M33.260S" table:style-name="ce2">
            <text:p>04:33.3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2618" table:style-name="ce1">
            <text:p>2618</text:p>
          </table:table-cell>
          <table:table-cell office:value-type="string" table:style-name="ce1">
            <text:p>Success</text:p>
          </table:table-cell>
          <table:table-cell office:value-type="float" office:value="220977" table:style-name="ce1">
            <text:p>220977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9H4M32.982S" table:style-name="ce2">
            <text:p>04:33.0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2956" table:style-name="ce1">
            <text:p>2956</text:p>
          </table:table-cell>
          <table:table-cell office:value-type="string" table:style-name="ce1">
            <text:p>Success</text:p>
          </table:table-cell>
          <table:table-cell office:value-type="float" office:value="220978" table:style-name="ce1">
            <text:p>220978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9H4M25.851S" table:style-name="ce2">
            <text:p>04:25.9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10091" table:style-name="ce1">
            <text:p>10091</text:p>
          </table:table-cell>
          <table:table-cell office:value-type="string" table:style-name="ce1">
            <text:p>Success</text:p>
          </table:table-cell>
          <table:table-cell office:value-type="float" office:value="220941" table:style-name="ce1">
            <text:p>220941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9H4M32.672S" table:style-name="ce2">
            <text:p>04:32.7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3383" table:style-name="ce1">
            <text:p>3383</text:p>
          </table:table-cell>
          <table:table-cell office:value-type="string" table:style-name="ce1">
            <text:p>Success</text:p>
          </table:table-cell>
          <table:table-cell office:value-type="float" office:value="220941" table:style-name="ce1">
            <text:p>220941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9H4M32.900S" table:style-name="ce2">
            <text:p>04:32.9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3222" table:style-name="ce1">
            <text:p>3222</text:p>
          </table:table-cell>
          <table:table-cell office:value-type="string" table:style-name="ce1">
            <text:p>Success</text:p>
          </table:table-cell>
          <table:table-cell office:value-type="float" office:value="220943" table:style-name="ce1">
            <text:p>220943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9H4M33.250S" table:style-name="ce2">
            <text:p>04:33.2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3297" table:style-name="ce1">
            <text:p>3297</text:p>
          </table:table-cell>
          <table:table-cell office:value-type="string" table:style-name="ce1">
            <text:p>Success</text:p>
          </table:table-cell>
          <table:table-cell office:value-type="float" office:value="220941" table:style-name="ce1">
            <text:p>220941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9H4M33.264S" table:style-name="ce2">
            <text:p>04:33.3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4495" table:style-name="ce1">
            <text:p>4495</text:p>
          </table:table-cell>
          <table:table-cell office:value-type="string" table:style-name="ce1">
            <text:p>Success</text:p>
          </table:table-cell>
          <table:table-cell office:value-type="float" office:value="220942" table:style-name="ce1">
            <text:p>220942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9H4M33.529S" table:style-name="ce2">
            <text:p>04:33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4329" table:style-name="ce1">
            <text:p>4329</text:p>
          </table:table-cell>
          <table:table-cell office:value-type="string" table:style-name="ce1">
            <text:p>Success</text:p>
          </table:table-cell>
          <table:table-cell office:value-type="float" office:value="220979" table:style-name="ce1">
            <text:p>220979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9H4M33.262S" table:style-name="ce2">
            <text:p>04:33.3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4643" table:style-name="ce1">
            <text:p>4643</text:p>
          </table:table-cell>
          <table:table-cell office:value-type="string" table:style-name="ce1">
            <text:p>Success</text:p>
          </table:table-cell>
          <table:table-cell office:value-type="float" office:value="222963" table:style-name="ce1">
            <text:p>222963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9H4M33.520S" table:style-name="ce2">
            <text:p>04:33.5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4450" table:style-name="ce1">
            <text:p>4450</text:p>
          </table:table-cell>
          <table:table-cell office:value-type="string" table:style-name="ce1">
            <text:p>Success</text:p>
          </table:table-cell>
          <table:table-cell office:value-type="float" office:value="220979" table:style-name="ce1">
            <text:p>220979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9H4M33.306S" table:style-name="ce2">
            <text:p>04:33.3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4959" table:style-name="ce1">
            <text:p>4959</text:p>
          </table:table-cell>
          <table:table-cell office:value-type="string" table:style-name="ce1">
            <text:p>Success</text:p>
          </table:table-cell>
          <table:table-cell office:value-type="float" office:value="221020" table:style-name="ce1">
            <text:p>221020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9H4M33.278S" table:style-name="ce2">
            <text:p>04:33.3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5021" table:style-name="ce1">
            <text:p>5021</text:p>
          </table:table-cell>
          <table:table-cell office:value-type="string" table:style-name="ce1">
            <text:p>Success</text:p>
          </table:table-cell>
          <table:table-cell office:value-type="float" office:value="220984" table:style-name="ce1">
            <text:p>220984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9H4M33.196S" table:style-name="ce2">
            <text:p>04:33.2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5190" table:style-name="ce1">
            <text:p>5190</text:p>
          </table:table-cell>
          <table:table-cell office:value-type="string" table:style-name="ce1">
            <text:p>Success</text:p>
          </table:table-cell>
          <table:table-cell office:value-type="float" office:value="220951" table:style-name="ce1">
            <text:p>220951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9H4M33.284S" table:style-name="ce2">
            <text:p>04:33.3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5144" table:style-name="ce1">
            <text:p>5144</text:p>
          </table:table-cell>
          <table:table-cell office:value-type="string" table:style-name="ce1">
            <text:p>Success</text:p>
          </table:table-cell>
          <table:table-cell office:value-type="float" office:value="220986" table:style-name="ce1">
            <text:p>220986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9H4M33.331S" table:style-name="ce2">
            <text:p>04:33.3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5171" table:style-name="ce1">
            <text:p>5171</text:p>
          </table:table-cell>
          <table:table-cell office:value-type="string" table:style-name="ce1">
            <text:p>Success</text:p>
          </table:table-cell>
          <table:table-cell office:value-type="float" office:value="220986" table:style-name="ce1">
            <text:p>220986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9H4M36.060S" table:style-name="ce2">
            <text:p>04:36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0682" table:style-name="ce1">
            <text:p>10682</text:p>
          </table:table-cell>
          <table:table-cell office:value-type="string" table:style-name="ce1">
            <text:p>Success</text:p>
          </table:table-cell>
          <table:table-cell office:value-type="float" office:value="65633" table:style-name="ce1">
            <text:p>65633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9H4M33.569S" table:style-name="ce2">
            <text:p>04:33.6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13593" table:style-name="ce1">
            <text:p>13593</text:p>
          </table:table-cell>
          <table:table-cell office:value-type="string" table:style-name="ce1">
            <text:p>Success</text:p>
          </table:table-cell>
          <table:table-cell office:value-type="float" office:value="221951" table:style-name="ce1">
            <text:p>221951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9H4M34.781S" table:style-name="ce2">
            <text:p>04:34.8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12399" table:style-name="ce1">
            <text:p>12399</text:p>
          </table:table-cell>
          <table:table-cell office:value-type="string" table:style-name="ce1">
            <text:p>Success</text:p>
          </table:table-cell>
          <table:table-cell office:value-type="float" office:value="221941" table:style-name="ce1">
            <text:p>221941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9H4M35.098S" table:style-name="ce2">
            <text:p>04:35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3592" table:style-name="ce1">
            <text:p>13592</text:p>
          </table:table-cell>
          <table:table-cell office:value-type="string" table:style-name="ce1">
            <text:p>Success</text:p>
          </table:table-cell>
          <table:table-cell office:value-type="float" office:value="221974" table:style-name="ce1">
            <text:p>221974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9H4M35.394S" table:style-name="ce2">
            <text:p>04:35.4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13330" table:style-name="ce1">
            <text:p>13330</text:p>
          </table:table-cell>
          <table:table-cell office:value-type="string" table:style-name="ce1">
            <text:p>Success</text:p>
          </table:table-cell>
          <table:table-cell office:value-type="float" office:value="221972" table:style-name="ce1">
            <text:p>221972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9H4M35.362S" table:style-name="ce2">
            <text:p>04:35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3373" table:style-name="ce1">
            <text:p>13373</text:p>
          </table:table-cell>
          <table:table-cell office:value-type="string" table:style-name="ce1">
            <text:p>Success</text:p>
          </table:table-cell>
          <table:table-cell office:value-type="float" office:value="221972" table:style-name="ce1">
            <text:p>221972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9H4M32.945S" table:style-name="ce2">
            <text:p>04:32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5846" table:style-name="ce1">
            <text:p>15846</text:p>
          </table:table-cell>
          <table:table-cell office:value-type="string" table:style-name="ce1">
            <text:p>Success</text:p>
          </table:table-cell>
          <table:table-cell office:value-type="float" office:value="221965" table:style-name="ce1">
            <text:p>221965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9H4M33.559S" table:style-name="ce2">
            <text:p>04:33.6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15330" table:style-name="ce1">
            <text:p>15330</text:p>
          </table:table-cell>
          <table:table-cell office:value-type="string" table:style-name="ce1">
            <text:p>Success</text:p>
          </table:table-cell>
          <table:table-cell office:value-type="float" office:value="221951" table:style-name="ce1">
            <text:p>221951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9H4M33.683S" table:style-name="ce2">
            <text:p>04:33.7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15444" table:style-name="ce1">
            <text:p>15444</text:p>
          </table:table-cell>
          <table:table-cell office:value-type="string" table:style-name="ce1">
            <text:p>Success</text:p>
          </table:table-cell>
          <table:table-cell office:value-type="float" office:value="221951" table:style-name="ce1">
            <text:p>221951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9H4M32.802S" table:style-name="ce2">
            <text:p>04:32.8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16663" table:style-name="ce1">
            <text:p>16663</text:p>
          </table:table-cell>
          <table:table-cell office:value-type="string" table:style-name="ce1">
            <text:p>Success</text:p>
          </table:table-cell>
          <table:table-cell office:value-type="float" office:value="221958" table:style-name="ce1">
            <text:p>221958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9H4M35.045S" table:style-name="ce2">
            <text:p>04:35.0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14455" table:style-name="ce1">
            <text:p>14455</text:p>
          </table:table-cell>
          <table:table-cell office:value-type="string" table:style-name="ce1">
            <text:p>Success</text:p>
          </table:table-cell>
          <table:table-cell office:value-type="float" office:value="222030" table:style-name="ce1">
            <text:p>222030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9H4M34.096S" table:style-name="ce2">
            <text:p>04:34.1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15469" table:style-name="ce1">
            <text:p>15469</text:p>
          </table:table-cell>
          <table:table-cell office:value-type="string" table:style-name="ce1">
            <text:p>Success</text:p>
          </table:table-cell>
          <table:table-cell office:value-type="float" office:value="221956" table:style-name="ce1">
            <text:p>221956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9H4M32.551S" table:style-name="ce2">
            <text:p>04:32.6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7066" table:style-name="ce1">
            <text:p>17066</text:p>
          </table:table-cell>
          <table:table-cell office:value-type="string" table:style-name="ce1">
            <text:p>Success</text:p>
          </table:table-cell>
          <table:table-cell office:value-type="float" office:value="221956" table:style-name="ce1">
            <text:p>221956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9H4M34.002S" table:style-name="ce2">
            <text:p>04:34.0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15680" table:style-name="ce1">
            <text:p>15680</text:p>
          </table:table-cell>
          <table:table-cell office:value-type="string" table:style-name="ce1">
            <text:p>Success</text:p>
          </table:table-cell>
          <table:table-cell office:value-type="float" office:value="221956" table:style-name="ce1">
            <text:p>221956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9H4M34.248S" table:style-name="ce2">
            <text:p>04:34.2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5439" table:style-name="ce1">
            <text:p>15439</text:p>
          </table:table-cell>
          <table:table-cell office:value-type="string" table:style-name="ce1">
            <text:p>Success</text:p>
          </table:table-cell>
          <table:table-cell office:value-type="float" office:value="221956" table:style-name="ce1">
            <text:p>221956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9H4M34.168S" table:style-name="ce2">
            <text:p>04:34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15612" table:style-name="ce1">
            <text:p>15612</text:p>
          </table:table-cell>
          <table:table-cell office:value-type="string" table:style-name="ce1">
            <text:p>Success</text:p>
          </table:table-cell>
          <table:table-cell office:value-type="float" office:value="221951" table:style-name="ce1">
            <text:p>221951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9H4M34.669S" table:style-name="ce2">
            <text:p>04:34.7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15143" table:style-name="ce1">
            <text:p>15143</text:p>
          </table:table-cell>
          <table:table-cell office:value-type="string" table:style-name="ce1">
            <text:p>Success</text:p>
          </table:table-cell>
          <table:table-cell office:value-type="float" office:value="221956" table:style-name="ce1">
            <text:p>221956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9H4M33.235S" table:style-name="ce2">
            <text:p>04:33.2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16579" table:style-name="ce1">
            <text:p>16579</text:p>
          </table:table-cell>
          <table:table-cell office:value-type="string" table:style-name="ce1">
            <text:p>Success</text:p>
          </table:table-cell>
          <table:table-cell office:value-type="float" office:value="222030" table:style-name="ce1">
            <text:p>222030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9H4M34.431S" table:style-name="ce2">
            <text:p>04:34.4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15386" table:style-name="ce1">
            <text:p>15386</text:p>
          </table:table-cell>
          <table:table-cell office:value-type="string" table:style-name="ce1">
            <text:p>Success</text:p>
          </table:table-cell>
          <table:table-cell office:value-type="float" office:value="221956" table:style-name="ce1">
            <text:p>221956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9H4M34.047S" table:style-name="ce2">
            <text:p>04:34.0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15862" table:style-name="ce1">
            <text:p>15862</text:p>
          </table:table-cell>
          <table:table-cell office:value-type="string" table:style-name="ce1">
            <text:p>Success</text:p>
          </table:table-cell>
          <table:table-cell office:value-type="float" office:value="221993" table:style-name="ce1">
            <text:p>221993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9H4M34.689S" table:style-name="ce2">
            <text:p>04:34.7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15282" table:style-name="ce1">
            <text:p>15282</text:p>
          </table:table-cell>
          <table:table-cell office:value-type="string" table:style-name="ce1">
            <text:p>Success</text:p>
          </table:table-cell>
          <table:table-cell office:value-type="float" office:value="221956" table:style-name="ce1">
            <text:p>221956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9H4M35.399S" table:style-name="ce2">
            <text:p>04:35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4588" table:style-name="ce1">
            <text:p>14588</text:p>
          </table:table-cell>
          <table:table-cell office:value-type="string" table:style-name="ce1">
            <text:p>Success</text:p>
          </table:table-cell>
          <table:table-cell office:value-type="float" office:value="221973" table:style-name="ce1">
            <text:p>221973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9H4M33.464S" table:style-name="ce2">
            <text:p>04:33.5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16534" table:style-name="ce1">
            <text:p>16534</text:p>
          </table:table-cell>
          <table:table-cell office:value-type="string" table:style-name="ce1">
            <text:p>Success</text:p>
          </table:table-cell>
          <table:table-cell office:value-type="float" office:value="221993" table:style-name="ce1">
            <text:p>221993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9H4M34.177S" table:style-name="ce2">
            <text:p>04:34.2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15826" table:style-name="ce1">
            <text:p>15826</text:p>
          </table:table-cell>
          <table:table-cell office:value-type="string" table:style-name="ce1">
            <text:p>Success</text:p>
          </table:table-cell>
          <table:table-cell office:value-type="float" office:value="222030" table:style-name="ce1">
            <text:p>222030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9H4M34.934S" table:style-name="ce2">
            <text:p>04:34.9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15104" table:style-name="ce1">
            <text:p>15104</text:p>
          </table:table-cell>
          <table:table-cell office:value-type="string" table:style-name="ce1">
            <text:p>Success</text:p>
          </table:table-cell>
          <table:table-cell office:value-type="float" office:value="221951" table:style-name="ce1">
            <text:p>221951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9H4M34.198S" table:style-name="ce2">
            <text:p>04:34.2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15883" table:style-name="ce1">
            <text:p>15883</text:p>
          </table:table-cell>
          <table:table-cell office:value-type="string" table:style-name="ce1">
            <text:p>Success</text:p>
          </table:table-cell>
          <table:table-cell office:value-type="float" office:value="222067" table:style-name="ce1">
            <text:p>222067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9H4M31.898S" table:style-name="ce2">
            <text:p>04:31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8189" table:style-name="ce1">
            <text:p>18189</text:p>
          </table:table-cell>
          <table:table-cell office:value-type="string" table:style-name="ce1">
            <text:p>Success</text:p>
          </table:table-cell>
          <table:table-cell office:value-type="float" office:value="221994" table:style-name="ce1">
            <text:p>221994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9H4M34.296S" table:style-name="ce2">
            <text:p>04:34.3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15807" table:style-name="ce1">
            <text:p>15807</text:p>
          </table:table-cell>
          <table:table-cell office:value-type="string" table:style-name="ce1">
            <text:p>Success</text:p>
          </table:table-cell>
          <table:table-cell office:value-type="float" office:value="224026" table:style-name="ce1">
            <text:p>224026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9H4M34.129S" table:style-name="ce2">
            <text:p>04:34.1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15977" table:style-name="ce1">
            <text:p>15977</text:p>
          </table:table-cell>
          <table:table-cell office:value-type="string" table:style-name="ce1">
            <text:p>Success</text:p>
          </table:table-cell>
          <table:table-cell office:value-type="float" office:value="221951" table:style-name="ce1">
            <text:p>221951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9H4M32.536S" table:style-name="ce2">
            <text:p>04:32.5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17571" table:style-name="ce1">
            <text:p>17571</text:p>
          </table:table-cell>
          <table:table-cell office:value-type="string" table:style-name="ce1">
            <text:p>Success</text:p>
          </table:table-cell>
          <table:table-cell office:value-type="float" office:value="222031" table:style-name="ce1">
            <text:p>222031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9H4M34.086S" table:style-name="ce2">
            <text:p>04:34.1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6024" table:style-name="ce1">
            <text:p>16024</text:p>
          </table:table-cell>
          <table:table-cell office:value-type="string" table:style-name="ce1">
            <text:p>Success</text:p>
          </table:table-cell>
          <table:table-cell office:value-type="float" office:value="222030" table:style-name="ce1">
            <text:p>222030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9H4M34.965S" table:style-name="ce2">
            <text:p>04:35.0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15146" table:style-name="ce1">
            <text:p>15146</text:p>
          </table:table-cell>
          <table:table-cell office:value-type="string" table:style-name="ce1">
            <text:p>Success</text:p>
          </table:table-cell>
          <table:table-cell office:value-type="float" office:value="221993" table:style-name="ce1">
            <text:p>221993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9H4M47.165S" table:style-name="ce2">
            <text:p>04:47.2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2970" table:style-name="ce1">
            <text:p>297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9H4M33.541S" table:style-name="ce2">
            <text:p>04:33.5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16594" table:style-name="ce1">
            <text:p>16594</text:p>
          </table:table-cell>
          <table:table-cell office:value-type="string" table:style-name="ce1">
            <text:p>Success</text:p>
          </table:table-cell>
          <table:table-cell office:value-type="float" office:value="221993" table:style-name="ce1">
            <text:p>221993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9H4M35.941S" table:style-name="ce2">
            <text:p>04:35.9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4198" table:style-name="ce1">
            <text:p>1419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9H4M32.399S" table:style-name="ce2">
            <text:p>04:32.4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17740" table:style-name="ce1">
            <text:p>17740</text:p>
          </table:table-cell>
          <table:table-cell office:value-type="string" table:style-name="ce1">
            <text:p>Success</text:p>
          </table:table-cell>
          <table:table-cell office:value-type="float" office:value="221956" table:style-name="ce1">
            <text:p>221956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9H4M34.712S" table:style-name="ce2">
            <text:p>04:34.7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15426" table:style-name="ce1">
            <text:p>15426</text:p>
          </table:table-cell>
          <table:table-cell office:value-type="string" table:style-name="ce1">
            <text:p>Success</text:p>
          </table:table-cell>
          <table:table-cell office:value-type="float" office:value="221993" table:style-name="ce1">
            <text:p>221993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9H4M35.241S" table:style-name="ce2">
            <text:p>04:35.2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14899" table:style-name="ce1">
            <text:p>14899</text:p>
          </table:table-cell>
          <table:table-cell office:value-type="string" table:style-name="ce1">
            <text:p>Success</text:p>
          </table:table-cell>
          <table:table-cell office:value-type="float" office:value="222016" table:style-name="ce1">
            <text:p>222016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9H4M50.144S" table:style-name="ce2">
            <text:p>04:50.1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9H4M37.909S" table:style-name="ce2">
            <text:p>04:37.9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17312" table:style-name="ce1">
            <text:p>17312</text:p>
          </table:table-cell>
          <table:table-cell office:value-type="string" table:style-name="ce1">
            <text:p>Success</text:p>
          </table:table-cell>
          <table:table-cell office:value-type="float" office:value="65633" table:style-name="ce1">
            <text:p>65633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9H4M50.141S" table:style-name="ce2">
            <text:p>04:50.1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5477" table:style-name="ce1">
            <text:p>5477</text:p>
          </table:table-cell>
          <table:table-cell office:value-type="string" table:style-name="ce1">
            <text:p>Success</text:p>
          </table:table-cell>
          <table:table-cell office:value-type="float" office:value="7094" table:style-name="ce1">
            <text:p>7094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9H4M48.727S" table:style-name="ce2">
            <text:p>04:48.7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6935" table:style-name="ce1">
            <text:p>6935</text:p>
          </table:table-cell>
          <table:table-cell office:value-type="string" table:style-name="ce1">
            <text:p>Success</text:p>
          </table:table-cell>
          <table:table-cell office:value-type="float" office:value="66937" table:style-name="ce1">
            <text:p>66937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9H4M47.184S" table:style-name="ce2">
            <text:p>04:47.2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8482" table:style-name="ce1">
            <text:p>8482</text:p>
          </table:table-cell>
          <table:table-cell office:value-type="string" table:style-name="ce1">
            <text:p>Success</text:p>
          </table:table-cell>
          <table:table-cell office:value-type="float" office:value="66937" table:style-name="ce1">
            <text:p>66937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9H4M35.871S" table:style-name="ce2">
            <text:p>04:35.9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19823" table:style-name="ce1">
            <text:p>19823</text:p>
          </table:table-cell>
          <table:table-cell office:value-type="string" table:style-name="ce1">
            <text:p>Success</text:p>
          </table:table-cell>
          <table:table-cell office:value-type="float" office:value="66937" table:style-name="ce1">
            <text:p>66937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9H4M46.745S" table:style-name="ce2">
            <text:p>04:46.7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8950" table:style-name="ce1">
            <text:p>8950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9H4M35.523S" table:style-name="ce2">
            <text:p>04:35.5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20214" table:style-name="ce1">
            <text:p>20214</text:p>
          </table:table-cell>
          <table:table-cell office:value-type="string" table:style-name="ce1">
            <text:p>Success</text:p>
          </table:table-cell>
          <table:table-cell office:value-type="float" office:value="65635" table:style-name="ce1">
            <text:p>65635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9H4M37.975S" table:style-name="ce2">
            <text:p>04:38.0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17771" table:style-name="ce1">
            <text:p>17771</text:p>
          </table:table-cell>
          <table:table-cell office:value-type="string" table:style-name="ce1">
            <text:p>Success</text:p>
          </table:table-cell>
          <table:table-cell office:value-type="float" office:value="66937" table:style-name="ce1">
            <text:p>66937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9H4M48.795S" table:style-name="ce2">
            <text:p>04:48.8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7015" table:style-name="ce1">
            <text:p>7015</text:p>
          </table:table-cell>
          <table:table-cell office:value-type="string" table:style-name="ce1">
            <text:p>Success</text:p>
          </table:table-cell>
          <table:table-cell office:value-type="float" office:value="66937" table:style-name="ce1">
            <text:p>66937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9H4M33.725S" table:style-name="ce2">
            <text:p>04:33.7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24294" table:style-name="ce1">
            <text:p>24294</text:p>
          </table:table-cell>
          <table:table-cell office:value-type="string" table:style-name="ce1">
            <text:p>Success</text:p>
          </table:table-cell>
          <table:table-cell office:value-type="float" office:value="55176" table:style-name="ce1">
            <text:p>55176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9H4M34.380S" table:style-name="ce2">
            <text:p>04:34.4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23675" table:style-name="ce1">
            <text:p>23675</text:p>
          </table:table-cell>
          <table:table-cell office:value-type="string" table:style-name="ce1">
            <text:p>Success</text:p>
          </table:table-cell>
          <table:table-cell office:value-type="float" office:value="55176" table:style-name="ce1">
            <text:p>55176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9H4M38.302S" table:style-name="ce2">
            <text:p>04:38.3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20526" table:style-name="ce1">
            <text:p>20526</text:p>
          </table:table-cell>
          <table:table-cell office:value-type="string" table:style-name="ce1">
            <text:p>Success</text:p>
          </table:table-cell>
          <table:table-cell office:value-type="float" office:value="66192" table:style-name="ce1">
            <text:p>66192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9H4M55.668S" table:style-name="ce2">
            <text:p>04:55.7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3219" table:style-name="ce1">
            <text:p>3219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9H4M55.739S" table:style-name="ce2">
            <text:p>04:55.7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3162" table:style-name="ce1">
            <text:p>3162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9H4M35.947S" table:style-name="ce2">
            <text:p>04:35.9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23006" table:style-name="ce1">
            <text:p>23006</text:p>
          </table:table-cell>
          <table:table-cell office:value-type="string" table:style-name="ce1">
            <text:p>Success</text:p>
          </table:table-cell>
          <table:table-cell office:value-type="float" office:value="63373" table:style-name="ce1">
            <text:p>63373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9H4M55.697S" table:style-name="ce2">
            <text:p>04:55.7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3261" table:style-name="ce1">
            <text:p>3261</text:p>
          </table:table-cell>
          <table:table-cell office:value-type="string" table:style-name="ce1">
            <text:p>Success</text:p>
          </table:table-cell>
          <table:table-cell office:value-type="float" office:value="34363" table:style-name="ce1">
            <text:p>34363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9H4M38.389S" table:style-name="ce2">
            <text:p>04:38.4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20597" table:style-name="ce1">
            <text:p>20597</text:p>
          </table:table-cell>
          <table:table-cell office:value-type="string" table:style-name="ce1">
            <text:p>Success</text:p>
          </table:table-cell>
          <table:table-cell office:value-type="float" office:value="66192" table:style-name="ce1">
            <text:p>66192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9H4M34.140S" table:style-name="ce2">
            <text:p>04:34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24959" table:style-name="ce1">
            <text:p>24959</text:p>
          </table:table-cell>
          <table:table-cell office:value-type="string" table:style-name="ce1">
            <text:p>Success</text:p>
          </table:table-cell>
          <table:table-cell office:value-type="float" office:value="55264" table:style-name="ce1">
            <text:p>55264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9H4M33.332S" table:style-name="ce2">
            <text:p>04:33.3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25780" table:style-name="ce1">
            <text:p>25780</text:p>
          </table:table-cell>
          <table:table-cell office:value-type="string" table:style-name="ce1">
            <text:p>Success</text:p>
          </table:table-cell>
          <table:table-cell office:value-type="float" office:value="55264" table:style-name="ce1">
            <text:p>55264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9H4M34.069S" table:style-name="ce2">
            <text:p>04:34.1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25046" table:style-name="ce1">
            <text:p>25046</text:p>
          </table:table-cell>
          <table:table-cell office:value-type="string" table:style-name="ce1">
            <text:p>Success</text:p>
          </table:table-cell>
          <table:table-cell office:value-type="float" office:value="55264" table:style-name="ce1">
            <text:p>55264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9H4M34.332S" table:style-name="ce2">
            <text:p>04:34.3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24787" table:style-name="ce1">
            <text:p>24787</text:p>
          </table:table-cell>
          <table:table-cell office:value-type="string" table:style-name="ce1">
            <text:p>Success</text:p>
          </table:table-cell>
          <table:table-cell office:value-type="float" office:value="55264" table:style-name="ce1">
            <text:p>55264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9H4M32.856S" table:style-name="ce2">
            <text:p>04:32.9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26358" table:style-name="ce1">
            <text:p>26358</text:p>
          </table:table-cell>
          <table:table-cell office:value-type="string" table:style-name="ce1">
            <text:p>Success</text:p>
          </table:table-cell>
          <table:table-cell office:value-type="float" office:value="55264" table:style-name="ce1">
            <text:p>55264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9H4M34.667S" table:style-name="ce2">
            <text:p>04:34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24551" table:style-name="ce1">
            <text:p>24551</text:p>
          </table:table-cell>
          <table:table-cell office:value-type="string" table:style-name="ce1">
            <text:p>Success</text:p>
          </table:table-cell>
          <table:table-cell office:value-type="float" office:value="55264" table:style-name="ce1">
            <text:p>55264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9H4M55.223S" table:style-name="ce2">
            <text:p>04:55.2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4224" table:style-name="ce1">
            <text:p>4224</text:p>
          </table:table-cell>
          <table:table-cell office:value-type="string" table:style-name="ce1">
            <text:p>Success</text:p>
          </table:table-cell>
          <table:table-cell office:value-type="float" office:value="9394" table:style-name="ce1">
            <text:p>9394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9H4M55.748S" table:style-name="ce2">
            <text:p>04:55.7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3723" table:style-name="ce1">
            <text:p>3723</text:p>
          </table:table-cell>
          <table:table-cell office:value-type="string" table:style-name="ce1">
            <text:p>Success</text:p>
          </table:table-cell>
          <table:table-cell office:value-type="float" office:value="11356" table:style-name="ce1">
            <text:p>11356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9H4M34.630S" table:style-name="ce2">
            <text:p>04:34.6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24861" table:style-name="ce1">
            <text:p>24861</text:p>
          </table:table-cell>
          <table:table-cell office:value-type="string" table:style-name="ce1">
            <text:p>Success</text:p>
          </table:table-cell>
          <table:table-cell office:value-type="float" office:value="55375" table:style-name="ce1">
            <text:p>55375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9H4M34.268S" table:style-name="ce2">
            <text:p>04:34.3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25346" table:style-name="ce1">
            <text:p>25346</text:p>
          </table:table-cell>
          <table:table-cell office:value-type="string" table:style-name="ce1">
            <text:p>Success</text:p>
          </table:table-cell>
          <table:table-cell office:value-type="float" office:value="55413" table:style-name="ce1">
            <text:p>55413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9H4M34.020S" table:style-name="ce2">
            <text:p>04:34.0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25599" table:style-name="ce1">
            <text:p>25599</text:p>
          </table:table-cell>
          <table:table-cell office:value-type="string" table:style-name="ce1">
            <text:p>Success</text:p>
          </table:table-cell>
          <table:table-cell office:value-type="float" office:value="55413" table:style-name="ce1">
            <text:p>55413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9H4M33.863S" table:style-name="ce2">
            <text:p>04:33.9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25863" table:style-name="ce1">
            <text:p>25863</text:p>
          </table:table-cell>
          <table:table-cell office:value-type="string" table:style-name="ce1">
            <text:p>Success</text:p>
          </table:table-cell>
          <table:table-cell office:value-type="float" office:value="55451" table:style-name="ce1">
            <text:p>55451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9H4M59.114S" table:style-name="ce2">
            <text:p>04:59.1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9H4M33.640S" table:style-name="ce2">
            <text:p>04:33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26088" table:style-name="ce1">
            <text:p>26088</text:p>
          </table:table-cell>
          <table:table-cell office:value-type="string" table:style-name="ce1">
            <text:p>Success</text:p>
          </table:table-cell>
          <table:table-cell office:value-type="float" office:value="57409" table:style-name="ce1">
            <text:p>57409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9H4M34.113S" table:style-name="ce2">
            <text:p>04:34.1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25625" table:style-name="ce1">
            <text:p>25625</text:p>
          </table:table-cell>
          <table:table-cell office:value-type="string" table:style-name="ce1">
            <text:p>Success</text:p>
          </table:table-cell>
          <table:table-cell office:value-type="float" office:value="55451" table:style-name="ce1">
            <text:p>55451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9H4M59.731S" table:style-name="ce2">
            <text:p>04:59.7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9H4M59.756S" table:style-name="ce2">
            <text:p>04:59.8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9H4M34.164S" table:style-name="ce2">
            <text:p>04:34.2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25813" table:style-name="ce1">
            <text:p>25813</text:p>
          </table:table-cell>
          <table:table-cell office:value-type="string" table:style-name="ce1">
            <text:p>Success</text:p>
          </table:table-cell>
          <table:table-cell office:value-type="float" office:value="55492" table:style-name="ce1">
            <text:p>55492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9H4M58.831S" table:style-name="ce2">
            <text:p>04:58.8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Success</text:p>
          </table:table-cell>
          <table:table-cell office:value-type="float" office:value="13319" table:style-name="ce1">
            <text:p>13319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9H4M55.665S" table:style-name="ce2">
            <text:p>04:55.7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4341" table:style-name="ce1">
            <text:p>4341</text:p>
          </table:table-cell>
          <table:table-cell office:value-type="string" table:style-name="ce1">
            <text:p>Success</text:p>
          </table:table-cell>
          <table:table-cell office:value-type="float" office:value="11357" table:style-name="ce1">
            <text:p>11357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9H4M38.431S" table:style-name="ce2">
            <text:p>04:38.4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23758" table:style-name="ce1">
            <text:p>23758</text:p>
          </table:table-cell>
          <table:table-cell office:value-type="string" table:style-name="ce1">
            <text:p>Success</text:p>
          </table:table-cell>
          <table:table-cell office:value-type="float" office:value="66192" table:style-name="ce1">
            <text:p>66192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9H5M0.007S" table:style-name="ce2">
            <text:p>05:00.0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2193" table:style-name="ce1">
            <text:p>2193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9H4M55.620S" table:style-name="ce2">
            <text:p>04:55.6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6599" table:style-name="ce1">
            <text:p>6599</text:p>
          </table:table-cell>
          <table:table-cell office:value-type="string" table:style-name="ce1">
            <text:p>Success</text:p>
          </table:table-cell>
          <table:table-cell office:value-type="float" office:value="34360" table:style-name="ce1">
            <text:p>34360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9H4M37.763S" table:style-name="ce2">
            <text:p>04:37.8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24461" table:style-name="ce1">
            <text:p>24461</text:p>
          </table:table-cell>
          <table:table-cell office:value-type="string" table:style-name="ce1">
            <text:p>Success</text:p>
          </table:table-cell>
          <table:table-cell office:value-type="float" office:value="66192" table:style-name="ce1">
            <text:p>66192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9H4M59.450S" table:style-name="ce2">
            <text:p>04:59.5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2774" table:style-name="ce1">
            <text:p>2774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9H4M55.696S" table:style-name="ce2">
            <text:p>04:55.7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6531" table:style-name="ce1">
            <text:p>6531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9H4M35.057S" table:style-name="ce2">
            <text:p>04:35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27174" table:style-name="ce1">
            <text:p>27174</text:p>
          </table:table-cell>
          <table:table-cell office:value-type="string" table:style-name="ce1">
            <text:p>Success</text:p>
          </table:table-cell>
          <table:table-cell office:value-type="float" office:value="64669" table:style-name="ce1">
            <text:p>64669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9H4M49.468S" table:style-name="ce2">
            <text:p>04:49.5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12848" table:style-name="ce1">
            <text:p>12848</text:p>
          </table:table-cell>
          <table:table-cell office:value-type="string" table:style-name="ce1">
            <text:p>Success</text:p>
          </table:table-cell>
          <table:table-cell office:value-type="float" office:value="64743" table:style-name="ce1">
            <text:p>64743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9H4M35.882S" table:style-name="ce2">
            <text:p>04:35.9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26443" table:style-name="ce1">
            <text:p>26443</text:p>
          </table:table-cell>
          <table:table-cell office:value-type="string" table:style-name="ce1">
            <text:p>Success</text:p>
          </table:table-cell>
          <table:table-cell office:value-type="float" office:value="66192" table:style-name="ce1">
            <text:p>66192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9H4M35.356S" table:style-name="ce2">
            <text:p>04:35.4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26972" table:style-name="ce1">
            <text:p>26972</text:p>
          </table:table-cell>
          <table:table-cell office:value-type="string" table:style-name="ce1">
            <text:p>Success</text:p>
          </table:table-cell>
          <table:table-cell office:value-type="float" office:value="64648" table:style-name="ce1">
            <text:p>64648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9H4M50.084S" table:style-name="ce2">
            <text:p>04:50.1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12245" table:style-name="ce1">
            <text:p>12245</text:p>
          </table:table-cell>
          <table:table-cell office:value-type="string" table:style-name="ce1">
            <text:p>Success</text:p>
          </table:table-cell>
          <table:table-cell office:value-type="float" office:value="64765" table:style-name="ce1">
            <text:p>64765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9H4M49.504S" table:style-name="ce2">
            <text:p>04:49.5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12826" table:style-name="ce1">
            <text:p>12826</text:p>
          </table:table-cell>
          <table:table-cell office:value-type="string" table:style-name="ce1">
            <text:p>Success</text:p>
          </table:table-cell>
          <table:table-cell office:value-type="float" office:value="64765" table:style-name="ce1">
            <text:p>64765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9H4M36.126S" table:style-name="ce2">
            <text:p>04:36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26211" table:style-name="ce1">
            <text:p>26211</text:p>
          </table:table-cell>
          <table:table-cell office:value-type="string" table:style-name="ce1">
            <text:p>Success</text:p>
          </table:table-cell>
          <table:table-cell office:value-type="float" office:value="66192" table:style-name="ce1">
            <text:p>66192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9H4M50.145S" table:style-name="ce2">
            <text:p>04:50.1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12198" table:style-name="ce1">
            <text:p>12198</text:p>
          </table:table-cell>
          <table:table-cell office:value-type="string" table:style-name="ce1">
            <text:p>Success</text:p>
          </table:table-cell>
          <table:table-cell office:value-type="float" office:value="64743" table:style-name="ce1">
            <text:p>64743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9H4M35.475S" table:style-name="ce2">
            <text:p>04:35.5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26870" table:style-name="ce1">
            <text:p>26870</text:p>
          </table:table-cell>
          <table:table-cell office:value-type="string" table:style-name="ce1">
            <text:p>Success</text:p>
          </table:table-cell>
          <table:table-cell office:value-type="float" office:value="66170" table:style-name="ce1">
            <text:p>66170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9H4M36.549S" table:style-name="ce2">
            <text:p>04:36.5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25804" table:style-name="ce1">
            <text:p>25804</text:p>
          </table:table-cell>
          <table:table-cell office:value-type="string" table:style-name="ce1">
            <text:p>Success</text:p>
          </table:table-cell>
          <table:table-cell office:value-type="float" office:value="66192" table:style-name="ce1">
            <text:p>66192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9H4M38.270S" table:style-name="ce2">
            <text:p>04:38.3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24086" table:style-name="ce1">
            <text:p>24086</text:p>
          </table:table-cell>
          <table:table-cell office:value-type="string" table:style-name="ce1">
            <text:p>Success</text:p>
          </table:table-cell>
          <table:table-cell office:value-type="float" office:value="66170" table:style-name="ce1">
            <text:p>66170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9H4M35.571S" table:style-name="ce2">
            <text:p>04:35.6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26789" table:style-name="ce1">
            <text:p>26789</text:p>
          </table:table-cell>
          <table:table-cell office:value-type="string" table:style-name="ce1">
            <text:p>Success</text:p>
          </table:table-cell>
          <table:table-cell office:value-type="float" office:value="66170" table:style-name="ce1">
            <text:p>66170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9H4M35.361S" table:style-name="ce2">
            <text:p>04:35.4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27019" table:style-name="ce1">
            <text:p>27019</text:p>
          </table:table-cell>
          <table:table-cell office:value-type="string" table:style-name="ce1">
            <text:p>Success</text:p>
          </table:table-cell>
          <table:table-cell office:value-type="float" office:value="83244" table:style-name="ce1">
            <text:p>83244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9H4M49.687S" table:style-name="ce2">
            <text:p>04:49.7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13347" table:style-name="ce1">
            <text:p>1334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9H4M58.962S" table:style-name="ce2">
            <text:p>04:59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4836" table:style-name="ce1">
            <text:p>4836</text:p>
          </table:table-cell>
          <table:table-cell office:value-type="string" table:style-name="ce1">
            <text:p>Success</text:p>
          </table:table-cell>
          <table:table-cell office:value-type="float" office:value="15254" table:style-name="ce1">
            <text:p>15254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9H4M33.601S" table:style-name="ce2">
            <text:p>04:33.6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30489" table:style-name="ce1">
            <text:p>30489</text:p>
          </table:table-cell>
          <table:table-cell office:value-type="string" table:style-name="ce1">
            <text:p>Success</text:p>
          </table:table-cell>
          <table:table-cell office:value-type="float" office:value="125560" table:style-name="ce1">
            <text:p>125560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9H4M32.023S" table:style-name="ce2">
            <text:p>04:32.0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32441" table:style-name="ce1">
            <text:p>32441</text:p>
          </table:table-cell>
          <table:table-cell office:value-type="string" table:style-name="ce1">
            <text:p>Success</text:p>
          </table:table-cell>
          <table:table-cell office:value-type="float" office:value="95071" table:style-name="ce1">
            <text:p>95071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9H4M32.488S" table:style-name="ce2">
            <text:p>04:32.5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33051" table:style-name="ce1">
            <text:p>33051</text:p>
          </table:table-cell>
          <table:table-cell office:value-type="string" table:style-name="ce1">
            <text:p>Success</text:p>
          </table:table-cell>
          <table:table-cell office:value-type="float" office:value="120584" table:style-name="ce1">
            <text:p>120584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9H4M50.136S" table:style-name="ce2">
            <text:p>04:50.1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15410" table:style-name="ce1">
            <text:p>15410</text:p>
          </table:table-cell>
          <table:table-cell office:value-type="string" table:style-name="ce1">
            <text:p>Success</text:p>
          </table:table-cell>
          <table:table-cell office:value-type="float" office:value="176520" table:style-name="ce1">
            <text:p>176520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9H5M5.547S" table:style-name="ce2">
            <text:p>05:05.5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9H4M59.775S" table:style-name="ce2">
            <text:p>04:59.8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5831" table:style-name="ce1">
            <text:p>5831</text:p>
          </table:table-cell>
          <table:table-cell office:value-type="string" table:style-name="ce1">
            <text:p>Success</text:p>
          </table:table-cell>
          <table:table-cell office:value-type="float" office:value="17206" table:style-name="ce1">
            <text:p>17206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9H5M5.567S" table:style-name="ce2">
            <text:p>05:05.6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9H4M48.696S" table:style-name="ce2">
            <text:p>04:48.7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6955" table:style-name="ce1">
            <text:p>16955</text:p>
          </table:table-cell>
          <table:table-cell office:value-type="string" table:style-name="ce1">
            <text:p>Success</text:p>
          </table:table-cell>
          <table:table-cell office:value-type="float" office:value="64761" table:style-name="ce1">
            <text:p>64761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9H4M33.623S" table:style-name="ce2">
            <text:p>04:33.6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32051" table:style-name="ce1">
            <text:p>32051</text:p>
          </table:table-cell>
          <table:table-cell office:value-type="string" table:style-name="ce1">
            <text:p>Success</text:p>
          </table:table-cell>
          <table:table-cell office:value-type="float" office:value="221908" table:style-name="ce1">
            <text:p>221908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9H5M2.331S" table:style-name="ce2">
            <text:p>05:02.3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3897" table:style-name="ce1">
            <text:p>3897</text:p>
          </table:table-cell>
          <table:table-cell office:value-type="string" table:style-name="ce1">
            <text:p>Success</text:p>
          </table:table-cell>
          <table:table-cell office:value-type="float" office:value="21176" table:style-name="ce1">
            <text:p>21176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9H5M2.332S" table:style-name="ce2">
            <text:p>05:02.3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4297" table:style-name="ce1">
            <text:p>4297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9H5M5.654S" table:style-name="ce2">
            <text:p>05:05.7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9H4M35.796S" table:style-name="ce2">
            <text:p>04:35.8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30874" table:style-name="ce1">
            <text:p>30874</text:p>
          </table:table-cell>
          <table:table-cell office:value-type="string" table:style-name="ce1">
            <text:p>Success</text:p>
          </table:table-cell>
          <table:table-cell office:value-type="float" office:value="65431" table:style-name="ce1">
            <text:p>65431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9H4M58.903S" table:style-name="ce2">
            <text:p>04:58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7787" table:style-name="ce1">
            <text:p>7787</text:p>
          </table:table-cell>
          <table:table-cell office:value-type="string" table:style-name="ce1">
            <text:p>Success</text:p>
          </table:table-cell>
          <table:table-cell office:value-type="float" office:value="34873" table:style-name="ce1">
            <text:p>34873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9H4M58.889S" table:style-name="ce2">
            <text:p>04:58.9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7813" table:style-name="ce1">
            <text:p>7813</text:p>
          </table:table-cell>
          <table:table-cell office:value-type="string" table:style-name="ce1">
            <text:p>Success</text:p>
          </table:table-cell>
          <table:table-cell office:value-type="float" office:value="34873" table:style-name="ce1">
            <text:p>34873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9H4M55.812S" table:style-name="ce2">
            <text:p>04:55.8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10892" table:style-name="ce1">
            <text:p>10892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9H4M35.574S" table:style-name="ce2">
            <text:p>04:35.6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31153" table:style-name="ce1">
            <text:p>31153</text:p>
          </table:table-cell>
          <table:table-cell office:value-type="string" table:style-name="ce1">
            <text:p>Success</text:p>
          </table:table-cell>
          <table:table-cell office:value-type="float" office:value="65431" table:style-name="ce1">
            <text:p>65431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9H5M2.318S" table:style-name="ce2">
            <text:p>05:02.3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4697" table:style-name="ce1">
            <text:p>4697</text:p>
          </table:table-cell>
          <table:table-cell office:value-type="string" table:style-name="ce1">
            <text:p>Success</text:p>
          </table:table-cell>
          <table:table-cell office:value-type="float" office:value="23142" table:style-name="ce1">
            <text:p>23142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9H5M2.221S" table:style-name="ce2">
            <text:p>05:02.2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4806" table:style-name="ce1">
            <text:p>4806</text:p>
          </table:table-cell>
          <table:table-cell office:value-type="string" table:style-name="ce1">
            <text:p>Success</text:p>
          </table:table-cell>
          <table:table-cell office:value-type="float" office:value="25075" table:style-name="ce1">
            <text:p>25075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9H4M48.894S" table:style-name="ce2">
            <text:p>04:48.9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19450" table:style-name="ce1">
            <text:p>19450</text:p>
          </table:table-cell>
          <table:table-cell office:value-type="string" table:style-name="ce1">
            <text:p>Success</text:p>
          </table:table-cell>
          <table:table-cell office:value-type="float" office:value="65271" table:style-name="ce1">
            <text:p>65271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9H4M49.974S" table:style-name="ce2">
            <text:p>04:50.0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18387" table:style-name="ce1">
            <text:p>18387</text:p>
          </table:table-cell>
          <table:table-cell office:value-type="string" table:style-name="ce1">
            <text:p>Success</text:p>
          </table:table-cell>
          <table:table-cell office:value-type="float" office:value="65435" table:style-name="ce1">
            <text:p>65435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9H4M49.822S" table:style-name="ce2">
            <text:p>04:49.8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18797" table:style-name="ce1">
            <text:p>18797</text:p>
          </table:table-cell>
          <table:table-cell office:value-type="string" table:style-name="ce1">
            <text:p>Success</text:p>
          </table:table-cell>
          <table:table-cell office:value-type="float" office:value="65271" table:style-name="ce1">
            <text:p>65271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9H4M49.130S" table:style-name="ce2">
            <text:p>04:49.1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19499" table:style-name="ce1">
            <text:p>19499</text:p>
          </table:table-cell>
          <table:table-cell office:value-type="string" table:style-name="ce1">
            <text:p>Success</text:p>
          </table:table-cell>
          <table:table-cell office:value-type="float" office:value="65249" table:style-name="ce1">
            <text:p>65249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9H4M49.620S" table:style-name="ce2">
            <text:p>04:49.6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9012" table:style-name="ce1">
            <text:p>19012</text:p>
          </table:table-cell>
          <table:table-cell office:value-type="string" table:style-name="ce1">
            <text:p>Success</text:p>
          </table:table-cell>
          <table:table-cell office:value-type="float" office:value="64743" table:style-name="ce1">
            <text:p>64743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9H4M49.569S" table:style-name="ce2">
            <text:p>04:49.6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19066" table:style-name="ce1">
            <text:p>19066</text:p>
          </table:table-cell>
          <table:table-cell office:value-type="string" table:style-name="ce1">
            <text:p>Success</text:p>
          </table:table-cell>
          <table:table-cell office:value-type="float" office:value="64765" table:style-name="ce1">
            <text:p>64765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9H4M50.138S" table:style-name="ce2">
            <text:p>04:50.1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18509" table:style-name="ce1">
            <text:p>18509</text:p>
          </table:table-cell>
          <table:table-cell office:value-type="string" table:style-name="ce1">
            <text:p>Success</text:p>
          </table:table-cell>
          <table:table-cell office:value-type="float" office:value="64765" table:style-name="ce1">
            <text:p>64765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9H4M38.507S" table:style-name="ce2">
            <text:p>04:38.5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30150" table:style-name="ce1">
            <text:p>30150</text:p>
          </table:table-cell>
          <table:table-cell office:value-type="string" table:style-name="ce1">
            <text:p>Success</text:p>
          </table:table-cell>
          <table:table-cell office:value-type="float" office:value="65409" table:style-name="ce1">
            <text:p>65409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9H4M37.863S" table:style-name="ce2">
            <text:p>04:37.9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30802" table:style-name="ce1">
            <text:p>30802</text:p>
          </table:table-cell>
          <table:table-cell office:value-type="string" table:style-name="ce1">
            <text:p>Success</text:p>
          </table:table-cell>
          <table:table-cell office:value-type="float" office:value="65431" table:style-name="ce1">
            <text:p>65431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9H4M34.688S" table:style-name="ce2">
            <text:p>04:34.7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34301" table:style-name="ce1">
            <text:p>34301</text:p>
          </table:table-cell>
          <table:table-cell office:value-type="string" table:style-name="ce1">
            <text:p>Success</text:p>
          </table:table-cell>
          <table:table-cell office:value-type="float" office:value="216174" table:style-name="ce1">
            <text:p>216174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9H5M3.037S" table:style-name="ce2">
            <text:p>05:03.0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6386" table:style-name="ce1">
            <text:p>6386</text:p>
          </table:table-cell>
          <table:table-cell office:value-type="string" table:style-name="ce1">
            <text:p>Success</text:p>
          </table:table-cell>
          <table:table-cell office:value-type="float" office:value="31013" table:style-name="ce1">
            <text:p>31013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9H4M32.919S" table:style-name="ce2">
            <text:p>04:32.9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36510" table:style-name="ce1">
            <text:p>36510</text:p>
          </table:table-cell>
          <table:table-cell office:value-type="string" table:style-name="ce1">
            <text:p>Success</text:p>
          </table:table-cell>
          <table:table-cell office:value-type="float" office:value="216177" table:style-name="ce1">
            <text:p>216177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9H4M34.314S" table:style-name="ce2">
            <text:p>04:34.3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35168" table:style-name="ce1">
            <text:p>35168</text:p>
          </table:table-cell>
          <table:table-cell office:value-type="string" table:style-name="ce1">
            <text:p>Success</text:p>
          </table:table-cell>
          <table:table-cell office:value-type="float" office:value="218207" table:style-name="ce1">
            <text:p>218207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9H4M34.237S" table:style-name="ce2">
            <text:p>04:34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35266" table:style-name="ce1">
            <text:p>35266</text:p>
          </table:table-cell>
          <table:table-cell office:value-type="string" table:style-name="ce1">
            <text:p>Success</text:p>
          </table:table-cell>
          <table:table-cell office:value-type="float" office:value="216193" table:style-name="ce1">
            <text:p>216193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9H5M6.729S" table:style-name="ce2">
            <text:p>05:06.7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3016" table:style-name="ce1">
            <text:p>3016</text:p>
          </table:table-cell>
          <table:table-cell office:value-type="string" table:style-name="ce1">
            <text:p>Success</text:p>
          </table:table-cell>
          <table:table-cell office:value-type="float" office:value="32976" table:style-name="ce1">
            <text:p>32976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9H5M2.345S" table:style-name="ce2">
            <text:p>05:02.3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7450" table:style-name="ce1">
            <text:p>7450</text:p>
          </table:table-cell>
          <table:table-cell office:value-type="string" table:style-name="ce1">
            <text:p>Success</text:p>
          </table:table-cell>
          <table:table-cell office:value-type="float" office:value="31012" table:style-name="ce1">
            <text:p>31012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9H5M2.226S" table:style-name="ce2">
            <text:p>05:02.2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7593" table:style-name="ce1">
            <text:p>7593</text:p>
          </table:table-cell>
          <table:table-cell office:value-type="string" table:style-name="ce1">
            <text:p>Success</text:p>
          </table:table-cell>
          <table:table-cell office:value-type="float" office:value="29041" table:style-name="ce1">
            <text:p>29041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9H4M34.479S" table:style-name="ce2">
            <text:p>04:34.5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35352" table:style-name="ce1">
            <text:p>35352</text:p>
          </table:table-cell>
          <table:table-cell office:value-type="string" table:style-name="ce1">
            <text:p>Success</text:p>
          </table:table-cell>
          <table:table-cell office:value-type="float" office:value="216231" table:style-name="ce1">
            <text:p>216231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9H4M34.169S" table:style-name="ce2">
            <text:p>04:34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35702" table:style-name="ce1">
            <text:p>35702</text:p>
          </table:table-cell>
          <table:table-cell office:value-type="string" table:style-name="ce1">
            <text:p>Success</text:p>
          </table:table-cell>
          <table:table-cell office:value-type="float" office:value="202489" table:style-name="ce1">
            <text:p>202489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9H4M34.182S" table:style-name="ce2">
            <text:p>04:34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35706" table:style-name="ce1">
            <text:p>35706</text:p>
          </table:table-cell>
          <table:table-cell office:value-type="string" table:style-name="ce1">
            <text:p>Success</text:p>
          </table:table-cell>
          <table:table-cell office:value-type="float" office:value="216247" table:style-name="ce1">
            <text:p>216247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9H5M9.821S" table:style-name="ce2">
            <text:p>05:09.8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9H4M59.474S" table:style-name="ce2">
            <text:p>04:59.5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1633" table:style-name="ce1">
            <text:p>11633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9H4M50.144S" table:style-name="ce2">
            <text:p>04:50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20966" table:style-name="ce1">
            <text:p>20966</text:p>
          </table:table-cell>
          <table:table-cell office:value-type="string" table:style-name="ce1">
            <text:p>Success</text:p>
          </table:table-cell>
          <table:table-cell office:value-type="float" office:value="64765" table:style-name="ce1">
            <text:p>64765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9H4M50.105S" table:style-name="ce2">
            <text:p>04:50.1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21016" table:style-name="ce1">
            <text:p>21016</text:p>
          </table:table-cell>
          <table:table-cell office:value-type="string" table:style-name="ce1">
            <text:p>Success</text:p>
          </table:table-cell>
          <table:table-cell office:value-type="float" office:value="64743" table:style-name="ce1">
            <text:p>64743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9H5M9.796S" table:style-name="ce2">
            <text:p>05:09.8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334" table:style-name="ce1">
            <text:p>1334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9H4M49.819S" table:style-name="ce2">
            <text:p>04:49.8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21317" table:style-name="ce1">
            <text:p>21317</text:p>
          </table:table-cell>
          <table:table-cell office:value-type="string" table:style-name="ce1">
            <text:p>Success</text:p>
          </table:table-cell>
          <table:table-cell office:value-type="float" office:value="65253" table:style-name="ce1">
            <text:p>65253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9H4M58.957S" table:style-name="ce2">
            <text:p>04:59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12189" table:style-name="ce1">
            <text:p>12189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9H4M58.987S" table:style-name="ce2">
            <text:p>04:59.0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12167" table:style-name="ce1">
            <text:p>12167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9H5M9.427S" table:style-name="ce2">
            <text:p>05:09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737" table:style-name="ce1">
            <text:p>1737</text:p>
          </table:table-cell>
          <table:table-cell office:value-type="string" table:style-name="ce1">
            <text:p>Success</text:p>
          </table:table-cell>
          <table:table-cell office:value-type="float" office:value="7094" table:style-name="ce1">
            <text:p>7094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9H4M49.692S" table:style-name="ce2">
            <text:p>04:49.7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22035" table:style-name="ce1">
            <text:p>22035</text:p>
          </table:table-cell>
          <table:table-cell office:value-type="string" table:style-name="ce1">
            <text:p>Success</text:p>
          </table:table-cell>
          <table:table-cell office:value-type="float" office:value="64765" table:style-name="ce1">
            <text:p>64765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9H5M0.008S" table:style-name="ce2">
            <text:p>05:00.0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1759" table:style-name="ce1">
            <text:p>11759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9H5M11.123S" table:style-name="ce2">
            <text:p>05:11.1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9H4M50.110S" table:style-name="ce2">
            <text:p>04:50.1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21769" table:style-name="ce1">
            <text:p>21769</text:p>
          </table:table-cell>
          <table:table-cell office:value-type="string" table:style-name="ce1">
            <text:p>Success</text:p>
          </table:table-cell>
          <table:table-cell office:value-type="float" office:value="64765" table:style-name="ce1">
            <text:p>64765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9H5M8.623S" table:style-name="ce2">
            <text:p>05:08.6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3373" table:style-name="ce1">
            <text:p>3373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9H4M50.008S" table:style-name="ce2">
            <text:p>04:50.0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22005" table:style-name="ce1">
            <text:p>22005</text:p>
          </table:table-cell>
          <table:table-cell office:value-type="string" table:style-name="ce1">
            <text:p>Success</text:p>
          </table:table-cell>
          <table:table-cell office:value-type="float" office:value="64765" table:style-name="ce1">
            <text:p>64765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9H5M9.748S" table:style-name="ce2">
            <text:p>05:09.7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2514" table:style-name="ce1">
            <text:p>2514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9H4M59.740S" table:style-name="ce2">
            <text:p>04:59.7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12784" table:style-name="ce1">
            <text:p>12784</text:p>
          </table:table-cell>
          <table:table-cell office:value-type="string" table:style-name="ce1">
            <text:p>Success</text:p>
          </table:table-cell>
          <table:table-cell office:value-type="float" office:value="67628" table:style-name="ce1">
            <text:p>67628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9H5M6.704S" table:style-name="ce2">
            <text:p>05:06.7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6155" table:style-name="ce1">
            <text:p>6155</text:p>
          </table:table-cell>
          <table:table-cell office:value-type="string" table:style-name="ce1">
            <text:p>Success</text:p>
          </table:table-cell>
          <table:table-cell office:value-type="float" office:value="34914" table:style-name="ce1">
            <text:p>34914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9H5M12.015S" table:style-name="ce2">
            <text:p>05:12.0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9H4M50.111S" table:style-name="ce2">
            <text:p>04:50.1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22765" table:style-name="ce1">
            <text:p>22765</text:p>
          </table:table-cell>
          <table:table-cell office:value-type="string" table:style-name="ce1">
            <text:p>Success</text:p>
          </table:table-cell>
          <table:table-cell office:value-type="float" office:value="65277" table:style-name="ce1">
            <text:p>65277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9H4M59.621S" table:style-name="ce2">
            <text:p>04:59.6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13258" table:style-name="ce1">
            <text:p>13258</text:p>
          </table:table-cell>
          <table:table-cell office:value-type="string" table:style-name="ce1">
            <text:p>Success</text:p>
          </table:table-cell>
          <table:table-cell office:value-type="float" office:value="67628" table:style-name="ce1">
            <text:p>67628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9H5M8.658S" table:style-name="ce2">
            <text:p>05:08.7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4227" table:style-name="ce1">
            <text:p>4227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9H5M8.667S" table:style-name="ce2">
            <text:p>05:08.7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4270" table:style-name="ce1">
            <text:p>4270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9H4M50.116S" table:style-name="ce2">
            <text:p>04:50.1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22845" table:style-name="ce1">
            <text:p>22845</text:p>
          </table:table-cell>
          <table:table-cell office:value-type="string" table:style-name="ce1">
            <text:p>Success</text:p>
          </table:table-cell>
          <table:table-cell office:value-type="float" office:value="64765" table:style-name="ce1">
            <text:p>64765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9H5M2.233S" table:style-name="ce2">
            <text:p>05:02.2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10812" table:style-name="ce1">
            <text:p>10812</text:p>
          </table:table-cell>
          <table:table-cell office:value-type="string" table:style-name="ce1">
            <text:p>Success</text:p>
          </table:table-cell>
          <table:table-cell office:value-type="float" office:value="32979" table:style-name="ce1">
            <text:p>32979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9H5M2.362S" table:style-name="ce2">
            <text:p>05:02.4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11765" table:style-name="ce1">
            <text:p>11765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9H4M58.058S" table:style-name="ce2">
            <text:p>04:58.1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16084" table:style-name="ce1">
            <text:p>16084</text:p>
          </table:table-cell>
          <table:table-cell office:value-type="string" table:style-name="ce1">
            <text:p>Success</text:p>
          </table:table-cell>
          <table:table-cell office:value-type="float" office:value="67606" table:style-name="ce1">
            <text:p>67606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9H5M8.363S" table:style-name="ce2">
            <text:p>05:08.4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5787" table:style-name="ce1">
            <text:p>5787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9H4M59.117S" table:style-name="ce2">
            <text:p>04:59.1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5103" table:style-name="ce1">
            <text:p>15103</text:p>
          </table:table-cell>
          <table:table-cell office:value-type="string" table:style-name="ce1">
            <text:p>Success</text:p>
          </table:table-cell>
          <table:table-cell office:value-type="float" office:value="67628" table:style-name="ce1">
            <text:p>67628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9H4M48.738S" table:style-name="ce2">
            <text:p>04:48.7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25521" table:style-name="ce1">
            <text:p>25521</text:p>
          </table:table-cell>
          <table:table-cell office:value-type="string" table:style-name="ce1">
            <text:p>Success</text:p>
          </table:table-cell>
          <table:table-cell office:value-type="float" office:value="65271" table:style-name="ce1">
            <text:p>65271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9H4M59.617S" table:style-name="ce2">
            <text:p>04:59.6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14651" table:style-name="ce1">
            <text:p>14651</text:p>
          </table:table-cell>
          <table:table-cell office:value-type="string" table:style-name="ce1">
            <text:p>Success</text:p>
          </table:table-cell>
          <table:table-cell office:value-type="float" office:value="67606" table:style-name="ce1">
            <text:p>67606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9H4M34.503S" table:style-name="ce2">
            <text:p>04:34.5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40312" table:style-name="ce1">
            <text:p>40312</text:p>
          </table:table-cell>
          <table:table-cell office:value-type="string" table:style-name="ce1">
            <text:p>Success</text:p>
          </table:table-cell>
          <table:table-cell office:value-type="float" office:value="218511" table:style-name="ce1">
            <text:p>218511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9H5M13.047S" table:style-name="ce2">
            <text:p>05:13.0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9H5M2.202S" table:style-name="ce2">
            <text:p>05:02.2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13724" table:style-name="ce1">
            <text:p>13724</text:p>
          </table:table-cell>
          <table:table-cell office:value-type="string" table:style-name="ce1">
            <text:p>Success</text:p>
          </table:table-cell>
          <table:table-cell office:value-type="float" office:value="34954" table:style-name="ce1">
            <text:p>34954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9H4M59.494S" table:style-name="ce2">
            <text:p>04:59.5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16452" table:style-name="ce1">
            <text:p>16452</text:p>
          </table:table-cell>
          <table:table-cell office:value-type="string" table:style-name="ce1">
            <text:p>Success</text:p>
          </table:table-cell>
          <table:table-cell office:value-type="float" office:value="67628" table:style-name="ce1">
            <text:p>67628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9H5M7.018S" table:style-name="ce2">
            <text:p>05:07.0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9044" table:style-name="ce1">
            <text:p>9044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9H5M6.230S" table:style-name="ce2">
            <text:p>05:06.2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9837" table:style-name="ce1">
            <text:p>9837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9H4M59.120S" table:style-name="ce2">
            <text:p>04:59.1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16969" table:style-name="ce1">
            <text:p>16969</text:p>
          </table:table-cell>
          <table:table-cell office:value-type="string" table:style-name="ce1">
            <text:p>Success</text:p>
          </table:table-cell>
          <table:table-cell office:value-type="float" office:value="67628" table:style-name="ce1">
            <text:p>67628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9H5M2.358S" table:style-name="ce2">
            <text:p>05:02.4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13739" table:style-name="ce1">
            <text:p>13739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9H5M2.329S" table:style-name="ce2">
            <text:p>05:02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13797" table:style-name="ce1">
            <text:p>13797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9H5M6.672S" table:style-name="ce2">
            <text:p>05:06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9456" table:style-name="ce1">
            <text:p>9456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9H5M8.347S" table:style-name="ce2">
            <text:p>05:08.3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7785" table:style-name="ce1">
            <text:p>7785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9H5M8.637S" table:style-name="ce2">
            <text:p>05:08.6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7601" table:style-name="ce1">
            <text:p>7601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9H4M50.041S" table:style-name="ce2">
            <text:p>04:50.0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26199" table:style-name="ce1">
            <text:p>26199</text:p>
          </table:table-cell>
          <table:table-cell office:value-type="string" table:style-name="ce1">
            <text:p>Success</text:p>
          </table:table-cell>
          <table:table-cell office:value-type="float" office:value="65275" table:style-name="ce1">
            <text:p>65275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9H5M12.963S" table:style-name="ce2">
            <text:p>05:13.0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3278" table:style-name="ce1">
            <text:p>3278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9H5M7.030S" table:style-name="ce2">
            <text:p>05:07.0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9215" table:style-name="ce1">
            <text:p>9215</text:p>
          </table:table-cell>
          <table:table-cell office:value-type="string" table:style-name="ce1">
            <text:p>Success</text:p>
          </table:table-cell>
          <table:table-cell office:value-type="float" office:value="42405" table:style-name="ce1">
            <text:p>42405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9H5M2.346S" table:style-name="ce2">
            <text:p>05:02.3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13907" table:style-name="ce1">
            <text:p>13907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9H5M14.223S" table:style-name="ce2">
            <text:p>05:14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2062" table:style-name="ce1">
            <text:p>2062</text:p>
          </table:table-cell>
          <table:table-cell office:value-type="string" table:style-name="ce1">
            <text:p>Success</text:p>
          </table:table-cell>
          <table:table-cell office:value-type="float" office:value="18188" table:style-name="ce1">
            <text:p>18188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9H5M11.830S" table:style-name="ce2">
            <text:p>05:11.8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4464" table:style-name="ce1">
            <text:p>4464</text:p>
          </table:table-cell>
          <table:table-cell office:value-type="string" table:style-name="ce1">
            <text:p>Success</text:p>
          </table:table-cell>
          <table:table-cell office:value-type="float" office:value="35521" table:style-name="ce1">
            <text:p>35521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9H4M49.991S" table:style-name="ce2">
            <text:p>04:50.0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26307" table:style-name="ce1">
            <text:p>26307</text:p>
          </table:table-cell>
          <table:table-cell office:value-type="string" table:style-name="ce1">
            <text:p>Success</text:p>
          </table:table-cell>
          <table:table-cell office:value-type="float" office:value="65255" table:style-name="ce1">
            <text:p>65255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9H5M8.634S" table:style-name="ce2">
            <text:p>05:08.6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7666" table:style-name="ce1">
            <text:p>7666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9H5M2.327S" table:style-name="ce2">
            <text:p>05:02.3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14009" table:style-name="ce1">
            <text:p>14009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9H4M59.102S" table:style-name="ce2">
            <text:p>04:59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7240" table:style-name="ce1">
            <text:p>17240</text:p>
          </table:table-cell>
          <table:table-cell office:value-type="string" table:style-name="ce1">
            <text:p>Success</text:p>
          </table:table-cell>
          <table:table-cell office:value-type="float" office:value="67957" table:style-name="ce1">
            <text:p>67957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9H4M49.784S" table:style-name="ce2">
            <text:p>04:49.8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26563" table:style-name="ce1">
            <text:p>26563</text:p>
          </table:table-cell>
          <table:table-cell office:value-type="string" table:style-name="ce1">
            <text:p>Success</text:p>
          </table:table-cell>
          <table:table-cell office:value-type="float" office:value="65275" table:style-name="ce1">
            <text:p>65275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9H5M2.355S" table:style-name="ce2">
            <text:p>05:02.4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13995" table:style-name="ce1">
            <text:p>13995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9H4M49.820S" table:style-name="ce2">
            <text:p>04:49.8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26532" table:style-name="ce1">
            <text:p>26532</text:p>
          </table:table-cell>
          <table:table-cell office:value-type="string" table:style-name="ce1">
            <text:p>Success</text:p>
          </table:table-cell>
          <table:table-cell office:value-type="float" office:value="65273" table:style-name="ce1">
            <text:p>65273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9H5M2.338S" table:style-name="ce2">
            <text:p>05:02.3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14037" table:style-name="ce1">
            <text:p>14037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9H5M2.192S" table:style-name="ce2">
            <text:p>05:02.2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14196" table:style-name="ce1">
            <text:p>14196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9H4M49.913S" table:style-name="ce2">
            <text:p>04:49.9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26484" table:style-name="ce1">
            <text:p>26484</text:p>
          </table:table-cell>
          <table:table-cell office:value-type="string" table:style-name="ce1">
            <text:p>Success</text:p>
          </table:table-cell>
          <table:table-cell office:value-type="float" office:value="65253" table:style-name="ce1">
            <text:p>65253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9H5M6.630S" table:style-name="ce2">
            <text:p>05:06.6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9772" table:style-name="ce1">
            <text:p>9772</text:p>
          </table:table-cell>
          <table:table-cell office:value-type="string" table:style-name="ce1">
            <text:p>Success</text:p>
          </table:table-cell>
          <table:table-cell office:value-type="float" office:value="35460" table:style-name="ce1">
            <text:p>35460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9H4M50.115S" table:style-name="ce2">
            <text:p>04:50.1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26290" table:style-name="ce1">
            <text:p>26290</text:p>
          </table:table-cell>
          <table:table-cell office:value-type="string" table:style-name="ce1">
            <text:p>Success</text:p>
          </table:table-cell>
          <table:table-cell office:value-type="float" office:value="65275" table:style-name="ce1">
            <text:p>65275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9H4M50.089S" table:style-name="ce2">
            <text:p>04:50.1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26364" table:style-name="ce1">
            <text:p>26364</text:p>
          </table:table-cell>
          <table:table-cell office:value-type="string" table:style-name="ce1">
            <text:p>Success</text:p>
          </table:table-cell>
          <table:table-cell office:value-type="float" office:value="65277" table:style-name="ce1">
            <text:p>65277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9H5M14.261S" table:style-name="ce2">
            <text:p>05:14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2199" table:style-name="ce1">
            <text:p>2199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9H5M6.705S" table:style-name="ce2">
            <text:p>05:06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9760" table:style-name="ce1">
            <text:p>9760</text:p>
          </table:table-cell>
          <table:table-cell office:value-type="string" table:style-name="ce1">
            <text:p>Success</text:p>
          </table:table-cell>
          <table:table-cell office:value-type="float" office:value="35456" table:style-name="ce1">
            <text:p>35456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9H4M50.002S" table:style-name="ce2">
            <text:p>04:50.0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26465" table:style-name="ce1">
            <text:p>26465</text:p>
          </table:table-cell>
          <table:table-cell office:value-type="string" table:style-name="ce1">
            <text:p>Success</text:p>
          </table:table-cell>
          <table:table-cell office:value-type="float" office:value="65275" table:style-name="ce1">
            <text:p>65275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9H5M16.246S" table:style-name="ce2">
            <text:p>05:16.2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9H5M5.624S" table:style-name="ce2">
            <text:p>05:05.6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10876" table:style-name="ce1">
            <text:p>10876</text:p>
          </table:table-cell>
          <table:table-cell office:value-type="string" table:style-name="ce1">
            <text:p>Success</text:p>
          </table:table-cell>
          <table:table-cell office:value-type="float" office:value="48924" table:style-name="ce1">
            <text:p>48924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9H5M6.692S" table:style-name="ce2">
            <text:p>05:06.7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9857" table:style-name="ce1">
            <text:p>9857</text:p>
          </table:table-cell>
          <table:table-cell office:value-type="string" table:style-name="ce1">
            <text:p>Success</text:p>
          </table:table-cell>
          <table:table-cell office:value-type="float" office:value="38848" table:style-name="ce1">
            <text:p>38848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9H4M34.350S" table:style-name="ce2">
            <text:p>04:34.3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42215" table:style-name="ce1">
            <text:p>42215</text:p>
          </table:table-cell>
          <table:table-cell office:value-type="string" table:style-name="ce1">
            <text:p>Success</text:p>
          </table:table-cell>
          <table:table-cell office:value-type="float" office:value="216578" table:style-name="ce1">
            <text:p>216578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9H5M16.502S" table:style-name="ce2">
            <text:p>05:16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9H5M8.632S" table:style-name="ce2">
            <text:p>05:08.6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8266" table:style-name="ce1">
            <text:p>8266</text:p>
          </table:table-cell>
          <table:table-cell office:value-type="string" table:style-name="ce1">
            <text:p>Success</text:p>
          </table:table-cell>
          <table:table-cell office:value-type="float" office:value="40845" table:style-name="ce1">
            <text:p>40845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9H5M16.815S" table:style-name="ce2">
            <text:p>05:16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9H5M16.973S" table:style-name="ce2">
            <text:p>05:17.0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9H4M32.268S" table:style-name="ce2">
            <text:p>04:32.3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44830" table:style-name="ce1">
            <text:p>44830</text:p>
          </table:table-cell>
          <table:table-cell office:value-type="string" table:style-name="ce1">
            <text:p>Success</text:p>
          </table:table-cell>
          <table:table-cell office:value-type="float" office:value="214617" table:style-name="ce1">
            <text:p>214617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9H5M16.502S" table:style-name="ce2">
            <text:p>05:16.5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Success</text:p>
          </table:table-cell>
          <table:table-cell office:value-type="float" office:value="15503" table:style-name="ce1">
            <text:p>15503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9H5M17.345S" table:style-name="ce2">
            <text:p>05:17.3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9H5M8.649S" table:style-name="ce2">
            <text:p>05:08.6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9026" table:style-name="ce1">
            <text:p>9026</text:p>
          </table:table-cell>
          <table:table-cell office:value-type="string" table:style-name="ce1">
            <text:p>Success</text:p>
          </table:table-cell>
          <table:table-cell office:value-type="float" office:value="40844" table:style-name="ce1">
            <text:p>40844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9H5M11.111S" table:style-name="ce2">
            <text:p>05:11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6568" table:style-name="ce1">
            <text:p>6568</text:p>
          </table:table-cell>
          <table:table-cell office:value-type="string" table:style-name="ce1">
            <text:p>Success</text:p>
          </table:table-cell>
          <table:table-cell office:value-type="float" office:value="40846" table:style-name="ce1">
            <text:p>40846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9H4M32.905S" table:style-name="ce2">
            <text:p>04:32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44817" table:style-name="ce1">
            <text:p>44817</text:p>
          </table:table-cell>
          <table:table-cell office:value-type="string" table:style-name="ce1">
            <text:p>Success</text:p>
          </table:table-cell>
          <table:table-cell office:value-type="float" office:value="216627" table:style-name="ce1">
            <text:p>216627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9H4M51.151S" table:style-name="ce2">
            <text:p>04:51.2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26831" table:style-name="ce1">
            <text:p>26831</text:p>
          </table:table-cell>
          <table:table-cell office:value-type="string" table:style-name="ce1">
            <text:p>Success</text:p>
          </table:table-cell>
          <table:table-cell office:value-type="float" office:value="170615" table:style-name="ce1">
            <text:p>170615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9H5M17.985S" table:style-name="ce2">
            <text:p>05:18.0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9H5M18.016S" table:style-name="ce2">
            <text:p>05:18.0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9H5M11.138S" table:style-name="ce2">
            <text:p>05:11.1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8563" table:style-name="ce1">
            <text:p>8563</text:p>
          </table:table-cell>
          <table:table-cell office:value-type="string" table:style-name="ce1">
            <text:p>Success</text:p>
          </table:table-cell>
          <table:table-cell office:value-type="float" office:value="42815" table:style-name="ce1">
            <text:p>42815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9H5M17.047S" table:style-name="ce2">
            <text:p>05:17.0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3413" table:style-name="ce1">
            <text:p>3413</text:p>
          </table:table-cell>
          <table:table-cell office:value-type="string" table:style-name="ce1">
            <text:p>Success</text:p>
          </table:table-cell>
          <table:table-cell office:value-type="float" office:value="25674" table:style-name="ce1">
            <text:p>25674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9H5M14.143S" table:style-name="ce2">
            <text:p>05:14.1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6337" table:style-name="ce1">
            <text:p>6337</text:p>
          </table:table-cell>
          <table:table-cell office:value-type="string" table:style-name="ce1">
            <text:p>Success</text:p>
          </table:table-cell>
          <table:table-cell office:value-type="float" office:value="46717" table:style-name="ce1">
            <text:p>46717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9H5M11.165S" table:style-name="ce2">
            <text:p>05:11.2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10095" table:style-name="ce1">
            <text:p>10095</text:p>
          </table:table-cell>
          <table:table-cell office:value-type="string" table:style-name="ce1">
            <text:p>Success</text:p>
          </table:table-cell>
          <table:table-cell office:value-type="float" office:value="35516" table:style-name="ce1">
            <text:p>35516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9H5M16.900S" table:style-name="ce2">
            <text:p>05:16.9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4364" table:style-name="ce1">
            <text:p>4364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9H5M12.882S" table:style-name="ce2">
            <text:p>05:12.9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8402" table:style-name="ce1">
            <text:p>8402</text:p>
          </table:table-cell>
          <table:table-cell office:value-type="string" table:style-name="ce1">
            <text:p>Success</text:p>
          </table:table-cell>
          <table:table-cell office:value-type="float" office:value="18188" table:style-name="ce1">
            <text:p>18188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9H5M12.264S" table:style-name="ce2">
            <text:p>05:12.3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9028" table:style-name="ce1">
            <text:p>9028</text:p>
          </table:table-cell>
          <table:table-cell office:value-type="string" table:style-name="ce1">
            <text:p>Success</text:p>
          </table:table-cell>
          <table:table-cell office:value-type="float" office:value="35517" table:style-name="ce1">
            <text:p>35517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9H5M20.482S" table:style-name="ce2">
            <text:p>05:20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819" table:style-name="ce1">
            <text:p>819</text:p>
          </table:table-cell>
          <table:table-cell office:value-type="string" table:style-name="ce1">
            <text:p>Success</text:p>
          </table:table-cell>
          <table:table-cell office:value-type="float" office:value="18188" table:style-name="ce1">
            <text:p>18188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9H5M11.769S" table:style-name="ce2">
            <text:p>05:11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9545" table:style-name="ce1">
            <text:p>9545</text:p>
          </table:table-cell>
          <table:table-cell office:value-type="string" table:style-name="ce1">
            <text:p>Success</text:p>
          </table:table-cell>
          <table:table-cell office:value-type="float" office:value="35517" table:style-name="ce1">
            <text:p>35517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9H5M11.072S" table:style-name="ce2">
            <text:p>05:11.1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10245" table:style-name="ce1">
            <text:p>10245</text:p>
          </table:table-cell>
          <table:table-cell office:value-type="string" table:style-name="ce1">
            <text:p>Success</text:p>
          </table:table-cell>
          <table:table-cell office:value-type="float" office:value="35517" table:style-name="ce1">
            <text:p>35517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9H5M11.155S" table:style-name="ce2">
            <text:p>05:11.2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10186" table:style-name="ce1">
            <text:p>10186</text:p>
          </table:table-cell>
          <table:table-cell office:value-type="string" table:style-name="ce1">
            <text:p>Success</text:p>
          </table:table-cell>
          <table:table-cell office:value-type="float" office:value="35517" table:style-name="ce1">
            <text:p>35517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9H5M11.108S" table:style-name="ce2">
            <text:p>05:11.1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10237" table:style-name="ce1">
            <text:p>10237</text:p>
          </table:table-cell>
          <table:table-cell office:value-type="string" table:style-name="ce1">
            <text:p>Success</text:p>
          </table:table-cell>
          <table:table-cell office:value-type="float" office:value="35517" table:style-name="ce1">
            <text:p>35517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9H4M59.217S" table:style-name="ce2">
            <text:p>04:59.2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22131" table:style-name="ce1">
            <text:p>22131</text:p>
          </table:table-cell>
          <table:table-cell office:value-type="string" table:style-name="ce1">
            <text:p>Success</text:p>
          </table:table-cell>
          <table:table-cell office:value-type="float" office:value="67628" table:style-name="ce1">
            <text:p>67628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9H5M6.648S" table:style-name="ce2">
            <text:p>05:06.6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4779" table:style-name="ce1">
            <text:p>14779</text:p>
          </table:table-cell>
          <table:table-cell office:value-type="string" table:style-name="ce1">
            <text:p>Success</text:p>
          </table:table-cell>
          <table:table-cell office:value-type="float" office:value="35517" table:style-name="ce1">
            <text:p>35517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9H5M14.151S" table:style-name="ce2">
            <text:p>05:14.2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7280" table:style-name="ce1">
            <text:p>7280</text:p>
          </table:table-cell>
          <table:table-cell office:value-type="string" table:style-name="ce1">
            <text:p>Success</text:p>
          </table:table-cell>
          <table:table-cell office:value-type="float" office:value="35521" table:style-name="ce1">
            <text:p>35521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9H5M12.009S" table:style-name="ce2">
            <text:p>05:12.0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9425" table:style-name="ce1">
            <text:p>9425</text:p>
          </table:table-cell>
          <table:table-cell office:value-type="string" table:style-name="ce1">
            <text:p>Success</text:p>
          </table:table-cell>
          <table:table-cell office:value-type="float" office:value="35517" table:style-name="ce1">
            <text:p>35517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9H5M11.728S" table:style-name="ce2">
            <text:p>05:11.7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9709" table:style-name="ce1">
            <text:p>9709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9H5M16.352S" table:style-name="ce2">
            <text:p>05:16.4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5087" table:style-name="ce1">
            <text:p>5087</text:p>
          </table:table-cell>
          <table:table-cell office:value-type="string" table:style-name="ce1">
            <text:p>Success</text:p>
          </table:table-cell>
          <table:table-cell office:value-type="float" office:value="35691" table:style-name="ce1">
            <text:p>35691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9H5M16.551S" table:style-name="ce2">
            <text:p>05:16.6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4898" table:style-name="ce1">
            <text:p>4898</text:p>
          </table:table-cell>
          <table:table-cell office:value-type="string" table:style-name="ce1">
            <text:p>Success</text:p>
          </table:table-cell>
          <table:table-cell office:value-type="float" office:value="42409" table:style-name="ce1">
            <text:p>42409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9H5M11.881S" table:style-name="ce2">
            <text:p>05:11.9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9571" table:style-name="ce1">
            <text:p>9571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9H5M16.455S" table:style-name="ce2">
            <text:p>05:16.5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5003" table:style-name="ce1">
            <text:p>5003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9H5M2.228S" table:style-name="ce2">
            <text:p>05:02.2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19235" table:style-name="ce1">
            <text:p>19235</text:p>
          </table:table-cell>
          <table:table-cell office:value-type="string" table:style-name="ce1">
            <text:p>Success</text:p>
          </table:table-cell>
          <table:table-cell office:value-type="float" office:value="35517" table:style-name="ce1">
            <text:p>35517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9H5M14.130S" table:style-name="ce2">
            <text:p>05:14.1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7344" table:style-name="ce1">
            <text:p>7344</text:p>
          </table:table-cell>
          <table:table-cell office:value-type="string" table:style-name="ce1">
            <text:p>Success</text:p>
          </table:table-cell>
          <table:table-cell office:value-type="float" office:value="35517" table:style-name="ce1">
            <text:p>35517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9H5M2.226S" table:style-name="ce2">
            <text:p>05:02.2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19252" table:style-name="ce1">
            <text:p>19252</text:p>
          </table:table-cell>
          <table:table-cell office:value-type="string" table:style-name="ce1">
            <text:p>Success</text:p>
          </table:table-cell>
          <table:table-cell office:value-type="float" office:value="35517" table:style-name="ce1">
            <text:p>35517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9H5M21.451S" table:style-name="ce2">
            <text:p>05:21.5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9H5M16.469S" table:style-name="ce2">
            <text:p>05:16.5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5015" table:style-name="ce1">
            <text:p>5015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9H5M16.098S" table:style-name="ce2">
            <text:p>05:16.1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5387" table:style-name="ce1">
            <text:p>5387</text:p>
          </table:table-cell>
          <table:table-cell office:value-type="string" table:style-name="ce1">
            <text:p>Success</text:p>
          </table:table-cell>
          <table:table-cell office:value-type="float" office:value="35691" table:style-name="ce1">
            <text:p>35691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9H5M16.344S" table:style-name="ce2">
            <text:p>05:16.3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5143" table:style-name="ce1">
            <text:p>5143</text:p>
          </table:table-cell>
          <table:table-cell office:value-type="string" table:style-name="ce1">
            <text:p>Success</text:p>
          </table:table-cell>
          <table:table-cell office:value-type="float" office:value="18188" table:style-name="ce1">
            <text:p>18188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9H4M34.153S" table:style-name="ce2">
            <text:p>04:34.2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47341" table:style-name="ce1">
            <text:p>47341</text:p>
          </table:table-cell>
          <table:table-cell office:value-type="string" table:style-name="ce1">
            <text:p>Success</text:p>
          </table:table-cell>
          <table:table-cell office:value-type="float" office:value="210964" table:style-name="ce1">
            <text:p>210964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9H4M58.057S" table:style-name="ce2">
            <text:p>04:58.1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23439" table:style-name="ce1">
            <text:p>23439</text:p>
          </table:table-cell>
          <table:table-cell office:value-type="string" table:style-name="ce1">
            <text:p>Success</text:p>
          </table:table-cell>
          <table:table-cell office:value-type="float" office:value="67628" table:style-name="ce1">
            <text:p>67628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9H5M17.681S" table:style-name="ce2">
            <text:p>05:17.7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3820" table:style-name="ce1">
            <text:p>3820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9H5M12.941S" table:style-name="ce2">
            <text:p>05:12.9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8560" table:style-name="ce1">
            <text:p>8560</text:p>
          </table:table-cell>
          <table:table-cell office:value-type="string" table:style-name="ce1">
            <text:p>Success</text:p>
          </table:table-cell>
          <table:table-cell office:value-type="float" office:value="35517" table:style-name="ce1">
            <text:p>35517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9H5M16.240S" table:style-name="ce2">
            <text:p>05:16.2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5261" table:style-name="ce1">
            <text:p>5261</text:p>
          </table:table-cell>
          <table:table-cell office:value-type="string" table:style-name="ce1">
            <text:p>Success</text:p>
          </table:table-cell>
          <table:table-cell office:value-type="float" office:value="35695" table:style-name="ce1">
            <text:p>35695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9H5M19.703S" table:style-name="ce2">
            <text:p>05:19.7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804" table:style-name="ce1">
            <text:p>1804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9H5M11.147S" table:style-name="ce2">
            <text:p>05:11.1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10368" table:style-name="ce1">
            <text:p>10368</text:p>
          </table:table-cell>
          <table:table-cell office:value-type="string" table:style-name="ce1">
            <text:p>Success</text:p>
          </table:table-cell>
          <table:table-cell office:value-type="float" office:value="35518" table:style-name="ce1">
            <text:p>35518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9H5M12.887S" table:style-name="ce2">
            <text:p>05:12.9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8628" table:style-name="ce1">
            <text:p>8628</text:p>
          </table:table-cell>
          <table:table-cell office:value-type="string" table:style-name="ce1">
            <text:p>Success</text:p>
          </table:table-cell>
          <table:table-cell office:value-type="float" office:value="35517" table:style-name="ce1">
            <text:p>35517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9H5M17.677S" table:style-name="ce2">
            <text:p>05:17.7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3851" table:style-name="ce1">
            <text:p>3851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9H5M16.241S" table:style-name="ce2">
            <text:p>05:16.2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5291" table:style-name="ce1">
            <text:p>5291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9H5M16.407S" table:style-name="ce2">
            <text:p>05:16.4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5127" table:style-name="ce1">
            <text:p>5127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9H5M11.131S" table:style-name="ce2">
            <text:p>05:11.1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10418" table:style-name="ce1">
            <text:p>10418</text:p>
          </table:table-cell>
          <table:table-cell office:value-type="string" table:style-name="ce1">
            <text:p>Success</text:p>
          </table:table-cell>
          <table:table-cell office:value-type="float" office:value="35521" table:style-name="ce1">
            <text:p>35521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9H5M16.300S" table:style-name="ce2">
            <text:p>05:16.3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5252" table:style-name="ce1">
            <text:p>5252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9H4M59.729S" table:style-name="ce2">
            <text:p>04:59.7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21827" table:style-name="ce1">
            <text:p>21827</text:p>
          </table:table-cell>
          <table:table-cell office:value-type="string" table:style-name="ce1">
            <text:p>Success</text:p>
          </table:table-cell>
          <table:table-cell office:value-type="float" office:value="67606" table:style-name="ce1">
            <text:p>67606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9H5M5.608S" table:style-name="ce2">
            <text:p>05:05.6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15949" table:style-name="ce1">
            <text:p>15949</text:p>
          </table:table-cell>
          <table:table-cell office:value-type="string" table:style-name="ce1">
            <text:p>Success</text:p>
          </table:table-cell>
          <table:table-cell office:value-type="float" office:value="40427" table:style-name="ce1">
            <text:p>40427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9H5M12.871S" table:style-name="ce2">
            <text:p>05:12.9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8686" table:style-name="ce1">
            <text:p>8686</text:p>
          </table:table-cell>
          <table:table-cell office:value-type="string" table:style-name="ce1">
            <text:p>Success</text:p>
          </table:table-cell>
          <table:table-cell office:value-type="float" office:value="35521" table:style-name="ce1">
            <text:p>35521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9H5M12.862S" table:style-name="ce2">
            <text:p>05:12.9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8701" table:style-name="ce1">
            <text:p>8701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9H5M16.349S" table:style-name="ce2">
            <text:p>05:16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5215" table:style-name="ce1">
            <text:p>5215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9H5M16.462S" table:style-name="ce2">
            <text:p>05:16.5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5105" table:style-name="ce1">
            <text:p>5105</text:p>
          </table:table-cell>
          <table:table-cell office:value-type="string" table:style-name="ce1">
            <text:p>Success</text:p>
          </table:table-cell>
          <table:table-cell office:value-type="float" office:value="35691" table:style-name="ce1">
            <text:p>35691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9H5M3.799S" table:style-name="ce2">
            <text:p>05:03.8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7770" table:style-name="ce1">
            <text:p>17770</text:p>
          </table:table-cell>
          <table:table-cell office:value-type="string" table:style-name="ce1">
            <text:p>Success</text:p>
          </table:table-cell>
          <table:table-cell office:value-type="float" office:value="54031" table:style-name="ce1">
            <text:p>54031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9H5M21.480S" table:style-name="ce2">
            <text:p>05:21.5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9H4M59.222S" table:style-name="ce2">
            <text:p>04:59.2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22393" table:style-name="ce1">
            <text:p>22393</text:p>
          </table:table-cell>
          <table:table-cell office:value-type="string" table:style-name="ce1">
            <text:p>Success</text:p>
          </table:table-cell>
          <table:table-cell office:value-type="float" office:value="68033" table:style-name="ce1">
            <text:p>68033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9H5M21.571S" table:style-name="ce2">
            <text:p>05:21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9H5M21.585S" table:style-name="ce2">
            <text:p>05:21.6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9H5M21.658S" table:style-name="ce2">
            <text:p>05:21.7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9H5M21.775S" table:style-name="ce2">
            <text:p>05:21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9H5M21.797S" table:style-name="ce2">
            <text:p>05:21.8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9H5M21.952S" table:style-name="ce2">
            <text:p>05:22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9H5M16.353S" table:style-name="ce2">
            <text:p>05:16.4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6205" table:style-name="ce1">
            <text:p>6205</text:p>
          </table:table-cell>
          <table:table-cell office:value-type="string" table:style-name="ce1">
            <text:p>Success</text:p>
          </table:table-cell>
          <table:table-cell office:value-type="float" office:value="52644" table:style-name="ce1">
            <text:p>52644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9H5M12.879S" table:style-name="ce2">
            <text:p>05:12.9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9737" table:style-name="ce1">
            <text:p>9737</text:p>
          </table:table-cell>
          <table:table-cell office:value-type="string" table:style-name="ce1">
            <text:p>Success</text:p>
          </table:table-cell>
          <table:table-cell office:value-type="float" office:value="46746" table:style-name="ce1">
            <text:p>46746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9H5M14.270S" table:style-name="ce2">
            <text:p>05:14.3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8900" table:style-name="ce1">
            <text:p>8900</text:p>
          </table:table-cell>
          <table:table-cell office:value-type="string" table:style-name="ce1">
            <text:p>Success</text:p>
          </table:table-cell>
          <table:table-cell office:value-type="float" office:value="46721" table:style-name="ce1">
            <text:p>46721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9H5M21.908S" table:style-name="ce2">
            <text:p>05:21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1323" table:style-name="ce1">
            <text:p>1323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9H5M22.062S" table:style-name="ce2">
            <text:p>05:22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Success</text:p>
          </table:table-cell>
          <table:table-cell office:value-type="float" office:value="26000" table:style-name="ce1">
            <text:p>26000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9H5M16.467S" table:style-name="ce2">
            <text:p>05:16.5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6802" table:style-name="ce1">
            <text:p>6802</text:p>
          </table:table-cell>
          <table:table-cell office:value-type="string" table:style-name="ce1">
            <text:p>Success</text:p>
          </table:table-cell>
          <table:table-cell office:value-type="float" office:value="50652" table:style-name="ce1">
            <text:p>50652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9H5M16.404S" table:style-name="ce2">
            <text:p>05:16.4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6875" table:style-name="ce1">
            <text:p>6875</text:p>
          </table:table-cell>
          <table:table-cell office:value-type="string" table:style-name="ce1">
            <text:p>Success</text:p>
          </table:table-cell>
          <table:table-cell office:value-type="float" office:value="54578" table:style-name="ce1">
            <text:p>54578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9H5M12.527S" table:style-name="ce2">
            <text:p>05:12.5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10862" table:style-name="ce1">
            <text:p>10862</text:p>
          </table:table-cell>
          <table:table-cell office:value-type="string" table:style-name="ce1">
            <text:p>Success</text:p>
          </table:table-cell>
          <table:table-cell office:value-type="float" office:value="46721" table:style-name="ce1">
            <text:p>46721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9H5M20.464S" table:style-name="ce2">
            <text:p>05:20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3332" table:style-name="ce1">
            <text:p>3332</text:p>
          </table:table-cell>
          <table:table-cell office:value-type="string" table:style-name="ce1">
            <text:p>Success</text:p>
          </table:table-cell>
          <table:table-cell office:value-type="float" office:value="50655" table:style-name="ce1">
            <text:p>50655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9H5M23.799S" table:style-name="ce2">
            <text:p>05:23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9H5M23.839S" table:style-name="ce2">
            <text:p>05:23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9H5M15.949S" table:style-name="ce2">
            <text:p>05:15.9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8221" table:style-name="ce1">
            <text:p>8221</text:p>
          </table:table-cell>
          <table:table-cell office:value-type="string" table:style-name="ce1">
            <text:p>Success</text:p>
          </table:table-cell>
          <table:table-cell office:value-type="float" office:value="52621" table:style-name="ce1">
            <text:p>52621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9H5M17.369S" table:style-name="ce2">
            <text:p>05:17.4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6824" table:style-name="ce1">
            <text:p>6824</text:p>
          </table:table-cell>
          <table:table-cell office:value-type="string" table:style-name="ce1">
            <text:p>Success</text:p>
          </table:table-cell>
          <table:table-cell office:value-type="float" office:value="52618" table:style-name="ce1">
            <text:p>52618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9H5M24.194S" table:style-name="ce2">
            <text:p>05:24.2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9H5M16.296S" table:style-name="ce2">
            <text:p>05:16.3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7989" table:style-name="ce1">
            <text:p>7989</text:p>
          </table:table-cell>
          <table:table-cell office:value-type="string" table:style-name="ce1">
            <text:p>Success</text:p>
          </table:table-cell>
          <table:table-cell office:value-type="float" office:value="52618" table:style-name="ce1">
            <text:p>52618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9H5M21.509S" table:style-name="ce2">
            <text:p>05:21.5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2887" table:style-name="ce1">
            <text:p>288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9H5M16.399S" table:style-name="ce2">
            <text:p>05:16.4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8724" table:style-name="ce1">
            <text:p>8724</text:p>
          </table:table-cell>
          <table:table-cell office:value-type="string" table:style-name="ce1">
            <text:p>Success</text:p>
          </table:table-cell>
          <table:table-cell office:value-type="float" office:value="52653" table:style-name="ce1">
            <text:p>52653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9H5M21.430S" table:style-name="ce2">
            <text:p>05:21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3817" table:style-name="ce1">
            <text:p>3817</text:p>
          </table:table-cell>
          <table:table-cell office:value-type="string" table:style-name="ce1">
            <text:p>Success</text:p>
          </table:table-cell>
          <table:table-cell office:value-type="float" office:value="60482" table:style-name="ce1">
            <text:p>60482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9H5M16.090S" table:style-name="ce2">
            <text:p>05:16.1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9161" table:style-name="ce1">
            <text:p>9161</text:p>
          </table:table-cell>
          <table:table-cell office:value-type="string" table:style-name="ce1">
            <text:p>Success</text:p>
          </table:table-cell>
          <table:table-cell office:value-type="float" office:value="18188" table:style-name="ce1">
            <text:p>18188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9H5M21.437S" table:style-name="ce2">
            <text:p>05:21.4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4599" table:style-name="ce1">
            <text:p>4599</text:p>
          </table:table-cell>
          <table:table-cell office:value-type="string" table:style-name="ce1">
            <text:p>Success</text:p>
          </table:table-cell>
          <table:table-cell office:value-type="float" office:value="60481" table:style-name="ce1">
            <text:p>60481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9H5M23.913S" table:style-name="ce2">
            <text:p>05:23.9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284" table:style-name="ce1">
            <text:p>2284</text:p>
          </table:table-cell>
          <table:table-cell office:value-type="string" table:style-name="ce1">
            <text:p>Success</text:p>
          </table:table-cell>
          <table:table-cell office:value-type="float" office:value="12225" table:style-name="ce1">
            <text:p>12225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9H5M21.343S" table:style-name="ce2">
            <text:p>05:21.3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5239" table:style-name="ce1">
            <text:p>5239</text:p>
          </table:table-cell>
          <table:table-cell office:value-type="string" table:style-name="ce1">
            <text:p>Success</text:p>
          </table:table-cell>
          <table:table-cell office:value-type="float" office:value="60479" table:style-name="ce1">
            <text:p>60479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9H5M21.434S" table:style-name="ce2">
            <text:p>05:21.4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5155" table:style-name="ce1">
            <text:p>5155</text:p>
          </table:table-cell>
          <table:table-cell office:value-type="string" table:style-name="ce1">
            <text:p>Success</text:p>
          </table:table-cell>
          <table:table-cell office:value-type="float" office:value="60477" table:style-name="ce1">
            <text:p>60477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9H5M21.560S" table:style-name="ce2">
            <text:p>05:21.6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5105" table:style-name="ce1">
            <text:p>5105</text:p>
          </table:table-cell>
          <table:table-cell office:value-type="string" table:style-name="ce1">
            <text:p>Success</text:p>
          </table:table-cell>
          <table:table-cell office:value-type="float" office:value="25819" table:style-name="ce1">
            <text:p>25819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9H5M26.668S" table:style-name="ce2">
            <text:p>05:26.7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9H5M26.707S" table:style-name="ce2">
            <text:p>05:26.7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9H5M26.771S" table:style-name="ce2">
            <text:p>05:26.8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9H5M26.885S" table:style-name="ce2">
            <text:p>05:26.9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9H5M21.564S" table:style-name="ce2">
            <text:p>05:21.6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5590" table:style-name="ce1">
            <text:p>5590</text:p>
          </table:table-cell>
          <table:table-cell office:value-type="string" table:style-name="ce1">
            <text:p>Success</text:p>
          </table:table-cell>
          <table:table-cell office:value-type="float" office:value="25848" table:style-name="ce1">
            <text:p>25848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9H5M27.157S" table:style-name="ce2">
            <text:p>05:27.2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9H5M16.069S" table:style-name="ce2">
            <text:p>05:16.1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11112" table:style-name="ce1">
            <text:p>11112</text:p>
          </table:table-cell>
          <table:table-cell office:value-type="string" table:style-name="ce1">
            <text:p>Success</text:p>
          </table:table-cell>
          <table:table-cell office:value-type="float" office:value="35695" table:style-name="ce1">
            <text:p>35695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9H5M27.182S" table:style-name="ce2">
            <text:p>05:27.2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9H5M27.330S" table:style-name="ce2">
            <text:p>05:27.3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9H5M27.375S" table:style-name="ce2">
            <text:p>05:27.4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9H5M21.441S" table:style-name="ce2">
            <text:p>05:21.4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6271" table:style-name="ce1">
            <text:p>6271</text:p>
          </table:table-cell>
          <table:table-cell office:value-type="string" table:style-name="ce1">
            <text:p>Success</text:p>
          </table:table-cell>
          <table:table-cell office:value-type="float" office:value="60483" table:style-name="ce1">
            <text:p>60483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9H5M26.200S" table:style-name="ce2">
            <text:p>05:26.2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875" table:style-name="ce1">
            <text:p>1875</text:p>
          </table:table-cell>
          <table:table-cell office:value-type="string" table:style-name="ce1">
            <text:p>Success</text:p>
          </table:table-cell>
          <table:table-cell office:value-type="float" office:value="13340" table:style-name="ce1">
            <text:p>13340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9H5M23.392S" table:style-name="ce2">
            <text:p>05:23.4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4824" table:style-name="ce1">
            <text:p>4824</text:p>
          </table:table-cell>
          <table:table-cell office:value-type="string" table:style-name="ce1">
            <text:p>Success</text:p>
          </table:table-cell>
          <table:table-cell office:value-type="float" office:value="18188" table:style-name="ce1">
            <text:p>18188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9H5M22.561S" table:style-name="ce2">
            <text:p>05:22.6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5669" table:style-name="ce1">
            <text:p>5669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9H5M9.892S" table:style-name="ce2">
            <text:p>05:09.9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9051" table:style-name="ce1">
            <text:p>19051</text:p>
          </table:table-cell>
          <table:table-cell office:value-type="string" table:style-name="ce1">
            <text:p>Success</text:p>
          </table:table-cell>
          <table:table-cell office:value-type="float" office:value="68188" table:style-name="ce1">
            <text:p>68188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9H5M16.065S" table:style-name="ce2">
            <text:p>05:16.1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12944" table:style-name="ce1">
            <text:p>12944</text:p>
          </table:table-cell>
          <table:table-cell office:value-type="string" table:style-name="ce1">
            <text:p>Success</text:p>
          </table:table-cell>
          <table:table-cell office:value-type="float" office:value="35695" table:style-name="ce1">
            <text:p>35695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9H5M16.302S" table:style-name="ce2">
            <text:p>05:16.3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2707" table:style-name="ce1">
            <text:p>12707</text:p>
          </table:table-cell>
          <table:table-cell office:value-type="string" table:style-name="ce1">
            <text:p>Success</text:p>
          </table:table-cell>
          <table:table-cell office:value-type="float" office:value="35695" table:style-name="ce1">
            <text:p>35695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9H5M14.958S" table:style-name="ce2">
            <text:p>05:15.0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14059" table:style-name="ce1">
            <text:p>14059</text:p>
          </table:table-cell>
          <table:table-cell office:value-type="string" table:style-name="ce1">
            <text:p>Success</text:p>
          </table:table-cell>
          <table:table-cell office:value-type="float" office:value="35692" table:style-name="ce1">
            <text:p>35692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9H5M16.128S" table:style-name="ce2">
            <text:p>05:16.1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2905" table:style-name="ce1">
            <text:p>12905</text:p>
          </table:table-cell>
          <table:table-cell office:value-type="string" table:style-name="ce1">
            <text:p>Success</text:p>
          </table:table-cell>
          <table:table-cell office:value-type="float" office:value="35692" table:style-name="ce1">
            <text:p>35692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9H5M2.382S" table:style-name="ce2">
            <text:p>05:02.4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26653" table:style-name="ce1">
            <text:p>26653</text:p>
          </table:table-cell>
          <table:table-cell office:value-type="string" table:style-name="ce1">
            <text:p>Success</text:p>
          </table:table-cell>
          <table:table-cell office:value-type="float" office:value="68276" table:style-name="ce1">
            <text:p>68276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9H5M16.243S" table:style-name="ce2">
            <text:p>05:16.2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12798" table:style-name="ce1">
            <text:p>12798</text:p>
          </table:table-cell>
          <table:table-cell office:value-type="string" table:style-name="ce1">
            <text:p>Success</text:p>
          </table:table-cell>
          <table:table-cell office:value-type="float" office:value="35695" table:style-name="ce1">
            <text:p>35695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9H5M21.503S" table:style-name="ce2">
            <text:p>05:21.5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7984" table:style-name="ce1">
            <text:p>7984</text:p>
          </table:table-cell>
          <table:table-cell office:value-type="string" table:style-name="ce1">
            <text:p>Success</text:p>
          </table:table-cell>
          <table:table-cell office:value-type="float" office:value="66381" table:style-name="ce1">
            <text:p>66381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9H5M9.835S" table:style-name="ce2">
            <text:p>05:09.8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19849" table:style-name="ce1">
            <text:p>19849</text:p>
          </table:table-cell>
          <table:table-cell office:value-type="string" table:style-name="ce1">
            <text:p>Success</text:p>
          </table:table-cell>
          <table:table-cell office:value-type="float" office:value="68188" table:style-name="ce1">
            <text:p>68188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9H5M16.287S" table:style-name="ce2">
            <text:p>05:16.3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3400" table:style-name="ce1">
            <text:p>13400</text:p>
          </table:table-cell>
          <table:table-cell office:value-type="string" table:style-name="ce1">
            <text:p>Success</text:p>
          </table:table-cell>
          <table:table-cell office:value-type="float" office:value="36440" table:style-name="ce1">
            <text:p>36440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9H5M29.036S" table:style-name="ce2">
            <text:p>05:29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Success</text:p>
          </table:table-cell>
          <table:table-cell office:value-type="float" office:value="18194" table:style-name="ce1">
            <text:p>18194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9H5M16.390S" table:style-name="ce2">
            <text:p>05:16.4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13324" table:style-name="ce1">
            <text:p>13324</text:p>
          </table:table-cell>
          <table:table-cell office:value-type="string" table:style-name="ce1">
            <text:p>Success</text:p>
          </table:table-cell>
          <table:table-cell office:value-type="float" office:value="35691" table:style-name="ce1">
            <text:p>35691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9H5M16.255S" table:style-name="ce2">
            <text:p>05:16.3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13461" table:style-name="ce1">
            <text:p>13461</text:p>
          </table:table-cell>
          <table:table-cell office:value-type="string" table:style-name="ce1">
            <text:p>Success</text:p>
          </table:table-cell>
          <table:table-cell office:value-type="float" office:value="35691" table:style-name="ce1">
            <text:p>35691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9H5M16.129S" table:style-name="ce2">
            <text:p>05:16.1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13591" table:style-name="ce1">
            <text:p>13591</text:p>
          </table:table-cell>
          <table:table-cell office:value-type="string" table:style-name="ce1">
            <text:p>Success</text:p>
          </table:table-cell>
          <table:table-cell office:value-type="float" office:value="35691" table:style-name="ce1">
            <text:p>35691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9H4M59.731S" table:style-name="ce2">
            <text:p>04:59.7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29999" table:style-name="ce1">
            <text:p>29999</text:p>
          </table:table-cell>
          <table:table-cell office:value-type="string" table:style-name="ce1">
            <text:p>Success</text:p>
          </table:table-cell>
          <table:table-cell office:value-type="float" office:value="68037" table:style-name="ce1">
            <text:p>68037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9H5M21.318S" table:style-name="ce2">
            <text:p>05:21.3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8416" table:style-name="ce1">
            <text:p>8416</text:p>
          </table:table-cell>
          <table:table-cell office:value-type="string" table:style-name="ce1">
            <text:p>Success</text:p>
          </table:table-cell>
          <table:table-cell office:value-type="float" office:value="51894" table:style-name="ce1">
            <text:p>51894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9H5M21.464S" table:style-name="ce2">
            <text:p>05:21.5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8609" table:style-name="ce1">
            <text:p>8609</text:p>
          </table:table-cell>
          <table:table-cell office:value-type="string" table:style-name="ce1">
            <text:p>Success</text:p>
          </table:table-cell>
          <table:table-cell office:value-type="float" office:value="70309" table:style-name="ce1">
            <text:p>70309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9H5M21.516S" table:style-name="ce2">
            <text:p>05:21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8685" table:style-name="ce1">
            <text:p>8685</text:p>
          </table:table-cell>
          <table:table-cell office:value-type="string" table:style-name="ce1">
            <text:p>Success</text:p>
          </table:table-cell>
          <table:table-cell office:value-type="float" office:value="70309" table:style-name="ce1">
            <text:p>70309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9H5M16.340S" table:style-name="ce2">
            <text:p>05:16.3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14263" table:style-name="ce1">
            <text:p>14263</text:p>
          </table:table-cell>
          <table:table-cell office:value-type="string" table:style-name="ce1">
            <text:p>Success</text:p>
          </table:table-cell>
          <table:table-cell office:value-type="float" office:value="35691" table:style-name="ce1">
            <text:p>35691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9H5M8.993S" table:style-name="ce2">
            <text:p>05:09.0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21679" table:style-name="ce1">
            <text:p>21679</text:p>
          </table:table-cell>
          <table:table-cell office:value-type="string" table:style-name="ce1">
            <text:p>Success</text:p>
          </table:table-cell>
          <table:table-cell office:value-type="float" office:value="68188" table:style-name="ce1">
            <text:p>68188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9H4M59.979S" table:style-name="ce2">
            <text:p>05:00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30703" table:style-name="ce1">
            <text:p>30703</text:p>
          </table:table-cell>
          <table:table-cell office:value-type="string" table:style-name="ce1">
            <text:p>Success</text:p>
          </table:table-cell>
          <table:table-cell office:value-type="float" office:value="67470" table:style-name="ce1">
            <text:p>67470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9H5M16.133S" table:style-name="ce2">
            <text:p>05:16.1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14633" table:style-name="ce1">
            <text:p>14633</text:p>
          </table:table-cell>
          <table:table-cell office:value-type="string" table:style-name="ce1">
            <text:p>Success</text:p>
          </table:table-cell>
          <table:table-cell office:value-type="float" office:value="35691" table:style-name="ce1">
            <text:p>35691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9H5M9.433S" table:style-name="ce2">
            <text:p>05:09.4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21377" table:style-name="ce1">
            <text:p>21377</text:p>
          </table:table-cell>
          <table:table-cell office:value-type="string" table:style-name="ce1">
            <text:p>Success</text:p>
          </table:table-cell>
          <table:table-cell office:value-type="float" office:value="68188" table:style-name="ce1">
            <text:p>68188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9H5M29.732S" table:style-name="ce2">
            <text:p>05:29.7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1083" table:style-name="ce1">
            <text:p>1083</text:p>
          </table:table-cell>
          <table:table-cell office:value-type="string" table:style-name="ce1">
            <text:p>Success</text:p>
          </table:table-cell>
          <table:table-cell office:value-type="float" office:value="18188" table:style-name="ce1">
            <text:p>18188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9H5M5.542S" table:style-name="ce2">
            <text:p>05:05.5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25280" table:style-name="ce1">
            <text:p>25280</text:p>
          </table:table-cell>
          <table:table-cell office:value-type="string" table:style-name="ce1">
            <text:p>Success</text:p>
          </table:table-cell>
          <table:table-cell office:value-type="float" office:value="68362" table:style-name="ce1">
            <text:p>68362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9H5M29.735S" table:style-name="ce2">
            <text:p>05:29.7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9H5M16.377S" table:style-name="ce2">
            <text:p>05:16.4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4455" table:style-name="ce1">
            <text:p>14455</text:p>
          </table:table-cell>
          <table:table-cell office:value-type="string" table:style-name="ce1">
            <text:p>Success</text:p>
          </table:table-cell>
          <table:table-cell office:value-type="float" office:value="35691" table:style-name="ce1">
            <text:p>35691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9H5M15.929S" table:style-name="ce2">
            <text:p>05:15.9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14909" table:style-name="ce1">
            <text:p>14909</text:p>
          </table:table-cell>
          <table:table-cell office:value-type="string" table:style-name="ce1">
            <text:p>Success</text:p>
          </table:table-cell>
          <table:table-cell office:value-type="float" office:value="51899" table:style-name="ce1">
            <text:p>51899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9H5M9.507S" table:style-name="ce2">
            <text:p>05:09.5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21344" table:style-name="ce1">
            <text:p>21344</text:p>
          </table:table-cell>
          <table:table-cell office:value-type="string" table:style-name="ce1">
            <text:p>Success</text:p>
          </table:table-cell>
          <table:table-cell office:value-type="float" office:value="68166" table:style-name="ce1">
            <text:p>68166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9H5M5.677S" table:style-name="ce2">
            <text:p>05:05.7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25184" table:style-name="ce1">
            <text:p>25184</text:p>
          </table:table-cell>
          <table:table-cell office:value-type="string" table:style-name="ce1">
            <text:p>Success</text:p>
          </table:table-cell>
          <table:table-cell office:value-type="float" office:value="68340" table:style-name="ce1">
            <text:p>68340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9H5M30.832S" table:style-name="ce2">
            <text:p>05:30.8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9H5M18.107S" table:style-name="ce2">
            <text:p>05:18.1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12783" table:style-name="ce1">
            <text:p>12783</text:p>
          </table:table-cell>
          <table:table-cell office:value-type="string" table:style-name="ce1">
            <text:p>Success</text:p>
          </table:table-cell>
          <table:table-cell office:value-type="float" office:value="36726" table:style-name="ce1">
            <text:p>36726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9H5M30.840S" table:style-name="ce2">
            <text:p>05:30.8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9H5M31.199S" table:style-name="ce2">
            <text:p>05:31.2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9H5M21.475S" table:style-name="ce2">
            <text:p>05:21.5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9871" table:style-name="ce1">
            <text:p>9871</text:p>
          </table:table-cell>
          <table:table-cell office:value-type="string" table:style-name="ce1">
            <text:p>Success</text:p>
          </table:table-cell>
          <table:table-cell office:value-type="float" office:value="70304" table:style-name="ce1">
            <text:p>70304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9H5M29.042S" table:style-name="ce2">
            <text:p>05:29.0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2343" table:style-name="ce1">
            <text:p>2343</text:p>
          </table:table-cell>
          <table:table-cell office:value-type="string" table:style-name="ce1">
            <text:p>Success</text:p>
          </table:table-cell>
          <table:table-cell office:value-type="float" office:value="74233" table:style-name="ce1">
            <text:p>74233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9H5M21.559S" table:style-name="ce2">
            <text:p>05:21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10125" table:style-name="ce1">
            <text:p>10125</text:p>
          </table:table-cell>
          <table:table-cell office:value-type="string" table:style-name="ce1">
            <text:p>Success</text:p>
          </table:table-cell>
          <table:table-cell office:value-type="float" office:value="66376" table:style-name="ce1">
            <text:p>66376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9H5M21.487S" table:style-name="ce2">
            <text:p>05:21.5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10223" table:style-name="ce1">
            <text:p>10223</text:p>
          </table:table-cell>
          <table:table-cell office:value-type="string" table:style-name="ce1">
            <text:p>Success</text:p>
          </table:table-cell>
          <table:table-cell office:value-type="float" office:value="68341" table:style-name="ce1">
            <text:p>68341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9H5M23.233S" table:style-name="ce2">
            <text:p>05:23.2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9009" table:style-name="ce1">
            <text:p>9009</text:p>
          </table:table-cell>
          <table:table-cell office:value-type="string" table:style-name="ce1">
            <text:p>Success</text:p>
          </table:table-cell>
          <table:table-cell office:value-type="float" office:value="66377" table:style-name="ce1">
            <text:p>66377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9H5M32.244S" table:style-name="ce2">
            <text:p>05:32.2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9H5M21.488S" table:style-name="ce2">
            <text:p>05:21.5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1092" table:style-name="ce1">
            <text:p>11092</text:p>
          </table:table-cell>
          <table:table-cell office:value-type="string" table:style-name="ce1">
            <text:p>Success</text:p>
          </table:table-cell>
          <table:table-cell office:value-type="float" office:value="36526" table:style-name="ce1">
            <text:p>36526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9H5M21.559S" table:style-name="ce2">
            <text:p>05:21.6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11032" table:style-name="ce1">
            <text:p>11032</text:p>
          </table:table-cell>
          <table:table-cell office:value-type="string" table:style-name="ce1">
            <text:p>Success</text:p>
          </table:table-cell>
          <table:table-cell office:value-type="float" office:value="18188" table:style-name="ce1">
            <text:p>18188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9H5M24.172S" table:style-name="ce2">
            <text:p>05:24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8459" table:style-name="ce1">
            <text:p>8459</text:p>
          </table:table-cell>
          <table:table-cell office:value-type="string" table:style-name="ce1">
            <text:p>Success</text:p>
          </table:table-cell>
          <table:table-cell office:value-type="float" office:value="18188" table:style-name="ce1">
            <text:p>18188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9H5M22.619S" table:style-name="ce2">
            <text:p>05:22.6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0015" table:style-name="ce1">
            <text:p>10015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9H5M21.554S" table:style-name="ce2">
            <text:p>05:21.6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1088" table:style-name="ce1">
            <text:p>11088</text:p>
          </table:table-cell>
          <table:table-cell office:value-type="string" table:style-name="ce1">
            <text:p>Success</text:p>
          </table:table-cell>
          <table:table-cell office:value-type="float" office:value="35782" table:style-name="ce1">
            <text:p>35782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9H5M21.503S" table:style-name="ce2">
            <text:p>05:21.5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11153" table:style-name="ce1">
            <text:p>11153</text:p>
          </table:table-cell>
          <table:table-cell office:value-type="string" table:style-name="ce1">
            <text:p>Success</text:p>
          </table:table-cell>
          <table:table-cell office:value-type="float" office:value="35781" table:style-name="ce1">
            <text:p>35781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9H5M32.271S" table:style-name="ce2">
            <text:p>05:32.3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9H5M21.530S" table:style-name="ce2">
            <text:p>05:21.5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11143" table:style-name="ce1">
            <text:p>11143</text:p>
          </table:table-cell>
          <table:table-cell office:value-type="string" table:style-name="ce1">
            <text:p>Success</text:p>
          </table:table-cell>
          <table:table-cell office:value-type="float" office:value="35780" table:style-name="ce1">
            <text:p>35780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9H5M21.302S" table:style-name="ce2">
            <text:p>05:21.3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11371" table:style-name="ce1">
            <text:p>11371</text:p>
          </table:table-cell>
          <table:table-cell office:value-type="string" table:style-name="ce1">
            <text:p>Success</text:p>
          </table:table-cell>
          <table:table-cell office:value-type="float" office:value="36504" table:style-name="ce1">
            <text:p>36504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9H5M30.892S" table:style-name="ce2">
            <text:p>05:30.9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1786" table:style-name="ce1">
            <text:p>1786</text:p>
          </table:table-cell>
          <table:table-cell office:value-type="string" table:style-name="ce1">
            <text:p>Success</text:p>
          </table:table-cell>
          <table:table-cell office:value-type="float" office:value="13195" table:style-name="ce1">
            <text:p>13195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9H5M21.439S" table:style-name="ce2">
            <text:p>05:21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1244" table:style-name="ce1">
            <text:p>11244</text:p>
          </table:table-cell>
          <table:table-cell office:value-type="string" table:style-name="ce1">
            <text:p>Success</text:p>
          </table:table-cell>
          <table:table-cell office:value-type="float" office:value="35781" table:style-name="ce1">
            <text:p>35781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9H5M4.467S" table:style-name="ce2">
            <text:p>05:04.5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28222" table:style-name="ce1">
            <text:p>28222</text:p>
          </table:table-cell>
          <table:table-cell office:value-type="string" table:style-name="ce1">
            <text:p>Success</text:p>
          </table:table-cell>
          <table:table-cell office:value-type="float" office:value="68302" table:style-name="ce1">
            <text:p>68302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9H5M21.617S" table:style-name="ce2">
            <text:p>05:21.6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11078" table:style-name="ce1">
            <text:p>11078</text:p>
          </table:table-cell>
          <table:table-cell office:value-type="string" table:style-name="ce1">
            <text:p>Success</text:p>
          </table:table-cell>
          <table:table-cell office:value-type="float" office:value="18188" table:style-name="ce1">
            <text:p>18188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9H5M21.459S" table:style-name="ce2">
            <text:p>05:21.5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1244" table:style-name="ce1">
            <text:p>11244</text:p>
          </table:table-cell>
          <table:table-cell office:value-type="string" table:style-name="ce1">
            <text:p>Success</text:p>
          </table:table-cell>
          <table:table-cell office:value-type="float" office:value="35782" table:style-name="ce1">
            <text:p>35782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9H5M9.486S" table:style-name="ce2">
            <text:p>05:09.5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23223" table:style-name="ce1">
            <text:p>23223</text:p>
          </table:table-cell>
          <table:table-cell office:value-type="string" table:style-name="ce1">
            <text:p>Success</text:p>
          </table:table-cell>
          <table:table-cell office:value-type="float" office:value="68188" table:style-name="ce1">
            <text:p>68188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9H5M21.551S" table:style-name="ce2">
            <text:p>05:21.6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11169" table:style-name="ce1">
            <text:p>11169</text:p>
          </table:table-cell>
          <table:table-cell office:value-type="string" table:style-name="ce1">
            <text:p>Success</text:p>
          </table:table-cell>
          <table:table-cell office:value-type="float" office:value="53453" table:style-name="ce1">
            <text:p>53453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9H5M4.094S" table:style-name="ce2">
            <text:p>05:04.1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28627" table:style-name="ce1">
            <text:p>28627</text:p>
          </table:table-cell>
          <table:table-cell office:value-type="string" table:style-name="ce1">
            <text:p>Success</text:p>
          </table:table-cell>
          <table:table-cell office:value-type="float" office:value="68362" table:style-name="ce1">
            <text:p>68362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9H5M21.536S" table:style-name="ce2">
            <text:p>05:21.5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1185" table:style-name="ce1">
            <text:p>11185</text:p>
          </table:table-cell>
          <table:table-cell office:value-type="string" table:style-name="ce1">
            <text:p>Success</text:p>
          </table:table-cell>
          <table:table-cell office:value-type="float" office:value="35781" table:style-name="ce1">
            <text:p>35781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9H5M21.498S" table:style-name="ce2">
            <text:p>05:21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11227" table:style-name="ce1">
            <text:p>11227</text:p>
          </table:table-cell>
          <table:table-cell office:value-type="string" table:style-name="ce1">
            <text:p>Success</text:p>
          </table:table-cell>
          <table:table-cell office:value-type="float" office:value="18188" table:style-name="ce1">
            <text:p>18188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9H5M21.566S" table:style-name="ce2">
            <text:p>05:21.6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11160" table:style-name="ce1">
            <text:p>11160</text:p>
          </table:table-cell>
          <table:table-cell office:value-type="string" table:style-name="ce1">
            <text:p>Success</text:p>
          </table:table-cell>
          <table:table-cell office:value-type="float" office:value="35781" table:style-name="ce1">
            <text:p>35781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9H5M21.267S" table:style-name="ce2">
            <text:p>05:21.3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11461" table:style-name="ce1">
            <text:p>11461</text:p>
          </table:table-cell>
          <table:table-cell office:value-type="string" table:style-name="ce1">
            <text:p>Success</text:p>
          </table:table-cell>
          <table:table-cell office:value-type="float" office:value="35817" table:style-name="ce1">
            <text:p>35817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9H5M27.715S" table:style-name="ce2">
            <text:p>05:27.7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5017" table:style-name="ce1">
            <text:p>5017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9H5M21.349S" table:style-name="ce2">
            <text:p>05:21.3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11388" table:style-name="ce1">
            <text:p>11388</text:p>
          </table:table-cell>
          <table:table-cell office:value-type="string" table:style-name="ce1">
            <text:p>Success</text:p>
          </table:table-cell>
          <table:table-cell office:value-type="float" office:value="18188" table:style-name="ce1">
            <text:p>18188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9H5M14.819S" table:style-name="ce2">
            <text:p>05:14.8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17923" table:style-name="ce1">
            <text:p>17923</text:p>
          </table:table-cell>
          <table:table-cell office:value-type="string" table:style-name="ce1">
            <text:p>Success</text:p>
          </table:table-cell>
          <table:table-cell office:value-type="float" office:value="68340" table:style-name="ce1">
            <text:p>68340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9H5M23.280S" table:style-name="ce2">
            <text:p>05:23.3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9466" table:style-name="ce1">
            <text:p>9466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9H5M32.679S" table:style-name="ce2">
            <text:p>05:32.7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9H5M32.671S" table:style-name="ce2">
            <text:p>05:32.7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9H5M9.875S" table:style-name="ce2">
            <text:p>05:09.9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22875" table:style-name="ce1">
            <text:p>22875</text:p>
          </table:table-cell>
          <table:table-cell office:value-type="string" table:style-name="ce1">
            <text:p>Success</text:p>
          </table:table-cell>
          <table:table-cell office:value-type="float" office:value="68188" table:style-name="ce1">
            <text:p>68188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9H5M32.733S" table:style-name="ce2">
            <text:p>05:32.7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9H5M32.753S" table:style-name="ce2">
            <text:p>05:32.8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9H5M32.783S" table:style-name="ce2">
            <text:p>05:32.8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9H5M32.816S" table:style-name="ce2">
            <text:p>05:32.8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9H5M21.569S" table:style-name="ce2">
            <text:p>05:21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1389" table:style-name="ce1">
            <text:p>11389</text:p>
          </table:table-cell>
          <table:table-cell office:value-type="string" table:style-name="ce1">
            <text:p>Success</text:p>
          </table:table-cell>
          <table:table-cell office:value-type="float" office:value="68352" table:style-name="ce1">
            <text:p>68352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9H5M28.945S" table:style-name="ce2">
            <text:p>05:28.9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4027" table:style-name="ce1">
            <text:p>4027</text:p>
          </table:table-cell>
          <table:table-cell office:value-type="string" table:style-name="ce1">
            <text:p>Success</text:p>
          </table:table-cell>
          <table:table-cell office:value-type="float" office:value="72278" table:style-name="ce1">
            <text:p>72278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9H5M23.236S" table:style-name="ce2">
            <text:p>05:23.2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9744" table:style-name="ce1">
            <text:p>9744</text:p>
          </table:table-cell>
          <table:table-cell office:value-type="string" table:style-name="ce1">
            <text:p>Success</text:p>
          </table:table-cell>
          <table:table-cell office:value-type="float" office:value="68349" table:style-name="ce1">
            <text:p>68349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9H5M32.982S" table:style-name="ce2">
            <text:p>05:33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9H5M32.995S" table:style-name="ce2">
            <text:p>05:33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9H5M21.517S" table:style-name="ce2">
            <text:p>05:21.5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11524" table:style-name="ce1">
            <text:p>11524</text:p>
          </table:table-cell>
          <table:table-cell office:value-type="string" table:style-name="ce1">
            <text:p>Success</text:p>
          </table:table-cell>
          <table:table-cell office:value-type="float" office:value="68347" table:style-name="ce1">
            <text:p>68347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9H5M33.040S" table:style-name="ce2">
            <text:p>05:33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9H5M32.748S" table:style-name="ce2">
            <text:p>05:32.7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Success</text:p>
          </table:table-cell>
          <table:table-cell office:value-type="float" office:value="25848" table:style-name="ce1">
            <text:p>25848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9H5M33.315S" table:style-name="ce2">
            <text:p>05:33.3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9H5M33.325S" table:style-name="ce2">
            <text:p>05:33.3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9H5M33.416S" table:style-name="ce2">
            <text:p>05:33.4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9H5M32.723S" table:style-name="ce2">
            <text:p>05:32.7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9H5M33.486S" table:style-name="ce2">
            <text:p>05:33.5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9H5M33.552S" table:style-name="ce2">
            <text:p>05:33.6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9H5M27.416S" table:style-name="ce2">
            <text:p>05:27.4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6494" table:style-name="ce1">
            <text:p>6494</text:p>
          </table:table-cell>
          <table:table-cell office:value-type="string" table:style-name="ce1">
            <text:p>Success</text:p>
          </table:table-cell>
          <table:table-cell office:value-type="float" office:value="68353" table:style-name="ce1">
            <text:p>68353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9H5M33.913S" table:style-name="ce2">
            <text:p>05:33.9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9H5M33.950S" table:style-name="ce2">
            <text:p>05:34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9H5M34.038S" table:style-name="ce2">
            <text:p>05:34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9H5M29.721S" table:style-name="ce2">
            <text:p>05:29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4353" table:style-name="ce1">
            <text:p>4353</text:p>
          </table:table-cell>
          <table:table-cell office:value-type="string" table:style-name="ce1">
            <text:p>Success</text:p>
          </table:table-cell>
          <table:table-cell office:value-type="float" office:value="76212" table:style-name="ce1">
            <text:p>76212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9H5M28.078S" table:style-name="ce2">
            <text:p>05:28.1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6037" table:style-name="ce1">
            <text:p>6037</text:p>
          </table:table-cell>
          <table:table-cell office:value-type="string" table:style-name="ce1">
            <text:p>Success</text:p>
          </table:table-cell>
          <table:table-cell office:value-type="float" office:value="74247" table:style-name="ce1">
            <text:p>74247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9H5M34.073S" table:style-name="ce2">
            <text:p>05:34.1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10624" table:style-name="ce1">
            <text:p>10624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9H5M29.717S" table:style-name="ce2">
            <text:p>05:29.7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4511" table:style-name="ce1">
            <text:p>4511</text:p>
          </table:table-cell>
          <table:table-cell office:value-type="string" table:style-name="ce1">
            <text:p>Success</text:p>
          </table:table-cell>
          <table:table-cell office:value-type="float" office:value="80143" table:style-name="ce1">
            <text:p>80143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9H5M29.718S" table:style-name="ce2">
            <text:p>05:29.7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4532" table:style-name="ce1">
            <text:p>4532</text:p>
          </table:table-cell>
          <table:table-cell office:value-type="string" table:style-name="ce1">
            <text:p>Success</text:p>
          </table:table-cell>
          <table:table-cell office:value-type="float" office:value="78178" table:style-name="ce1">
            <text:p>78178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9H5M21.503S" table:style-name="ce2">
            <text:p>05:21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12816" table:style-name="ce1">
            <text:p>12816</text:p>
          </table:table-cell>
          <table:table-cell office:value-type="string" table:style-name="ce1">
            <text:p>Success</text:p>
          </table:table-cell>
          <table:table-cell office:value-type="float" office:value="66388" table:style-name="ce1">
            <text:p>66388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9H5M29.035S" table:style-name="ce2">
            <text:p>05:29.0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5614" table:style-name="ce1">
            <text:p>5614</text:p>
          </table:table-cell>
          <table:table-cell office:value-type="string" table:style-name="ce1">
            <text:p>Success</text:p>
          </table:table-cell>
          <table:table-cell office:value-type="float" office:value="74252" table:style-name="ce1">
            <text:p>74252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9H5M23.174S" table:style-name="ce2">
            <text:p>05:23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3007" table:style-name="ce1">
            <text:p>13007</text:p>
          </table:table-cell>
          <table:table-cell office:value-type="string" table:style-name="ce1">
            <text:p>Success</text:p>
          </table:table-cell>
          <table:table-cell office:value-type="float" office:value="17427" table:style-name="ce1">
            <text:p>17427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9H5M29.689S" table:style-name="ce2">
            <text:p>05:29.7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6951" table:style-name="ce1">
            <text:p>6951</text:p>
          </table:table-cell>
          <table:table-cell office:value-type="string" table:style-name="ce1">
            <text:p>Success</text:p>
          </table:table-cell>
          <table:table-cell office:value-type="float" office:value="84083" table:style-name="ce1">
            <text:p>84083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9H5M29.011S" table:style-name="ce2">
            <text:p>05:29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7651" table:style-name="ce1">
            <text:p>7651</text:p>
          </table:table-cell>
          <table:table-cell office:value-type="string" table:style-name="ce1">
            <text:p>Success</text:p>
          </table:table-cell>
          <table:table-cell office:value-type="float" office:value="74258" table:style-name="ce1">
            <text:p>74258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9H5M26.971S" table:style-name="ce2">
            <text:p>05:27.0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9772" table:style-name="ce1">
            <text:p>9772</text:p>
          </table:table-cell>
          <table:table-cell office:value-type="string" table:style-name="ce1">
            <text:p>Success</text:p>
          </table:table-cell>
          <table:table-cell office:value-type="float" office:value="72318" table:style-name="ce1">
            <text:p>72318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9H5M36.746S" table:style-name="ce2">
            <text:p>05:36.7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9H5M29.687S" table:style-name="ce2">
            <text:p>05:29.7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7225" table:style-name="ce1">
            <text:p>7225</text:p>
          </table:table-cell>
          <table:table-cell office:value-type="string" table:style-name="ce1">
            <text:p>Success</text:p>
          </table:table-cell>
          <table:table-cell office:value-type="float" office:value="78186" table:style-name="ce1">
            <text:p>78186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9H5M36.793S" table:style-name="ce2">
            <text:p>05:36.8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9H5M30.835S" table:style-name="ce2">
            <text:p>05:30.8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6141" table:style-name="ce1">
            <text:p>6141</text:p>
          </table:table-cell>
          <table:table-cell office:value-type="string" table:style-name="ce1">
            <text:p>Success</text:p>
          </table:table-cell>
          <table:table-cell office:value-type="float" office:value="86050" table:style-name="ce1">
            <text:p>86050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9H5M36.949S" table:style-name="ce2">
            <text:p>05:36.9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9H5M36.986S" table:style-name="ce2">
            <text:p>05:37.0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10624" table:style-name="ce1">
            <text:p>10624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9H5M32.913S" table:style-name="ce2">
            <text:p>05:32.9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4361" table:style-name="ce1">
            <text:p>4361</text:p>
          </table:table-cell>
          <table:table-cell office:value-type="string" table:style-name="ce1">
            <text:p>Success</text:p>
          </table:table-cell>
          <table:table-cell office:value-type="float" office:value="25848" table:style-name="ce1">
            <text:p>25848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9H5M36.915S" table:style-name="ce2">
            <text:p>05:36.9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Success</text:p>
          </table:table-cell>
          <table:table-cell office:value-type="float" office:value="18202" table:style-name="ce1">
            <text:p>18202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9H5M21.316S" table:style-name="ce2">
            <text:p>05:21.3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16092" table:style-name="ce1">
            <text:p>16092</text:p>
          </table:table-cell>
          <table:table-cell office:value-type="string" table:style-name="ce1">
            <text:p>Success</text:p>
          </table:table-cell>
          <table:table-cell office:value-type="float" office:value="53478" table:style-name="ce1">
            <text:p>53478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9H5M37.410S" table:style-name="ce2">
            <text:p>05:37.4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9H5M37.752S" table:style-name="ce2">
            <text:p>05:37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9H5M32.711S" table:style-name="ce2">
            <text:p>05:32.7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5140" table:style-name="ce1">
            <text:p>5140</text:p>
          </table:table-cell>
          <table:table-cell office:value-type="string" table:style-name="ce1">
            <text:p>Success</text:p>
          </table:table-cell>
          <table:table-cell office:value-type="float" office:value="18202" table:style-name="ce1">
            <text:p>18202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9H5M27.183S" table:style-name="ce2">
            <text:p>05:27.2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10718" table:style-name="ce1">
            <text:p>10718</text:p>
          </table:table-cell>
          <table:table-cell office:value-type="string" table:style-name="ce1">
            <text:p>Success</text:p>
          </table:table-cell>
          <table:table-cell office:value-type="float" office:value="53478" table:style-name="ce1">
            <text:p>53478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9H5M37.099S" table:style-name="ce2">
            <text:p>05:37.1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Success</text:p>
          </table:table-cell>
          <table:table-cell office:value-type="float" office:value="13463" table:style-name="ce1">
            <text:p>13463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9H5M24.288S" table:style-name="ce2">
            <text:p>05:24.3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13691" table:style-name="ce1">
            <text:p>13691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9H5M30.676S" table:style-name="ce2">
            <text:p>05:30.7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7306" table:style-name="ce1">
            <text:p>7306</text:p>
          </table:table-cell>
          <table:table-cell office:value-type="string" table:style-name="ce1">
            <text:p>Success</text:p>
          </table:table-cell>
          <table:table-cell office:value-type="float" office:value="18202" table:style-name="ce1">
            <text:p>18202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9H5M32.961S" table:style-name="ce2">
            <text:p>05:33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5051" table:style-name="ce1">
            <text:p>5051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9H5M30.862S" table:style-name="ce2">
            <text:p>05:30.9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7156" table:style-name="ce1">
            <text:p>7156</text:p>
          </table:table-cell>
          <table:table-cell office:value-type="string" table:style-name="ce1">
            <text:p>Success</text:p>
          </table:table-cell>
          <table:table-cell office:value-type="float" office:value="18202" table:style-name="ce1">
            <text:p>18202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9H5M38.015S" table:style-name="ce2">
            <text:p>05:38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9H5M38.116S" table:style-name="ce2">
            <text:p>05:38.1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9H5M37.904S" table:style-name="ce2">
            <text:p>05:37.9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9H5M38.291S" table:style-name="ce2">
            <text:p>05:38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9H5M38.425S" table:style-name="ce2">
            <text:p>05:38.4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9H5M37.981S" table:style-name="ce2">
            <text:p>05:38.0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Success</text:p>
          </table:table-cell>
          <table:table-cell office:value-type="float" office:value="25848" table:style-name="ce1">
            <text:p>25848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9H5M38.437S" table:style-name="ce2">
            <text:p>05:38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9H5M38.497S" table:style-name="ce2">
            <text:p>05:38.5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9H5M38.575S" table:style-name="ce2">
            <text:p>05:38.6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9H5M38.724S" table:style-name="ce2">
            <text:p>05:38.7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9H5M38.572S" table:style-name="ce2">
            <text:p>05:38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25848" table:style-name="ce1">
            <text:p>25848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9H5M38.841S" table:style-name="ce2">
            <text:p>05:38.8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9H5M30.605S" table:style-name="ce2">
            <text:p>05:30.6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8582" table:style-name="ce1">
            <text:p>8582</text:p>
          </table:table-cell>
          <table:table-cell office:value-type="string" table:style-name="ce1">
            <text:p>Success</text:p>
          </table:table-cell>
          <table:table-cell office:value-type="float" office:value="89982" table:style-name="ce1">
            <text:p>89982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9H5M32.725S" table:style-name="ce2">
            <text:p>05:32.7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6488" table:style-name="ce1">
            <text:p>6488</text:p>
          </table:table-cell>
          <table:table-cell office:value-type="string" table:style-name="ce1">
            <text:p>Success</text:p>
          </table:table-cell>
          <table:table-cell office:value-type="float" office:value="91948" table:style-name="ce1">
            <text:p>91948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9H5M31.217S" table:style-name="ce2">
            <text:p>05:31.2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8216" table:style-name="ce1">
            <text:p>8216</text:p>
          </table:table-cell>
          <table:table-cell office:value-type="string" table:style-name="ce1">
            <text:p>Success</text:p>
          </table:table-cell>
          <table:table-cell office:value-type="float" office:value="89984" table:style-name="ce1">
            <text:p>89984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9H5M39.436S" table:style-name="ce2">
            <text:p>05:39.4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9H5M30.769S" table:style-name="ce2">
            <text:p>05:30.8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8869" table:style-name="ce1">
            <text:p>8869</text:p>
          </table:table-cell>
          <table:table-cell office:value-type="string" table:style-name="ce1">
            <text:p>Success</text:p>
          </table:table-cell>
          <table:table-cell office:value-type="float" office:value="86055" table:style-name="ce1">
            <text:p>86055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9H5M32.675S" table:style-name="ce2">
            <text:p>05:32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7018" table:style-name="ce1">
            <text:p>7018</text:p>
          </table:table-cell>
          <table:table-cell office:value-type="string" table:style-name="ce1">
            <text:p>Success</text:p>
          </table:table-cell>
          <table:table-cell office:value-type="float" office:value="53478" table:style-name="ce1">
            <text:p>53478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9H5M25.253S" table:style-name="ce2">
            <text:p>05:25.3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14460" table:style-name="ce1">
            <text:p>14460</text:p>
          </table:table-cell>
          <table:table-cell office:value-type="string" table:style-name="ce1">
            <text:p>Success</text:p>
          </table:table-cell>
          <table:table-cell office:value-type="float" office:value="36566" table:style-name="ce1">
            <text:p>36566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9H5M21.534S" table:style-name="ce2">
            <text:p>05:21.5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18196" table:style-name="ce1">
            <text:p>18196</text:p>
          </table:table-cell>
          <table:table-cell office:value-type="string" table:style-name="ce1">
            <text:p>Success</text:p>
          </table:table-cell>
          <table:table-cell office:value-type="float" office:value="35821" table:style-name="ce1">
            <text:p>35821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9H5M21.486S" table:style-name="ce2">
            <text:p>05:21.5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18245" table:style-name="ce1">
            <text:p>18245</text:p>
          </table:table-cell>
          <table:table-cell office:value-type="string" table:style-name="ce1">
            <text:p>Success</text:p>
          </table:table-cell>
          <table:table-cell office:value-type="float" office:value="35821" table:style-name="ce1">
            <text:p>35821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9H5M17.726S" table:style-name="ce2">
            <text:p>05:17.7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22039" table:style-name="ce1">
            <text:p>22039</text:p>
          </table:table-cell>
          <table:table-cell office:value-type="string" table:style-name="ce1">
            <text:p>Success</text:p>
          </table:table-cell>
          <table:table-cell office:value-type="float" office:value="68488" table:style-name="ce1">
            <text:p>68488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9H5M24.223S" table:style-name="ce2">
            <text:p>05:24.2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557" table:style-name="ce1">
            <text:p>15557</text:p>
          </table:table-cell>
          <table:table-cell office:value-type="string" table:style-name="ce1">
            <text:p>Success</text:p>
          </table:table-cell>
          <table:table-cell office:value-type="float" office:value="50637" table:style-name="ce1">
            <text:p>50637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9H5M32.674S" table:style-name="ce2">
            <text:p>05:32.7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7136" table:style-name="ce1">
            <text:p>7136</text:p>
          </table:table-cell>
          <table:table-cell office:value-type="string" table:style-name="ce1">
            <text:p>Success</text:p>
          </table:table-cell>
          <table:table-cell office:value-type="float" office:value="53478" table:style-name="ce1">
            <text:p>53478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9H5M25.124S" table:style-name="ce2">
            <text:p>05:25.1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4714" table:style-name="ce1">
            <text:p>14714</text:p>
          </table:table-cell>
          <table:table-cell office:value-type="string" table:style-name="ce1">
            <text:p>Success</text:p>
          </table:table-cell>
          <table:table-cell office:value-type="float" office:value="16680" table:style-name="ce1">
            <text:p>16680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9H5M21.453S" table:style-name="ce2">
            <text:p>05:21.5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18390" table:style-name="ce1">
            <text:p>18390</text:p>
          </table:table-cell>
          <table:table-cell office:value-type="string" table:style-name="ce1">
            <text:p>Success</text:p>
          </table:table-cell>
          <table:table-cell office:value-type="float" office:value="35821" table:style-name="ce1">
            <text:p>35821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9H5M32.704S" table:style-name="ce2">
            <text:p>05:32.7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7324" table:style-name="ce1">
            <text:p>7324</text:p>
          </table:table-cell>
          <table:table-cell office:value-type="string" table:style-name="ce1">
            <text:p>Success</text:p>
          </table:table-cell>
          <table:table-cell office:value-type="float" office:value="95882" table:style-name="ce1">
            <text:p>95882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9H5M32.685S" table:style-name="ce2">
            <text:p>05:32.7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7362" table:style-name="ce1">
            <text:p>7362</text:p>
          </table:table-cell>
          <table:table-cell office:value-type="string" table:style-name="ce1">
            <text:p>Success</text:p>
          </table:table-cell>
          <table:table-cell office:value-type="float" office:value="97845" table:style-name="ce1">
            <text:p>97845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9H5M32.584S" table:style-name="ce2">
            <text:p>05:32.6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7616" table:style-name="ce1">
            <text:p>7616</text:p>
          </table:table-cell>
          <table:table-cell office:value-type="string" table:style-name="ce1">
            <text:p>Success</text:p>
          </table:table-cell>
          <table:table-cell office:value-type="float" office:value="91953" table:style-name="ce1">
            <text:p>91953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9H5M39.812S" table:style-name="ce2">
            <text:p>05:39.8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9H5M40.523S" table:style-name="ce2">
            <text:p>05:40.5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9H5M30.874S" table:style-name="ce2">
            <text:p>05:30.9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10098" table:style-name="ce1">
            <text:p>10098</text:p>
          </table:table-cell>
          <table:table-cell office:value-type="string" table:style-name="ce1">
            <text:p>Success</text:p>
          </table:table-cell>
          <table:table-cell office:value-type="float" office:value="86059" table:style-name="ce1">
            <text:p>86059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9H5M40.975S" table:style-name="ce2">
            <text:p>05:41.0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9H5M24.398S" table:style-name="ce2">
            <text:p>05:24.4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16849" table:style-name="ce1">
            <text:p>16849</text:p>
          </table:table-cell>
          <table:table-cell office:value-type="string" table:style-name="ce1">
            <text:p>Success</text:p>
          </table:table-cell>
          <table:table-cell office:value-type="float" office:value="35821" table:style-name="ce1">
            <text:p>35821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9H5M25.251S" table:style-name="ce2">
            <text:p>05:25.3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6005" table:style-name="ce1">
            <text:p>16005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9H5M26.039S" table:style-name="ce2">
            <text:p>05:26.0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15221" table:style-name="ce1">
            <text:p>15221</text:p>
          </table:table-cell>
          <table:table-cell office:value-type="string" table:style-name="ce1">
            <text:p>Success</text:p>
          </table:table-cell>
          <table:table-cell office:value-type="float" office:value="54782" table:style-name="ce1">
            <text:p>54782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9H5M41.251S" table:style-name="ce2">
            <text:p>05:41.3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9H5M41.260S" table:style-name="ce2">
            <text:p>05:41.3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9H5M41.262S" table:style-name="ce2">
            <text:p>05:41.3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9H5M41.275S" table:style-name="ce2">
            <text:p>05:41.3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9H5M41.267S" table:style-name="ce2">
            <text:p>05:41.3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9H5M41.276S" table:style-name="ce2">
            <text:p>05:41.3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9H5M41.317S" table:style-name="ce2">
            <text:p>05:41.3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9H5M41.332S" table:style-name="ce2">
            <text:p>05:41.3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9H5M41.385S" table:style-name="ce2">
            <text:p>05:41.4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9H5M41.381S" table:style-name="ce2">
            <text:p>05:41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9H5M41.412S" table:style-name="ce2">
            <text:p>05:41.4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9128" table:style-name="ce1">
            <text:p>29128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9H5M41.414S" table:style-name="ce2">
            <text:p>05:41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25848" table:style-name="ce1">
            <text:p>25848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9H5M32.752S" table:style-name="ce2">
            <text:p>05:32.8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8834" table:style-name="ce1">
            <text:p>8834</text:p>
          </table:table-cell>
          <table:table-cell office:value-type="string" table:style-name="ce1">
            <text:p>Success</text:p>
          </table:table-cell>
          <table:table-cell office:value-type="float" office:value="91960" table:style-name="ce1">
            <text:p>91960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9H5M32.643S" table:style-name="ce2">
            <text:p>05:32.6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9005" table:style-name="ce1">
            <text:p>9005</text:p>
          </table:table-cell>
          <table:table-cell office:value-type="string" table:style-name="ce1">
            <text:p>Success</text:p>
          </table:table-cell>
          <table:table-cell office:value-type="float" office:value="95884" table:style-name="ce1">
            <text:p>95884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9H5M38.933S" table:style-name="ce2">
            <text:p>05:38.9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2736" table:style-name="ce1">
            <text:p>2736</text:p>
          </table:table-cell>
          <table:table-cell office:value-type="string" table:style-name="ce1">
            <text:p>Success</text:p>
          </table:table-cell>
          <table:table-cell office:value-type="float" office:value="95885" table:style-name="ce1">
            <text:p>95885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9H5M32.748S" table:style-name="ce2">
            <text:p>05:32.7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8926" table:style-name="ce1">
            <text:p>8926</text:p>
          </table:table-cell>
          <table:table-cell office:value-type="string" table:style-name="ce1">
            <text:p>Success</text:p>
          </table:table-cell>
          <table:table-cell office:value-type="float" office:value="93919" table:style-name="ce1">
            <text:p>93919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9H5M39.696S" table:style-name="ce2">
            <text:p>05:39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9H5M23.272S" table:style-name="ce2">
            <text:p>05:23.3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8408" table:style-name="ce1">
            <text:p>18408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9H5M41.671S" table:style-name="ce2">
            <text:p>05:41.7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9H5M41.676S" table:style-name="ce2">
            <text:p>05:41.7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9H5M41.678S" table:style-name="ce2">
            <text:p>05:41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9H5M41.681S" table:style-name="ce2">
            <text:p>05:41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9H5M21.286S" table:style-name="ce2">
            <text:p>05:21.3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20422" table:style-name="ce1">
            <text:p>20422</text:p>
          </table:table-cell>
          <table:table-cell office:value-type="string" table:style-name="ce1">
            <text:p>Success</text:p>
          </table:table-cell>
          <table:table-cell office:value-type="float" office:value="36566" table:style-name="ce1">
            <text:p>36566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9H5M41.701S" table:style-name="ce2">
            <text:p>05:41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9H5M41.688S" table:style-name="ce2">
            <text:p>05:41.7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9H5M41.805S" table:style-name="ce2">
            <text:p>05:41.8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9H5M41.769S" table:style-name="ce2">
            <text:p>05:41.8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9H5M41.869S" table:style-name="ce2">
            <text:p>05:41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9H5M41.847S" table:style-name="ce2">
            <text:p>05:41.8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10624" table:style-name="ce1">
            <text:p>10624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9H5M41.925S" table:style-name="ce2">
            <text:p>05:41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Success</text:p>
          </table:table-cell>
          <table:table-cell office:value-type="float" office:value="25848" table:style-name="ce1">
            <text:p>25848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9H5M26.589S" table:style-name="ce2">
            <text:p>05:26.6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16284" table:style-name="ce1">
            <text:p>16284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9H5M21.263S" table:style-name="ce2">
            <text:p>05:21.3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21614" table:style-name="ce1">
            <text:p>21614</text:p>
          </table:table-cell>
          <table:table-cell office:value-type="string" table:style-name="ce1">
            <text:p>Success</text:p>
          </table:table-cell>
          <table:table-cell office:value-type="float" office:value="51939" table:style-name="ce1">
            <text:p>51939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9H5M42.877S" table:style-name="ce2">
            <text:p>05:42.9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25848" table:style-name="ce1">
            <text:p>25848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9H5M26.591S" table:style-name="ce2">
            <text:p>05:26.6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16587" table:style-name="ce1">
            <text:p>16587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9H5M30.818S" table:style-name="ce2">
            <text:p>05:30.8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12371" table:style-name="ce1">
            <text:p>12371</text:p>
          </table:table-cell>
          <table:table-cell office:value-type="string" table:style-name="ce1">
            <text:p>Success</text:p>
          </table:table-cell>
          <table:table-cell office:value-type="float" office:value="36591" table:style-name="ce1">
            <text:p>36591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9H5M43.103S" table:style-name="ce2">
            <text:p>05:43.1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9H5M37.973S" table:style-name="ce2">
            <text:p>05:38.0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5216" table:style-name="ce1">
            <text:p>5216</text:p>
          </table:table-cell>
          <table:table-cell office:value-type="string" table:style-name="ce1">
            <text:p>Success</text:p>
          </table:table-cell>
          <table:table-cell office:value-type="float" office:value="17656" table:style-name="ce1">
            <text:p>17656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9H5M28.219S" table:style-name="ce2">
            <text:p>05:28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14987" table:style-name="ce1">
            <text:p>14987</text:p>
          </table:table-cell>
          <table:table-cell office:value-type="string" table:style-name="ce1">
            <text:p>Success</text:p>
          </table:table-cell>
          <table:table-cell office:value-type="float" office:value="35846" table:style-name="ce1">
            <text:p>35846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9H5M34.227S" table:style-name="ce2">
            <text:p>05:34.2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8985" table:style-name="ce1">
            <text:p>8985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9H5M36.184S" table:style-name="ce2">
            <text:p>05:36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7037" table:style-name="ce1">
            <text:p>7037</text:p>
          </table:table-cell>
          <table:table-cell office:value-type="string" table:style-name="ce1">
            <text:p>Success</text:p>
          </table:table-cell>
          <table:table-cell office:value-type="float" office:value="35846" table:style-name="ce1">
            <text:p>35846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9H5M17.100S" table:style-name="ce2">
            <text:p>05:17.1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26121" table:style-name="ce1">
            <text:p>26121</text:p>
          </table:table-cell>
          <table:table-cell office:value-type="string" table:style-name="ce1">
            <text:p>Success</text:p>
          </table:table-cell>
          <table:table-cell office:value-type="float" office:value="68466" table:style-name="ce1">
            <text:p>68466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9H5M29.702S" table:style-name="ce2">
            <text:p>05:29.7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13519" table:style-name="ce1">
            <text:p>13519</text:p>
          </table:table-cell>
          <table:table-cell office:value-type="string" table:style-name="ce1">
            <text:p>Success</text:p>
          </table:table-cell>
          <table:table-cell office:value-type="float" office:value="36591" table:style-name="ce1">
            <text:p>36591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9H5M39.189S" table:style-name="ce2">
            <text:p>05:39.2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4041" table:style-name="ce1">
            <text:p>4041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9H5M32.637S" table:style-name="ce2">
            <text:p>05:32.6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10598" table:style-name="ce1">
            <text:p>10598</text:p>
          </table:table-cell>
          <table:table-cell office:value-type="string" table:style-name="ce1">
            <text:p>Success</text:p>
          </table:table-cell>
          <table:table-cell office:value-type="float" office:value="35852" table:style-name="ce1">
            <text:p>35852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9H5M39.640S" table:style-name="ce2">
            <text:p>05:39.6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3599" table:style-name="ce1">
            <text:p>3599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9H5M32.974S" table:style-name="ce2">
            <text:p>05:33.0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0265" table:style-name="ce1">
            <text:p>10265</text:p>
          </table:table-cell>
          <table:table-cell office:value-type="string" table:style-name="ce1">
            <text:p>Success</text:p>
          </table:table-cell>
          <table:table-cell office:value-type="float" office:value="18202" table:style-name="ce1">
            <text:p>18202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9H5M32.634S" table:style-name="ce2">
            <text:p>05:32.6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10607" table:style-name="ce1">
            <text:p>10607</text:p>
          </table:table-cell>
          <table:table-cell office:value-type="string" table:style-name="ce1">
            <text:p>Success</text:p>
          </table:table-cell>
          <table:table-cell office:value-type="float" office:value="35846" table:style-name="ce1">
            <text:p>35846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9H5M32.744S" table:style-name="ce2">
            <text:p>05:32.7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10504" table:style-name="ce1">
            <text:p>10504</text:p>
          </table:table-cell>
          <table:table-cell office:value-type="string" table:style-name="ce1">
            <text:p>Success</text:p>
          </table:table-cell>
          <table:table-cell office:value-type="float" office:value="18202" table:style-name="ce1">
            <text:p>18202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9H5M28.233S" table:style-name="ce2">
            <text:p>05:28.2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15021" table:style-name="ce1">
            <text:p>15021</text:p>
          </table:table-cell>
          <table:table-cell office:value-type="string" table:style-name="ce1">
            <text:p>Success</text:p>
          </table:table-cell>
          <table:table-cell office:value-type="float" office:value="35844" table:style-name="ce1">
            <text:p>35844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9H5M32.593S" table:style-name="ce2">
            <text:p>05:32.6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10668" table:style-name="ce1">
            <text:p>10668</text:p>
          </table:table-cell>
          <table:table-cell office:value-type="string" table:style-name="ce1">
            <text:p>Success</text:p>
          </table:table-cell>
          <table:table-cell office:value-type="float" office:value="36596" table:style-name="ce1">
            <text:p>36596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9H5M42.880S" table:style-name="ce2">
            <text:p>05:42.9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Success</text:p>
          </table:table-cell>
          <table:table-cell office:value-type="float" office:value="16134" table:style-name="ce1">
            <text:p>16134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9H5M34.652S" table:style-name="ce2">
            <text:p>05:34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8665" table:style-name="ce1">
            <text:p>8665</text:p>
          </table:table-cell>
          <table:table-cell office:value-type="string" table:style-name="ce1">
            <text:p>Success</text:p>
          </table:table-cell>
          <table:table-cell office:value-type="float" office:value="42409" table:style-name="ce1">
            <text:p>42409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9H5M30.852S" table:style-name="ce2">
            <text:p>05:30.9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12468" table:style-name="ce1">
            <text:p>12468</text:p>
          </table:table-cell>
          <table:table-cell office:value-type="string" table:style-name="ce1">
            <text:p>Success</text:p>
          </table:table-cell>
          <table:table-cell office:value-type="float" office:value="18202" table:style-name="ce1">
            <text:p>18202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9H5M29.019S" table:style-name="ce2">
            <text:p>05:29.0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14302" table:style-name="ce1">
            <text:p>14302</text:p>
          </table:table-cell>
          <table:table-cell office:value-type="string" table:style-name="ce1">
            <text:p>Success</text:p>
          </table:table-cell>
          <table:table-cell office:value-type="float" office:value="53481" table:style-name="ce1">
            <text:p>53481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9H5M43.193S" table:style-name="ce2">
            <text:p>05:43.2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9H5M21.347S" table:style-name="ce2">
            <text:p>05:21.3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21982" table:style-name="ce1">
            <text:p>21982</text:p>
          </table:table-cell>
          <table:table-cell office:value-type="string" table:style-name="ce1">
            <text:p>Success</text:p>
          </table:table-cell>
          <table:table-cell office:value-type="float" office:value="53483" table:style-name="ce1">
            <text:p>53483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9H5M43.318S" table:style-name="ce2">
            <text:p>05:43.3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9H5M30.813S" table:style-name="ce2">
            <text:p>05:30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12529" table:style-name="ce1">
            <text:p>12529</text:p>
          </table:table-cell>
          <table:table-cell office:value-type="string" table:style-name="ce1">
            <text:p>Success</text:p>
          </table:table-cell>
          <table:table-cell office:value-type="float" office:value="18202" table:style-name="ce1">
            <text:p>18202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9H5M43.181S" table:style-name="ce2">
            <text:p>05:43.2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9H5M43.319S" table:style-name="ce2">
            <text:p>05:43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9H5M21.293S" table:style-name="ce2">
            <text:p>05:21.3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22050" table:style-name="ce1">
            <text:p>22050</text:p>
          </table:table-cell>
          <table:table-cell office:value-type="string" table:style-name="ce1">
            <text:p>Success</text:p>
          </table:table-cell>
          <table:table-cell office:value-type="float" office:value="51959" table:style-name="ce1">
            <text:p>51959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9H5M43.241S" table:style-name="ce2">
            <text:p>05:43.2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9H5M30.204S" table:style-name="ce2">
            <text:p>05:30.2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13172" table:style-name="ce1">
            <text:p>13172</text:p>
          </table:table-cell>
          <table:table-cell office:value-type="string" table:style-name="ce1">
            <text:p>Success</text:p>
          </table:table-cell>
          <table:table-cell office:value-type="float" office:value="42409" table:style-name="ce1">
            <text:p>42409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9H5M43.347S" table:style-name="ce2">
            <text:p>05:43.3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9H5M43.325S" table:style-name="ce2">
            <text:p>05:43.3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9H5M43.378S" table:style-name="ce2">
            <text:p>05:43.4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9H5M43.345S" table:style-name="ce2">
            <text:p>05:43.3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9H5M43.346S" table:style-name="ce2">
            <text:p>05:43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9H5M43.412S" table:style-name="ce2">
            <text:p>05:43.4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9H5M43.395S" table:style-name="ce2">
            <text:p>05:43.4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9H5M43.426S" table:style-name="ce2">
            <text:p>05:43.4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9H5M43.510S" table:style-name="ce2">
            <text:p>05:43.5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9H5M43.463S" table:style-name="ce2">
            <text:p>05:43.5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9H5M43.690S" table:style-name="ce2">
            <text:p>05:43.7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9H5M43.689S" table:style-name="ce2">
            <text:p>05:43.7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9H5M43.692S" table:style-name="ce2">
            <text:p>05:43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9H5M43.695S" table:style-name="ce2">
            <text:p>05:43.7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9H5M43.795S" table:style-name="ce2">
            <text:p>05:43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9H5M32.728S" table:style-name="ce2">
            <text:p>05:32.7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11632" table:style-name="ce1">
            <text:p>11632</text:p>
          </table:table-cell>
          <table:table-cell office:value-type="string" table:style-name="ce1">
            <text:p>Success</text:p>
          </table:table-cell>
          <table:table-cell office:value-type="float" office:value="97860" table:style-name="ce1">
            <text:p>97860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9H5M38.444S" table:style-name="ce2">
            <text:p>05:38.4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5996" table:style-name="ce1">
            <text:p>5996</text:p>
          </table:table-cell>
          <table:table-cell office:value-type="string" table:style-name="ce1">
            <text:p>Success</text:p>
          </table:table-cell>
          <table:table-cell office:value-type="float" office:value="95893" table:style-name="ce1">
            <text:p>95893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9H5M44.443S" table:style-name="ce2">
            <text:p>05:44.4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9H5M43.899S" table:style-name="ce2">
            <text:p>05:43.9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25848" table:style-name="ce1">
            <text:p>25848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9H5M44.001S" table:style-name="ce2">
            <text:p>05:44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Success</text:p>
          </table:table-cell>
          <table:table-cell office:value-type="float" office:value="25848" table:style-name="ce1">
            <text:p>25848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9H5M43.844S" table:style-name="ce2">
            <text:p>05:43.8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Success</text:p>
          </table:table-cell>
          <table:table-cell office:value-type="float" office:value="25848" table:style-name="ce1">
            <text:p>25848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9H5M43.899S" table:style-name="ce2">
            <text:p>05:43.9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Success</text:p>
          </table:table-cell>
          <table:table-cell office:value-type="float" office:value="25848" table:style-name="ce1">
            <text:p>25848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9H5M43.345S" table:style-name="ce2">
            <text:p>05:43.3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1336" table:style-name="ce1">
            <text:p>1336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9H5M33.559S" table:style-name="ce2">
            <text:p>05:33.6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11132" table:style-name="ce1">
            <text:p>11132</text:p>
          </table:table-cell>
          <table:table-cell office:value-type="string" table:style-name="ce1">
            <text:p>Success</text:p>
          </table:table-cell>
          <table:table-cell office:value-type="float" office:value="97857" table:style-name="ce1">
            <text:p>97857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9H5M44.685S" table:style-name="ce2">
            <text:p>05:44.7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9H5M44.693S" table:style-name="ce2">
            <text:p>05:44.7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9H5M41.690S" table:style-name="ce2">
            <text:p>05:41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3139" table:style-name="ce1">
            <text:p>3139</text:p>
          </table:table-cell>
          <table:table-cell office:value-type="string" table:style-name="ce1">
            <text:p>Success</text:p>
          </table:table-cell>
          <table:table-cell office:value-type="float" office:value="109657" table:style-name="ce1">
            <text:p>109657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9H5M37.277S" table:style-name="ce2">
            <text:p>05:37.3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7691" table:style-name="ce1">
            <text:p>7691</text:p>
          </table:table-cell>
          <table:table-cell office:value-type="string" table:style-name="ce1">
            <text:p>Success</text:p>
          </table:table-cell>
          <table:table-cell office:value-type="float" office:value="93934" table:style-name="ce1">
            <text:p>93934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9H5M44.832S" table:style-name="ce2">
            <text:p>05:44.8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9H5M44.713S" table:style-name="ce2">
            <text:p>05:44.7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9H5M44.972S" table:style-name="ce2">
            <text:p>05:45.0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9H5M45.002S" table:style-name="ce2">
            <text:p>05:45.0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9H5M45.009S" table:style-name="ce2">
            <text:p>05:45.0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9H5M45.028S" table:style-name="ce2">
            <text:p>05:45.0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10624" table:style-name="ce1">
            <text:p>10624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9H5M45.148S" table:style-name="ce2">
            <text:p>05:45.1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9H5M43.331S" table:style-name="ce2">
            <text:p>05:43.3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9H5M45.286S" table:style-name="ce2">
            <text:p>05:45.3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9H5M37.837S" table:style-name="ce2">
            <text:p>05:37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7618" table:style-name="ce1">
            <text:p>7618</text:p>
          </table:table-cell>
          <table:table-cell office:value-type="string" table:style-name="ce1">
            <text:p>Success</text:p>
          </table:table-cell>
          <table:table-cell office:value-type="float" office:value="93934" table:style-name="ce1">
            <text:p>93934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9H5M45.458S" table:style-name="ce2">
            <text:p>05:45.5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9H5M33.579S" table:style-name="ce2">
            <text:p>05:33.6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12792" table:style-name="ce1">
            <text:p>12792</text:p>
          </table:table-cell>
          <table:table-cell office:value-type="string" table:style-name="ce1">
            <text:p>Success</text:p>
          </table:table-cell>
          <table:table-cell office:value-type="float" office:value="93939" table:style-name="ce1">
            <text:p>93939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9H5M46.375S" table:style-name="ce2">
            <text:p>05:46.4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9H5M43.232S" table:style-name="ce2">
            <text:p>05:43.2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3244" table:style-name="ce1">
            <text:p>3244</text:p>
          </table:table-cell>
          <table:table-cell office:value-type="string" table:style-name="ce1">
            <text:p>Success</text:p>
          </table:table-cell>
          <table:table-cell office:value-type="float" office:value="25848" table:style-name="ce1">
            <text:p>25848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9H5M46.477S" table:style-name="ce2">
            <text:p>05:46.5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9H5M46.500S" table:style-name="ce2">
            <text:p>05:46.5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9H5M46.568S" table:style-name="ce2">
            <text:p>05:46.6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9H5M46.646S" table:style-name="ce2">
            <text:p>05:46.6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9H5M40.583S" table:style-name="ce2">
            <text:p>05:40.6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6254" table:style-name="ce1">
            <text:p>6254</text:p>
          </table:table-cell>
          <table:table-cell office:value-type="string" table:style-name="ce1">
            <text:p>Success</text:p>
          </table:table-cell>
          <table:table-cell office:value-type="float" office:value="105735" table:style-name="ce1">
            <text:p>105735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9H5M46.839S" table:style-name="ce2">
            <text:p>05:46.8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9H5M32.690S" table:style-name="ce2">
            <text:p>05:32.7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14563" table:style-name="ce1">
            <text:p>14563</text:p>
          </table:table-cell>
          <table:table-cell office:value-type="string" table:style-name="ce1">
            <text:p>Success</text:p>
          </table:table-cell>
          <table:table-cell office:value-type="float" office:value="95898" table:style-name="ce1">
            <text:p>95898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9H5M41.710S" table:style-name="ce2">
            <text:p>05:41.7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5559" table:style-name="ce1">
            <text:p>5559</text:p>
          </table:table-cell>
          <table:table-cell office:value-type="string" table:style-name="ce1">
            <text:p>Success</text:p>
          </table:table-cell>
          <table:table-cell office:value-type="float" office:value="107696" table:style-name="ce1">
            <text:p>107696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9H5M39.845S" table:style-name="ce2">
            <text:p>05:39.8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7443" table:style-name="ce1">
            <text:p>7443</text:p>
          </table:table-cell>
          <table:table-cell office:value-type="string" table:style-name="ce1">
            <text:p>Success</text:p>
          </table:table-cell>
          <table:table-cell office:value-type="float" office:value="99833" table:style-name="ce1">
            <text:p>99833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9H5M39.733S" table:style-name="ce2">
            <text:p>05:39.7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7672" table:style-name="ce1">
            <text:p>7672</text:p>
          </table:table-cell>
          <table:table-cell office:value-type="string" table:style-name="ce1">
            <text:p>Success</text:p>
          </table:table-cell>
          <table:table-cell office:value-type="float" office:value="103763" table:style-name="ce1">
            <text:p>103763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9H5M39.768S" table:style-name="ce2">
            <text:p>05:39.8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7681" table:style-name="ce1">
            <text:p>7681</text:p>
          </table:table-cell>
          <table:table-cell office:value-type="string" table:style-name="ce1">
            <text:p>Success</text:p>
          </table:table-cell>
          <table:table-cell office:value-type="float" office:value="101801" table:style-name="ce1">
            <text:p>101801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9H5M38.880S" table:style-name="ce2">
            <text:p>05:38.9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8727" table:style-name="ce1">
            <text:p>8727</text:p>
          </table:table-cell>
          <table:table-cell office:value-type="string" table:style-name="ce1">
            <text:p>Success</text:p>
          </table:table-cell>
          <table:table-cell office:value-type="float" office:value="95905" table:style-name="ce1">
            <text:p>95905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9H5M47.611S" table:style-name="ce2">
            <text:p>05:47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9H5M47.622S" table:style-name="ce2">
            <text:p>05:47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9H5M47.646S" table:style-name="ce2">
            <text:p>05:47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9H5M43.323S" table:style-name="ce2">
            <text:p>05:43.3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4596" table:style-name="ce1">
            <text:p>4596</text:p>
          </table:table-cell>
          <table:table-cell office:value-type="string" table:style-name="ce1">
            <text:p>Success</text:p>
          </table:table-cell>
          <table:table-cell office:value-type="float" office:value="16138" table:style-name="ce1">
            <text:p>16138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9H5M47.922S" table:style-name="ce2">
            <text:p>05:47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9H5M39.454S" table:style-name="ce2">
            <text:p>05:39.5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763" table:style-name="ce1">
            <text:p>8763</text:p>
          </table:table-cell>
          <table:table-cell office:value-type="string" table:style-name="ce1">
            <text:p>Success</text:p>
          </table:table-cell>
          <table:table-cell office:value-type="float" office:value="56713" table:style-name="ce1">
            <text:p>56713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9H5M32.724S" table:style-name="ce2">
            <text:p>05:32.7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16325" table:style-name="ce1">
            <text:p>16325</text:p>
          </table:table-cell>
          <table:table-cell office:value-type="string" table:style-name="ce1">
            <text:p>Success</text:p>
          </table:table-cell>
          <table:table-cell office:value-type="float" office:value="18202" table:style-name="ce1">
            <text:p>18202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9H5M30.685S" table:style-name="ce2">
            <text:p>05:30.7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?wicket:interface=:1:indicator:big-form:sg-editor:mo:aspect:name::IBehaviorListener:0:-1&amp;random=0.04952374825592731</text:p>
          </table:table-cell>
          <table:table-cell office:value-type="float" office:value="18559" table:style-name="ce1">
            <text:p>18559</text:p>
          </table:table-cell>
          <table:table-cell office:value-type="string" table:style-name="ce1">
            <text:p>Success</text:p>
          </table:table-cell>
          <table:table-cell office:value-type="float" office:value="18188" table:style-name="ce1">
            <text:p>18188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9H5M33.069S" table:style-name="ce2">
            <text:p>05:33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6238" table:style-name="ce1">
            <text:p>16238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9H5M32.749S" table:style-name="ce2">
            <text:p>05:32.7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16560" table:style-name="ce1">
            <text:p>16560</text:p>
          </table:table-cell>
          <table:table-cell office:value-type="string" table:style-name="ce1">
            <text:p>Success</text:p>
          </table:table-cell>
          <table:table-cell office:value-type="float" office:value="13924" table:style-name="ce1">
            <text:p>13924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9H5M39.732S" table:style-name="ce2">
            <text:p>05:39.7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9604" table:style-name="ce1">
            <text:p>9604</text:p>
          </table:table-cell>
          <table:table-cell office:value-type="string" table:style-name="ce1">
            <text:p>Success</text:p>
          </table:table-cell>
          <table:table-cell office:value-type="float" office:value="105732" table:style-name="ce1">
            <text:p>105732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9H5M30.825S" table:style-name="ce2">
            <text:p>05:30.8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18870" table:style-name="ce1">
            <text:p>18870</text:p>
          </table:table-cell>
          <table:table-cell office:value-type="string" table:style-name="ce1">
            <text:p>Success</text:p>
          </table:table-cell>
          <table:table-cell office:value-type="float" office:value="18202" table:style-name="ce1">
            <text:p>18202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9H5M47.255S" table:style-name="ce2">
            <text:p>05:47.3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2447" table:style-name="ce1">
            <text:p>2447</text:p>
          </table:table-cell>
          <table:table-cell office:value-type="string" table:style-name="ce1">
            <text:p>Success</text:p>
          </table:table-cell>
          <table:table-cell office:value-type="float" office:value="18194" table:style-name="ce1">
            <text:p>18194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9H5M32.727S" table:style-name="ce2">
            <text:p>05:32.7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16985" table:style-name="ce1">
            <text:p>16985</text:p>
          </table:table-cell>
          <table:table-cell office:value-type="string" table:style-name="ce1">
            <text:p>Success</text:p>
          </table:table-cell>
          <table:table-cell office:value-type="float" office:value="36596" table:style-name="ce1">
            <text:p>36596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9H5M32.738S" table:style-name="ce2">
            <text:p>05:32.7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17039" table:style-name="ce1">
            <text:p>17039</text:p>
          </table:table-cell>
          <table:table-cell office:value-type="string" table:style-name="ce1">
            <text:p>Success</text:p>
          </table:table-cell>
          <table:table-cell office:value-type="float" office:value="36596" table:style-name="ce1">
            <text:p>36596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9H5M31.386S" table:style-name="ce2">
            <text:p>05:31.4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18425" table:style-name="ce1">
            <text:p>18425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9H5M32.696S" table:style-name="ce2">
            <text:p>05:32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17126" table:style-name="ce1">
            <text:p>17126</text:p>
          </table:table-cell>
          <table:table-cell office:value-type="string" table:style-name="ce1">
            <text:p>Success</text:p>
          </table:table-cell>
          <table:table-cell office:value-type="float" office:value="36596" table:style-name="ce1">
            <text:p>36596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9H5M37.360S" table:style-name="ce2">
            <text:p>05:37.4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12565" table:style-name="ce1">
            <text:p>12565</text:p>
          </table:table-cell>
          <table:table-cell office:value-type="string" table:style-name="ce1">
            <text:p>Success</text:p>
          </table:table-cell>
          <table:table-cell office:value-type="float" office:value="36574" table:style-name="ce1">
            <text:p>36574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9H5M37.853S" table:style-name="ce2">
            <text:p>05:37.9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12104" table:style-name="ce1">
            <text:p>12104</text:p>
          </table:table-cell>
          <table:table-cell office:value-type="string" table:style-name="ce1">
            <text:p>Success</text:p>
          </table:table-cell>
          <table:table-cell office:value-type="float" office:value="36596" table:style-name="ce1">
            <text:p>36596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9H5M39.783S" table:style-name="ce2">
            <text:p>05:39.8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10229" table:style-name="ce1">
            <text:p>10229</text:p>
          </table:table-cell>
          <table:table-cell office:value-type="string" table:style-name="ce1">
            <text:p>Success</text:p>
          </table:table-cell>
          <table:table-cell office:value-type="float" office:value="18419" table:style-name="ce1">
            <text:p>18419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9H5M41.988S" table:style-name="ce2">
            <text:p>05:42.0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8026" table:style-name="ce1">
            <text:p>8026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9H5M36.645S" table:style-name="ce2">
            <text:p>05:36.6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3398" table:style-name="ce1">
            <text:p>13398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9H5M31.712S" table:style-name="ce2">
            <text:p>05:31.7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18399" table:style-name="ce1">
            <text:p>18399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9H5M16.568S" table:style-name="ce2">
            <text:p>05:16.6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33550" table:style-name="ce1">
            <text:p>33550</text:p>
          </table:table-cell>
          <table:table-cell office:value-type="string" table:style-name="ce1">
            <text:p>Success</text:p>
          </table:table-cell>
          <table:table-cell office:value-type="float" office:value="68488" table:style-name="ce1">
            <text:p>68488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9H5M34.118S" table:style-name="ce2">
            <text:p>05:34.1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6002" table:style-name="ce1">
            <text:p>16002</text:p>
          </table:table-cell>
          <table:table-cell office:value-type="string" table:style-name="ce1">
            <text:p>Success</text:p>
          </table:table-cell>
          <table:table-cell office:value-type="float" office:value="71636" table:style-name="ce1">
            <text:p>71636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9H5M34.230S" table:style-name="ce2">
            <text:p>05:34.2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15961" table:style-name="ce1">
            <text:p>15961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9H5M34.076S" table:style-name="ce2">
            <text:p>05:34.1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16124" table:style-name="ce1">
            <text:p>16124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9H5M29.011S" table:style-name="ce2">
            <text:p>05:29.0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21208" table:style-name="ce1">
            <text:p>21208</text:p>
          </table:table-cell>
          <table:table-cell office:value-type="string" table:style-name="ce1">
            <text:p>Success</text:p>
          </table:table-cell>
          <table:table-cell office:value-type="float" office:value="53497" table:style-name="ce1">
            <text:p>53497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9H5M50.045S" table:style-name="ce2">
            <text:p>05:50.0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9H5M43.223S" table:style-name="ce2">
            <text:p>05:43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7013" table:style-name="ce1">
            <text:p>7013</text:p>
          </table:table-cell>
          <table:table-cell office:value-type="string" table:style-name="ce1">
            <text:p>Success</text:p>
          </table:table-cell>
          <table:table-cell office:value-type="float" office:value="53497" table:style-name="ce1">
            <text:p>53497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9H5M50.113S" table:style-name="ce2">
            <text:p>05:50.1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9H5M50.121S" table:style-name="ce2">
            <text:p>05:50.1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101" table:style-name="ce1">
            <text:p>101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9H5M50.234S" table:style-name="ce2">
            <text:p>05:50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9H5M50.266S" table:style-name="ce2">
            <text:p>05:50.3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9H5M50.551S" table:style-name="ce2">
            <text:p>05:50.6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9H5M50.571S" table:style-name="ce2">
            <text:p>05:50.6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9H5M50.648S" table:style-name="ce2">
            <text:p>05:50.6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9H5M50.669S" table:style-name="ce2">
            <text:p>05:50.7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9H5M50.550S" table:style-name="ce2">
            <text:p>05:50.6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101" table:style-name="ce1">
            <text:p>101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9H5M50.813S" table:style-name="ce2">
            <text:p>05:50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101" table:style-name="ce1">
            <text:p>101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9H5M41.567S" table:style-name="ce2">
            <text:p>05:41.6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10007" table:style-name="ce1">
            <text:p>10007</text:p>
          </table:table-cell>
          <table:table-cell office:value-type="string" table:style-name="ce1">
            <text:p>Success</text:p>
          </table:table-cell>
          <table:table-cell office:value-type="float" office:value="107698" table:style-name="ce1">
            <text:p>107698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9H5M51.576S" table:style-name="ce2">
            <text:p>05:51.6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9H5M51.591S" table:style-name="ce2">
            <text:p>05:51.6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9H5M41.321S" table:style-name="ce2">
            <text:p>05:41.3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10581" table:style-name="ce1">
            <text:p>10581</text:p>
          </table:table-cell>
          <table:table-cell office:value-type="string" table:style-name="ce1">
            <text:p>Success</text:p>
          </table:table-cell>
          <table:table-cell office:value-type="float" office:value="105730" table:style-name="ce1">
            <text:p>105730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9H5M49.814S" table:style-name="ce2">
            <text:p>05:49.8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2118" table:style-name="ce1">
            <text:p>2118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9H5M51.905S" table:style-name="ce2">
            <text:p>05:51.9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9H5M51.933S" table:style-name="ce2">
            <text:p>05:51.9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9H5M51.973S" table:style-name="ce2">
            <text:p>05:52.0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9H5M51.958S" table:style-name="ce2">
            <text:p>05:52.0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9H5M52.106S" table:style-name="ce2">
            <text:p>05:52.1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9H5M52.110S" table:style-name="ce2">
            <text:p>05:52.1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9H5M52.192S" table:style-name="ce2">
            <text:p>05:52.2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9H5M50.194S" table:style-name="ce2">
            <text:p>05:50.2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3592" table:style-name="ce1">
            <text:p>3592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9H5M50.238S" table:style-name="ce2">
            <text:p>05:50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3604" table:style-name="ce1">
            <text:p>3604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9H5M50.221S" table:style-name="ce2">
            <text:p>05:50.2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3668" table:style-name="ce1">
            <text:p>3668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9H5M51.611S" table:style-name="ce2">
            <text:p>05:51.6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304" table:style-name="ce1">
            <text:p>2304</text:p>
          </table:table-cell>
          <table:table-cell office:value-type="string" table:style-name="ce1">
            <text:p>Success</text:p>
          </table:table-cell>
          <table:table-cell office:value-type="float" office:value="13052" table:style-name="ce1">
            <text:p>13052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9H5M50.769S" table:style-name="ce2">
            <text:p>05:50.8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3148" table:style-name="ce1">
            <text:p>3148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9H5M53.790S" table:style-name="ce2">
            <text:p>05:53.8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9H5M53.844S" table:style-name="ce2">
            <text:p>05:53.8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9H5M50.202S" table:style-name="ce2">
            <text:p>05:50.2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4001" table:style-name="ce1">
            <text:p>4001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9H5M53.892S" table:style-name="ce2">
            <text:p>05:53.9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9H5M50.767S" table:style-name="ce2">
            <text:p>05:50.8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3503" table:style-name="ce1">
            <text:p>3503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9H5M54.205S" table:style-name="ce2">
            <text:p>05:54.2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9H5M53.940S" table:style-name="ce2">
            <text:p>05:53.9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9H5M54.301S" table:style-name="ce2">
            <text:p>05:54.3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9H5M54.471S" table:style-name="ce2">
            <text:p>05:54.5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9H5M54.480S" table:style-name="ce2">
            <text:p>05:54.5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9H5M54.563S" table:style-name="ce2">
            <text:p>05:54.6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9H5M54.577S" table:style-name="ce2">
            <text:p>05:54.6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9H5M39.714S" table:style-name="ce2">
            <text:p>05:39.7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15235" table:style-name="ce1">
            <text:p>15235</text:p>
          </table:table-cell>
          <table:table-cell office:value-type="string" table:style-name="ce1">
            <text:p>Success</text:p>
          </table:table-cell>
          <table:table-cell office:value-type="float" office:value="107688" table:style-name="ce1">
            <text:p>107688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9H5M42.257S" table:style-name="ce2">
            <text:p>05:42.3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2868" table:style-name="ce1">
            <text:p>12868</text:p>
          </table:table-cell>
          <table:table-cell office:value-type="string" table:style-name="ce1">
            <text:p>Success</text:p>
          </table:table-cell>
          <table:table-cell office:value-type="float" office:value="109663" table:style-name="ce1">
            <text:p>109663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9H5M55.127S" table:style-name="ce2">
            <text:p>05:55.1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9H5M55.143S" table:style-name="ce2">
            <text:p>05:55.1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9H5M55.196S" table:style-name="ce2">
            <text:p>05:55.2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9H5M43.190S" table:style-name="ce2">
            <text:p>05:43.2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12376" table:style-name="ce1">
            <text:p>12376</text:p>
          </table:table-cell>
          <table:table-cell office:value-type="string" table:style-name="ce1">
            <text:p>Success</text:p>
          </table:table-cell>
          <table:table-cell office:value-type="float" office:value="103758" table:style-name="ce1">
            <text:p>103758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9H5M43.511S" table:style-name="ce2">
            <text:p>05:43.5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12098" table:style-name="ce1">
            <text:p>12098</text:p>
          </table:table-cell>
          <table:table-cell office:value-type="string" table:style-name="ce1">
            <text:p>Success</text:p>
          </table:table-cell>
          <table:table-cell office:value-type="float" office:value="109656" table:style-name="ce1">
            <text:p>109656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9H5M55.611S" table:style-name="ce2">
            <text:p>05:55.6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9H5M45.316S" table:style-name="ce2">
            <text:p>05:45.3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10346" table:style-name="ce1">
            <text:p>10346</text:p>
          </table:table-cell>
          <table:table-cell office:value-type="string" table:style-name="ce1">
            <text:p>Success</text:p>
          </table:table-cell>
          <table:table-cell office:value-type="float" office:value="103761" table:style-name="ce1">
            <text:p>103761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9H5M55.632S" table:style-name="ce2">
            <text:p>05:55.6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9H5M45.155S" table:style-name="ce2">
            <text:p>05:45.2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10551" table:style-name="ce1">
            <text:p>10551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9H5M55.664S" table:style-name="ce2">
            <text:p>05:55.7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9H5M45.220S" table:style-name="ce2">
            <text:p>05:45.2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10493" table:style-name="ce1">
            <text:p>10493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9H5M55.682S" table:style-name="ce2">
            <text:p>05:55.7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9H5M55.718S" table:style-name="ce2">
            <text:p>05:55.7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11449" table:style-name="ce1">
            <text:p>11449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9H5M44.570S" table:style-name="ce2">
            <text:p>05:44.6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11700" table:style-name="ce1">
            <text:p>11700</text:p>
          </table:table-cell>
          <table:table-cell office:value-type="string" table:style-name="ce1">
            <text:p>Success</text:p>
          </table:table-cell>
          <table:table-cell office:value-type="float" office:value="103756" table:style-name="ce1">
            <text:p>103756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9H5M56.272S" table:style-name="ce2">
            <text:p>05:56.3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9H5M56.315S" table:style-name="ce2">
            <text:p>05:56.3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9H5M56.406S" table:style-name="ce2">
            <text:p>05:56.4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9H5M41.588S" table:style-name="ce2">
            <text:p>05:41.6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5263" table:style-name="ce1">
            <text:p>15263</text:p>
          </table:table-cell>
          <table:table-cell office:value-type="string" table:style-name="ce1">
            <text:p>Success</text:p>
          </table:table-cell>
          <table:table-cell office:value-type="float" office:value="17441" table:style-name="ce1">
            <text:p>17441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9H5M45.485S" table:style-name="ce2">
            <text:p>05:45.5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380" table:style-name="ce1">
            <text:p>11380</text:p>
          </table:table-cell>
          <table:table-cell office:value-type="string" table:style-name="ce1">
            <text:p>Success</text:p>
          </table:table-cell>
          <table:table-cell office:value-type="float" office:value="59087" table:style-name="ce1">
            <text:p>59087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9H5M47.672S" table:style-name="ce2">
            <text:p>05:47.7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9203" table:style-name="ce1">
            <text:p>9203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9H5M36.979S" table:style-name="ce2">
            <text:p>05:37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9903" table:style-name="ce1">
            <text:p>19903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9H5M48.221S" table:style-name="ce2">
            <text:p>05:48.2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8685" table:style-name="ce1">
            <text:p>8685</text:p>
          </table:table-cell>
          <table:table-cell office:value-type="string" table:style-name="ce1">
            <text:p>Success</text:p>
          </table:table-cell>
          <table:table-cell office:value-type="float" office:value="19910" table:style-name="ce1">
            <text:p>19910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9H5M56.884S" table:style-name="ce2">
            <text:p>05:56.9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9H5M43.322S" table:style-name="ce2">
            <text:p>05:43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13587" table:style-name="ce1">
            <text:p>13587</text:p>
          </table:table-cell>
          <table:table-cell office:value-type="string" table:style-name="ce1">
            <text:p>Success</text:p>
          </table:table-cell>
          <table:table-cell office:value-type="float" office:value="36610" table:style-name="ce1">
            <text:p>36610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9H5M29.490S" table:style-name="ce2">
            <text:p>05:29.5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27425" table:style-name="ce1">
            <text:p>27425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9H5M43.242S" table:style-name="ce2">
            <text:p>05:43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3683" table:style-name="ce1">
            <text:p>13683</text:p>
          </table:table-cell>
          <table:table-cell office:value-type="string" table:style-name="ce1">
            <text:p>Success</text:p>
          </table:table-cell>
          <table:table-cell office:value-type="float" office:value="35870" table:style-name="ce1">
            <text:p>35870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9H5M50.957S" table:style-name="ce2">
            <text:p>05:51.0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5983" table:style-name="ce1">
            <text:p>5983</text:p>
          </table:table-cell>
          <table:table-cell office:value-type="string" table:style-name="ce1">
            <text:p>Success</text:p>
          </table:table-cell>
          <table:table-cell office:value-type="float" office:value="24762" table:style-name="ce1">
            <text:p>24762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9H5M53.917S" table:style-name="ce2">
            <text:p>05:53.9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3025" table:style-name="ce1">
            <text:p>3025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9H5M33.044S" table:style-name="ce2">
            <text:p>05:33.0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23903" table:style-name="ce1">
            <text:p>23903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9H5M41.072S" table:style-name="ce2">
            <text:p>05:41.1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876" table:style-name="ce1">
            <text:p>15876</text:p>
          </table:table-cell>
          <table:table-cell office:value-type="string" table:style-name="ce1">
            <text:p>Success</text:p>
          </table:table-cell>
          <table:table-cell office:value-type="float" office:value="57175" table:style-name="ce1">
            <text:p>57175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9H5M39.840S" table:style-name="ce2">
            <text:p>05:39.8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17114" table:style-name="ce1">
            <text:p>17114</text:p>
          </table:table-cell>
          <table:table-cell office:value-type="string" table:style-name="ce1">
            <text:p>Success</text:p>
          </table:table-cell>
          <table:table-cell office:value-type="float" office:value="35865" table:style-name="ce1">
            <text:p>35865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9H5M43.251S" table:style-name="ce2">
            <text:p>05:43.3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13709" table:style-name="ce1">
            <text:p>13709</text:p>
          </table:table-cell>
          <table:table-cell office:value-type="string" table:style-name="ce1">
            <text:p>Success</text:p>
          </table:table-cell>
          <table:table-cell office:value-type="float" office:value="36615" table:style-name="ce1">
            <text:p>36615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9H5M21.480S" table:style-name="ce2">
            <text:p>05:21.5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35491" table:style-name="ce1">
            <text:p>35491</text:p>
          </table:table-cell>
          <table:table-cell office:value-type="string" table:style-name="ce1">
            <text:p>Success</text:p>
          </table:table-cell>
          <table:table-cell office:value-type="float" office:value="53502" table:style-name="ce1">
            <text:p>53502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9H5M41.689S" table:style-name="ce2">
            <text:p>05:41.7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289" table:style-name="ce1">
            <text:p>15289</text:p>
          </table:table-cell>
          <table:table-cell office:value-type="string" table:style-name="ce1">
            <text:p>Success</text:p>
          </table:table-cell>
          <table:table-cell office:value-type="float" office:value="49645" table:style-name="ce1">
            <text:p>49645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9H5M44.983S" table:style-name="ce2">
            <text:p>05:45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998" table:style-name="ce1">
            <text:p>11998</text:p>
          </table:table-cell>
          <table:table-cell office:value-type="string" table:style-name="ce1">
            <text:p>Success</text:p>
          </table:table-cell>
          <table:table-cell office:value-type="float" office:value="59517" table:style-name="ce1">
            <text:p>59517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9H5M39.215S" table:style-name="ce2">
            <text:p>05:39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7773" table:style-name="ce1">
            <text:p>17773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9H5M40.048S" table:style-name="ce2">
            <text:p>05:40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6954" table:style-name="ce1">
            <text:p>16954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9H5M50.120S" table:style-name="ce2">
            <text:p>05:50.1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6884" table:style-name="ce1">
            <text:p>6884</text:p>
          </table:table-cell>
          <table:table-cell office:value-type="string" table:style-name="ce1">
            <text:p>Success</text:p>
          </table:table-cell>
          <table:table-cell office:value-type="float" office:value="18202" table:style-name="ce1">
            <text:p>18202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9H5M43.344S" table:style-name="ce2">
            <text:p>05:43.3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13661" table:style-name="ce1">
            <text:p>13661</text:p>
          </table:table-cell>
          <table:table-cell office:value-type="string" table:style-name="ce1">
            <text:p>Success</text:p>
          </table:table-cell>
          <table:table-cell office:value-type="float" office:value="36610" table:style-name="ce1">
            <text:p>36610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9H5M38.020S" table:style-name="ce2">
            <text:p>05:38.0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18984" table:style-name="ce1">
            <text:p>18984</text:p>
          </table:table-cell>
          <table:table-cell office:value-type="string" table:style-name="ce1">
            <text:p>Success</text:p>
          </table:table-cell>
          <table:table-cell office:value-type="float" office:value="36610" table:style-name="ce1">
            <text:p>36610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9H5M47.453S" table:style-name="ce2">
            <text:p>05:47.5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9556" table:style-name="ce1">
            <text:p>9556</text:p>
          </table:table-cell>
          <table:table-cell office:value-type="string" table:style-name="ce1">
            <text:p>Success</text:p>
          </table:table-cell>
          <table:table-cell office:value-type="float" office:value="18202" table:style-name="ce1">
            <text:p>18202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9H5M56.910S" table:style-name="ce2">
            <text:p>05:56.9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9H5M37.984S" table:style-name="ce2">
            <text:p>05:38.0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19026" table:style-name="ce1">
            <text:p>19026</text:p>
          </table:table-cell>
          <table:table-cell office:value-type="string" table:style-name="ce1">
            <text:p>Success</text:p>
          </table:table-cell>
          <table:table-cell office:value-type="float" office:value="36610" table:style-name="ce1">
            <text:p>36610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9H5M43.224S" table:style-name="ce2">
            <text:p>05:43.2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?wicket:interface=:3:indicator:big-form:sg-editor:mo:aspect:name::IBehaviorListener:0:-1&amp;random=0.34656063287857475</text:p>
          </table:table-cell>
          <table:table-cell office:value-type="float" office:value="13789" table:style-name="ce1">
            <text:p>13789</text:p>
          </table:table-cell>
          <table:table-cell office:value-type="string" table:style-name="ce1">
            <text:p>Success</text:p>
          </table:table-cell>
          <table:table-cell office:value-type="float" office:value="18202" table:style-name="ce1">
            <text:p>18202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9H5M34.252S" table:style-name="ce2">
            <text:p>05:34.3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22770" table:style-name="ce1">
            <text:p>22770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9H5M40.202S" table:style-name="ce2">
            <text:p>05:40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6824" table:style-name="ce1">
            <text:p>16824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9H5M32.658S" table:style-name="ce2">
            <text:p>05:32.7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24370" table:style-name="ce1">
            <text:p>24370</text:p>
          </table:table-cell>
          <table:table-cell office:value-type="string" table:style-name="ce1">
            <text:p>Success</text:p>
          </table:table-cell>
          <table:table-cell office:value-type="float" office:value="53502" table:style-name="ce1">
            <text:p>53502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9H5M57.024S" table:style-name="ce2">
            <text:p>05:57.0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9H5M21.498S" table:style-name="ce2">
            <text:p>05:21.5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35540" table:style-name="ce1">
            <text:p>35540</text:p>
          </table:table-cell>
          <table:table-cell office:value-type="string" table:style-name="ce1">
            <text:p>Success</text:p>
          </table:table-cell>
          <table:table-cell office:value-type="float" office:value="68488" table:style-name="ce1">
            <text:p>68488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9H5M57.008S" table:style-name="ce2">
            <text:p>05:57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9H5M56.949S" table:style-name="ce2">
            <text:p>05:56.9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9H5M57.028S" table:style-name="ce2">
            <text:p>05:57.0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9H5M57.054S" table:style-name="ce2">
            <text:p>05:57.1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9H5M56.990S" table:style-name="ce2">
            <text:p>05:57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9H5M57.013S" table:style-name="ce2">
            <text:p>05:57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9H5M57.040S" table:style-name="ce2">
            <text:p>05:57.0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9H5M57.055S" table:style-name="ce2">
            <text:p>05:57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9H5M57.055S" table:style-name="ce2">
            <text:p>05:57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9H5M57.071S" table:style-name="ce2">
            <text:p>05:57.1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9H5M57.075S" table:style-name="ce2">
            <text:p>05:57.1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9H5M57.383S" table:style-name="ce2">
            <text:p>05:57.4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9H5M57.185S" table:style-name="ce2">
            <text:p>05:57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9H5M57.467S" table:style-name="ce2">
            <text:p>05:57.5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9H5M57.458S" table:style-name="ce2">
            <text:p>05:57.5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9H5M57.458S" table:style-name="ce2">
            <text:p>05:57.5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9H5M57.526S" table:style-name="ce2">
            <text:p>05:57.5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9H5M57.691S" table:style-name="ce2">
            <text:p>05:57.7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9H5M57.588S" table:style-name="ce2">
            <text:p>05:57.6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9H5M57.657S" table:style-name="ce2">
            <text:p>05:57.7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9H5M57.782S" table:style-name="ce2">
            <text:p>05:57.8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9H5M57.763S" table:style-name="ce2">
            <text:p>05:57.8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9H5M43.263S" table:style-name="ce2">
            <text:p>05:43.3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14965" table:style-name="ce1">
            <text:p>14965</text:p>
          </table:table-cell>
          <table:table-cell office:value-type="string" table:style-name="ce1">
            <text:p>Success</text:p>
          </table:table-cell>
          <table:table-cell office:value-type="float" office:value="103746" table:style-name="ce1">
            <text:p>103746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9H5M44.695S" table:style-name="ce2">
            <text:p>05:44.7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14286" table:style-name="ce1">
            <text:p>14286</text:p>
          </table:table-cell>
          <table:table-cell office:value-type="string" table:style-name="ce1">
            <text:p>Success</text:p>
          </table:table-cell>
          <table:table-cell office:value-type="float" office:value="103749" table:style-name="ce1">
            <text:p>103749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9H5M58.984S" table:style-name="ce2">
            <text:p>05:59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9H5M43.339S" table:style-name="ce2">
            <text:p>05:43.3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16013" table:style-name="ce1">
            <text:p>16013</text:p>
          </table:table-cell>
          <table:table-cell office:value-type="string" table:style-name="ce1">
            <text:p>Success</text:p>
          </table:table-cell>
          <table:table-cell office:value-type="float" office:value="101794" table:style-name="ce1">
            <text:p>101794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9H5M41.570S" table:style-name="ce2">
            <text:p>05:41.6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7798" table:style-name="ce1">
            <text:p>17798</text:p>
          </table:table-cell>
          <table:table-cell office:value-type="string" table:style-name="ce1">
            <text:p>Success</text:p>
          </table:table-cell>
          <table:table-cell office:value-type="float" office:value="109661" table:style-name="ce1">
            <text:p>109661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9H5M59.356S" table:style-name="ce2">
            <text:p>05:59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9H5M59.370S" table:style-name="ce2">
            <text:p>05:59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9H5M49.958S" table:style-name="ce2">
            <text:p>05:50.0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9444" table:style-name="ce1">
            <text:p>9444</text:p>
          </table:table-cell>
          <table:table-cell office:value-type="string" table:style-name="ce1">
            <text:p>Success</text:p>
          </table:table-cell>
          <table:table-cell office:value-type="float" office:value="91952" table:style-name="ce1">
            <text:p>91952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9H5M59.386S" table:style-name="ce2">
            <text:p>05:59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9H5M59.428S" table:style-name="ce2">
            <text:p>05:59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9H5M44.566S" table:style-name="ce2">
            <text:p>05:44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15049" table:style-name="ce1">
            <text:p>15049</text:p>
          </table:table-cell>
          <table:table-cell office:value-type="string" table:style-name="ce1">
            <text:p>Success</text:p>
          </table:table-cell>
          <table:table-cell office:value-type="float" office:value="105712" table:style-name="ce1">
            <text:p>105712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9H5M59.617S" table:style-name="ce2">
            <text:p>05:59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9H5M44.570S" table:style-name="ce2">
            <text:p>05:44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5068" table:style-name="ce1">
            <text:p>15068</text:p>
          </table:table-cell>
          <table:table-cell office:value-type="string" table:style-name="ce1">
            <text:p>Success</text:p>
          </table:table-cell>
          <table:table-cell office:value-type="float" office:value="105717" table:style-name="ce1">
            <text:p>105717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9H5M59.640S" table:style-name="ce2">
            <text:p>05:59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9H5M49.825S" table:style-name="ce2">
            <text:p>05:49.8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9837" table:style-name="ce1">
            <text:p>9837</text:p>
          </table:table-cell>
          <table:table-cell office:value-type="string" table:style-name="ce1">
            <text:p>Success</text:p>
          </table:table-cell>
          <table:table-cell office:value-type="float" office:value="91954" table:style-name="ce1">
            <text:p>91954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9H5M59.635S" table:style-name="ce2">
            <text:p>05:59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9H5M59.660S" table:style-name="ce2">
            <text:p>05:59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9H5M59.685S" table:style-name="ce2">
            <text:p>05:59.7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9H5M59.715S" table:style-name="ce2">
            <text:p>05:59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9H5M56.916S" table:style-name="ce2">
            <text:p>05:56.9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2901" table:style-name="ce1">
            <text:p>2901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9H5M59.820S" table:style-name="ce2">
            <text:p>05:59.8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9H5M59.834S" table:style-name="ce2">
            <text:p>05:59.8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9H5M59.863S" table:style-name="ce2">
            <text:p>05:59.9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9H5M59.893S" table:style-name="ce2">
            <text:p>05:59.9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9H5M43.195S" table:style-name="ce2">
            <text:p>05:43.2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16827" table:style-name="ce1">
            <text:p>16827</text:p>
          </table:table-cell>
          <table:table-cell office:value-type="string" table:style-name="ce1">
            <text:p>Success</text:p>
          </table:table-cell>
          <table:table-cell office:value-type="float" office:value="101790" table:style-name="ce1">
            <text:p>101790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9H6M0.024S" table:style-name="ce2">
            <text:p>06:00.0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9H6M0.038S" table:style-name="ce2">
            <text:p>06:00.0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9H6M0.078S" table:style-name="ce2">
            <text:p>06:00.1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9H5M44.363S" table:style-name="ce2">
            <text:p>05:44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15817" table:style-name="ce1">
            <text:p>15817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9H6M0.184S" table:style-name="ce2">
            <text:p>06:00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9H6M0.166S" table:style-name="ce2">
            <text:p>06:00.2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9H6M0.204S" table:style-name="ce2">
            <text:p>06:00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9H6M0.208S" table:style-name="ce2">
            <text:p>06:00.2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9H6M0.238S" table:style-name="ce2">
            <text:p>06:00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9H6M0.305S" table:style-name="ce2">
            <text:p>06:00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9H5M58.025S" table:style-name="ce2">
            <text:p>05:58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2408" table:style-name="ce1">
            <text:p>2408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9H5M58.033S" table:style-name="ce2">
            <text:p>05:58.0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2415" table:style-name="ce1">
            <text:p>2415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9H5M57.820S" table:style-name="ce2">
            <text:p>05:57.8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2801" table:style-name="ce1">
            <text:p>2801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9H5M57.829S" table:style-name="ce2">
            <text:p>05:57.8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2792" table:style-name="ce1">
            <text:p>2792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9H5M57.613S" table:style-name="ce2">
            <text:p>05:57.6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3013" table:style-name="ce1">
            <text:p>3013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9H5M47.932S" table:style-name="ce2">
            <text:p>05:47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12856" table:style-name="ce1">
            <text:p>12856</text:p>
          </table:table-cell>
          <table:table-cell office:value-type="string" table:style-name="ce1">
            <text:p>Success</text:p>
          </table:table-cell>
          <table:table-cell office:value-type="float" office:value="105711" table:style-name="ce1">
            <text:p>105711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9H5M43.224S" table:style-name="ce2">
            <text:p>05:43.2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17567" table:style-name="ce1">
            <text:p>17567</text:p>
          </table:table-cell>
          <table:table-cell office:value-type="string" table:style-name="ce1">
            <text:p>Success</text:p>
          </table:table-cell>
          <table:table-cell office:value-type="float" office:value="103743" table:style-name="ce1">
            <text:p>103743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9H6M0.791S" table:style-name="ce2">
            <text:p>06:00.8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9H5M49.309S" table:style-name="ce2">
            <text:p>05:49.3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1694" table:style-name="ce1">
            <text:p>11694</text:p>
          </table:table-cell>
          <table:table-cell office:value-type="string" table:style-name="ce1">
            <text:p>Success</text:p>
          </table:table-cell>
          <table:table-cell office:value-type="float" office:value="89991" table:style-name="ce1">
            <text:p>89991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9H5M57.030S" table:style-name="ce2">
            <text:p>05:57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4100" table:style-name="ce1">
            <text:p>4100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9H6M1.132S" table:style-name="ce2">
            <text:p>06:01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9H5M49.714S" table:style-name="ce2">
            <text:p>05:49.7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12089" table:style-name="ce1">
            <text:p>12089</text:p>
          </table:table-cell>
          <table:table-cell office:value-type="string" table:style-name="ce1">
            <text:p>Success</text:p>
          </table:table-cell>
          <table:table-cell office:value-type="float" office:value="84099" table:style-name="ce1">
            <text:p>84099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9H5M56.973S" table:style-name="ce2">
            <text:p>05:57.0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5121" table:style-name="ce1">
            <text:p>5121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9H6M2.097S" table:style-name="ce2">
            <text:p>06:02.1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9H5M52.272S" table:style-name="ce2">
            <text:p>05:52.3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10035" table:style-name="ce1">
            <text:p>10035</text:p>
          </table:table-cell>
          <table:table-cell office:value-type="string" table:style-name="ce1">
            <text:p>Success</text:p>
          </table:table-cell>
          <table:table-cell office:value-type="float" office:value="88027" table:style-name="ce1">
            <text:p>88027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9H6M2.310S" table:style-name="ce2">
            <text:p>06:02.3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9H6M2.346S" table:style-name="ce2">
            <text:p>06:02.3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9H6M2.426S" table:style-name="ce2">
            <text:p>06:02.4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9H6M2.458S" table:style-name="ce2">
            <text:p>06:02.5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11449" table:style-name="ce1">
            <text:p>11449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9H5M49.780S" table:style-name="ce2">
            <text:p>05:49.8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13019" table:style-name="ce1">
            <text:p>13019</text:p>
          </table:table-cell>
          <table:table-cell office:value-type="string" table:style-name="ce1">
            <text:p>Success</text:p>
          </table:table-cell>
          <table:table-cell office:value-type="float" office:value="90000" table:style-name="ce1">
            <text:p>90000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9H6M0.351S" table:style-name="ce2">
            <text:p>06:00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3892" table:style-name="ce1">
            <text:p>3892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9H5M49.247S" table:style-name="ce2">
            <text:p>05:49.2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15192" table:style-name="ce1">
            <text:p>15192</text:p>
          </table:table-cell>
          <table:table-cell office:value-type="string" table:style-name="ce1">
            <text:p>Success</text:p>
          </table:table-cell>
          <table:table-cell office:value-type="float" office:value="36615" table:style-name="ce1">
            <text:p>36615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9H6M0.305S" table:style-name="ce2">
            <text:p>06:00.3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plan</text:p>
          </table:table-cell>
          <table:table-cell office:value-type="float" office:value="4161" table:style-name="ce1">
            <text:p>4161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9H6M4.467S" table:style-name="ce2">
            <text:p>06:04.5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9H6M4.495S" table:style-name="ce2">
            <text:p>06:04.5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9H6M4.526S" table:style-name="ce2">
            <text:p>06:04.5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9H5M44.564S" table:style-name="ce2">
            <text:p>05:44.6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20235" table:style-name="ce1">
            <text:p>20235</text:p>
          </table:table-cell>
          <table:table-cell office:value-type="string" table:style-name="ce1">
            <text:p>Success</text:p>
          </table:table-cell>
          <table:table-cell office:value-type="float" office:value="105719" table:style-name="ce1">
            <text:p>105719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9H6M4.801S" table:style-name="ce2">
            <text:p>06:04.8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9H6M4.841S" table:style-name="ce2">
            <text:p>06:04.8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9H6M4.934S" table:style-name="ce2">
            <text:p>06:04.9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9H5M53.918S" table:style-name="ce2">
            <text:p>05:53.9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11201" table:style-name="ce1">
            <text:p>11201</text:p>
          </table:table-cell>
          <table:table-cell office:value-type="string" table:style-name="ce1">
            <text:p>Success</text:p>
          </table:table-cell>
          <table:table-cell office:value-type="float" office:value="97857" table:style-name="ce1">
            <text:p>97857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9H6M5.121S" table:style-name="ce2">
            <text:p>06:05.1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9H6M5.153S" table:style-name="ce2">
            <text:p>06:05.2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9H6M5.297S" table:style-name="ce2">
            <text:p>06:05.3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9H5M54.643S" table:style-name="ce2">
            <text:p>05:54.6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10967" table:style-name="ce1">
            <text:p>10967</text:p>
          </table:table-cell>
          <table:table-cell office:value-type="string" table:style-name="ce1">
            <text:p>Success</text:p>
          </table:table-cell>
          <table:table-cell office:value-type="float" office:value="89985" table:style-name="ce1">
            <text:p>89985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9H6M5.611S" table:style-name="ce2">
            <text:p>06:05.6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9H6M5.679S" table:style-name="ce2">
            <text:p>06:05.7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9H6M5.770S" table:style-name="ce2">
            <text:p>06:05.8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9H6M5.799S" table:style-name="ce2">
            <text:p>06:05.8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11449" table:style-name="ce1">
            <text:p>11449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9H5M49.311S" table:style-name="ce2">
            <text:p>05:49.3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16805" table:style-name="ce1">
            <text:p>16805</text:p>
          </table:table-cell>
          <table:table-cell office:value-type="string" table:style-name="ce1">
            <text:p>Success</text:p>
          </table:table-cell>
          <table:table-cell office:value-type="float" office:value="89999" table:style-name="ce1">
            <text:p>89999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9H5M47.408S" table:style-name="ce2">
            <text:p>05:47.4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18864" table:style-name="ce1">
            <text:p>18864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9H6M5.039S" table:style-name="ce2">
            <text:p>06:05.0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1513" table:style-name="ce1">
            <text:p>1513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9H5M55.821S" table:style-name="ce2">
            <text:p>05:55.8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10803" table:style-name="ce1">
            <text:p>10803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9H6M6.275S" table:style-name="ce2">
            <text:p>06:06.3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9H6M6.644S" table:style-name="ce2">
            <text:p>06:06.6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9H5M30.074S" table:style-name="ce2">
            <text:p>05:30.1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36619" table:style-name="ce1">
            <text:p>36619</text:p>
          </table:table-cell>
          <table:table-cell office:value-type="string" table:style-name="ce1">
            <text:p>Success</text:p>
          </table:table-cell>
          <table:table-cell office:value-type="float" office:value="40954" table:style-name="ce1">
            <text:p>40954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9H5M55.229S" table:style-name="ce2">
            <text:p>05:55.2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1466" table:style-name="ce1">
            <text:p>11466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9H5M56.867S" table:style-name="ce2">
            <text:p>05:56.9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9829" table:style-name="ce1">
            <text:p>9829</text:p>
          </table:table-cell>
          <table:table-cell office:value-type="string" table:style-name="ce1">
            <text:p>Success</text:p>
          </table:table-cell>
          <table:table-cell office:value-type="float" office:value="20123" table:style-name="ce1">
            <text:p>20123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9H5M44.457S" table:style-name="ce2">
            <text:p>05:44.5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239" table:style-name="ce1">
            <text:p>22239</text:p>
          </table:table-cell>
          <table:table-cell office:value-type="string" table:style-name="ce1">
            <text:p>Success</text:p>
          </table:table-cell>
          <table:table-cell office:value-type="float" office:value="59730" table:style-name="ce1">
            <text:p>59730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9H5M56.982S" table:style-name="ce2">
            <text:p>05:57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9728" table:style-name="ce1">
            <text:p>9728</text:p>
          </table:table-cell>
          <table:table-cell office:value-type="string" table:style-name="ce1">
            <text:p>Success</text:p>
          </table:table-cell>
          <table:table-cell office:value-type="float" office:value="20123" table:style-name="ce1">
            <text:p>20123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9H5M47.271S" table:style-name="ce2">
            <text:p>05:47.3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19445" table:style-name="ce1">
            <text:p>19445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9H5M49.705S" table:style-name="ce2">
            <text:p>05:49.7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17014" table:style-name="ce1">
            <text:p>17014</text:p>
          </table:table-cell>
          <table:table-cell office:value-type="string" table:style-name="ce1">
            <text:p>Success</text:p>
          </table:table-cell>
          <table:table-cell office:value-type="float" office:value="35871" table:style-name="ce1">
            <text:p>35871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9H5M46.393S" table:style-name="ce2">
            <text:p>05:46.4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0339" table:style-name="ce1">
            <text:p>20339</text:p>
          </table:table-cell>
          <table:table-cell office:value-type="string" table:style-name="ce1">
            <text:p>Success</text:p>
          </table:table-cell>
          <table:table-cell office:value-type="float" office:value="59730" table:style-name="ce1">
            <text:p>59730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9H5M43.213S" table:style-name="ce2">
            <text:p>05:43.2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23519" table:style-name="ce1">
            <text:p>23519</text:p>
          </table:table-cell>
          <table:table-cell office:value-type="string" table:style-name="ce1">
            <text:p>Success</text:p>
          </table:table-cell>
          <table:table-cell office:value-type="float" office:value="51241" table:style-name="ce1">
            <text:p>51241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9H5M40.030S" table:style-name="ce2">
            <text:p>05:40.0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26707" table:style-name="ce1">
            <text:p>26707</text:p>
          </table:table-cell>
          <table:table-cell office:value-type="string" table:style-name="ce1">
            <text:p>Success</text:p>
          </table:table-cell>
          <table:table-cell office:value-type="float" office:value="42409" table:style-name="ce1">
            <text:p>42409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9H5M49.052S" table:style-name="ce2">
            <text:p>05:49.1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17697" table:style-name="ce1">
            <text:p>17697</text:p>
          </table:table-cell>
          <table:table-cell office:value-type="string" table:style-name="ce1">
            <text:p>Success</text:p>
          </table:table-cell>
          <table:table-cell office:value-type="float" office:value="36615" table:style-name="ce1">
            <text:p>36615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9H5M46.886S" table:style-name="ce2">
            <text:p>05:46.9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875" table:style-name="ce1">
            <text:p>19875</text:p>
          </table:table-cell>
          <table:table-cell office:value-type="string" table:style-name="ce1">
            <text:p>Success</text:p>
          </table:table-cell>
          <table:table-cell office:value-type="float" office:value="59708" table:style-name="ce1">
            <text:p>59708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9H5M32.730S" table:style-name="ce2">
            <text:p>05:32.7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34095" table:style-name="ce1">
            <text:p>34095</text:p>
          </table:table-cell>
          <table:table-cell office:value-type="string" table:style-name="ce1">
            <text:p>Success</text:p>
          </table:table-cell>
          <table:table-cell office:value-type="float" office:value="53502" table:style-name="ce1">
            <text:p>53502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9H6M6.668S" table:style-name="ce2">
            <text:p>06:06.7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9H6M6.739S" table:style-name="ce2">
            <text:p>06:06.7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9H6M6.830S" table:style-name="ce2">
            <text:p>06:06.8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9H5M50.014S" table:style-name="ce2">
            <text:p>05:50.0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16999" table:style-name="ce1">
            <text:p>16999</text:p>
          </table:table-cell>
          <table:table-cell office:value-type="string" table:style-name="ce1">
            <text:p>Success</text:p>
          </table:table-cell>
          <table:table-cell office:value-type="float" office:value="75481" table:style-name="ce1">
            <text:p>75481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9H6M6.913S" table:style-name="ce2">
            <text:p>06:06.9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9H6M6.832S" table:style-name="ce2">
            <text:p>06:06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9H6M7.080S" table:style-name="ce2">
            <text:p>06:07.1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9H6M7.200S" table:style-name="ce2">
            <text:p>06:07.2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9H5M54.216S" table:style-name="ce2">
            <text:p>05:54.2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13215" table:style-name="ce1">
            <text:p>13215</text:p>
          </table:table-cell>
          <table:table-cell office:value-type="string" table:style-name="ce1">
            <text:p>Success</text:p>
          </table:table-cell>
          <table:table-cell office:value-type="float" office:value="95893" table:style-name="ce1">
            <text:p>95893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9H6M7.433S" table:style-name="ce2">
            <text:p>06:07.4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9H5M54.274S" table:style-name="ce2">
            <text:p>05:54.3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3198" table:style-name="ce1">
            <text:p>13198</text:p>
          </table:table-cell>
          <table:table-cell office:value-type="string" table:style-name="ce1">
            <text:p>Success</text:p>
          </table:table-cell>
          <table:table-cell office:value-type="float" office:value="93923" table:style-name="ce1">
            <text:p>93923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9H6M7.474S" table:style-name="ce2">
            <text:p>06:07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9H6M7.511S" table:style-name="ce2">
            <text:p>06:07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9H6M7.594S" table:style-name="ce2">
            <text:p>06:07.6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9H5M46.722S" table:style-name="ce2">
            <text:p>05:46.7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21094" table:style-name="ce1">
            <text:p>21094</text:p>
          </table:table-cell>
          <table:table-cell office:value-type="string" table:style-name="ce1">
            <text:p>Success</text:p>
          </table:table-cell>
          <table:table-cell office:value-type="float" office:value="105732" table:style-name="ce1">
            <text:p>105732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9H6M7.818S" table:style-name="ce2">
            <text:p>06:07.8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9H5M53.949S" table:style-name="ce2">
            <text:p>05:53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13984" table:style-name="ce1">
            <text:p>13984</text:p>
          </table:table-cell>
          <table:table-cell office:value-type="string" table:style-name="ce1">
            <text:p>Success</text:p>
          </table:table-cell>
          <table:table-cell office:value-type="float" office:value="95895" table:style-name="ce1">
            <text:p>95895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9H6M7.861S" table:style-name="ce2">
            <text:p>06:07.9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9H6M6.694S" table:style-name="ce2">
            <text:p>06:06.7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1252" table:style-name="ce1">
            <text:p>1252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9H6M7.936S" table:style-name="ce2">
            <text:p>06:07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9H6M7.945S" table:style-name="ce2">
            <text:p>06:07.9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9H6M7.948S" table:style-name="ce2">
            <text:p>06:07.9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9H6M7.963S" table:style-name="ce2">
            <text:p>06:08.0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9H6M7.961S" table:style-name="ce2">
            <text:p>06:08.0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11449" table:style-name="ce1">
            <text:p>11449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9H6M8.087S" table:style-name="ce2">
            <text:p>06:08.1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9H6M8.154S" table:style-name="ce2">
            <text:p>06:08.2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9H5M56.911S" table:style-name="ce2">
            <text:p>05:56.9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11867" table:style-name="ce1">
            <text:p>11867</text:p>
          </table:table-cell>
          <table:table-cell office:value-type="string" table:style-name="ce1">
            <text:p>Success</text:p>
          </table:table-cell>
          <table:table-cell office:value-type="float" office:value="86048" table:style-name="ce1">
            <text:p>86048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9H5M55.715S" table:style-name="ce2">
            <text:p>05:55.7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13071" table:style-name="ce1">
            <text:p>13071</text:p>
          </table:table-cell>
          <table:table-cell office:value-type="string" table:style-name="ce1">
            <text:p>Success</text:p>
          </table:table-cell>
          <table:table-cell office:value-type="float" office:value="89983" table:style-name="ce1">
            <text:p>89983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9H6M6.827S" table:style-name="ce2">
            <text:p>06:06.8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9H6M8.810S" table:style-name="ce2">
            <text:p>06:08.8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9H6M6.718S" table:style-name="ce2">
            <text:p>06:06.7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2414" table:style-name="ce1">
            <text:p>2414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9H6M9.134S" table:style-name="ce2">
            <text:p>06:09.1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9H6M9.149S" table:style-name="ce2">
            <text:p>06:09.1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9H6M9.214S" table:style-name="ce2">
            <text:p>06:09.2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9H6M9.243S" table:style-name="ce2">
            <text:p>06:09.2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9H5M56.942S" table:style-name="ce2">
            <text:p>05:56.9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2447" table:style-name="ce1">
            <text:p>12447</text:p>
          </table:table-cell>
          <table:table-cell office:value-type="string" table:style-name="ce1">
            <text:p>Success</text:p>
          </table:table-cell>
          <table:table-cell office:value-type="float" office:value="86078" table:style-name="ce1">
            <text:p>86078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9H6M9.391S" table:style-name="ce2">
            <text:p>06:09.4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9H5M49.698S" table:style-name="ce2">
            <text:p>05:49.7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19714" table:style-name="ce1">
            <text:p>19714</text:p>
          </table:table-cell>
          <table:table-cell office:value-type="string" table:style-name="ce1">
            <text:p>Success</text:p>
          </table:table-cell>
          <table:table-cell office:value-type="float" office:value="36615" table:style-name="ce1">
            <text:p>36615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9H6M7.275S" table:style-name="ce2">
            <text:p>06:07.3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2145" table:style-name="ce1">
            <text:p>2145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9H6M9.409S" table:style-name="ce2">
            <text:p>06:09.4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9H5M56.877S" table:style-name="ce2">
            <text:p>05:56.9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3295" table:style-name="ce1">
            <text:p>13295</text:p>
          </table:table-cell>
          <table:table-cell office:value-type="string" table:style-name="ce1">
            <text:p>Success</text:p>
          </table:table-cell>
          <table:table-cell office:value-type="float" office:value="86040" table:style-name="ce1">
            <text:p>86040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9H5M57.040S" table:style-name="ce2">
            <text:p>05:57.0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13186" table:style-name="ce1">
            <text:p>13186</text:p>
          </table:table-cell>
          <table:table-cell office:value-type="string" table:style-name="ce1">
            <text:p>Success</text:p>
          </table:table-cell>
          <table:table-cell office:value-type="float" office:value="88009" table:style-name="ce1">
            <text:p>88009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9H5M36.664S" table:style-name="ce2">
            <text:p>05:36.7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33582" table:style-name="ce1">
            <text:p>33582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9H5M31.348S" table:style-name="ce2">
            <text:p>05:31.3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38919" table:style-name="ce1">
            <text:p>38919</text:p>
          </table:table-cell>
          <table:table-cell office:value-type="string" table:style-name="ce1">
            <text:p>Success</text:p>
          </table:table-cell>
          <table:table-cell office:value-type="float" office:value="41681" table:style-name="ce1">
            <text:p>41681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9H6M10.248S" table:style-name="ce2">
            <text:p>06:10.2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9H5M34.322S" table:style-name="ce2">
            <text:p>05:34.3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36007" table:style-name="ce1">
            <text:p>36007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9H5M31.687S" table:style-name="ce2">
            <text:p>05:31.7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38647" table:style-name="ce1">
            <text:p>38647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9H5M41.650S" table:style-name="ce2">
            <text:p>05:41.7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28687" table:style-name="ce1">
            <text:p>28687</text:p>
          </table:table-cell>
          <table:table-cell office:value-type="string" table:style-name="ce1">
            <text:p>Success</text:p>
          </table:table-cell>
          <table:table-cell office:value-type="float" office:value="42409" table:style-name="ce1">
            <text:p>42409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9H5M56.980S" table:style-name="ce2">
            <text:p>05:57.0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13357" table:style-name="ce1">
            <text:p>13357</text:p>
          </table:table-cell>
          <table:table-cell office:value-type="string" table:style-name="ce1">
            <text:p>Success</text:p>
          </table:table-cell>
          <table:table-cell office:value-type="float" office:value="18255" table:style-name="ce1">
            <text:p>18255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9H6M6.762S" table:style-name="ce2">
            <text:p>06:06.8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3576" table:style-name="ce1">
            <text:p>3576</text:p>
          </table:table-cell>
          <table:table-cell office:value-type="string" table:style-name="ce1">
            <text:p>Success</text:p>
          </table:table-cell>
          <table:table-cell office:value-type="float" office:value="20974" table:style-name="ce1">
            <text:p>20974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9H6M10.333S" table:style-name="ce2">
            <text:p>06:10.3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9H6M8.780S" table:style-name="ce2">
            <text:p>06:08.8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1576" table:style-name="ce1">
            <text:p>1576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9H6M6.629S" table:style-name="ce2">
            <text:p>06:06.6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3733" table:style-name="ce1">
            <text:p>3733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9H6M10.340S" table:style-name="ce2">
            <text:p>06:10.3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9H5M50.016S" table:style-name="ce2">
            <text:p>05:50.0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20375" table:style-name="ce1">
            <text:p>20375</text:p>
          </table:table-cell>
          <table:table-cell office:value-type="string" table:style-name="ce1">
            <text:p>Success</text:p>
          </table:table-cell>
          <table:table-cell office:value-type="float" office:value="51980" table:style-name="ce1">
            <text:p>51980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9H6M10.320S" table:style-name="ce2">
            <text:p>06:10.3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9H6M10.358S" table:style-name="ce2">
            <text:p>06:10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9H6M10.355S" table:style-name="ce2">
            <text:p>06:10.4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9H5M59.942S" table:style-name="ce2">
            <text:p>05:59.9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10530" table:style-name="ce1">
            <text:p>10530</text:p>
          </table:table-cell>
          <table:table-cell office:value-type="string" table:style-name="ce1">
            <text:p>Success</text:p>
          </table:table-cell>
          <table:table-cell office:value-type="float" office:value="88013" table:style-name="ce1">
            <text:p>88013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9H5M57.014S" table:style-name="ce2">
            <text:p>05:57.0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13464" table:style-name="ce1">
            <text:p>13464</text:p>
          </table:table-cell>
          <table:table-cell office:value-type="string" table:style-name="ce1">
            <text:p>Success</text:p>
          </table:table-cell>
          <table:table-cell office:value-type="float" office:value="88016" table:style-name="ce1">
            <text:p>88016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9H6M10.380S" table:style-name="ce2">
            <text:p>06:10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9H5M54.656S" table:style-name="ce2">
            <text:p>05:54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15859" table:style-name="ce1">
            <text:p>15859</text:p>
          </table:table-cell>
          <table:table-cell office:value-type="string" table:style-name="ce1">
            <text:p>Success</text:p>
          </table:table-cell>
          <table:table-cell office:value-type="float" office:value="88013" table:style-name="ce1">
            <text:p>88013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9H6M10.404S" table:style-name="ce2">
            <text:p>06:10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9H6M10.476S" table:style-name="ce2">
            <text:p>06:10.5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9H6M10.518S" table:style-name="ce2">
            <text:p>06:10.5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9H6M10.424S" table:style-name="ce2">
            <text:p>06:10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9H6M10.484S" table:style-name="ce2">
            <text:p>06:10.5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9H6M10.541S" table:style-name="ce2">
            <text:p>06:10.5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9H6M10.471S" table:style-name="ce2">
            <text:p>06:10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9H6M10.919S" table:style-name="ce2">
            <text:p>06:10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9H6M10.804S" table:style-name="ce2">
            <text:p>06:10.8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9H6M10.701S" table:style-name="ce2">
            <text:p>06:10.7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9H6M10.722S" table:style-name="ce2">
            <text:p>06:10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9H6M11.202S" table:style-name="ce2">
            <text:p>06:11.2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9H6M11.206S" table:style-name="ce2">
            <text:p>06:11.2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9H6M11.026S" table:style-name="ce2">
            <text:p>06:11.0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9H6M11.199S" table:style-name="ce2">
            <text:p>06:11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9H6M11.307S" table:style-name="ce2">
            <text:p>06:11.3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11449" table:style-name="ce1">
            <text:p>11449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9H6M11.415S" table:style-name="ce2">
            <text:p>06:11.4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11449" table:style-name="ce1">
            <text:p>11449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9H5M57.875S" table:style-name="ce2">
            <text:p>05:57.9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13832" table:style-name="ce1">
            <text:p>13832</text:p>
          </table:table-cell>
          <table:table-cell office:value-type="string" table:style-name="ce1">
            <text:p>Success</text:p>
          </table:table-cell>
          <table:table-cell office:value-type="float" office:value="88022" table:style-name="ce1">
            <text:p>88022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9H6M0.628S" table:style-name="ce2">
            <text:p>06:00.6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1127" table:style-name="ce1">
            <text:p>11127</text:p>
          </table:table-cell>
          <table:table-cell office:value-type="string" table:style-name="ce1">
            <text:p>Success</text:p>
          </table:table-cell>
          <table:table-cell office:value-type="float" office:value="82121" table:style-name="ce1">
            <text:p>82121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9H6M11.712S" table:style-name="ce2">
            <text:p>06:11.7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9H6M11.757S" table:style-name="ce2">
            <text:p>06:11.8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9H6M0.450S" table:style-name="ce2">
            <text:p>06:00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1426" table:style-name="ce1">
            <text:p>11426</text:p>
          </table:table-cell>
          <table:table-cell office:value-type="string" table:style-name="ce1">
            <text:p>Success</text:p>
          </table:table-cell>
          <table:table-cell office:value-type="float" office:value="88017" table:style-name="ce1">
            <text:p>88017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9H6M11.879S" table:style-name="ce2">
            <text:p>06:11.9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9H6M7.015S" table:style-name="ce2">
            <text:p>06:07.0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5023" table:style-name="ce1">
            <text:p>5023</text:p>
          </table:table-cell>
          <table:table-cell office:value-type="string" table:style-name="ce1">
            <text:p>Success</text:p>
          </table:table-cell>
          <table:table-cell office:value-type="float" office:value="80185" table:style-name="ce1">
            <text:p>80185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9H6M9.270S" table:style-name="ce2">
            <text:p>06:09.3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2768" table:style-name="ce1">
            <text:p>2768</text:p>
          </table:table-cell>
          <table:table-cell office:value-type="string" table:style-name="ce1">
            <text:p>Success</text:p>
          </table:table-cell>
          <table:table-cell office:value-type="float" office:value="86052" table:style-name="ce1">
            <text:p>86052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9H5M56.962S" table:style-name="ce2">
            <text:p>05:57.0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15092" table:style-name="ce1">
            <text:p>15092</text:p>
          </table:table-cell>
          <table:table-cell office:value-type="string" table:style-name="ce1">
            <text:p>Success</text:p>
          </table:table-cell>
          <table:table-cell office:value-type="float" office:value="86052" table:style-name="ce1">
            <text:p>86052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9H6M11.796S" table:style-name="ce2">
            <text:p>06:11.8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9H6M6.751S" table:style-name="ce2">
            <text:p>06:06.8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5308" table:style-name="ce1">
            <text:p>5308</text:p>
          </table:table-cell>
          <table:table-cell office:value-type="string" table:style-name="ce1">
            <text:p>Success</text:p>
          </table:table-cell>
          <table:table-cell office:value-type="float" office:value="80151" table:style-name="ce1">
            <text:p>80151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9H6M12.042S" table:style-name="ce2">
            <text:p>06:12.0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9H6M11.862S" table:style-name="ce2">
            <text:p>06:11.9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9H6M12.058S" table:style-name="ce2">
            <text:p>06:12.1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9H6M12.040S" table:style-name="ce2">
            <text:p>06:12.0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9H6M12.158S" table:style-name="ce2">
            <text:p>06:12.2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9H6M12.129S" table:style-name="ce2">
            <text:p>06:12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9H6M12.038S" table:style-name="ce2">
            <text:p>06:12.0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9H6M12.100S" table:style-name="ce2">
            <text:p>06:12.1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9H6M12.196S" table:style-name="ce2">
            <text:p>06:12.2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9H6M12.141S" table:style-name="ce2">
            <text:p>06:12.1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1449" table:style-name="ce1">
            <text:p>11449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9H6M12.195S" table:style-name="ce2">
            <text:p>06:12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9H6M12.211S" table:style-name="ce2">
            <text:p>06:12.2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11449" table:style-name="ce1">
            <text:p>11449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9H6M12.188S" table:style-name="ce2">
            <text:p>06:12.2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141" table:style-name="ce1">
            <text:p>141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9H6M12.248S" table:style-name="ce2">
            <text:p>06:12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9H6M10.337S" table:style-name="ce2">
            <text:p>06:10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2130" table:style-name="ce1">
            <text:p>2130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9H6M12.228S" table:style-name="ce2">
            <text:p>06:12.2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9H6M12.193S" table:style-name="ce2">
            <text:p>06:12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9H6M12.402S" table:style-name="ce2">
            <text:p>06:12.4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9H6M12.469S" table:style-name="ce2">
            <text:p>06:12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9H6M0.805S" table:style-name="ce2">
            <text:p>06:00.8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693" table:style-name="ce1">
            <text:p>11693</text:p>
          </table:table-cell>
          <table:table-cell office:value-type="string" table:style-name="ce1">
            <text:p>Success</text:p>
          </table:table-cell>
          <table:table-cell office:value-type="float" office:value="61408" table:style-name="ce1">
            <text:p>61408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9H5M43.209S" table:style-name="ce2">
            <text:p>05:43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29302" table:style-name="ce1">
            <text:p>29302</text:p>
          </table:table-cell>
          <table:table-cell office:value-type="string" table:style-name="ce1">
            <text:p>Success</text:p>
          </table:table-cell>
          <table:table-cell office:value-type="float" office:value="53507" table:style-name="ce1">
            <text:p>53507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9H6M10.269S" table:style-name="ce2">
            <text:p>06:10.3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2243" table:style-name="ce1">
            <text:p>2243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9H6M6.699S" table:style-name="ce2">
            <text:p>06:06.7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5813" table:style-name="ce1">
            <text:p>5813</text:p>
          </table:table-cell>
          <table:table-cell office:value-type="string" table:style-name="ce1">
            <text:p>Success</text:p>
          </table:table-cell>
          <table:table-cell office:value-type="float" office:value="20766" table:style-name="ce1">
            <text:p>20766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9H5M49.928S" table:style-name="ce2">
            <text:p>05:49.9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22594" table:style-name="ce1">
            <text:p>22594</text:p>
          </table:table-cell>
          <table:table-cell office:value-type="string" table:style-name="ce1">
            <text:p>Success</text:p>
          </table:table-cell>
          <table:table-cell office:value-type="float" office:value="51983" table:style-name="ce1">
            <text:p>51983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9H6M12.514S" table:style-name="ce2">
            <text:p>06:12.5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9H6M12.494S" table:style-name="ce2">
            <text:p>06:12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9H5M43.256S" table:style-name="ce2">
            <text:p>05:43.3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29303" table:style-name="ce1">
            <text:p>29303</text:p>
          </table:table-cell>
          <table:table-cell office:value-type="string" table:style-name="ce1">
            <text:p>Success</text:p>
          </table:table-cell>
          <table:table-cell office:value-type="float" office:value="53507" table:style-name="ce1">
            <text:p>53507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9H6M6.118S" table:style-name="ce2">
            <text:p>06:06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6443" table:style-name="ce1">
            <text:p>6443</text:p>
          </table:table-cell>
          <table:table-cell office:value-type="string" table:style-name="ce1">
            <text:p>Success</text:p>
          </table:table-cell>
          <table:table-cell office:value-type="float" office:value="72385" table:style-name="ce1">
            <text:p>72385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9H6M12.533S" table:style-name="ce2">
            <text:p>06:12.5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9H6M12.562S" table:style-name="ce2">
            <text:p>06:12.6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41" table:style-name="ce1">
            <text:p>141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9H6M12.412S" table:style-name="ce2">
            <text:p>06:12.4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141" table:style-name="ce1">
            <text:p>141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9H6M12.543S" table:style-name="ce2">
            <text:p>06:12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9H6M12.578S" table:style-name="ce2">
            <text:p>06:12.6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9H6M12.585S" table:style-name="ce2">
            <text:p>06:12.6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141" table:style-name="ce1">
            <text:p>141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9H6M12.629S" table:style-name="ce2">
            <text:p>06:12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9H6M12.646S" table:style-name="ce2">
            <text:p>06:12.6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9H6M6.698S" table:style-name="ce2">
            <text:p>06:06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6360" table:style-name="ce1">
            <text:p>6360</text:p>
          </table:table-cell>
          <table:table-cell office:value-type="string" table:style-name="ce1">
            <text:p>Success</text:p>
          </table:table-cell>
          <table:table-cell office:value-type="float" office:value="76225" table:style-name="ce1">
            <text:p>76225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9H5M56.944S" table:style-name="ce2">
            <text:p>05:56.9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16188" table:style-name="ce1">
            <text:p>16188</text:p>
          </table:table-cell>
          <table:table-cell office:value-type="string" table:style-name="ce1">
            <text:p>Success</text:p>
          </table:table-cell>
          <table:table-cell office:value-type="float" office:value="84084" table:style-name="ce1">
            <text:p>84084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9H6M12.904S" table:style-name="ce2">
            <text:p>06:12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141" table:style-name="ce1">
            <text:p>141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9H6M11.427S" table:style-name="ce2">
            <text:p>06:11.4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9H6M11.077S" table:style-name="ce2">
            <text:p>06:11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2404" table:style-name="ce1">
            <text:p>2404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9H6M10.999S" table:style-name="ce2">
            <text:p>06:11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2500" table:style-name="ce1">
            <text:p>2500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9H6M11.548S" table:style-name="ce2">
            <text:p>06:11.5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Success</text:p>
          </table:table-cell>
          <table:table-cell office:value-type="float" office:value="28150" table:style-name="ce1">
            <text:p>28150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9H6M0.623S" table:style-name="ce2">
            <text:p>06:00.6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3845" table:style-name="ce1">
            <text:p>13845</text:p>
          </table:table-cell>
          <table:table-cell office:value-type="string" table:style-name="ce1">
            <text:p>Success</text:p>
          </table:table-cell>
          <table:table-cell office:value-type="float" office:value="86053" table:style-name="ce1">
            <text:p>86053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9H6M0.624S" table:style-name="ce2">
            <text:p>06:00.6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13882" table:style-name="ce1">
            <text:p>13882</text:p>
          </table:table-cell>
          <table:table-cell office:value-type="string" table:style-name="ce1">
            <text:p>Success</text:p>
          </table:table-cell>
          <table:table-cell office:value-type="float" office:value="84087" table:style-name="ce1">
            <text:p>84087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9H6M2.117S" table:style-name="ce2">
            <text:p>06:02.1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12396" table:style-name="ce1">
            <text:p>12396</text:p>
          </table:table-cell>
          <table:table-cell office:value-type="string" table:style-name="ce1">
            <text:p>Success</text:p>
          </table:table-cell>
          <table:table-cell office:value-type="float" office:value="84087" table:style-name="ce1">
            <text:p>84087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9H6M14.488S" table:style-name="ce2">
            <text:p>06:14.5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9H6M14.509S" table:style-name="ce2">
            <text:p>06:14.5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9H6M14.514S" table:style-name="ce2">
            <text:p>06:14.5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9H6M14.515S" table:style-name="ce2">
            <text:p>06:14.5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9H6M7.062S" table:style-name="ce2">
            <text:p>06:07.1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7574" table:style-name="ce1">
            <text:p>7574</text:p>
          </table:table-cell>
          <table:table-cell office:value-type="string" table:style-name="ce1">
            <text:p>Success</text:p>
          </table:table-cell>
          <table:table-cell office:value-type="float" office:value="84087" table:style-name="ce1">
            <text:p>84087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9H6M14.550S" table:style-name="ce2">
            <text:p>06:14.6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9H6M14.638S" table:style-name="ce2">
            <text:p>06:14.6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9H6M14.633S" table:style-name="ce2">
            <text:p>06:14.6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9H6M14.664S" table:style-name="ce2">
            <text:p>06:14.7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9H6M14.645S" table:style-name="ce2">
            <text:p>06:14.6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9H6M14.705S" table:style-name="ce2">
            <text:p>06:14.7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9H6M14.724S" table:style-name="ce2">
            <text:p>06:14.7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1449" table:style-name="ce1">
            <text:p>11449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9H6M12.514S" table:style-name="ce2">
            <text:p>06:12.5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2320" table:style-name="ce1">
            <text:p>2320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9H6M12.523S" table:style-name="ce2">
            <text:p>06:12.5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2314" table:style-name="ce1">
            <text:p>2314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9H6M14.838S" table:style-name="ce2">
            <text:p>06:14.8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9H6M14.836S" table:style-name="ce2">
            <text:p>06:14.8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9H5M57.009S" table:style-name="ce2">
            <text:p>05:57.0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17938" table:style-name="ce1">
            <text:p>17938</text:p>
          </table:table-cell>
          <table:table-cell office:value-type="string" table:style-name="ce1">
            <text:p>Success</text:p>
          </table:table-cell>
          <table:table-cell office:value-type="float" office:value="86057" table:style-name="ce1">
            <text:p>86057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9H5M43.236S" table:style-name="ce2">
            <text:p>05:43.2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31856" table:style-name="ce1">
            <text:p>31856</text:p>
          </table:table-cell>
          <table:table-cell office:value-type="string" table:style-name="ce1">
            <text:p>Success</text:p>
          </table:table-cell>
          <table:table-cell office:value-type="float" office:value="53505" table:style-name="ce1">
            <text:p>53505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9H5M58.230S" table:style-name="ce2">
            <text:p>05:58.2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16870" table:style-name="ce1">
            <text:p>16870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9H6M15.094S" table:style-name="ce2">
            <text:p>06:15.1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6138" table:style-name="ce1">
            <text:p>16138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9H5M55.708S" table:style-name="ce2">
            <text:p>05:55.7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19409" table:style-name="ce1">
            <text:p>19409</text:p>
          </table:table-cell>
          <table:table-cell office:value-type="string" table:style-name="ce1">
            <text:p>Success</text:p>
          </table:table-cell>
          <table:table-cell office:value-type="float" office:value="50509" table:style-name="ce1">
            <text:p>50509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9H6M15.113S" table:style-name="ce2">
            <text:p>06:15.1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9H6M15.101S" table:style-name="ce2">
            <text:p>06:15.1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9H5M57.007S" table:style-name="ce2">
            <text:p>05:57.0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18164" table:style-name="ce1">
            <text:p>18164</text:p>
          </table:table-cell>
          <table:table-cell office:value-type="string" table:style-name="ce1">
            <text:p>Success</text:p>
          </table:table-cell>
          <table:table-cell office:value-type="float" office:value="36615" table:style-name="ce1">
            <text:p>36615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9H5M47.290S" table:style-name="ce2">
            <text:p>05:47.3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27884" table:style-name="ce1">
            <text:p>27884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9H6M12.476S" table:style-name="ce2">
            <text:p>06:12.5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2703" table:style-name="ce1">
            <text:p>2703</text:p>
          </table:table-cell>
          <table:table-cell office:value-type="string" table:style-name="ce1">
            <text:p>Success</text:p>
          </table:table-cell>
          <table:table-cell office:value-type="float" office:value="53507" table:style-name="ce1">
            <text:p>53507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9H5M56.624S" table:style-name="ce2">
            <text:p>05:56.6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18561" table:style-name="ce1">
            <text:p>18561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9H5M59.664S" table:style-name="ce2">
            <text:p>05:59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15545" table:style-name="ce1">
            <text:p>15545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9H5M59.404S" table:style-name="ce2">
            <text:p>05:59.4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15806" table:style-name="ce1">
            <text:p>15806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9H5M59.735S" table:style-name="ce2">
            <text:p>05:59.7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15478" table:style-name="ce1">
            <text:p>15478</text:p>
          </table:table-cell>
          <table:table-cell office:value-type="string" table:style-name="ce1">
            <text:p>Success</text:p>
          </table:table-cell>
          <table:table-cell office:value-type="float" office:value="13344" table:style-name="ce1">
            <text:p>13344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9H6M2.548S" table:style-name="ce2">
            <text:p>06:02.5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12666" table:style-name="ce1">
            <text:p>12666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9H5M43.243S" table:style-name="ce2">
            <text:p>05:43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31973" table:style-name="ce1">
            <text:p>31973</text:p>
          </table:table-cell>
          <table:table-cell office:value-type="string" table:style-name="ce1">
            <text:p>Success</text:p>
          </table:table-cell>
          <table:table-cell office:value-type="float" office:value="53507" table:style-name="ce1">
            <text:p>53507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9H6M6.734S" table:style-name="ce2">
            <text:p>06:06.7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8496" table:style-name="ce1">
            <text:p>8496</text:p>
          </table:table-cell>
          <table:table-cell office:value-type="string" table:style-name="ce1">
            <text:p>Success</text:p>
          </table:table-cell>
          <table:table-cell office:value-type="float" office:value="82158" table:style-name="ce1">
            <text:p>82158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9H6M5.459S" table:style-name="ce2">
            <text:p>06:05.5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9771" table:style-name="ce1">
            <text:p>9771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9H5M59.475S" table:style-name="ce2">
            <text:p>05:59.5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5758" table:style-name="ce1">
            <text:p>15758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9H5M59.757S" table:style-name="ce2">
            <text:p>05:59.8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5476" table:style-name="ce1">
            <text:p>15476</text:p>
          </table:table-cell>
          <table:table-cell office:value-type="string" table:style-name="ce1">
            <text:p>Success</text:p>
          </table:table-cell>
          <table:table-cell office:value-type="float" office:value="13924" table:style-name="ce1">
            <text:p>13924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9H5M56.950S" table:style-name="ce2">
            <text:p>05:57.0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18284" table:style-name="ce1">
            <text:p>18284</text:p>
          </table:table-cell>
          <table:table-cell office:value-type="string" table:style-name="ce1">
            <text:p>Success</text:p>
          </table:table-cell>
          <table:table-cell office:value-type="float" office:value="20554" table:style-name="ce1">
            <text:p>20554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9H6M15.152S" table:style-name="ce2">
            <text:p>06:15.2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9H5M56.853S" table:style-name="ce2">
            <text:p>05:56.9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18393" table:style-name="ce1">
            <text:p>18393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9H6M15.231S" table:style-name="ce2">
            <text:p>06:15.2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9H6M15.248S" table:style-name="ce2">
            <text:p>06:15.2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9H6M15.303S" table:style-name="ce2">
            <text:p>06:15.3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9H6M15.306S" table:style-name="ce2">
            <text:p>06:15.3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9H6M4.441S" table:style-name="ce2">
            <text:p>06:04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10986" table:style-name="ce1">
            <text:p>10986</text:p>
          </table:table-cell>
          <table:table-cell office:value-type="string" table:style-name="ce1">
            <text:p>Success</text:p>
          </table:table-cell>
          <table:table-cell office:value-type="float" office:value="76224" table:style-name="ce1">
            <text:p>76224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9H6M1.162S" table:style-name="ce2">
            <text:p>06:01.2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14329" table:style-name="ce1">
            <text:p>14329</text:p>
          </table:table-cell>
          <table:table-cell office:value-type="string" table:style-name="ce1">
            <text:p>Success</text:p>
          </table:table-cell>
          <table:table-cell office:value-type="float" office:value="88024" table:style-name="ce1">
            <text:p>88024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9H6M15.511S" table:style-name="ce2">
            <text:p>06:15.5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9H5M57.009S" table:style-name="ce2">
            <text:p>05:57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18642" table:style-name="ce1">
            <text:p>18642</text:p>
          </table:table-cell>
          <table:table-cell office:value-type="string" table:style-name="ce1">
            <text:p>Success</text:p>
          </table:table-cell>
          <table:table-cell office:value-type="float" office:value="76216" table:style-name="ce1">
            <text:p>76216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9H6M4.245S" table:style-name="ce2">
            <text:p>06:04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11515" table:style-name="ce1">
            <text:p>11515</text:p>
          </table:table-cell>
          <table:table-cell office:value-type="string" table:style-name="ce1">
            <text:p>Success</text:p>
          </table:table-cell>
          <table:table-cell office:value-type="float" office:value="84075" table:style-name="ce1">
            <text:p>84075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9H6M15.781S" table:style-name="ce2">
            <text:p>06:15.8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9H6M0.435S" table:style-name="ce2">
            <text:p>06:00.4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5450" table:style-name="ce1">
            <text:p>15450</text:p>
          </table:table-cell>
          <table:table-cell office:value-type="string" table:style-name="ce1">
            <text:p>Success</text:p>
          </table:table-cell>
          <table:table-cell office:value-type="float" office:value="89983" table:style-name="ce1">
            <text:p>89983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9H6M8.227S" table:style-name="ce2">
            <text:p>06:08.2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7666" table:style-name="ce1">
            <text:p>7666</text:p>
          </table:table-cell>
          <table:table-cell office:value-type="string" table:style-name="ce1">
            <text:p>Success</text:p>
          </table:table-cell>
          <table:table-cell office:value-type="float" office:value="84083" table:style-name="ce1">
            <text:p>84083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9H6M15.829S" table:style-name="ce2">
            <text:p>06:15.8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9H6M15.887S" table:style-name="ce2">
            <text:p>06:15.9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9H6M15.895S" table:style-name="ce2">
            <text:p>06:15.9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9H6M15.898S" table:style-name="ce2">
            <text:p>06:15.9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9H6M15.910S" table:style-name="ce2">
            <text:p>06:15.9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9H6M15.918S" table:style-name="ce2">
            <text:p>06:15.9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9H6M15.952S" table:style-name="ce2">
            <text:p>06:16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9H6M12.561S" table:style-name="ce2">
            <text:p>06:12.6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3450" table:style-name="ce1">
            <text:p>3450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9H6M16.013S" table:style-name="ce2">
            <text:p>06:16.0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9H6M16.011S" table:style-name="ce2">
            <text:p>06:16.0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9H6M16.032S" table:style-name="ce2">
            <text:p>06:16.0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1449" table:style-name="ce1">
            <text:p>11449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9H6M15.316S" table:style-name="ce2">
            <text:p>06:15.3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9H6M15.347S" table:style-name="ce2">
            <text:p>06:15.3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Success</text:p>
          </table:table-cell>
          <table:table-cell office:value-type="float" office:value="26735" table:style-name="ce1">
            <text:p>26735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9H6M6.554S" table:style-name="ce2">
            <text:p>06:06.6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9777" table:style-name="ce1">
            <text:p>9777</text:p>
          </table:table-cell>
          <table:table-cell office:value-type="string" table:style-name="ce1">
            <text:p>Success</text:p>
          </table:table-cell>
          <table:table-cell office:value-type="float" office:value="74251" table:style-name="ce1">
            <text:p>74251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9H6M15.211S" table:style-name="ce2">
            <text:p>06:15.2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1463" table:style-name="ce1">
            <text:p>1463</text:p>
          </table:table-cell>
          <table:table-cell office:value-type="string" table:style-name="ce1">
            <text:p>Success</text:p>
          </table:table-cell>
          <table:table-cell office:value-type="float" office:value="26735" table:style-name="ce1">
            <text:p>26735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9H6M15.218S" table:style-name="ce2">
            <text:p>06:15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1461" table:style-name="ce1">
            <text:p>1461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9H6M15.212S" table:style-name="ce2">
            <text:p>06:15.2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Success</text:p>
          </table:table-cell>
          <table:table-cell office:value-type="float" office:value="26735" table:style-name="ce1">
            <text:p>26735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9H6M16.676S" table:style-name="ce2">
            <text:p>06:16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9H6M16.683S" table:style-name="ce2">
            <text:p>06:16.7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9H6M16.681S" table:style-name="ce2">
            <text:p>06:16.7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9H6M15.176S" table:style-name="ce2">
            <text:p>06:15.2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1540" table:style-name="ce1">
            <text:p>1540</text:p>
          </table:table-cell>
          <table:table-cell office:value-type="string" table:style-name="ce1">
            <text:p>Success</text:p>
          </table:table-cell>
          <table:table-cell office:value-type="float" office:value="26735" table:style-name="ce1">
            <text:p>26735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9H6M16.698S" table:style-name="ce2">
            <text:p>06:16.7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9H6M16.717S" table:style-name="ce2">
            <text:p>06:16.7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9H6M16.688S" table:style-name="ce2">
            <text:p>06:16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9H6M16.748S" table:style-name="ce2">
            <text:p>06:16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9H6M16.729S" table:style-name="ce2">
            <text:p>06:16.7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9H6M16.746S" table:style-name="ce2">
            <text:p>06:16.7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9H6M17.363S" table:style-name="ce2">
            <text:p>06:17.4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9H6M17.365S" table:style-name="ce2">
            <text:p>06:17.4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9H6M17.363S" table:style-name="ce2">
            <text:p>06:17.4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9H6M8.827S" table:style-name="ce2">
            <text:p>06:08.8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8601" table:style-name="ce1">
            <text:p>8601</text:p>
          </table:table-cell>
          <table:table-cell office:value-type="string" table:style-name="ce1">
            <text:p>Success</text:p>
          </table:table-cell>
          <table:table-cell office:value-type="float" office:value="89977" table:style-name="ce1">
            <text:p>89977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9H6M17.407S" table:style-name="ce2">
            <text:p>06:17.4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9H6M17.431S" table:style-name="ce2">
            <text:p>06:17.4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9H6M5.927S" table:style-name="ce2">
            <text:p>06:05.9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11606" table:style-name="ce1">
            <text:p>11606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9H6M9.422S" table:style-name="ce2">
            <text:p>06:09.4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9393" table:style-name="ce1">
            <text:p>9393</text:p>
          </table:table-cell>
          <table:table-cell office:value-type="string" table:style-name="ce1">
            <text:p>Success</text:p>
          </table:table-cell>
          <table:table-cell office:value-type="float" office:value="80152" table:style-name="ce1">
            <text:p>80152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9H6M18.834S" table:style-name="ce2">
            <text:p>06:18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9H6M18.884S" table:style-name="ce2">
            <text:p>06:18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9H6M18.987S" table:style-name="ce2">
            <text:p>06:19.0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9H6M12.439S" table:style-name="ce2">
            <text:p>06:12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7479" table:style-name="ce1">
            <text:p>7479</text:p>
          </table:table-cell>
          <table:table-cell office:value-type="string" table:style-name="ce1">
            <text:p>Success</text:p>
          </table:table-cell>
          <table:table-cell office:value-type="float" office:value="80156" table:style-name="ce1">
            <text:p>80156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9H6M10.392S" table:style-name="ce2">
            <text:p>06:10.4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9546" table:style-name="ce1">
            <text:p>9546</text:p>
          </table:table-cell>
          <table:table-cell office:value-type="string" table:style-name="ce1">
            <text:p>Success</text:p>
          </table:table-cell>
          <table:table-cell office:value-type="float" office:value="80189" table:style-name="ce1">
            <text:p>80189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9H6M13.521S" table:style-name="ce2">
            <text:p>06:13.5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6427" table:style-name="ce1">
            <text:p>6427</text:p>
          </table:table-cell>
          <table:table-cell office:value-type="string" table:style-name="ce1">
            <text:p>Success</text:p>
          </table:table-cell>
          <table:table-cell office:value-type="float" office:value="80156" table:style-name="ce1">
            <text:p>80156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9H6M19.949S" table:style-name="ce2">
            <text:p>06:19.9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9H6M19.940S" table:style-name="ce2">
            <text:p>06:19.9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9H6M20.003S" table:style-name="ce2">
            <text:p>06:20.0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9H6M20.003S" table:style-name="ce2">
            <text:p>06:20.0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9H6M9.413S" table:style-name="ce2">
            <text:p>06:09.4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10765" table:style-name="ce1">
            <text:p>10765</text:p>
          </table:table-cell>
          <table:table-cell office:value-type="string" table:style-name="ce1">
            <text:p>Success</text:p>
          </table:table-cell>
          <table:table-cell office:value-type="float" office:value="89987" table:style-name="ce1">
            <text:p>89987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9H6M15.141S" table:style-name="ce2">
            <text:p>06:15.1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5105" table:style-name="ce1">
            <text:p>5105</text:p>
          </table:table-cell>
          <table:table-cell office:value-type="string" table:style-name="ce1">
            <text:p>Success</text:p>
          </table:table-cell>
          <table:table-cell office:value-type="float" office:value="82125" table:style-name="ce1">
            <text:p>82125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9H6M20.263S" table:style-name="ce2">
            <text:p>06:20.3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9H6M20.055S" table:style-name="ce2">
            <text:p>06:20.1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9H6M20.054S" table:style-name="ce2">
            <text:p>06:20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uccess</text:p>
          </table:table-cell>
          <table:table-cell office:value-type="float" office:value="13877" table:style-name="ce1">
            <text:p>13877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9H6M16.013S" table:style-name="ce2">
            <text:p>06:16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4972" table:style-name="ce1">
            <text:p>4972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9H6M16.065S" table:style-name="ce2">
            <text:p>06:16.1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5159" table:style-name="ce1">
            <text:p>5159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9H6M14.716S" table:style-name="ce2">
            <text:p>06:14.7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6543" table:style-name="ce1">
            <text:p>6543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9H5M59.001S" table:style-name="ce2">
            <text:p>05:59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316" table:style-name="ce1">
            <text:p>22316</text:p>
          </table:table-cell>
          <table:table-cell office:value-type="string" table:style-name="ce1">
            <text:p>Success</text:p>
          </table:table-cell>
          <table:table-cell office:value-type="float" office:value="58305" table:style-name="ce1">
            <text:p>58305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9H5M57.011S" table:style-name="ce2">
            <text:p>05:57.0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24364" table:style-name="ce1">
            <text:p>24364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9H6M12.500S" table:style-name="ce2">
            <text:p>06:12.5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8895" table:style-name="ce1">
            <text:p>8895</text:p>
          </table:table-cell>
          <table:table-cell office:value-type="string" table:style-name="ce1">
            <text:p>Success</text:p>
          </table:table-cell>
          <table:table-cell office:value-type="float" office:value="21194" table:style-name="ce1">
            <text:p>21194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9H5M55.712S" table:style-name="ce2">
            <text:p>05:55.7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5711" table:style-name="ce1">
            <text:p>25711</text:p>
          </table:table-cell>
          <table:table-cell office:value-type="string" table:style-name="ce1">
            <text:p>Success</text:p>
          </table:table-cell>
          <table:table-cell office:value-type="float" office:value="57008" table:style-name="ce1">
            <text:p>57008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9H5M59.376S" table:style-name="ce2">
            <text:p>05:59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093" table:style-name="ce1">
            <text:p>22093</text:p>
          </table:table-cell>
          <table:table-cell office:value-type="string" table:style-name="ce1">
            <text:p>Success</text:p>
          </table:table-cell>
          <table:table-cell office:value-type="float" office:value="48758" table:style-name="ce1">
            <text:p>48758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9H6M7.663S" table:style-name="ce2">
            <text:p>06:07.7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3812" table:style-name="ce1">
            <text:p>13812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9H6M0.792S" table:style-name="ce2">
            <text:p>06:00.8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20686" table:style-name="ce1">
            <text:p>20686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9H6M11.551S" table:style-name="ce2">
            <text:p>06:11.6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9929" table:style-name="ce1">
            <text:p>9929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9H6M9.424S" table:style-name="ce2">
            <text:p>06:09.4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2058" table:style-name="ce1">
            <text:p>12058</text:p>
          </table:table-cell>
          <table:table-cell office:value-type="string" table:style-name="ce1">
            <text:p>Success</text:p>
          </table:table-cell>
          <table:table-cell office:value-type="float" office:value="26142" table:style-name="ce1">
            <text:p>26142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9H6M8.105S" table:style-name="ce2">
            <text:p>06:08.1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13423" table:style-name="ce1">
            <text:p>13423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9H5M57.015S" table:style-name="ce2">
            <text:p>05:57.0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24530" table:style-name="ce1">
            <text:p>24530</text:p>
          </table:table-cell>
          <table:table-cell office:value-type="string" table:style-name="ce1">
            <text:p>Success</text:p>
          </table:table-cell>
          <table:table-cell office:value-type="float" office:value="36620" table:style-name="ce1">
            <text:p>36620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9H6M6.734S" table:style-name="ce2">
            <text:p>06:06.7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14813" table:style-name="ce1">
            <text:p>14813</text:p>
          </table:table-cell>
          <table:table-cell office:value-type="string" table:style-name="ce1">
            <text:p>Success</text:p>
          </table:table-cell>
          <table:table-cell office:value-type="float" office:value="20979" table:style-name="ce1">
            <text:p>20979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9H6M21.484S" table:style-name="ce2">
            <text:p>06:21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67" table:style-name="ce1">
            <text:p>67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9H5M52.265S" table:style-name="ce2">
            <text:p>05:52.3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29315" table:style-name="ce1">
            <text:p>29315</text:p>
          </table:table-cell>
          <table:table-cell office:value-type="string" table:style-name="ce1">
            <text:p>Success</text:p>
          </table:table-cell>
          <table:table-cell office:value-type="float" office:value="71663" table:style-name="ce1">
            <text:p>71663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9H6M1.006S" table:style-name="ce2">
            <text:p>06:01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20627" table:style-name="ce1">
            <text:p>20627</text:p>
          </table:table-cell>
          <table:table-cell office:value-type="string" table:style-name="ce1">
            <text:p>Success</text:p>
          </table:table-cell>
          <table:table-cell office:value-type="float" office:value="71658" table:style-name="ce1">
            <text:p>71658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9H5M49.339S" table:style-name="ce2">
            <text:p>05:49.3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32294" table:style-name="ce1">
            <text:p>32294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9H5M55.568S" table:style-name="ce2">
            <text:p>05:55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26065" table:style-name="ce1">
            <text:p>26065</text:p>
          </table:table-cell>
          <table:table-cell office:value-type="string" table:style-name="ce1">
            <text:p>Success</text:p>
          </table:table-cell>
          <table:table-cell office:value-type="float" office:value="51398" table:style-name="ce1">
            <text:p>51398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9H6M13.501S" table:style-name="ce2">
            <text:p>06:13.5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8155" table:style-name="ce1">
            <text:p>8155</text:p>
          </table:table-cell>
          <table:table-cell office:value-type="string" table:style-name="ce1">
            <text:p>Success</text:p>
          </table:table-cell>
          <table:table-cell office:value-type="float" office:value="88022" table:style-name="ce1">
            <text:p>88022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9H6M21.658S" table:style-name="ce2">
            <text:p>06:21.7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9H6M21.634S" table:style-name="ce2">
            <text:p>06:21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223" table:style-name="ce1">
            <text:p>223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9H6M21.837S" table:style-name="ce2">
            <text:p>06:21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9H6M22.030S" table:style-name="ce2">
            <text:p>06:22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9H6M21.937S" table:style-name="ce2">
            <text:p>06:21.9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223" table:style-name="ce1">
            <text:p>223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9H6M10.363S" table:style-name="ce2">
            <text:p>06:10.4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12123" table:style-name="ce1">
            <text:p>12123</text:p>
          </table:table-cell>
          <table:table-cell office:value-type="string" table:style-name="ce1">
            <text:p>Success</text:p>
          </table:table-cell>
          <table:table-cell office:value-type="float" office:value="80162" table:style-name="ce1">
            <text:p>80162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9H6M12.912S" table:style-name="ce2">
            <text:p>06:12.9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9633" table:style-name="ce1">
            <text:p>9633</text:p>
          </table:table-cell>
          <table:table-cell office:value-type="string" table:style-name="ce1">
            <text:p>Success</text:p>
          </table:table-cell>
          <table:table-cell office:value-type="float" office:value="82126" table:style-name="ce1">
            <text:p>82126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9H6M22.292S" table:style-name="ce2">
            <text:p>06:22.3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223" table:style-name="ce1">
            <text:p>223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9H6M22.506S" table:style-name="ce2">
            <text:p>06:22.5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9H6M22.563S" table:style-name="ce2">
            <text:p>06:22.6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9H6M22.635S" table:style-name="ce2">
            <text:p>06:22.6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9H6M15.235S" table:style-name="ce2">
            <text:p>06:15.2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7512" table:style-name="ce1">
            <text:p>7512</text:p>
          </table:table-cell>
          <table:table-cell office:value-type="string" table:style-name="ce1">
            <text:p>Success</text:p>
          </table:table-cell>
          <table:table-cell office:value-type="float" office:value="88022" table:style-name="ce1">
            <text:p>88022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9H6M22.637S" table:style-name="ce2">
            <text:p>06:22.6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9H6M21.634S" table:style-name="ce2">
            <text:p>06:21.6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Success</text:p>
          </table:table-cell>
          <table:table-cell office:value-type="float" office:value="29099" table:style-name="ce1">
            <text:p>29099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9H6M21.634S" table:style-name="ce2">
            <text:p>06:21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Success</text:p>
          </table:table-cell>
          <table:table-cell office:value-type="float" office:value="28670" table:style-name="ce1">
            <text:p>28670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9H6M22.809S" table:style-name="ce2">
            <text:p>06:22.8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9H6M22.825S" table:style-name="ce2">
            <text:p>06:22.8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9H6M22.784S" table:style-name="ce2">
            <text:p>06:22.8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9H6M22.834S" table:style-name="ce2">
            <text:p>06:22.8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9H6M22.860S" table:style-name="ce2">
            <text:p>06:22.9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9H6M22.910S" table:style-name="ce2">
            <text:p>06:22.9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9H6M22.858S" table:style-name="ce2">
            <text:p>06:22.9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12274" table:style-name="ce1">
            <text:p>12274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9H6M22.857S" table:style-name="ce2">
            <text:p>06:22.9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9H6M23.016S" table:style-name="ce2">
            <text:p>06:23.0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9H6M23.101S" table:style-name="ce2">
            <text:p>06:23.1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9H6M12.481S" table:style-name="ce2">
            <text:p>06:12.5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0852" table:style-name="ce1">
            <text:p>10852</text:p>
          </table:table-cell>
          <table:table-cell office:value-type="string" table:style-name="ce1">
            <text:p>Success</text:p>
          </table:table-cell>
          <table:table-cell office:value-type="float" office:value="82129" table:style-name="ce1">
            <text:p>82129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9H6M13.463S" table:style-name="ce2">
            <text:p>06:13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10219" table:style-name="ce1">
            <text:p>10219</text:p>
          </table:table-cell>
          <table:table-cell office:value-type="string" table:style-name="ce1">
            <text:p>Success</text:p>
          </table:table-cell>
          <table:table-cell office:value-type="float" office:value="86065" table:style-name="ce1">
            <text:p>86065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9H6M23.687S" table:style-name="ce2">
            <text:p>06:23.7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9H6M15.235S" table:style-name="ce2">
            <text:p>06:15.2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8508" table:style-name="ce1">
            <text:p>8508</text:p>
          </table:table-cell>
          <table:table-cell office:value-type="string" table:style-name="ce1">
            <text:p>Success</text:p>
          </table:table-cell>
          <table:table-cell office:value-type="float" office:value="89997" table:style-name="ce1">
            <text:p>89997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9H6M23.719S" table:style-name="ce2">
            <text:p>06:23.7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9H6M23.812S" table:style-name="ce2">
            <text:p>06:23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9H6M21.480S" table:style-name="ce2">
            <text:p>06:21.5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2433" table:style-name="ce1">
            <text:p>2433</text:p>
          </table:table-cell>
          <table:table-cell office:value-type="string" table:style-name="ce1">
            <text:p>Success</text:p>
          </table:table-cell>
          <table:table-cell office:value-type="float" office:value="28445" table:style-name="ce1">
            <text:p>28445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9H6M23.932S" table:style-name="ce2">
            <text:p>06:23.9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9H6M23.948S" table:style-name="ce2">
            <text:p>06:23.9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9H6M23.976S" table:style-name="ce2">
            <text:p>06:24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9H6M23.999S" table:style-name="ce2">
            <text:p>06:24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9H6M13.483S" table:style-name="ce2">
            <text:p>06:13.5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0869" table:style-name="ce1">
            <text:p>10869</text:p>
          </table:table-cell>
          <table:table-cell office:value-type="string" table:style-name="ce1">
            <text:p>Success</text:p>
          </table:table-cell>
          <table:table-cell office:value-type="float" office:value="84103" table:style-name="ce1">
            <text:p>84103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9H6M14.854S" table:style-name="ce2">
            <text:p>06:14.9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9507" table:style-name="ce1">
            <text:p>9507</text:p>
          </table:table-cell>
          <table:table-cell office:value-type="string" table:style-name="ce1">
            <text:p>Success</text:p>
          </table:table-cell>
          <table:table-cell office:value-type="float" office:value="84096" table:style-name="ce1">
            <text:p>84096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9H6M12.912S" table:style-name="ce2">
            <text:p>06:12.9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11453" table:style-name="ce1">
            <text:p>11453</text:p>
          </table:table-cell>
          <table:table-cell office:value-type="string" table:style-name="ce1">
            <text:p>Success</text:p>
          </table:table-cell>
          <table:table-cell office:value-type="float" office:value="90002" table:style-name="ce1">
            <text:p>90002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9H6M24.364S" table:style-name="ce2">
            <text:p>06:24.4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9H6M24.366S" table:style-name="ce2">
            <text:p>06:24.4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9H6M24.363S" table:style-name="ce2">
            <text:p>06:24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9H6M24.386S" table:style-name="ce2">
            <text:p>06:24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9H6M24.386S" table:style-name="ce2">
            <text:p>06:24.4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9H6M24.433S" table:style-name="ce2">
            <text:p>06:24.4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9H6M24.430S" table:style-name="ce2">
            <text:p>06:24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9H6M24.445S" table:style-name="ce2">
            <text:p>06:24.4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2274" table:style-name="ce1">
            <text:p>12274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9H6M16.162S" table:style-name="ce2">
            <text:p>06:16.2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466" table:style-name="ce1">
            <text:p>8466</text:p>
          </table:table-cell>
          <table:table-cell office:value-type="string" table:style-name="ce1">
            <text:p>Success</text:p>
          </table:table-cell>
          <table:table-cell office:value-type="float" office:value="19075" table:style-name="ce1">
            <text:p>19075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9H6M22.675S" table:style-name="ce2">
            <text:p>06:22.7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937" table:style-name="ce1">
            <text:p>2937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9H6M11.623S" table:style-name="ce2">
            <text:p>06:11.6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14142" table:style-name="ce1">
            <text:p>14142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9H6M24.473S" table:style-name="ce2">
            <text:p>06:24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1313" table:style-name="ce1">
            <text:p>1313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9H6M21.569S" table:style-name="ce2">
            <text:p>06:21.6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4662" table:style-name="ce1">
            <text:p>4662</text:p>
          </table:table-cell>
          <table:table-cell office:value-type="string" table:style-name="ce1">
            <text:p>Success</text:p>
          </table:table-cell>
          <table:table-cell office:value-type="float" office:value="26865" table:style-name="ce1">
            <text:p>26865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9H6M13.209S" table:style-name="ce2">
            <text:p>06:13.2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3161" table:style-name="ce1">
            <text:p>13161</text:p>
          </table:table-cell>
          <table:table-cell office:value-type="string" table:style-name="ce1">
            <text:p>Success</text:p>
          </table:table-cell>
          <table:table-cell office:value-type="float" office:value="24762" table:style-name="ce1">
            <text:p>24762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9H6M20.358S" table:style-name="ce2">
            <text:p>06:20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6039" table:style-name="ce1">
            <text:p>6039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9H6M14.752S" table:style-name="ce2">
            <text:p>06:14.8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11658" table:style-name="ce1">
            <text:p>11658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9H6M15.940S" table:style-name="ce2">
            <text:p>06:15.9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10495" table:style-name="ce1">
            <text:p>10495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9H6M14.675S" table:style-name="ce2">
            <text:p>06:14.7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1761" table:style-name="ce1">
            <text:p>11761</text:p>
          </table:table-cell>
          <table:table-cell office:value-type="string" table:style-name="ce1">
            <text:p>Success</text:p>
          </table:table-cell>
          <table:table-cell office:value-type="float" office:value="13923" table:style-name="ce1">
            <text:p>13923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9H6M23.859S" table:style-name="ce2">
            <text:p>06:23.9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9H6M19.062S" table:style-name="ce2">
            <text:p>06:19.1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7411" table:style-name="ce1">
            <text:p>7411</text:p>
          </table:table-cell>
          <table:table-cell office:value-type="string" table:style-name="ce1">
            <text:p>Success</text:p>
          </table:table-cell>
          <table:table-cell office:value-type="float" office:value="13924" table:style-name="ce1">
            <text:p>13924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9H6M25.634S" table:style-name="ce2">
            <text:p>06:25.6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99" table:style-name="ce1">
            <text:p>899</text:p>
          </table:table-cell>
          <table:table-cell office:value-type="string" table:style-name="ce1">
            <text:p>Success</text:p>
          </table:table-cell>
          <table:table-cell office:value-type="float" office:value="27167" table:style-name="ce1">
            <text:p>27167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9H6M15.562S" table:style-name="ce2">
            <text:p>06:15.6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022" table:style-name="ce1">
            <text:p>11022</text:p>
          </table:table-cell>
          <table:table-cell office:value-type="string" table:style-name="ce1">
            <text:p>Success</text:p>
          </table:table-cell>
          <table:table-cell office:value-type="float" office:value="63141" table:style-name="ce1">
            <text:p>63141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9H6M22.286S" table:style-name="ce2">
            <text:p>06:22.3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4300" table:style-name="ce1">
            <text:p>4300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9H6M7.469S" table:style-name="ce2">
            <text:p>06:07.5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118" table:style-name="ce1">
            <text:p>19118</text:p>
          </table:table-cell>
          <table:table-cell office:value-type="string" table:style-name="ce1">
            <text:p>Success</text:p>
          </table:table-cell>
          <table:table-cell office:value-type="float" office:value="58714" table:style-name="ce1">
            <text:p>58714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9H6M10.228S" table:style-name="ce2">
            <text:p>06:10.2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?wicket:interface=:3:indicator:big-form:sg-editor:mo:aspect:name::IBehaviorListener:0:-1&amp;random=0.4138994495518806</text:p>
          </table:table-cell>
          <table:table-cell office:value-type="float" office:value="16476" table:style-name="ce1">
            <text:p>16476</text:p>
          </table:table-cell>
          <table:table-cell office:value-type="string" table:style-name="ce1">
            <text:p>Success</text:p>
          </table:table-cell>
          <table:table-cell office:value-type="float" office:value="17441" table:style-name="ce1">
            <text:p>17441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9H6M21.337S" table:style-name="ce2">
            <text:p>06:21.3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5376" table:style-name="ce1">
            <text:p>5376</text:p>
          </table:table-cell>
          <table:table-cell office:value-type="string" table:style-name="ce1">
            <text:p>Success</text:p>
          </table:table-cell>
          <table:table-cell office:value-type="float" office:value="22043" table:style-name="ce1">
            <text:p>22043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9H6M21.425S" table:style-name="ce2">
            <text:p>06:21.4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5296" table:style-name="ce1">
            <text:p>5296</text:p>
          </table:table-cell>
          <table:table-cell office:value-type="string" table:style-name="ce1">
            <text:p>Success</text:p>
          </table:table-cell>
          <table:table-cell office:value-type="float" office:value="22043" table:style-name="ce1">
            <text:p>22043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9H6M7.951S" table:style-name="ce2">
            <text:p>06:08.0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8775" table:style-name="ce1">
            <text:p>18775</text:p>
          </table:table-cell>
          <table:table-cell office:value-type="string" table:style-name="ce1">
            <text:p>Success</text:p>
          </table:table-cell>
          <table:table-cell office:value-type="float" office:value="59162" table:style-name="ce1">
            <text:p>59162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9H5M54.952S" table:style-name="ce2">
            <text:p>05:55.0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31793" table:style-name="ce1">
            <text:p>31793</text:p>
          </table:table-cell>
          <table:table-cell office:value-type="string" table:style-name="ce1">
            <text:p>Success</text:p>
          </table:table-cell>
          <table:table-cell office:value-type="float" office:value="42408" table:style-name="ce1">
            <text:p>42408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9H6M25.787S" table:style-name="ce2">
            <text:p>06:25.8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9H5M56.926S" table:style-name="ce2">
            <text:p>05:56.9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29836" table:style-name="ce1">
            <text:p>29836</text:p>
          </table:table-cell>
          <table:table-cell office:value-type="string" table:style-name="ce1">
            <text:p>Success</text:p>
          </table:table-cell>
          <table:table-cell office:value-type="float" office:value="53507" table:style-name="ce1">
            <text:p>53507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9H6M8.787S" table:style-name="ce2">
            <text:p>06:08.8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17990" table:style-name="ce1">
            <text:p>17990</text:p>
          </table:table-cell>
          <table:table-cell office:value-type="string" table:style-name="ce1">
            <text:p>Success</text:p>
          </table:table-cell>
          <table:table-cell office:value-type="float" office:value="71637" table:style-name="ce1">
            <text:p>71637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9H6M6.698S" table:style-name="ce2">
            <text:p>06:06.7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20108" table:style-name="ce1">
            <text:p>20108</text:p>
          </table:table-cell>
          <table:table-cell office:value-type="string" table:style-name="ce1">
            <text:p>Success</text:p>
          </table:table-cell>
          <table:table-cell office:value-type="float" office:value="76732" table:style-name="ce1">
            <text:p>76732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9H6M10.174S" table:style-name="ce2">
            <text:p>06:10.2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6635" table:style-name="ce1">
            <text:p>16635</text:p>
          </table:table-cell>
          <table:table-cell office:value-type="string" table:style-name="ce1">
            <text:p>Success</text:p>
          </table:table-cell>
          <table:table-cell office:value-type="float" office:value="71637" table:style-name="ce1">
            <text:p>71637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9H6M10.340S" table:style-name="ce2">
            <text:p>06:10.3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16490" table:style-name="ce1">
            <text:p>16490</text:p>
          </table:table-cell>
          <table:table-cell office:value-type="string" table:style-name="ce1">
            <text:p>Success</text:p>
          </table:table-cell>
          <table:table-cell office:value-type="float" office:value="76767" table:style-name="ce1">
            <text:p>76767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9H6M25.788S" table:style-name="ce2">
            <text:p>06:25.8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9H5M56.908S" table:style-name="ce2">
            <text:p>05:56.9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29940" table:style-name="ce1">
            <text:p>29940</text:p>
          </table:table-cell>
          <table:table-cell office:value-type="string" table:style-name="ce1">
            <text:p>Success</text:p>
          </table:table-cell>
          <table:table-cell office:value-type="float" office:value="76305" table:style-name="ce1">
            <text:p>76305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9H6M17.554S" table:style-name="ce2">
            <text:p>06:17.6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9294" table:style-name="ce1">
            <text:p>9294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9H6M6.712S" table:style-name="ce2">
            <text:p>06:06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20138" table:style-name="ce1">
            <text:p>20138</text:p>
          </table:table-cell>
          <table:table-cell office:value-type="string" table:style-name="ce1">
            <text:p>Success</text:p>
          </table:table-cell>
          <table:table-cell office:value-type="float" office:value="76714" table:style-name="ce1">
            <text:p>76714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9H6M26.779S" table:style-name="ce2">
            <text:p>06:26.8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265" table:style-name="ce1">
            <text:p>265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9H6M26.812S" table:style-name="ce2">
            <text:p>06:26.8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Success</text:p>
          </table:table-cell>
          <table:table-cell office:value-type="float" office:value="265" table:style-name="ce1">
            <text:p>265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9H6M27.176S" table:style-name="ce2">
            <text:p>06:27.2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265" table:style-name="ce1">
            <text:p>265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9H6M27.324S" table:style-name="ce2">
            <text:p>06:27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65" table:style-name="ce1">
            <text:p>265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9H6M27.437S" table:style-name="ce2">
            <text:p>06:27.4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265" table:style-name="ce1">
            <text:p>265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9H6M27.471S" table:style-name="ce2">
            <text:p>06:27.5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Success</text:p>
          </table:table-cell>
          <table:table-cell office:value-type="float" office:value="265" table:style-name="ce1">
            <text:p>265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9H6M26.764S" table:style-name="ce2">
            <text:p>06:26.8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588" table:style-name="ce1">
            <text:p>1588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9H6M28.354S" table:style-name="ce2">
            <text:p>06:28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9H6M15.181S" table:style-name="ce2">
            <text:p>06:15.2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14381" table:style-name="ce1">
            <text:p>14381</text:p>
          </table:table-cell>
          <table:table-cell office:value-type="string" table:style-name="ce1">
            <text:p>Success</text:p>
          </table:table-cell>
          <table:table-cell office:value-type="float" office:value="99817" table:style-name="ce1">
            <text:p>99817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9H6M29.582S" table:style-name="ce2">
            <text:p>06:29.6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9H6M29.611S" table:style-name="ce2">
            <text:p>06:29.6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9H6M15.217S" table:style-name="ce2">
            <text:p>06:15.2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14561" table:style-name="ce1">
            <text:p>14561</text:p>
          </table:table-cell>
          <table:table-cell office:value-type="string" table:style-name="ce1">
            <text:p>Success</text:p>
          </table:table-cell>
          <table:table-cell office:value-type="float" office:value="89980" table:style-name="ce1">
            <text:p>89980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9H6M15.233S" table:style-name="ce2">
            <text:p>06:15.2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14560" table:style-name="ce1">
            <text:p>14560</text:p>
          </table:table-cell>
          <table:table-cell office:value-type="string" table:style-name="ce1">
            <text:p>Success</text:p>
          </table:table-cell>
          <table:table-cell office:value-type="float" office:value="88019" table:style-name="ce1">
            <text:p>88019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9H6M16.707S" table:style-name="ce2">
            <text:p>06:16.7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13097" table:style-name="ce1">
            <text:p>13097</text:p>
          </table:table-cell>
          <table:table-cell office:value-type="string" table:style-name="ce1">
            <text:p>Success</text:p>
          </table:table-cell>
          <table:table-cell office:value-type="float" office:value="103752" table:style-name="ce1">
            <text:p>103752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9H6M15.187S" table:style-name="ce2">
            <text:p>06:15.2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14628" table:style-name="ce1">
            <text:p>14628</text:p>
          </table:table-cell>
          <table:table-cell office:value-type="string" table:style-name="ce1">
            <text:p>Success</text:p>
          </table:table-cell>
          <table:table-cell office:value-type="float" office:value="93919" table:style-name="ce1">
            <text:p>93919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9H6M29.806S" table:style-name="ce2">
            <text:p>06:29.8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9H6M15.438S" table:style-name="ce2">
            <text:p>06:15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14930" table:style-name="ce1">
            <text:p>14930</text:p>
          </table:table-cell>
          <table:table-cell office:value-type="string" table:style-name="ce1">
            <text:p>Success</text:p>
          </table:table-cell>
          <table:table-cell office:value-type="float" office:value="46847" table:style-name="ce1">
            <text:p>46847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9H6M24.465S" table:style-name="ce2">
            <text:p>06:24.5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5910" table:style-name="ce1">
            <text:p>5910</text:p>
          </table:table-cell>
          <table:table-cell office:value-type="string" table:style-name="ce1">
            <text:p>Success</text:p>
          </table:table-cell>
          <table:table-cell office:value-type="float" office:value="13924" table:style-name="ce1">
            <text:p>13924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9H6M21.471S" table:style-name="ce2">
            <text:p>06:21.5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8926" table:style-name="ce1">
            <text:p>8926</text:p>
          </table:table-cell>
          <table:table-cell office:value-type="string" table:style-name="ce1">
            <text:p>Success</text:p>
          </table:table-cell>
          <table:table-cell office:value-type="float" office:value="18260" table:style-name="ce1">
            <text:p>18260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9H6M30.369S" table:style-name="ce2">
            <text:p>06:30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9H6M30.401S" table:style-name="ce2">
            <text:p>06:30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9H6M30.440S" table:style-name="ce2">
            <text:p>06:30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9H6M30.467S" table:style-name="ce2">
            <text:p>06:30.5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9H6M29.634S" table:style-name="ce2">
            <text:p>06:29.6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9H6M26.746S" table:style-name="ce2">
            <text:p>06:26.7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4855" table:style-name="ce1">
            <text:p>4855</text:p>
          </table:table-cell>
          <table:table-cell office:value-type="string" table:style-name="ce1">
            <text:p>Success</text:p>
          </table:table-cell>
          <table:table-cell office:value-type="float" office:value="28445" table:style-name="ce1">
            <text:p>28445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9H6M31.613S" table:style-name="ce2">
            <text:p>06:31.6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9H6M31.657S" table:style-name="ce2">
            <text:p>06:31.7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9H6M31.734S" table:style-name="ce2">
            <text:p>06:31.7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9H6M31.755S" table:style-name="ce2">
            <text:p>06:31.8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9H6M30.494S" table:style-name="ce2">
            <text:p>06:30.5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1457" table:style-name="ce1">
            <text:p>1457</text:p>
          </table:table-cell>
          <table:table-cell office:value-type="string" table:style-name="ce1">
            <text:p>Success</text:p>
          </table:table-cell>
          <table:table-cell office:value-type="float" office:value="28003" table:style-name="ce1">
            <text:p>28003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9H6M14.850S" table:style-name="ce2">
            <text:p>06:14.9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17510" table:style-name="ce1">
            <text:p>17510</text:p>
          </table:table-cell>
          <table:table-cell office:value-type="string" table:style-name="ce1">
            <text:p>Success</text:p>
          </table:table-cell>
          <table:table-cell office:value-type="float" office:value="84081" table:style-name="ce1">
            <text:p>84081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9H6M32.385S" table:style-name="ce2">
            <text:p>06:32.4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9H6M17.445S" table:style-name="ce2">
            <text:p>06:17.4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15267" table:style-name="ce1">
            <text:p>15267</text:p>
          </table:table-cell>
          <table:table-cell office:value-type="string" table:style-name="ce1">
            <text:p>Success</text:p>
          </table:table-cell>
          <table:table-cell office:value-type="float" office:value="103747" table:style-name="ce1">
            <text:p>103747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9H6M32.732S" table:style-name="ce2">
            <text:p>06:32.7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9H6M32.812S" table:style-name="ce2">
            <text:p>06:32.8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9H6M1.805S" table:style-name="ce2">
            <text:p>06:01.8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31170" table:style-name="ce1">
            <text:p>31170</text:p>
          </table:table-cell>
          <table:table-cell office:value-type="string" table:style-name="ce1">
            <text:p>Success</text:p>
          </table:table-cell>
          <table:table-cell office:value-type="float" office:value="47227" table:style-name="ce1">
            <text:p>47227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9H6M21.237S" table:style-name="ce2">
            <text:p>06:21.2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11784" table:style-name="ce1">
            <text:p>11784</text:p>
          </table:table-cell>
          <table:table-cell office:value-type="string" table:style-name="ce1">
            <text:p>Success</text:p>
          </table:table-cell>
          <table:table-cell office:value-type="float" office:value="49298" table:style-name="ce1">
            <text:p>49298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9H6M32.962S" table:style-name="ce2">
            <text:p>06:33.0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9H6M22.984S" table:style-name="ce2">
            <text:p>06:23.0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9H6M24.637S" table:style-name="ce2">
            <text:p>06:24.6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8403" table:style-name="ce1">
            <text:p>8403</text:p>
          </table:table-cell>
          <table:table-cell office:value-type="string" table:style-name="ce1">
            <text:p>Success</text:p>
          </table:table-cell>
          <table:table-cell office:value-type="float" office:value="35871" table:style-name="ce1">
            <text:p>35871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9H6M27.784S" table:style-name="ce2">
            <text:p>06:27.8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5263" table:style-name="ce1">
            <text:p>5263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9H6M13.133S" table:style-name="ce2">
            <text:p>06:13.1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19924" table:style-name="ce1">
            <text:p>19924</text:p>
          </table:table-cell>
          <table:table-cell office:value-type="string" table:style-name="ce1">
            <text:p>Success</text:p>
          </table:table-cell>
          <table:table-cell office:value-type="float" office:value="71659" table:style-name="ce1">
            <text:p>71659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9H6M19.938S" table:style-name="ce2">
            <text:p>06:19.9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3122" table:style-name="ce1">
            <text:p>13122</text:p>
          </table:table-cell>
          <table:table-cell office:value-type="string" table:style-name="ce1">
            <text:p>Success</text:p>
          </table:table-cell>
          <table:table-cell office:value-type="float" office:value="72409" table:style-name="ce1">
            <text:p>72409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9H6M2.802S" table:style-name="ce2">
            <text:p>06:02.8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30265" table:style-name="ce1">
            <text:p>30265</text:p>
          </table:table-cell>
          <table:table-cell office:value-type="string" table:style-name="ce1">
            <text:p>Success</text:p>
          </table:table-cell>
          <table:table-cell office:value-type="float" office:value="56279" table:style-name="ce1">
            <text:p>56279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9H6M22.632S" table:style-name="ce2">
            <text:p>06:22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0463" table:style-name="ce1">
            <text:p>10463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9H6M33.030S" table:style-name="ce2">
            <text:p>06:33.0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13097" table:style-name="ce1">
            <text:p>13097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9H6M33.060S" table:style-name="ce2">
            <text:p>06:33.1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349" table:style-name="ce1">
            <text:p>349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9H6M33.061S" table:style-name="ce2">
            <text:p>06:33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349" table:style-name="ce1">
            <text:p>349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9H6M33.337S" table:style-name="ce2">
            <text:p>06:33.3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349" table:style-name="ce1">
            <text:p>349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9H6M33.394S" table:style-name="ce2">
            <text:p>06:33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349" table:style-name="ce1">
            <text:p>349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9H6M33.588S" table:style-name="ce2">
            <text:p>06:33.6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349" table:style-name="ce1">
            <text:p>349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9H6M33.738S" table:style-name="ce2">
            <text:p>06:33.7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349" table:style-name="ce1">
            <text:p>349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9H6M15.173S" table:style-name="ce2">
            <text:p>06:15.2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19435" table:style-name="ce1">
            <text:p>19435</text:p>
          </table:table-cell>
          <table:table-cell office:value-type="string" table:style-name="ce1">
            <text:p>Success</text:p>
          </table:table-cell>
          <table:table-cell office:value-type="float" office:value="101783" table:style-name="ce1">
            <text:p>101783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9H6M16.171S" table:style-name="ce2">
            <text:p>06:16.2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18493" table:style-name="ce1">
            <text:p>18493</text:p>
          </table:table-cell>
          <table:table-cell office:value-type="string" table:style-name="ce1">
            <text:p>Success</text:p>
          </table:table-cell>
          <table:table-cell office:value-type="float" office:value="105718" table:style-name="ce1">
            <text:p>105718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9H6M17.415S" table:style-name="ce2">
            <text:p>06:17.4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17273" table:style-name="ce1">
            <text:p>17273</text:p>
          </table:table-cell>
          <table:table-cell office:value-type="string" table:style-name="ce1">
            <text:p>Success</text:p>
          </table:table-cell>
          <table:table-cell office:value-type="float" office:value="88024" table:style-name="ce1">
            <text:p>88024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9H6M26.474S" table:style-name="ce2">
            <text:p>06:26.5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8250" table:style-name="ce1">
            <text:p>8250</text:p>
          </table:table-cell>
          <table:table-cell office:value-type="string" table:style-name="ce1">
            <text:p>Success</text:p>
          </table:table-cell>
          <table:table-cell office:value-type="float" office:value="89995" table:style-name="ce1">
            <text:p>89995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9H6M34.686S" table:style-name="ce2">
            <text:p>06:34.7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9H6M34.689S" table:style-name="ce2">
            <text:p>06:34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9H6M22.954S" table:style-name="ce2">
            <text:p>06:23.0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11806" table:style-name="ce1">
            <text:p>11806</text:p>
          </table:table-cell>
          <table:table-cell office:value-type="string" table:style-name="ce1">
            <text:p>Success</text:p>
          </table:table-cell>
          <table:table-cell office:value-type="float" office:value="95888" table:style-name="ce1">
            <text:p>95888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9H6M21.477S" table:style-name="ce2">
            <text:p>06:21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3309" table:style-name="ce1">
            <text:p>13309</text:p>
          </table:table-cell>
          <table:table-cell office:value-type="string" table:style-name="ce1">
            <text:p>Success</text:p>
          </table:table-cell>
          <table:table-cell office:value-type="float" office:value="89994" table:style-name="ce1">
            <text:p>89994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9H6M34.762S" table:style-name="ce2">
            <text:p>06:34.8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9H6M26.748S" table:style-name="ce2">
            <text:p>06:26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8055" table:style-name="ce1">
            <text:p>8055</text:p>
          </table:table-cell>
          <table:table-cell office:value-type="string" table:style-name="ce1">
            <text:p>Success</text:p>
          </table:table-cell>
          <table:table-cell office:value-type="float" office:value="99818" table:style-name="ce1">
            <text:p>99818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9H6M26.437S" table:style-name="ce2">
            <text:p>06:26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8370" table:style-name="ce1">
            <text:p>8370</text:p>
          </table:table-cell>
          <table:table-cell office:value-type="string" table:style-name="ce1">
            <text:p>Success</text:p>
          </table:table-cell>
          <table:table-cell office:value-type="float" office:value="89992" table:style-name="ce1">
            <text:p>89992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9H6M23.162S" table:style-name="ce2">
            <text:p>06:23.2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11675" table:style-name="ce1">
            <text:p>11675</text:p>
          </table:table-cell>
          <table:table-cell office:value-type="string" table:style-name="ce1">
            <text:p>Success</text:p>
          </table:table-cell>
          <table:table-cell office:value-type="float" office:value="93924" table:style-name="ce1">
            <text:p>93924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9H6M26.399S" table:style-name="ce2">
            <text:p>06:26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8459" table:style-name="ce1">
            <text:p>8459</text:p>
          </table:table-cell>
          <table:table-cell office:value-type="string" table:style-name="ce1">
            <text:p>Success</text:p>
          </table:table-cell>
          <table:table-cell office:value-type="float" office:value="91957" table:style-name="ce1">
            <text:p>91957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9H6M34.806S" table:style-name="ce2">
            <text:p>06:34.8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9H6M34.732S" table:style-name="ce2">
            <text:p>06:34.7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9H6M34.839S" table:style-name="ce2">
            <text:p>06:34.8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9H6M16.023S" table:style-name="ce2">
            <text:p>06:16.0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18855" table:style-name="ce1">
            <text:p>18855</text:p>
          </table:table-cell>
          <table:table-cell office:value-type="string" table:style-name="ce1">
            <text:p>Success</text:p>
          </table:table-cell>
          <table:table-cell office:value-type="float" office:value="103756" table:style-name="ce1">
            <text:p>103756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9H6M34.755S" table:style-name="ce2">
            <text:p>06:34.8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9H6M34.880S" table:style-name="ce2">
            <text:p>06:34.9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9H6M34.873S" table:style-name="ce2">
            <text:p>06:34.9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9H6M34.878S" table:style-name="ce2">
            <text:p>06:34.9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9H6M34.893S" table:style-name="ce2">
            <text:p>06:34.9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9H6M34.921S" table:style-name="ce2">
            <text:p>06:34.9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9H6M34.874S" table:style-name="ce2">
            <text:p>06:34.9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9H6M34.930S" table:style-name="ce2">
            <text:p>06:34.9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13922" table:style-name="ce1">
            <text:p>13922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9H6M34.940S" table:style-name="ce2">
            <text:p>06:34.9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13922" table:style-name="ce1">
            <text:p>13922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9H6M33.042S" table:style-name="ce2">
            <text:p>06:33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plan</text:p>
          </table:table-cell>
          <table:table-cell office:value-type="float" office:value="2030" table:style-name="ce1">
            <text:p>2030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9H6M35.074S" table:style-name="ce2">
            <text:p>06:35.1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9H6M35.089S" table:style-name="ce2">
            <text:p>06:35.1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9H6M35.096S" table:style-name="ce2">
            <text:p>06:35.1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9H6M26.438S" table:style-name="ce2">
            <text:p>06:26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8723" table:style-name="ce1">
            <text:p>8723</text:p>
          </table:table-cell>
          <table:table-cell office:value-type="string" table:style-name="ce1">
            <text:p>Success</text:p>
          </table:table-cell>
          <table:table-cell office:value-type="float" office:value="89992" table:style-name="ce1">
            <text:p>89992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9H6M34.918S" table:style-name="ce2">
            <text:p>06:34.9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9H6M34.793S" table:style-name="ce2">
            <text:p>06:34.8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Success</text:p>
          </table:table-cell>
          <table:table-cell office:value-type="float" office:value="15525" table:style-name="ce1">
            <text:p>15525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9H6M33.068S" table:style-name="ce2">
            <text:p>06:33.1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2690" table:style-name="ce1">
            <text:p>2690</text:p>
          </table:table-cell>
          <table:table-cell office:value-type="string" table:style-name="ce1">
            <text:p>Success</text:p>
          </table:table-cell>
          <table:table-cell office:value-type="float" office:value="30380" table:style-name="ce1">
            <text:p>30380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9H6M35.762S" table:style-name="ce2">
            <text:p>06:35.8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9H6M35.757S" table:style-name="ce2">
            <text:p>06:35.8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9H6M35.777S" table:style-name="ce2">
            <text:p>06:35.8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9H6M35.805S" table:style-name="ce2">
            <text:p>06:35.8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9H6M35.846S" table:style-name="ce2">
            <text:p>06:35.8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9H6M35.780S" table:style-name="ce2">
            <text:p>06:35.8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13097" table:style-name="ce1">
            <text:p>13097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9H6M32.977S" table:style-name="ce2">
            <text:p>06:33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3163" table:style-name="ce1">
            <text:p>3163</text:p>
          </table:table-cell>
          <table:table-cell office:value-type="string" table:style-name="ce1">
            <text:p>Success</text:p>
          </table:table-cell>
          <table:table-cell office:value-type="float" office:value="28507" table:style-name="ce1">
            <text:p>28507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9H6M36.161S" table:style-name="ce2">
            <text:p>06:36.2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9H6M36.185S" table:style-name="ce2">
            <text:p>06:36.2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9H6M36.288S" table:style-name="ce2">
            <text:p>06:36.3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9H6M36.441S" table:style-name="ce2">
            <text:p>06:36.4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9H6M35.237S" table:style-name="ce2">
            <text:p>06:35.2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675" table:style-name="ce1">
            <text:p>1675</text:p>
          </table:table-cell>
          <table:table-cell office:value-type="string" table:style-name="ce1">
            <text:p>Success</text:p>
          </table:table-cell>
          <table:table-cell office:value-type="float" office:value="27167" table:style-name="ce1">
            <text:p>27167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9H6M20.319S" table:style-name="ce2">
            <text:p>06:20.3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6617" table:style-name="ce1">
            <text:p>16617</text:p>
          </table:table-cell>
          <table:table-cell office:value-type="string" table:style-name="ce1">
            <text:p>Success</text:p>
          </table:table-cell>
          <table:table-cell office:value-type="float" office:value="63971" table:style-name="ce1">
            <text:p>63971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9H6M15.235S" table:style-name="ce2">
            <text:p>06:15.2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21722" table:style-name="ce1">
            <text:p>21722</text:p>
          </table:table-cell>
          <table:table-cell office:value-type="string" table:style-name="ce1">
            <text:p>Success</text:p>
          </table:table-cell>
          <table:table-cell office:value-type="float" office:value="77561" table:style-name="ce1">
            <text:p>77561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9H6M10.341S" table:style-name="ce2">
            <text:p>06:10.3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26673" table:style-name="ce1">
            <text:p>26673</text:p>
          </table:table-cell>
          <table:table-cell office:value-type="string" table:style-name="ce1">
            <text:p>Success</text:p>
          </table:table-cell>
          <table:table-cell office:value-type="float" office:value="77565" table:style-name="ce1">
            <text:p>77565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9H6M12.514S" table:style-name="ce2">
            <text:p>06:12.5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24523" table:style-name="ce1">
            <text:p>24523</text:p>
          </table:table-cell>
          <table:table-cell office:value-type="string" table:style-name="ce1">
            <text:p>Success</text:p>
          </table:table-cell>
          <table:table-cell office:value-type="float" office:value="77565" table:style-name="ce1">
            <text:p>77565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9H6M26.728S" table:style-name="ce2">
            <text:p>06:26.7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10309" table:style-name="ce1">
            <text:p>10309</text:p>
          </table:table-cell>
          <table:table-cell office:value-type="string" table:style-name="ce1">
            <text:p>Success</text:p>
          </table:table-cell>
          <table:table-cell office:value-type="float" office:value="22256" table:style-name="ce1">
            <text:p>22256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9H6M26.586S" table:style-name="ce2">
            <text:p>06:26.6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10453" table:style-name="ce1">
            <text:p>10453</text:p>
          </table:table-cell>
          <table:table-cell office:value-type="string" table:style-name="ce1">
            <text:p>Success</text:p>
          </table:table-cell>
          <table:table-cell office:value-type="float" office:value="22256" table:style-name="ce1">
            <text:p>22256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9H6M13.078S" table:style-name="ce2">
            <text:p>06:13.1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23961" table:style-name="ce1">
            <text:p>23961</text:p>
          </table:table-cell>
          <table:table-cell office:value-type="string" table:style-name="ce1">
            <text:p>Success</text:p>
          </table:table-cell>
          <table:table-cell office:value-type="float" office:value="71659" table:style-name="ce1">
            <text:p>71659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9H6M37.042S" table:style-name="ce2">
            <text:p>06:37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433" table:style-name="ce1">
            <text:p>433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9H6M37.259S" table:style-name="ce2">
            <text:p>06:37.3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ccess</text:p>
          </table:table-cell>
          <table:table-cell office:value-type="float" office:value="433" table:style-name="ce1">
            <text:p>433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9H6M37.609S" table:style-name="ce2">
            <text:p>06:37.6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433" table:style-name="ce1">
            <text:p>433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9H6M26.851S" table:style-name="ce2">
            <text:p>06:26.9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11610" table:style-name="ce1">
            <text:p>11610</text:p>
          </table:table-cell>
          <table:table-cell office:value-type="string" table:style-name="ce1">
            <text:p>Success</text:p>
          </table:table-cell>
          <table:table-cell office:value-type="float" office:value="86070" table:style-name="ce1">
            <text:p>86070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9H6M38.463S" table:style-name="ce2">
            <text:p>06:38.5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9H6M38.483S" table:style-name="ce2">
            <text:p>06:38.5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9H6M38.501S" table:style-name="ce2">
            <text:p>06:38.5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9H6M21.005S" table:style-name="ce2">
            <text:p>06:21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7916" table:style-name="ce1">
            <text:p>17916</text:p>
          </table:table-cell>
          <table:table-cell office:value-type="string" table:style-name="ce1">
            <text:p>Success</text:p>
          </table:table-cell>
          <table:table-cell office:value-type="float" office:value="91956" table:style-name="ce1">
            <text:p>91956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9H6M15.119S" table:style-name="ce2">
            <text:p>06:15.1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23818" table:style-name="ce1">
            <text:p>23818</text:p>
          </table:table-cell>
          <table:table-cell office:value-type="string" table:style-name="ce1">
            <text:p>Success</text:p>
          </table:table-cell>
          <table:table-cell office:value-type="float" office:value="93960" table:style-name="ce1">
            <text:p>93960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9H6M38.938S" table:style-name="ce2">
            <text:p>06:38.9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9H6M38.963S" table:style-name="ce2">
            <text:p>06:39.0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9H6M21.261S" table:style-name="ce2">
            <text:p>06:21.3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17738" table:style-name="ce1">
            <text:p>17738</text:p>
          </table:table-cell>
          <table:table-cell office:value-type="string" table:style-name="ce1">
            <text:p>Success</text:p>
          </table:table-cell>
          <table:table-cell office:value-type="float" office:value="93924" table:style-name="ce1">
            <text:p>93924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9H6M20.341S" table:style-name="ce2">
            <text:p>06:20.3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8807" table:style-name="ce1">
            <text:p>18807</text:p>
          </table:table-cell>
          <table:table-cell office:value-type="string" table:style-name="ce1">
            <text:p>Success</text:p>
          </table:table-cell>
          <table:table-cell office:value-type="float" office:value="19075" table:style-name="ce1">
            <text:p>19075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9H6M38.683S" table:style-name="ce2">
            <text:p>06:38.7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Success</text:p>
          </table:table-cell>
          <table:table-cell office:value-type="float" office:value="27167" table:style-name="ce1">
            <text:p>27167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9H6M38.990S" table:style-name="ce2">
            <text:p>06:39.0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9H6M14.551S" table:style-name="ce2">
            <text:p>06:14.6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4723" table:style-name="ce1">
            <text:p>24723</text:p>
          </table:table-cell>
          <table:table-cell office:value-type="string" table:style-name="ce1">
            <text:p>Success</text:p>
          </table:table-cell>
          <table:table-cell office:value-type="float" office:value="63350" table:style-name="ce1">
            <text:p>63350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9H6M24.031S" table:style-name="ce2">
            <text:p>06:24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15263" table:style-name="ce1">
            <text:p>15263</text:p>
          </table:table-cell>
          <table:table-cell office:value-type="string" table:style-name="ce1">
            <text:p>Success</text:p>
          </table:table-cell>
          <table:table-cell office:value-type="float" office:value="93929" table:style-name="ce1">
            <text:p>93929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9H6M6.720S" table:style-name="ce2">
            <text:p>06:06.7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32587" table:style-name="ce1">
            <text:p>32587</text:p>
          </table:table-cell>
          <table:table-cell office:value-type="string" table:style-name="ce1">
            <text:p>Success</text:p>
          </table:table-cell>
          <table:table-cell office:value-type="float" office:value="53505" table:style-name="ce1">
            <text:p>53505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9H6M12.487S" table:style-name="ce2">
            <text:p>06:12.5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26825" table:style-name="ce1">
            <text:p>26825</text:p>
          </table:table-cell>
          <table:table-cell office:value-type="string" table:style-name="ce1">
            <text:p>Success</text:p>
          </table:table-cell>
          <table:table-cell office:value-type="float" office:value="51272" table:style-name="ce1">
            <text:p>51272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9H6M39.296S" table:style-name="ce2">
            <text:p>06:39.3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9H6M21.547S" table:style-name="ce2">
            <text:p>06:21.5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17794" table:style-name="ce1">
            <text:p>17794</text:p>
          </table:table-cell>
          <table:table-cell office:value-type="string" table:style-name="ce1">
            <text:p>Success</text:p>
          </table:table-cell>
          <table:table-cell office:value-type="float" office:value="91955" table:style-name="ce1">
            <text:p>91955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9H6M39.318S" table:style-name="ce2">
            <text:p>06:39.3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9H6M39.538S" table:style-name="ce2">
            <text:p>06:39.5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9H6M39.581S" table:style-name="ce2">
            <text:p>06:39.6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13097" table:style-name="ce1">
            <text:p>13097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9H6M26.588S" table:style-name="ce2">
            <text:p>06:26.6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3306" table:style-name="ce1">
            <text:p>13306</text:p>
          </table:table-cell>
          <table:table-cell office:value-type="string" table:style-name="ce1">
            <text:p>Success</text:p>
          </table:table-cell>
          <table:table-cell office:value-type="float" office:value="89998" table:style-name="ce1">
            <text:p>89998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9H6M33.023S" table:style-name="ce2">
            <text:p>06:33.0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6909" table:style-name="ce1">
            <text:p>6909</text:p>
          </table:table-cell>
          <table:table-cell office:value-type="string" table:style-name="ce1">
            <text:p>Success</text:p>
          </table:table-cell>
          <table:table-cell office:value-type="float" office:value="93943" table:style-name="ce1">
            <text:p>93943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9H6M26.832S" table:style-name="ce2">
            <text:p>06:26.8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13194" table:style-name="ce1">
            <text:p>13194</text:p>
          </table:table-cell>
          <table:table-cell office:value-type="string" table:style-name="ce1">
            <text:p>Success</text:p>
          </table:table-cell>
          <table:table-cell office:value-type="float" office:value="93938" table:style-name="ce1">
            <text:p>93938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9H6M28.374S" table:style-name="ce2">
            <text:p>06:28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1699" table:style-name="ce1">
            <text:p>11699</text:p>
          </table:table-cell>
          <table:table-cell office:value-type="string" table:style-name="ce1">
            <text:p>Success</text:p>
          </table:table-cell>
          <table:table-cell office:value-type="float" office:value="93904" table:style-name="ce1">
            <text:p>93904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9H6M39.934S" table:style-name="ce2">
            <text:p>06:39.9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9H6M30.377S" table:style-name="ce2">
            <text:p>06:30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9831" table:style-name="ce1">
            <text:p>9831</text:p>
          </table:table-cell>
          <table:table-cell office:value-type="string" table:style-name="ce1">
            <text:p>Success</text:p>
          </table:table-cell>
          <table:table-cell office:value-type="float" office:value="93908" table:style-name="ce1">
            <text:p>93908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9H6M26.461S" table:style-name="ce2">
            <text:p>06:26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13760" table:style-name="ce1">
            <text:p>13760</text:p>
          </table:table-cell>
          <table:table-cell office:value-type="string" table:style-name="ce1">
            <text:p>Success</text:p>
          </table:table-cell>
          <table:table-cell office:value-type="float" office:value="91943" table:style-name="ce1">
            <text:p>91943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9H6M40.075S" table:style-name="ce2">
            <text:p>06:40.1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9H6M40.187S" table:style-name="ce2">
            <text:p>06:40.2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9H6M40.037S" table:style-name="ce2">
            <text:p>06:40.0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9H6M17.445S" table:style-name="ce2">
            <text:p>06:17.4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997" table:style-name="ce1">
            <text:p>22997</text:p>
          </table:table-cell>
          <table:table-cell office:value-type="string" table:style-name="ce1">
            <text:p>Success</text:p>
          </table:table-cell>
          <table:table-cell office:value-type="float" office:value="63541" table:style-name="ce1">
            <text:p>63541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9H6M26.852S" table:style-name="ce2">
            <text:p>06:26.9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13597" table:style-name="ce1">
            <text:p>13597</text:p>
          </table:table-cell>
          <table:table-cell office:value-type="string" table:style-name="ce1">
            <text:p>Success</text:p>
          </table:table-cell>
          <table:table-cell office:value-type="float" office:value="93931" table:style-name="ce1">
            <text:p>93931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9H6M39.310S" table:style-name="ce2">
            <text:p>06:39.3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Success</text:p>
          </table:table-cell>
          <table:table-cell office:value-type="float" office:value="16138" table:style-name="ce1">
            <text:p>16138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9H6M40.353S" table:style-name="ce2">
            <text:p>06:40.4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9H5M56.956S" table:style-name="ce2">
            <text:p>05:57.0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43570" table:style-name="ce1">
            <text:p>43570</text:p>
          </table:table-cell>
          <table:table-cell office:value-type="string" table:style-name="ce1">
            <text:p>Success</text:p>
          </table:table-cell>
          <table:table-cell office:value-type="float" office:value="52770" table:style-name="ce1">
            <text:p>52770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9H6M40.451S" table:style-name="ce2">
            <text:p>06:40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9H6M40.437S" table:style-name="ce2">
            <text:p>06:40.4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9H6M26.840S" table:style-name="ce2">
            <text:p>06:26.8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13690" table:style-name="ce1">
            <text:p>13690</text:p>
          </table:table-cell>
          <table:table-cell office:value-type="string" table:style-name="ce1">
            <text:p>Success</text:p>
          </table:table-cell>
          <table:table-cell office:value-type="float" office:value="88031" table:style-name="ce1">
            <text:p>88031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9H6M31.777S" table:style-name="ce2">
            <text:p>06:31.8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8753" table:style-name="ce1">
            <text:p>8753</text:p>
          </table:table-cell>
          <table:table-cell office:value-type="string" table:style-name="ce1">
            <text:p>Success</text:p>
          </table:table-cell>
          <table:table-cell office:value-type="float" office:value="93910" table:style-name="ce1">
            <text:p>93910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9H6M40.473S" table:style-name="ce2">
            <text:p>06:40.5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9H6M33.049S" table:style-name="ce2">
            <text:p>06:33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7480" table:style-name="ce1">
            <text:p>7480</text:p>
          </table:table-cell>
          <table:table-cell office:value-type="string" table:style-name="ce1">
            <text:p>Success</text:p>
          </table:table-cell>
          <table:table-cell office:value-type="float" office:value="84101" table:style-name="ce1">
            <text:p>84101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9H6M35.883S" table:style-name="ce2">
            <text:p>06:35.9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4645" table:style-name="ce1">
            <text:p>4645</text:p>
          </table:table-cell>
          <table:table-cell office:value-type="string" table:style-name="ce1">
            <text:p>Success</text:p>
          </table:table-cell>
          <table:table-cell office:value-type="float" office:value="78218" table:style-name="ce1">
            <text:p>78218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9H6M40.534S" table:style-name="ce2">
            <text:p>06:40.5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9H6M40.532S" table:style-name="ce2">
            <text:p>06:40.5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9H6M40.535S" table:style-name="ce2">
            <text:p>06:40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9H6M40.534S" table:style-name="ce2">
            <text:p>06:40.5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9H6M40.530S" table:style-name="ce2">
            <text:p>06:40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9H6M40.574S" table:style-name="ce2">
            <text:p>06:40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9H6M40.582S" table:style-name="ce2">
            <text:p>06:40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9H6M40.574S" table:style-name="ce2">
            <text:p>06:40.6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9H6M40.588S" table:style-name="ce2">
            <text:p>06:40.6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9H6M40.621S" table:style-name="ce2">
            <text:p>06:40.6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9H6M40.610S" table:style-name="ce2">
            <text:p>06:40.6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9H6M40.532S" table:style-name="ce2">
            <text:p>06:40.5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475" table:style-name="ce1">
            <text:p>475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9H6M40.600S" table:style-name="ce2">
            <text:p>06:40.6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475" table:style-name="ce1">
            <text:p>475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9H6M40.638S" table:style-name="ce2">
            <text:p>06:40.6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3097" table:style-name="ce1">
            <text:p>13097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9H6M40.642S" table:style-name="ce2">
            <text:p>06:40.6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3097" table:style-name="ce1">
            <text:p>13097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9H6M40.677S" table:style-name="ce2">
            <text:p>06:40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475" table:style-name="ce1">
            <text:p>475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9H6M40.675S" table:style-name="ce2">
            <text:p>06:40.7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475" table:style-name="ce1">
            <text:p>475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9H6M12.597S" table:style-name="ce2">
            <text:p>06:12.6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28424" table:style-name="ce1">
            <text:p>28424</text:p>
          </table:table-cell>
          <table:table-cell office:value-type="string" table:style-name="ce1">
            <text:p>Success</text:p>
          </table:table-cell>
          <table:table-cell office:value-type="float" office:value="30006" table:style-name="ce1">
            <text:p>30006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9H6M40.528S" table:style-name="ce2">
            <text:p>06:40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9H6M16.337S" table:style-name="ce2">
            <text:p>06:16.3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24702" table:style-name="ce1">
            <text:p>24702</text:p>
          </table:table-cell>
          <table:table-cell office:value-type="string" table:style-name="ce1">
            <text:p>Success</text:p>
          </table:table-cell>
          <table:table-cell office:value-type="float" office:value="71663" table:style-name="ce1">
            <text:p>71663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9H6M41.038S" table:style-name="ce2">
            <text:p>06:41.0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9H6M41.042S" table:style-name="ce2">
            <text:p>06:41.0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517" table:style-name="ce1">
            <text:p>517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9H6M17.393S" table:style-name="ce2">
            <text:p>06:17.4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24011" table:style-name="ce1">
            <text:p>24011</text:p>
          </table:table-cell>
          <table:table-cell office:value-type="string" table:style-name="ce1">
            <text:p>Success</text:p>
          </table:table-cell>
          <table:table-cell office:value-type="float" office:value="103759" table:style-name="ce1">
            <text:p>103759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9H6M26.808S" table:style-name="ce2">
            <text:p>06:26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14648" table:style-name="ce1">
            <text:p>14648</text:p>
          </table:table-cell>
          <table:table-cell office:value-type="string" table:style-name="ce1">
            <text:p>Success</text:p>
          </table:table-cell>
          <table:table-cell office:value-type="float" office:value="88030" table:style-name="ce1">
            <text:p>88030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9H6M41.412S" table:style-name="ce2">
            <text:p>06:41.4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9H6M21.582S" table:style-name="ce2">
            <text:p>06:21.6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20017" table:style-name="ce1">
            <text:p>20017</text:p>
          </table:table-cell>
          <table:table-cell office:value-type="string" table:style-name="ce1">
            <text:p>Success</text:p>
          </table:table-cell>
          <table:table-cell office:value-type="float" office:value="101832" table:style-name="ce1">
            <text:p>101832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9H6M40.609S" table:style-name="ce2">
            <text:p>06:40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9H6M41.311S" table:style-name="ce2">
            <text:p>06:41.3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Success</text:p>
          </table:table-cell>
          <table:table-cell office:value-type="float" office:value="517" table:style-name="ce1">
            <text:p>517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9H6M41.458S" table:style-name="ce2">
            <text:p>06:41.5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9H6M41.612S" table:style-name="ce2">
            <text:p>06:41.6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9H6M41.737S" table:style-name="ce2">
            <text:p>06:41.7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9H6M41.488S" table:style-name="ce2">
            <text:p>06:41.5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9H6M41.776S" table:style-name="ce2">
            <text:p>06:41.8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9H6M41.792S" table:style-name="ce2">
            <text:p>06:41.8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9H6M41.642S" table:style-name="ce2">
            <text:p>06:41.6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559" table:style-name="ce1">
            <text:p>559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9H6M41.836S" table:style-name="ce2">
            <text:p>06:41.8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13097" table:style-name="ce1">
            <text:p>13097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9H6M41.823S" table:style-name="ce2">
            <text:p>06:41.8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559" table:style-name="ce1">
            <text:p>559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9H6M41.789S" table:style-name="ce2">
            <text:p>06:41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559" table:style-name="ce1">
            <text:p>559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9H6M37.038S" table:style-name="ce2">
            <text:p>06:37.0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5091" table:style-name="ce1">
            <text:p>5091</text:p>
          </table:table-cell>
          <table:table-cell office:value-type="string" table:style-name="ce1">
            <text:p>Success</text:p>
          </table:table-cell>
          <table:table-cell office:value-type="float" office:value="70324" table:style-name="ce1">
            <text:p>70324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9H6M42.003S" table:style-name="ce2">
            <text:p>06:42.0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559" table:style-name="ce1">
            <text:p>559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9H6M42.038S" table:style-name="ce2">
            <text:p>06:42.0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559" table:style-name="ce1">
            <text:p>559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9H6M42.138S" table:style-name="ce2">
            <text:p>06:42.1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9H6M42.230S" table:style-name="ce2">
            <text:p>06:42.2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9H6M42.263S" table:style-name="ce2">
            <text:p>06:42.3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559" table:style-name="ce1">
            <text:p>559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9H6M42.278S" table:style-name="ce2">
            <text:p>06:42.3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559" table:style-name="ce1">
            <text:p>559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9H6M15.653S" table:style-name="ce2">
            <text:p>06:15.7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26696" table:style-name="ce1">
            <text:p>26696</text:p>
          </table:table-cell>
          <table:table-cell office:value-type="string" table:style-name="ce1">
            <text:p>Success</text:p>
          </table:table-cell>
          <table:table-cell office:value-type="float" office:value="46120" table:style-name="ce1">
            <text:p>46120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9H6M12.056S" table:style-name="ce2">
            <text:p>06:12.1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30303" table:style-name="ce1">
            <text:p>30303</text:p>
          </table:table-cell>
          <table:table-cell office:value-type="string" table:style-name="ce1">
            <text:p>Success</text:p>
          </table:table-cell>
          <table:table-cell office:value-type="float" office:value="46500" table:style-name="ce1">
            <text:p>46500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9H6M26.372S" table:style-name="ce2">
            <text:p>06:26.4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15998" table:style-name="ce1">
            <text:p>15998</text:p>
          </table:table-cell>
          <table:table-cell office:value-type="string" table:style-name="ce1">
            <text:p>Success</text:p>
          </table:table-cell>
          <table:table-cell office:value-type="float" office:value="91997" table:style-name="ce1">
            <text:p>91997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9H6M42.361S" table:style-name="ce2">
            <text:p>06:42.4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9H6M42.372S" table:style-name="ce2">
            <text:p>06:42.4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9H6M42.415S" table:style-name="ce2">
            <text:p>06:42.4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9H6M42.415S" table:style-name="ce2">
            <text:p>06:42.4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9H6M42.514S" table:style-name="ce2">
            <text:p>06:42.5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9H6M42.712S" table:style-name="ce2">
            <text:p>06:42.7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9H6M39.238S" table:style-name="ce2">
            <text:p>06:39.2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013" table:style-name="ce1">
            <text:p>4013</text:p>
          </table:table-cell>
          <table:table-cell office:value-type="string" table:style-name="ce1">
            <text:p>Success</text:p>
          </table:table-cell>
          <table:table-cell office:value-type="float" office:value="19075" table:style-name="ce1">
            <text:p>19075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9H6M42.351S" table:style-name="ce2">
            <text:p>06:42.4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Success</text:p>
          </table:table-cell>
          <table:table-cell office:value-type="float" office:value="28313" table:style-name="ce1">
            <text:p>28313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9H6M14.963S" table:style-name="ce2">
            <text:p>06:15.0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28584" table:style-name="ce1">
            <text:p>28584</text:p>
          </table:table-cell>
          <table:table-cell office:value-type="string" table:style-name="ce1">
            <text:p>Success</text:p>
          </table:table-cell>
          <table:table-cell office:value-type="float" office:value="44666" table:style-name="ce1">
            <text:p>44666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9H6M42.808S" table:style-name="ce2">
            <text:p>06:42.8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Success</text:p>
          </table:table-cell>
          <table:table-cell office:value-type="float" office:value="28755" table:style-name="ce1">
            <text:p>28755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9H6M39.687S" table:style-name="ce2">
            <text:p>06:39.7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3949" table:style-name="ce1">
            <text:p>3949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9H6M12.061S" table:style-name="ce2">
            <text:p>06:12.1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31577" table:style-name="ce1">
            <text:p>31577</text:p>
          </table:table-cell>
          <table:table-cell office:value-type="string" table:style-name="ce1">
            <text:p>Success</text:p>
          </table:table-cell>
          <table:table-cell office:value-type="float" office:value="44666" table:style-name="ce1">
            <text:p>44666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9H6M40.527S" table:style-name="ce2">
            <text:p>06:40.5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112" table:style-name="ce1">
            <text:p>3112</text:p>
          </table:table-cell>
          <table:table-cell office:value-type="string" table:style-name="ce1">
            <text:p>Success</text:p>
          </table:table-cell>
          <table:table-cell office:value-type="float" office:value="18444" table:style-name="ce1">
            <text:p>18444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9H6M26.556S" table:style-name="ce2">
            <text:p>06:26.6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17085" table:style-name="ce1">
            <text:p>17085</text:p>
          </table:table-cell>
          <table:table-cell office:value-type="string" table:style-name="ce1">
            <text:p>Success</text:p>
          </table:table-cell>
          <table:table-cell office:value-type="float" office:value="36034" table:style-name="ce1">
            <text:p>36034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9H6M26.589S" table:style-name="ce2">
            <text:p>06:26.6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17053" table:style-name="ce1">
            <text:p>17053</text:p>
          </table:table-cell>
          <table:table-cell office:value-type="string" table:style-name="ce1">
            <text:p>Success</text:p>
          </table:table-cell>
          <table:table-cell office:value-type="float" office:value="22256" table:style-name="ce1">
            <text:p>22256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9H6M39.276S" table:style-name="ce2">
            <text:p>06:39.3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4367" table:style-name="ce1">
            <text:p>4367</text:p>
          </table:table-cell>
          <table:table-cell office:value-type="string" table:style-name="ce1">
            <text:p>Success</text:p>
          </table:table-cell>
          <table:table-cell office:value-type="float" office:value="22895" table:style-name="ce1">
            <text:p>22895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9H6M30.756S" table:style-name="ce2">
            <text:p>06:30.8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2891" table:style-name="ce1">
            <text:p>12891</text:p>
          </table:table-cell>
          <table:table-cell office:value-type="string" table:style-name="ce1">
            <text:p>Success</text:p>
          </table:table-cell>
          <table:table-cell office:value-type="float" office:value="20467" table:style-name="ce1">
            <text:p>20467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9H6M21.550S" table:style-name="ce2">
            <text:p>06:21.6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22100" table:style-name="ce1">
            <text:p>22100</text:p>
          </table:table-cell>
          <table:table-cell office:value-type="string" table:style-name="ce1">
            <text:p>Success</text:p>
          </table:table-cell>
          <table:table-cell office:value-type="float" office:value="77799" table:style-name="ce1">
            <text:p>77799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9H6M40.700S" table:style-name="ce2">
            <text:p>06:40.7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2954" table:style-name="ce1">
            <text:p>2954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9H6M15.248S" table:style-name="ce2">
            <text:p>06:15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28408" table:style-name="ce1">
            <text:p>28408</text:p>
          </table:table-cell>
          <table:table-cell office:value-type="string" table:style-name="ce1">
            <text:p>Success</text:p>
          </table:table-cell>
          <table:table-cell office:value-type="float" office:value="52770" table:style-name="ce1">
            <text:p>52770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9H6M36.938S" table:style-name="ce2">
            <text:p>06:36.9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6724" table:style-name="ce1">
            <text:p>6724</text:p>
          </table:table-cell>
          <table:table-cell office:value-type="string" table:style-name="ce1">
            <text:p>Success</text:p>
          </table:table-cell>
          <table:table-cell office:value-type="float" office:value="22897" table:style-name="ce1">
            <text:p>22897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9H6M35.982S" table:style-name="ce2">
            <text:p>06:36.0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7686" table:style-name="ce1">
            <text:p>7686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9H6M21.397S" table:style-name="ce2">
            <text:p>06:21.4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22274" table:style-name="ce1">
            <text:p>22274</text:p>
          </table:table-cell>
          <table:table-cell office:value-type="string" table:style-name="ce1">
            <text:p>Success</text:p>
          </table:table-cell>
          <table:table-cell office:value-type="float" office:value="77776" table:style-name="ce1">
            <text:p>77776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9H6M43.640S" table:style-name="ce2">
            <text:p>06:43.6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9H6M35.056S" table:style-name="ce2">
            <text:p>06:35.1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8625" table:style-name="ce1">
            <text:p>8625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9H6M43.542S" table:style-name="ce2">
            <text:p>06:43.5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9H6M23.745S" table:style-name="ce2">
            <text:p>06:23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9947" table:style-name="ce1">
            <text:p>19947</text:p>
          </table:table-cell>
          <table:table-cell office:value-type="string" table:style-name="ce1">
            <text:p>Success</text:p>
          </table:table-cell>
          <table:table-cell office:value-type="float" office:value="71660" table:style-name="ce1">
            <text:p>71660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9H6M43.549S" table:style-name="ce2">
            <text:p>06:43.5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9H6M24.385S" table:style-name="ce2">
            <text:p>06:24.4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319" table:style-name="ce1">
            <text:p>19319</text:p>
          </table:table-cell>
          <table:table-cell office:value-type="string" table:style-name="ce1">
            <text:p>Success</text:p>
          </table:table-cell>
          <table:table-cell office:value-type="float" office:value="61290" table:style-name="ce1">
            <text:p>61290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9H6M15.217S" table:style-name="ce2">
            <text:p>06:15.2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28505" table:style-name="ce1">
            <text:p>28505</text:p>
          </table:table-cell>
          <table:table-cell office:value-type="string" table:style-name="ce1">
            <text:p>Success</text:p>
          </table:table-cell>
          <table:table-cell office:value-type="float" office:value="52033" table:style-name="ce1">
            <text:p>52033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9H6M21.530S" table:style-name="ce2">
            <text:p>06:21.5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22203" table:style-name="ce1">
            <text:p>22203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9H6M43.704S" table:style-name="ce2">
            <text:p>06:43.7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9H6M43.691S" table:style-name="ce2">
            <text:p>06:43.7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9H6M43.658S" table:style-name="ce2">
            <text:p>06:43.7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9H6M43.780S" table:style-name="ce2">
            <text:p>06:43.8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9H6M43.683S" table:style-name="ce2">
            <text:p>06:43.7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9H6M43.748S" table:style-name="ce2">
            <text:p>06:43.7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9H6M43.751S" table:style-name="ce2">
            <text:p>06:43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9H6M43.694S" table:style-name="ce2">
            <text:p>06:43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727" table:style-name="ce1">
            <text:p>727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9H6M43.817S" table:style-name="ce2">
            <text:p>06:43.8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9H6M43.825S" table:style-name="ce2">
            <text:p>06:43.8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9H6M43.836S" table:style-name="ce2">
            <text:p>06:43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9H6M43.856S" table:style-name="ce2">
            <text:p>06:43.9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9H6M43.841S" table:style-name="ce2">
            <text:p>06:43.8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Success</text:p>
          </table:table-cell>
          <table:table-cell office:value-type="float" office:value="727" table:style-name="ce1">
            <text:p>727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9H6M44.648S" table:style-name="ce2">
            <text:p>06:44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Success</text:p>
          </table:table-cell>
          <table:table-cell office:value-type="float" office:value="727" table:style-name="ce1">
            <text:p>727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9H6M43.642S" table:style-name="ce2">
            <text:p>06:43.6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plan</text:p>
          </table:table-cell>
          <table:table-cell office:value-type="float" office:value="2060" table:style-name="ce1">
            <text:p>2060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9H6M45.712S" table:style-name="ce2">
            <text:p>06:45.7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9H6M45.730S" table:style-name="ce2">
            <text:p>06:45.7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9H6M45.737S" table:style-name="ce2">
            <text:p>06:45.7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9H6M26.238S" table:style-name="ce2">
            <text:p>06:26.2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19574" table:style-name="ce1">
            <text:p>19574</text:p>
          </table:table-cell>
          <table:table-cell office:value-type="string" table:style-name="ce1">
            <text:p>Success</text:p>
          </table:table-cell>
          <table:table-cell office:value-type="float" office:value="93961" table:style-name="ce1">
            <text:p>93961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9H6M43.926S" table:style-name="ce2">
            <text:p>06:43.9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2028" table:style-name="ce1">
            <text:p>2028</text:p>
          </table:table-cell>
          <table:table-cell office:value-type="string" table:style-name="ce1">
            <text:p>Success</text:p>
          </table:table-cell>
          <table:table-cell office:value-type="float" office:value="30615" table:style-name="ce1">
            <text:p>30615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9H6M43.878S" table:style-name="ce2">
            <text:p>06:43.9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2318" table:style-name="ce1">
            <text:p>2318</text:p>
          </table:table-cell>
          <table:table-cell office:value-type="string" table:style-name="ce1">
            <text:p>Success</text:p>
          </table:table-cell>
          <table:table-cell office:value-type="float" office:value="29138" table:style-name="ce1">
            <text:p>29138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9H6M26.850S" table:style-name="ce2">
            <text:p>06:26.9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19837" table:style-name="ce1">
            <text:p>19837</text:p>
          </table:table-cell>
          <table:table-cell office:value-type="string" table:style-name="ce1">
            <text:p>Success</text:p>
          </table:table-cell>
          <table:table-cell office:value-type="float" office:value="93914" table:style-name="ce1">
            <text:p>93914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9H6M46.708S" table:style-name="ce2">
            <text:p>06:46.7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9H6M47.535S" table:style-name="ce2">
            <text:p>06:47.5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9H6M47.548S" table:style-name="ce2">
            <text:p>06:47.5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767" table:style-name="ce1">
            <text:p>767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9H6M36.512S" table:style-name="ce2">
            <text:p>06:36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11082" table:style-name="ce1">
            <text:p>11082</text:p>
          </table:table-cell>
          <table:table-cell office:value-type="string" table:style-name="ce1">
            <text:p>Success</text:p>
          </table:table-cell>
          <table:table-cell office:value-type="float" office:value="72334" table:style-name="ce1">
            <text:p>72334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9H6M47.596S" table:style-name="ce2">
            <text:p>06:47.6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9H6M47.596S" table:style-name="ce2">
            <text:p>06:47.6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767" table:style-name="ce1">
            <text:p>767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9H6M47.614S" table:style-name="ce2">
            <text:p>06:47.6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9H6M47.651S" table:style-name="ce2">
            <text:p>06:47.7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9H6M47.665S" table:style-name="ce2">
            <text:p>06:47.7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97" table:style-name="ce1">
            <text:p>13097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9H6M27.712S" table:style-name="ce2">
            <text:p>06:27.7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20042" table:style-name="ce1">
            <text:p>20042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9H6M37.039S" table:style-name="ce2">
            <text:p>06:37.0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10762" table:style-name="ce1">
            <text:p>10762</text:p>
          </table:table-cell>
          <table:table-cell office:value-type="string" table:style-name="ce1">
            <text:p>Success</text:p>
          </table:table-cell>
          <table:table-cell office:value-type="float" office:value="70327" table:style-name="ce1">
            <text:p>70327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9H6M47.802S" table:style-name="ce2">
            <text:p>06:47.8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9H6M47.822S" table:style-name="ce2">
            <text:p>06:47.8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9H6M47.841S" table:style-name="ce2">
            <text:p>06:47.8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767" table:style-name="ce1">
            <text:p>767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9H6M31.962S" table:style-name="ce2">
            <text:p>06:32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15938" table:style-name="ce1">
            <text:p>15938</text:p>
          </table:table-cell>
          <table:table-cell office:value-type="string" table:style-name="ce1">
            <text:p>Success</text:p>
          </table:table-cell>
          <table:table-cell office:value-type="float" office:value="93929" table:style-name="ce1">
            <text:p>93929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9H6M47.874S" table:style-name="ce2">
            <text:p>06:47.9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67" table:style-name="ce1">
            <text:p>767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9H6M47.903S" table:style-name="ce2">
            <text:p>06:47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9H6M47.925S" table:style-name="ce2">
            <text:p>06:47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9H6M47.975S" table:style-name="ce2">
            <text:p>06:48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9H6M43.705S" table:style-name="ce2">
            <text:p>06:43.7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4343" table:style-name="ce1">
            <text:p>4343</text:p>
          </table:table-cell>
          <table:table-cell office:value-type="string" table:style-name="ce1">
            <text:p>Success</text:p>
          </table:table-cell>
          <table:table-cell office:value-type="float" office:value="23108" table:style-name="ce1">
            <text:p>23108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9H6M43.672S" table:style-name="ce2">
            <text:p>06:43.7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4393" table:style-name="ce1">
            <text:p>4393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9H6M45.837S" table:style-name="ce2">
            <text:p>06:45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2374" table:style-name="ce1">
            <text:p>2374</text:p>
          </table:table-cell>
          <table:table-cell office:value-type="string" table:style-name="ce1">
            <text:p>Success</text:p>
          </table:table-cell>
          <table:table-cell office:value-type="float" office:value="18163" table:style-name="ce1">
            <text:p>18163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9H6M43.642S" table:style-name="ce2">
            <text:p>06:43.6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4592" table:style-name="ce1">
            <text:p>4592</text:p>
          </table:table-cell>
          <table:table-cell office:value-type="string" table:style-name="ce1">
            <text:p>Success</text:p>
          </table:table-cell>
          <table:table-cell office:value-type="float" office:value="35870" table:style-name="ce1">
            <text:p>35870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9H6M48.015S" table:style-name="ce2">
            <text:p>06:48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9H6M48.233S" table:style-name="ce2">
            <text:p>06:48.2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9H6M48.261S" table:style-name="ce2">
            <text:p>06:48.3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log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9H6M48.310S" table:style-name="ce2">
            <text:p>06:48.3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9H6M48.347S" table:style-name="ce2">
            <text:p>06:48.3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login.htm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9H6M33.097S" table:style-name="ce2">
            <text:p>06:33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15624" table:style-name="ce1">
            <text:p>15624</text:p>
          </table:table-cell>
          <table:table-cell office:value-type="string" table:style-name="ce1">
            <text:p>Success</text:p>
          </table:table-cell>
          <table:table-cell office:value-type="float" office:value="74296" table:style-name="ce1">
            <text:p>74296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9H6M48.738S" table:style-name="ce2">
            <text:p>06:48.7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9H6M48.761S" table:style-name="ce2">
            <text:p>06:48.8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9H6M48.237S" table:style-name="ce2">
            <text:p>06:48.2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plan</text:p>
          </table:table-cell>
          <table:table-cell office:value-type="float" office:value="1214" table:style-name="ce1">
            <text:p>1214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9H6M49.462S" table:style-name="ce2">
            <text:p>06:49.5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9H6M39.001S" table:style-name="ce2">
            <text:p>06:39.0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10492" table:style-name="ce1">
            <text:p>10492</text:p>
          </table:table-cell>
          <table:table-cell office:value-type="string" table:style-name="ce1">
            <text:p>Success</text:p>
          </table:table-cell>
          <table:table-cell office:value-type="float" office:value="71637" table:style-name="ce1">
            <text:p>71637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9H6M49.490S" table:style-name="ce2">
            <text:p>06:49.5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9H6M49.497S" table:style-name="ce2">
            <text:p>06:49.5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9H6M49.495S" table:style-name="ce2">
            <text:p>06:49.5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851" table:style-name="ce1">
            <text:p>851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9H6M40.607S" table:style-name="ce2">
            <text:p>06:40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9098" table:style-name="ce1">
            <text:p>9098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9H6M45.337S" table:style-name="ce2">
            <text:p>06:45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4398" table:style-name="ce1">
            <text:p>4398</text:p>
          </table:table-cell>
          <table:table-cell office:value-type="string" table:style-name="ce1">
            <text:p>Success</text:p>
          </table:table-cell>
          <table:table-cell office:value-type="float" office:value="24762" table:style-name="ce1">
            <text:p>24762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9H6M29.821S" table:style-name="ce2">
            <text:p>06:29.8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955" table:style-name="ce1">
            <text:p>19955</text:p>
          </table:table-cell>
          <table:table-cell office:value-type="string" table:style-name="ce1">
            <text:p>Success</text:p>
          </table:table-cell>
          <table:table-cell office:value-type="float" office:value="61716" table:style-name="ce1">
            <text:p>61716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9H6M40.754S" table:style-name="ce2">
            <text:p>06:40.8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9056" table:style-name="ce1">
            <text:p>9056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9H6M33.812S" table:style-name="ce2">
            <text:p>06:33.8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6012" table:style-name="ce1">
            <text:p>16012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9H6M26.712S" table:style-name="ce2">
            <text:p>06:26.7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23124" table:style-name="ce1">
            <text:p>23124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9H6M40.728S" table:style-name="ce2">
            <text:p>06:40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9130" table:style-name="ce1">
            <text:p>9130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9H6M48.805S" table:style-name="ce2">
            <text:p>06:48.8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059" table:style-name="ce1">
            <text:p>1059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9H6M39.162S" table:style-name="ce2">
            <text:p>06:39.2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10706" table:style-name="ce1">
            <text:p>10706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9H6M35.059S" table:style-name="ce2">
            <text:p>06:35.1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14818" table:style-name="ce1">
            <text:p>14818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9H6M36.937S" table:style-name="ce2">
            <text:p>06:36.9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12942" table:style-name="ce1">
            <text:p>12942</text:p>
          </table:table-cell>
          <table:table-cell office:value-type="string" table:style-name="ce1">
            <text:p>Success</text:p>
          </table:table-cell>
          <table:table-cell office:value-type="float" office:value="36013" table:style-name="ce1">
            <text:p>36013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9H6M34.908S" table:style-name="ce2">
            <text:p>06:34.9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4972" table:style-name="ce1">
            <text:p>14972</text:p>
          </table:table-cell>
          <table:table-cell office:value-type="string" table:style-name="ce1">
            <text:p>Success</text:p>
          </table:table-cell>
          <table:table-cell office:value-type="float" office:value="62566" table:style-name="ce1">
            <text:p>62566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9H6M33.205S" table:style-name="ce2">
            <text:p>06:33.2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16794" table:style-name="ce1">
            <text:p>16794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9H6M41.631S" table:style-name="ce2">
            <text:p>06:41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382" table:style-name="ce1">
            <text:p>8382</text:p>
          </table:table-cell>
          <table:table-cell office:value-type="string" table:style-name="ce1">
            <text:p>Success</text:p>
          </table:table-cell>
          <table:table-cell office:value-type="float" office:value="20567" table:style-name="ce1">
            <text:p>20567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9H6M43.656S" table:style-name="ce2">
            <text:p>06:43.7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6359" table:style-name="ce1">
            <text:p>6359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9H6M33.037S" table:style-name="ce2">
            <text:p>06:33.0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16980" table:style-name="ce1">
            <text:p>16980</text:p>
          </table:table-cell>
          <table:table-cell office:value-type="string" table:style-name="ce1">
            <text:p>Success</text:p>
          </table:table-cell>
          <table:table-cell office:value-type="float" office:value="49298" table:style-name="ce1">
            <text:p>49298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9H6M49.712S" table:style-name="ce2">
            <text:p>06:49.7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127" table:style-name="ce1">
            <text:p>127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9H6M41.987S" table:style-name="ce2">
            <text:p>06:42.0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8040" table:style-name="ce1">
            <text:p>8040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9H6M10.482S" table:style-name="ce2">
            <text:p>06:10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39554" table:style-name="ce1">
            <text:p>39554</text:p>
          </table:table-cell>
          <table:table-cell office:value-type="string" table:style-name="ce1">
            <text:p>Success</text:p>
          </table:table-cell>
          <table:table-cell office:value-type="float" office:value="45393" table:style-name="ce1">
            <text:p>45393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9H6M33.842S" table:style-name="ce2">
            <text:p>06:33.8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6195" table:style-name="ce1">
            <text:p>16195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9H6M23.338S" table:style-name="ce2">
            <text:p>06:23.3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26700" table:style-name="ce1">
            <text:p>26700</text:p>
          </table:table-cell>
          <table:table-cell office:value-type="string" table:style-name="ce1">
            <text:p>Success</text:p>
          </table:table-cell>
          <table:table-cell office:value-type="float" office:value="71659" table:style-name="ce1">
            <text:p>71659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9H6M34.940S" table:style-name="ce2">
            <text:p>06:34.9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15099" table:style-name="ce1">
            <text:p>15099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9H6M29.795S" table:style-name="ce2">
            <text:p>06:29.8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20242" table:style-name="ce1">
            <text:p>20242</text:p>
          </table:table-cell>
          <table:table-cell office:value-type="string" table:style-name="ce1">
            <text:p>Success</text:p>
          </table:table-cell>
          <table:table-cell office:value-type="float" office:value="57960" table:style-name="ce1">
            <text:p>57960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9H6M42.151S" table:style-name="ce2">
            <text:p>06:42.2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7891" table:style-name="ce1">
            <text:p>7891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9H6M37.737S" table:style-name="ce2">
            <text:p>06:37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2306" table:style-name="ce1">
            <text:p>12306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9H6M40.706S" table:style-name="ce2">
            <text:p>06:40.7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9338" table:style-name="ce1">
            <text:p>9338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9H6M21.377S" table:style-name="ce2">
            <text:p>06:21.4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28671" table:style-name="ce1">
            <text:p>28671</text:p>
          </table:table-cell>
          <table:table-cell office:value-type="string" table:style-name="ce1">
            <text:p>Success</text:p>
          </table:table-cell>
          <table:table-cell office:value-type="float" office:value="52770" table:style-name="ce1">
            <text:p>52770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9H6M22.749S" table:style-name="ce2">
            <text:p>06:22.7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27302" table:style-name="ce1">
            <text:p>27302</text:p>
          </table:table-cell>
          <table:table-cell office:value-type="string" table:style-name="ce1">
            <text:p>Success</text:p>
          </table:table-cell>
          <table:table-cell office:value-type="float" office:value="71637" table:style-name="ce1">
            <text:p>71637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9H6M41.038S" table:style-name="ce2">
            <text:p>06:41.0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9015" table:style-name="ce1">
            <text:p>9015</text:p>
          </table:table-cell>
          <table:table-cell office:value-type="string" table:style-name="ce1">
            <text:p>Success</text:p>
          </table:table-cell>
          <table:table-cell office:value-type="float" office:value="16750" table:style-name="ce1">
            <text:p>16750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9H6M29.817S" table:style-name="ce2">
            <text:p>06:29.8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20245" table:style-name="ce1">
            <text:p>20245</text:p>
          </table:table-cell>
          <table:table-cell office:value-type="string" table:style-name="ce1">
            <text:p>Success</text:p>
          </table:table-cell>
          <table:table-cell office:value-type="float" office:value="57960" table:style-name="ce1">
            <text:p>57960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9H6M40.444S" table:style-name="ce2">
            <text:p>06:40.4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9621" table:style-name="ce1">
            <text:p>9621</text:p>
          </table:table-cell>
          <table:table-cell office:value-type="string" table:style-name="ce1">
            <text:p>Success</text:p>
          </table:table-cell>
          <table:table-cell office:value-type="float" office:value="23108" table:style-name="ce1">
            <text:p>23108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9H6M30.399S" table:style-name="ce2">
            <text:p>06:30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19667" table:style-name="ce1">
            <text:p>19667</text:p>
          </table:table-cell>
          <table:table-cell office:value-type="string" table:style-name="ce1">
            <text:p>Success</text:p>
          </table:table-cell>
          <table:table-cell office:value-type="float" office:value="78204" table:style-name="ce1">
            <text:p>78204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9H6M50.040S" table:style-name="ce2">
            <text:p>06:50.0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9H6M26.413S" table:style-name="ce2">
            <text:p>06:26.4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23659" table:style-name="ce1">
            <text:p>23659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9H6M49.867S" table:style-name="ce2">
            <text:p>06:49.9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127" table:style-name="ce1">
            <text:p>127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9H6M50.041S" table:style-name="ce2">
            <text:p>06:50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851" table:style-name="ce1">
            <text:p>851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9H6M21.481S" table:style-name="ce2">
            <text:p>06:21.5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28597" table:style-name="ce1">
            <text:p>28597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9H6M50.064S" table:style-name="ce2">
            <text:p>06:50.1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9H6M50.053S" table:style-name="ce2">
            <text:p>06:50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851" table:style-name="ce1">
            <text:p>851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9H6M50.078S" table:style-name="ce2">
            <text:p>06:50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851" table:style-name="ce1">
            <text:p>851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9H6M50.073S" table:style-name="ce2">
            <text:p>06:50.1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9H6M49.586S" table:style-name="ce2">
            <text:p>06:49.6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Success</text:p>
          </table:table-cell>
          <table:table-cell office:value-type="float" office:value="851" table:style-name="ce1">
            <text:p>851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9H6M50.085S" table:style-name="ce2">
            <text:p>06:50.1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9H6M50.101S" table:style-name="ce2">
            <text:p>06:50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851" table:style-name="ce1">
            <text:p>851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9H6M50.105S" table:style-name="ce2">
            <text:p>06:50.1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9H6M50.107S" table:style-name="ce2">
            <text:p>06:50.1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9H6M50.124S" table:style-name="ce2">
            <text:p>06:50.1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9H6M50.126S" table:style-name="ce2">
            <text:p>06:50.1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9H6M50.121S" table:style-name="ce2">
            <text:p>06:50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851" table:style-name="ce1">
            <text:p>851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9H6M50.106S" table:style-name="ce2">
            <text:p>06:50.1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851" table:style-name="ce1">
            <text:p>851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9H6M50.105S" table:style-name="ce2">
            <text:p>06:50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851" table:style-name="ce1">
            <text:p>851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9H6M39.314S" table:style-name="ce2">
            <text:p>06:39.3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11366" table:style-name="ce1">
            <text:p>11366</text:p>
          </table:table-cell>
          <table:table-cell office:value-type="string" table:style-name="ce1">
            <text:p>Success</text:p>
          </table:table-cell>
          <table:table-cell office:value-type="float" office:value="74294" table:style-name="ce1">
            <text:p>74294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9H6M50.687S" table:style-name="ce2">
            <text:p>06:50.7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9H6M50.710S" table:style-name="ce2">
            <text:p>06:50.7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9H6M36.958S" table:style-name="ce2">
            <text:p>06:37.0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14225" table:style-name="ce1">
            <text:p>14225</text:p>
          </table:table-cell>
          <table:table-cell office:value-type="string" table:style-name="ce1">
            <text:p>Success</text:p>
          </table:table-cell>
          <table:table-cell office:value-type="float" office:value="70314" table:style-name="ce1">
            <text:p>70314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9H6M51.187S" table:style-name="ce2">
            <text:p>06:51.2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9H6M51.279S" table:style-name="ce2">
            <text:p>06:51.3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9H6M51.292S" table:style-name="ce2">
            <text:p>06:51.3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77" table:style-name="ce1">
            <text:p>977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9H6M50.055S" table:style-name="ce2">
            <text:p>06:50.1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plan</text:p>
          </table:table-cell>
          <table:table-cell office:value-type="float" office:value="1426" table:style-name="ce1">
            <text:p>1426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9H6M51.357S" table:style-name="ce2">
            <text:p>06:51.4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977" table:style-name="ce1">
            <text:p>977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9H6M50.049S" table:style-name="ce2">
            <text:p>06:50.0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1467" table:style-name="ce1">
            <text:p>1467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9H6M51.502S" table:style-name="ce2">
            <text:p>06:51.5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9H6M51.518S" table:style-name="ce2">
            <text:p>06:51.5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9H6M51.540S" table:style-name="ce2">
            <text:p>06:51.5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9H6M51.517S" table:style-name="ce2">
            <text:p>06:51.5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9H6M41.155S" table:style-name="ce2">
            <text:p>06:41.2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10930" table:style-name="ce1">
            <text:p>10930</text:p>
          </table:table-cell>
          <table:table-cell office:value-type="string" table:style-name="ce1">
            <text:p>Success</text:p>
          </table:table-cell>
          <table:table-cell office:value-type="float" office:value="70320" table:style-name="ce1">
            <text:p>70320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9H6M49.869S" table:style-name="ce2">
            <text:p>06:49.9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plan</text:p>
          </table:table-cell>
          <table:table-cell office:value-type="float" office:value="2286" table:style-name="ce1">
            <text:p>2286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9H6M52.106S" table:style-name="ce2">
            <text:p>06:52.1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9H6M52.162S" table:style-name="ce2">
            <text:p>06:52.2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9H6M52.191S" table:style-name="ce2">
            <text:p>06:52.2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9H6M52.199S" table:style-name="ce2">
            <text:p>06:52.2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9H6M50.040S" table:style-name="ce2">
            <text:p>06:50.0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2189" table:style-name="ce1">
            <text:p>2189</text:p>
          </table:table-cell>
          <table:table-cell office:value-type="string" table:style-name="ce1">
            <text:p>Success</text:p>
          </table:table-cell>
          <table:table-cell office:value-type="float" office:value="29199" table:style-name="ce1">
            <text:p>29199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9H6M52.230S" table:style-name="ce2">
            <text:p>06:52.2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9H6M52.257S" table:style-name="ce2">
            <text:p>06:52.3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9H6M52.410S" table:style-name="ce2">
            <text:p>06:52.4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9H6M49.881S" table:style-name="ce2">
            <text:p>06:49.9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plan</text:p>
          </table:table-cell>
          <table:table-cell office:value-type="float" office:value="2689" table:style-name="ce1">
            <text:p>2689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9H6M52.487S" table:style-name="ce2">
            <text:p>06:52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9H6M52.588S" table:style-name="ce2">
            <text:p>06:52.6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9H6M52.609S" table:style-name="ce2">
            <text:p>06:52.6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9H6M52.615S" table:style-name="ce2">
            <text:p>06:52.6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9H6M40.533S" table:style-name="ce2">
            <text:p>06:40.5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12380" table:style-name="ce1">
            <text:p>12380</text:p>
          </table:table-cell>
          <table:table-cell office:value-type="string" table:style-name="ce1">
            <text:p>Success</text:p>
          </table:table-cell>
          <table:table-cell office:value-type="float" office:value="74249" table:style-name="ce1">
            <text:p>74249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9H6M52.917S" table:style-name="ce2">
            <text:p>06:52.9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9H6M29.787S" table:style-name="ce2">
            <text:p>06:29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23315" table:style-name="ce1">
            <text:p>23315</text:p>
          </table:table-cell>
          <table:table-cell office:value-type="string" table:style-name="ce1">
            <text:p>Success</text:p>
          </table:table-cell>
          <table:table-cell office:value-type="float" office:value="71638" table:style-name="ce1">
            <text:p>71638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9H6M53.112S" table:style-name="ce2">
            <text:p>06:53.1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977" table:style-name="ce1">
            <text:p>977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9H6M53.148S" table:style-name="ce2">
            <text:p>06:53.1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977" table:style-name="ce1">
            <text:p>977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9H6M46.213S" table:style-name="ce2">
            <text:p>06:46.2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7057" table:style-name="ce1">
            <text:p>7057</text:p>
          </table:table-cell>
          <table:table-cell office:value-type="string" table:style-name="ce1">
            <text:p>Success</text:p>
          </table:table-cell>
          <table:table-cell office:value-type="float" office:value="74229" table:style-name="ce1">
            <text:p>74229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9H6M53.184S" table:style-name="ce2">
            <text:p>06:53.2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977" table:style-name="ce1">
            <text:p>977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9H6M53.287S" table:style-name="ce2">
            <text:p>06:53.3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9H6M53.300S" table:style-name="ce2">
            <text:p>06:53.3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9H6M53.331S" table:style-name="ce2">
            <text:p>06:53.3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9H6M48.066S" table:style-name="ce2">
            <text:p>06:48.1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6171" table:style-name="ce1">
            <text:p>6171</text:p>
          </table:table-cell>
          <table:table-cell office:value-type="string" table:style-name="ce1">
            <text:p>Success</text:p>
          </table:table-cell>
          <table:table-cell office:value-type="float" office:value="54575" table:style-name="ce1">
            <text:p>54575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9H6M54.258S" table:style-name="ce2">
            <text:p>06:54.3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9H6M43.920S" table:style-name="ce2">
            <text:p>06:43.9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10612" table:style-name="ce1">
            <text:p>10612</text:p>
          </table:table-cell>
          <table:table-cell office:value-type="string" table:style-name="ce1">
            <text:p>Success</text:p>
          </table:table-cell>
          <table:table-cell office:value-type="float" office:value="66371" table:style-name="ce1">
            <text:p>66371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9H6M45.962S" table:style-name="ce2">
            <text:p>06:46.0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8594" table:style-name="ce1">
            <text:p>8594</text:p>
          </table:table-cell>
          <table:table-cell office:value-type="string" table:style-name="ce1">
            <text:p>Success</text:p>
          </table:table-cell>
          <table:table-cell office:value-type="float" office:value="76189" table:style-name="ce1">
            <text:p>76189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9H6M54.530S" table:style-name="ce2">
            <text:p>06:54.5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9H6M43.637S" table:style-name="ce2">
            <text:p>06:43.6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10950" table:style-name="ce1">
            <text:p>10950</text:p>
          </table:table-cell>
          <table:table-cell office:value-type="string" table:style-name="ce1">
            <text:p>Success</text:p>
          </table:table-cell>
          <table:table-cell office:value-type="float" office:value="66413" table:style-name="ce1">
            <text:p>66413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9H6M54.537S" table:style-name="ce2">
            <text:p>06:54.5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9H6M47.762S" table:style-name="ce2">
            <text:p>06:47.8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6853" table:style-name="ce1">
            <text:p>6853</text:p>
          </table:table-cell>
          <table:table-cell office:value-type="string" table:style-name="ce1">
            <text:p>Success</text:p>
          </table:table-cell>
          <table:table-cell office:value-type="float" office:value="76218" table:style-name="ce1">
            <text:p>76218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9H6M54.558S" table:style-name="ce2">
            <text:p>06:54.6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25" table:style-name="ce1">
            <text:p>125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9H6M54.589S" table:style-name="ce2">
            <text:p>06:54.6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9H6M54.651S" table:style-name="ce2">
            <text:p>06:54.7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9H6M54.617S" table:style-name="ce2">
            <text:p>06:54.6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9H6M54.607S" table:style-name="ce2">
            <text:p>06:54.6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9H6M54.725S" table:style-name="ce2">
            <text:p>06:54.7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9H6M54.701S" table:style-name="ce2">
            <text:p>06:54.7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9H6M54.729S" table:style-name="ce2">
            <text:p>06:54.7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9H6M54.750S" table:style-name="ce2">
            <text:p>06:54.7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9H6M50.728S" table:style-name="ce2">
            <text:p>06:50.7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066" table:style-name="ce1">
            <text:p>4066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9H6M54.755S" table:style-name="ce2">
            <text:p>06:54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5570" table:style-name="ce1">
            <text:p>15570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9H6M54.573S" table:style-name="ce2">
            <text:p>06:54.6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9H6M54.725S" table:style-name="ce2">
            <text:p>06:54.7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17173" table:style-name="ce1">
            <text:p>17173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9H6M48.237S" table:style-name="ce2">
            <text:p>06:48.2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6805" table:style-name="ce1">
            <text:p>6805</text:p>
          </table:table-cell>
          <table:table-cell office:value-type="string" table:style-name="ce1">
            <text:p>Success</text:p>
          </table:table-cell>
          <table:table-cell office:value-type="float" office:value="52611" table:style-name="ce1">
            <text:p>52611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9H6M42.446S" table:style-name="ce2">
            <text:p>06:42.4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3796" table:style-name="ce1">
            <text:p>13796</text:p>
          </table:table-cell>
          <table:table-cell office:value-type="string" table:style-name="ce1">
            <text:p>Success</text:p>
          </table:table-cell>
          <table:table-cell office:value-type="float" office:value="26142" table:style-name="ce1">
            <text:p>26142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9H6M54.786S" table:style-name="ce2">
            <text:p>06:54.8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1783" table:style-name="ce1">
            <text:p>1783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9H6M41.863S" table:style-name="ce2">
            <text:p>06:41.9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4757" table:style-name="ce1">
            <text:p>14757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9H6M47.694S" table:style-name="ce2">
            <text:p>06:47.7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8933" table:style-name="ce1">
            <text:p>8933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9H6M50.201S" table:style-name="ce2">
            <text:p>06:50.2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6428" table:style-name="ce1">
            <text:p>6428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9H6M35.163S" table:style-name="ce2">
            <text:p>06:35.2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21562" table:style-name="ce1">
            <text:p>21562</text:p>
          </table:table-cell>
          <table:table-cell office:value-type="string" table:style-name="ce1">
            <text:p>Success</text:p>
          </table:table-cell>
          <table:table-cell office:value-type="float" office:value="71663" table:style-name="ce1">
            <text:p>71663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9H6M40.242S" table:style-name="ce2">
            <text:p>06:40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6501" table:style-name="ce1">
            <text:p>16501</text:p>
          </table:table-cell>
          <table:table-cell office:value-type="string" table:style-name="ce1">
            <text:p>Success</text:p>
          </table:table-cell>
          <table:table-cell office:value-type="float" office:value="66121" table:style-name="ce1">
            <text:p>66121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9H6M34.788S" table:style-name="ce2">
            <text:p>06:34.8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21960" table:style-name="ce1">
            <text:p>21960</text:p>
          </table:table-cell>
          <table:table-cell office:value-type="string" table:style-name="ce1">
            <text:p>Success</text:p>
          </table:table-cell>
          <table:table-cell office:value-type="float" office:value="71663" table:style-name="ce1">
            <text:p>71663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9H6M43.649S" table:style-name="ce2">
            <text:p>06:43.6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13102" table:style-name="ce1">
            <text:p>13102</text:p>
          </table:table-cell>
          <table:table-cell office:value-type="string" table:style-name="ce1">
            <text:p>Success</text:p>
          </table:table-cell>
          <table:table-cell office:value-type="float" office:value="35871" table:style-name="ce1">
            <text:p>35871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9H6M37.041S" table:style-name="ce2">
            <text:p>06:37.0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19769" table:style-name="ce1">
            <text:p>19769</text:p>
          </table:table-cell>
          <table:table-cell office:value-type="string" table:style-name="ce1">
            <text:p>Success</text:p>
          </table:table-cell>
          <table:table-cell office:value-type="float" office:value="78652" table:style-name="ce1">
            <text:p>78652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9H6M47.651S" table:style-name="ce2">
            <text:p>06:47.7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9160" table:style-name="ce1">
            <text:p>9160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9H6M38.938S" table:style-name="ce2">
            <text:p>06:38.9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7873" table:style-name="ce1">
            <text:p>17873</text:p>
          </table:table-cell>
          <table:table-cell office:value-type="string" table:style-name="ce1">
            <text:p>Success</text:p>
          </table:table-cell>
          <table:table-cell office:value-type="float" office:value="71663" table:style-name="ce1">
            <text:p>71663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9H6M39.912S" table:style-name="ce2">
            <text:p>06:39.9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6900" table:style-name="ce1">
            <text:p>16900</text:p>
          </table:table-cell>
          <table:table-cell office:value-type="string" table:style-name="ce1">
            <text:p>Success</text:p>
          </table:table-cell>
          <table:table-cell office:value-type="float" office:value="71663" table:style-name="ce1">
            <text:p>71663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9H6M32.417S" table:style-name="ce2">
            <text:p>06:32.4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4396" table:style-name="ce1">
            <text:p>24396</text:p>
          </table:table-cell>
          <table:table-cell office:value-type="string" table:style-name="ce1">
            <text:p>Success</text:p>
          </table:table-cell>
          <table:table-cell office:value-type="float" office:value="62120" table:style-name="ce1">
            <text:p>62120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9H6M56.244S" table:style-name="ce2">
            <text:p>06:56.2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Success</text:p>
          </table:table-cell>
          <table:table-cell office:value-type="float" office:value="127" table:style-name="ce1">
            <text:p>127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9H6M39.237S" table:style-name="ce2">
            <text:p>06:39.2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17585" table:style-name="ce1">
            <text:p>17585</text:p>
          </table:table-cell>
          <table:table-cell office:value-type="string" table:style-name="ce1">
            <text:p>Success</text:p>
          </table:table-cell>
          <table:table-cell office:value-type="float" office:value="35871" table:style-name="ce1">
            <text:p>35871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9H6M42.207S" table:style-name="ce2">
            <text:p>06:42.2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14628" table:style-name="ce1">
            <text:p>14628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9H6M53.368S" table:style-name="ce2">
            <text:p>06:53.4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3507" table:style-name="ce1">
            <text:p>3507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9H6M54.743S" table:style-name="ce2">
            <text:p>06:54.7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2136" table:style-name="ce1">
            <text:p>2136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9H6M50.218S" table:style-name="ce2">
            <text:p>06:50.2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6664" table:style-name="ce1">
            <text:p>6664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9H6M50.044S" table:style-name="ce2">
            <text:p>06:50.0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6838" table:style-name="ce1">
            <text:p>6838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9H6M40.223S" table:style-name="ce2">
            <text:p>06:40.2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16671" table:style-name="ce1">
            <text:p>16671</text:p>
          </table:table-cell>
          <table:table-cell office:value-type="string" table:style-name="ce1">
            <text:p>Success</text:p>
          </table:table-cell>
          <table:table-cell office:value-type="float" office:value="71659" table:style-name="ce1">
            <text:p>71659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9H6M20.179S" table:style-name="ce2">
            <text:p>06:20.2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36718" table:style-name="ce1">
            <text:p>36718</text:p>
          </table:table-cell>
          <table:table-cell office:value-type="string" table:style-name="ce1">
            <text:p>Success</text:p>
          </table:table-cell>
          <table:table-cell office:value-type="float" office:value="45108" table:style-name="ce1">
            <text:p>45108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9H6M43.262S" table:style-name="ce2">
            <text:p>06:43.3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13641" table:style-name="ce1">
            <text:p>13641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9H6M40.210S" table:style-name="ce2">
            <text:p>06:40.2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6695" table:style-name="ce1">
            <text:p>16695</text:p>
          </table:table-cell>
          <table:table-cell office:value-type="string" table:style-name="ce1">
            <text:p>Success</text:p>
          </table:table-cell>
          <table:table-cell office:value-type="float" office:value="71642" table:style-name="ce1">
            <text:p>71642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9H6M26.723S" table:style-name="ce2">
            <text:p>06:26.7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30182" table:style-name="ce1">
            <text:p>30182</text:p>
          </table:table-cell>
          <table:table-cell office:value-type="string" table:style-name="ce1">
            <text:p>Success</text:p>
          </table:table-cell>
          <table:table-cell office:value-type="float" office:value="78434" table:style-name="ce1">
            <text:p>78434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9H6M56.881S" table:style-name="ce2">
            <text:p>06:56.9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27" table:style-name="ce1">
            <text:p>127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9H6M34.808S" table:style-name="ce2">
            <text:p>06:34.8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22110" table:style-name="ce1">
            <text:p>22110</text:p>
          </table:table-cell>
          <table:table-cell office:value-type="string" table:style-name="ce1">
            <text:p>Success</text:p>
          </table:table-cell>
          <table:table-cell office:value-type="float" office:value="71641" table:style-name="ce1">
            <text:p>71641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9H6M37.041S" table:style-name="ce2">
            <text:p>06:37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19877" table:style-name="ce1">
            <text:p>19877</text:p>
          </table:table-cell>
          <table:table-cell office:value-type="string" table:style-name="ce1">
            <text:p>Success</text:p>
          </table:table-cell>
          <table:table-cell office:value-type="float" office:value="78630" table:style-name="ce1">
            <text:p>78630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9H6M34.726S" table:style-name="ce2">
            <text:p>06:34.7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22201" table:style-name="ce1">
            <text:p>22201</text:p>
          </table:table-cell>
          <table:table-cell office:value-type="string" table:style-name="ce1">
            <text:p>Success</text:p>
          </table:table-cell>
          <table:table-cell office:value-type="float" office:value="71642" table:style-name="ce1">
            <text:p>71642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9H6M26.714S" table:style-name="ce2">
            <text:p>06:26.7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30214" table:style-name="ce1">
            <text:p>30214</text:p>
          </table:table-cell>
          <table:table-cell office:value-type="string" table:style-name="ce1">
            <text:p>Success</text:p>
          </table:table-cell>
          <table:table-cell office:value-type="float" office:value="78434" table:style-name="ce1">
            <text:p>78434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9H6M56.737S" table:style-name="ce2">
            <text:p>06:56.7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9H6M56.929S" table:style-name="ce2">
            <text:p>06:56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9H6M56.813S" table:style-name="ce2">
            <text:p>06:56.8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9H6M56.920S" table:style-name="ce2">
            <text:p>06:56.9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9H6M56.907S" table:style-name="ce2">
            <text:p>06:56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9H6M56.896S" table:style-name="ce2">
            <text:p>06:56.9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9H6M56.814S" table:style-name="ce2">
            <text:p>06:56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918" table:style-name="ce1">
            <text:p>918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9H6M43.735S" table:style-name="ce2">
            <text:p>06:43.7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14001" table:style-name="ce1">
            <text:p>14001</text:p>
          </table:table-cell>
          <table:table-cell office:value-type="string" table:style-name="ce1">
            <text:p>Success</text:p>
          </table:table-cell>
          <table:table-cell office:value-type="float" office:value="72278" table:style-name="ce1">
            <text:p>72278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9H6M56.750S" table:style-name="ce2">
            <text:p>06:56.8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062" table:style-name="ce1">
            <text:p>1062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9H6M57.737S" table:style-name="ce2">
            <text:p>06:57.7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9H6M57.063S" table:style-name="ce2">
            <text:p>06:57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9H6M58.012S" table:style-name="ce2">
            <text:p>06:58.0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9H6M57.382S" table:style-name="ce2">
            <text:p>06:57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737" table:style-name="ce1">
            <text:p>737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9H6M57.637S" table:style-name="ce2">
            <text:p>06:57.6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9H6M57.067S" table:style-name="ce2">
            <text:p>06:57.1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212" table:style-name="ce1">
            <text:p>1212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9H6M57.737S" table:style-name="ce2">
            <text:p>06:57.7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9H6M57.102S" table:style-name="ce2">
            <text:p>06:57.1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285" table:style-name="ce1">
            <text:p>1285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9H6M57.287S" table:style-name="ce2">
            <text:p>06:57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9H6M57.832S" table:style-name="ce2">
            <text:p>06:57.8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9H6M58.408S" table:style-name="ce2">
            <text:p>06:58.4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9H6M43.674S" table:style-name="ce2">
            <text:p>06:43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14994" table:style-name="ce1">
            <text:p>14994</text:p>
          </table:table-cell>
          <table:table-cell office:value-type="string" table:style-name="ce1">
            <text:p>Success</text:p>
          </table:table-cell>
          <table:table-cell office:value-type="float" office:value="60485" table:style-name="ce1">
            <text:p>60485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9H6M43.652S" table:style-name="ce2">
            <text:p>06:43.7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15041" table:style-name="ce1">
            <text:p>15041</text:p>
          </table:table-cell>
          <table:table-cell office:value-type="string" table:style-name="ce1">
            <text:p>Success</text:p>
          </table:table-cell>
          <table:table-cell office:value-type="float" office:value="64424" table:style-name="ce1">
            <text:p>64424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9H6M58.538S" table:style-name="ce2">
            <text:p>06:58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9H6M43.724S" table:style-name="ce2">
            <text:p>06:43.7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14978" table:style-name="ce1">
            <text:p>14978</text:p>
          </table:table-cell>
          <table:table-cell office:value-type="string" table:style-name="ce1">
            <text:p>Success</text:p>
          </table:table-cell>
          <table:table-cell office:value-type="float" office:value="72288" table:style-name="ce1">
            <text:p>72288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9H6M58.703S" table:style-name="ce2">
            <text:p>06:58.7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9H6M58.175S" table:style-name="ce2">
            <text:p>06:58.2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9H6M58.717S" table:style-name="ce2">
            <text:p>06:58.7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9H6M58.137S" table:style-name="ce2">
            <text:p>06:58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9H6M58.462S" table:style-name="ce2">
            <text:p>06:58.5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9H6M58.287S" table:style-name="ce2">
            <text:p>06:58.3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9H6M58.034S" table:style-name="ce2">
            <text:p>06:58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9H6M58.358S" table:style-name="ce2">
            <text:p>06:58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9H6M58.669S" table:style-name="ce2">
            <text:p>06:58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9H6M58.695S" table:style-name="ce2">
            <text:p>06:58.7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9H6M58.864S" table:style-name="ce2">
            <text:p>06:58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9H6M58.873S" table:style-name="ce2">
            <text:p>06:58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9H6M58.879S" table:style-name="ce2">
            <text:p>06:58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9H6M58.891S" table:style-name="ce2">
            <text:p>06:58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9H6M58.902S" table:style-name="ce2">
            <text:p>06:58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9H6M58.914S" table:style-name="ce2">
            <text:p>06:58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9H6M49.737S" table:style-name="ce2">
            <text:p>06:49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9488" table:style-name="ce1">
            <text:p>9488</text:p>
          </table:table-cell>
          <table:table-cell office:value-type="string" table:style-name="ce1">
            <text:p>Success</text:p>
          </table:table-cell>
          <table:table-cell office:value-type="float" office:value="52657" table:style-name="ce1">
            <text:p>52657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9H6M43.797S" table:style-name="ce2">
            <text:p>06:43.8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15439" table:style-name="ce1">
            <text:p>15439</text:p>
          </table:table-cell>
          <table:table-cell office:value-type="string" table:style-name="ce1">
            <text:p>Success</text:p>
          </table:table-cell>
          <table:table-cell office:value-type="float" office:value="74240" table:style-name="ce1">
            <text:p>74240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9H6M59.237S" table:style-name="ce2">
            <text:p>06:59.2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9H6M59.238S" table:style-name="ce2">
            <text:p>06:59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9H6M59.250S" table:style-name="ce2">
            <text:p>06:59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9H6M50.067S" table:style-name="ce2">
            <text:p>06:50.1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9224" table:style-name="ce1">
            <text:p>9224</text:p>
          </table:table-cell>
          <table:table-cell office:value-type="string" table:style-name="ce1">
            <text:p>Success</text:p>
          </table:table-cell>
          <table:table-cell office:value-type="float" office:value="60482" table:style-name="ce1">
            <text:p>60482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9H6M59.293S" table:style-name="ce2">
            <text:p>06:59.3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9H6M59.313S" table:style-name="ce2">
            <text:p>06:59.3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9H6M59.326S" table:style-name="ce2">
            <text:p>06:59.3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9H6M59.381S" table:style-name="ce2">
            <text:p>06:59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1059" table:style-name="ce1">
            <text:p>1059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9H6M50.147S" table:style-name="ce2">
            <text:p>06:50.1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9429" table:style-name="ce1">
            <text:p>9429</text:p>
          </table:table-cell>
          <table:table-cell office:value-type="string" table:style-name="ce1">
            <text:p>Success</text:p>
          </table:table-cell>
          <table:table-cell office:value-type="float" office:value="56583" table:style-name="ce1">
            <text:p>56583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9H6M56.906S" table:style-name="ce2">
            <text:p>06:56.9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plan</text:p>
          </table:table-cell>
          <table:table-cell office:value-type="float" office:value="2693" table:style-name="ce1">
            <text:p>2693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9H6M59.587S" table:style-name="ce2">
            <text:p>06:59.6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9H6M56.886S" table:style-name="ce2">
            <text:p>06:56.9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plan</text:p>
          </table:table-cell>
          <table:table-cell office:value-type="float" office:value="2726" table:style-name="ce1">
            <text:p>2726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9H6M59.601S" table:style-name="ce2">
            <text:p>06:59.6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9H6M59.602S" table:style-name="ce2">
            <text:p>06:59.6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9H6M59.614S" table:style-name="ce2">
            <text:p>06:59.6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9H6M59.621S" table:style-name="ce2">
            <text:p>06:59.6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9H6M59.630S" table:style-name="ce2">
            <text:p>06:59.6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9H6M59.627S" table:style-name="ce2">
            <text:p>06:59.6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9H6M59.636S" table:style-name="ce2">
            <text:p>06:59.6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9H6M59.624S" table:style-name="ce2">
            <text:p>06:59.6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9H6M59.640S" table:style-name="ce2">
            <text:p>06:59.6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9H6M59.655S" table:style-name="ce2">
            <text:p>06:59.7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9H6M50.039S" table:style-name="ce2">
            <text:p>06:50.0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9762" table:style-name="ce1">
            <text:p>9762</text:p>
          </table:table-cell>
          <table:table-cell office:value-type="string" table:style-name="ce1">
            <text:p>Success</text:p>
          </table:table-cell>
          <table:table-cell office:value-type="float" office:value="62479" table:style-name="ce1">
            <text:p>62479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9H6M50.040S" table:style-name="ce2">
            <text:p>06:50.0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9788" table:style-name="ce1">
            <text:p>9788</text:p>
          </table:table-cell>
          <table:table-cell office:value-type="string" table:style-name="ce1">
            <text:p>Success</text:p>
          </table:table-cell>
          <table:table-cell office:value-type="float" office:value="64409" table:style-name="ce1">
            <text:p>64409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9H6M59.812S" table:style-name="ce2">
            <text:p>06:59.8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9H6M50.016S" table:style-name="ce2">
            <text:p>06:50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9819" table:style-name="ce1">
            <text:p>9819</text:p>
          </table:table-cell>
          <table:table-cell office:value-type="string" table:style-name="ce1">
            <text:p>Success</text:p>
          </table:table-cell>
          <table:table-cell office:value-type="float" office:value="64416" table:style-name="ce1">
            <text:p>64416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9H6M59.837S" table:style-name="ce2">
            <text:p>06:59.8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9H6M59.833S" table:style-name="ce2">
            <text:p>06:59.8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9H6M59.930S" table:style-name="ce2">
            <text:p>06:59.9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9H6M49.826S" table:style-name="ce2">
            <text:p>06:49.8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10358" table:style-name="ce1">
            <text:p>10358</text:p>
          </table:table-cell>
          <table:table-cell office:value-type="string" table:style-name="ce1">
            <text:p>Success</text:p>
          </table:table-cell>
          <table:table-cell office:value-type="float" office:value="66409" table:style-name="ce1">
            <text:p>66409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9H7M0.186S" table:style-name="ce2">
            <text:p>07:00.2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9H6M56.824S" table:style-name="ce2">
            <text:p>06:56.8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plan</text:p>
          </table:table-cell>
          <table:table-cell office:value-type="float" office:value="3438" table:style-name="ce1">
            <text:p>3438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9H7M0.264S" table:style-name="ce2">
            <text:p>07:00.3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9H7M0.291S" table:style-name="ce2">
            <text:p>07:00.3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9H7M0.300S" table:style-name="ce2">
            <text:p>07:00.3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9H7M0.228S" table:style-name="ce2">
            <text:p>07:00.2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9H6M50.075S" table:style-name="ce2">
            <text:p>06:50.1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10302" table:style-name="ce1">
            <text:p>10302</text:p>
          </table:table-cell>
          <table:table-cell office:value-type="string" table:style-name="ce1">
            <text:p>Success</text:p>
          </table:table-cell>
          <table:table-cell office:value-type="float" office:value="58518" table:style-name="ce1">
            <text:p>58518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9H7M0.379S" table:style-name="ce2">
            <text:p>07:00.4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9H7M0.413S" table:style-name="ce2">
            <text:p>07:00.4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9H6M50.020S" table:style-name="ce2">
            <text:p>06:50.0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10642" table:style-name="ce1">
            <text:p>10642</text:p>
          </table:table-cell>
          <table:table-cell office:value-type="string" table:style-name="ce1">
            <text:p>Success</text:p>
          </table:table-cell>
          <table:table-cell office:value-type="float" office:value="64449" table:style-name="ce1">
            <text:p>64449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9H7M0.683S" table:style-name="ce2">
            <text:p>07:00.7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9" table:style-name="ce1">
            <text:p>139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9H7M0.736S" table:style-name="ce2">
            <text:p>07:00.7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9" table:style-name="ce1">
            <text:p>139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9H6M50.073S" table:style-name="ce2">
            <text:p>06:50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1023" table:style-name="ce1">
            <text:p>11023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9H6M49.812S" table:style-name="ce2">
            <text:p>06:49.8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11300" table:style-name="ce1">
            <text:p>11300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9H6M56.752S" table:style-name="ce2">
            <text:p>06:56.8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plan</text:p>
          </table:table-cell>
          <table:table-cell office:value-type="float" office:value="4442" table:style-name="ce1">
            <text:p>4442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9H7M1.212S" table:style-name="ce2">
            <text:p>07:01.2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9H7M1.226S" table:style-name="ce2">
            <text:p>07:01.2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9H7M1.235S" table:style-name="ce2">
            <text:p>07:01.2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9H6M50.141S" table:style-name="ce2">
            <text:p>06:50.1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11121" table:style-name="ce1">
            <text:p>11121</text:p>
          </table:table-cell>
          <table:table-cell office:value-type="string" table:style-name="ce1">
            <text:p>Success</text:p>
          </table:table-cell>
          <table:table-cell office:value-type="float" office:value="68377" table:style-name="ce1">
            <text:p>68377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9H7M1.263S" table:style-name="ce2">
            <text:p>07:01.3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9H7M1.277S" table:style-name="ce2">
            <text:p>07:01.3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9H7M1.300S" table:style-name="ce2">
            <text:p>07:01.3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9H7M1.317S" table:style-name="ce2">
            <text:p>07:01.3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9H7M1.331S" table:style-name="ce2">
            <text:p>07:01.3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9H7M1.114S" table:style-name="ce2">
            <text:p>07:01.1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plan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9H6M49.860S" table:style-name="ce2">
            <text:p>06:49.9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11601" table:style-name="ce1">
            <text:p>11601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9H7M0.447S" table:style-name="ce2">
            <text:p>07:00.4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14" table:style-name="ce1">
            <text:p>1014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9H6M49.882S" table:style-name="ce2">
            <text:p>06:49.9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11579" table:style-name="ce1">
            <text:p>11579</text:p>
          </table:table-cell>
          <table:table-cell office:value-type="string" table:style-name="ce1">
            <text:p>Success</text:p>
          </table:table-cell>
          <table:table-cell office:value-type="float" office:value="23108" table:style-name="ce1">
            <text:p>23108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9H7M0.769S" table:style-name="ce2">
            <text:p>07:00.8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9H6M53.289S" table:style-name="ce2">
            <text:p>06:53.3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8185" table:style-name="ce1">
            <text:p>8185</text:p>
          </table:table-cell>
          <table:table-cell office:value-type="string" table:style-name="ce1">
            <text:p>Success</text:p>
          </table:table-cell>
          <table:table-cell office:value-type="float" office:value="24762" table:style-name="ce1">
            <text:p>24762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9H6M49.778S" table:style-name="ce2">
            <text:p>06:49.8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11697" table:style-name="ce1">
            <text:p>11697</text:p>
          </table:table-cell>
          <table:table-cell office:value-type="string" table:style-name="ce1">
            <text:p>Success</text:p>
          </table:table-cell>
          <table:table-cell office:value-type="float" office:value="23108" table:style-name="ce1">
            <text:p>23108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9H7M1.461S" table:style-name="ce2">
            <text:p>07:01.5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9H6M52.589S" table:style-name="ce2">
            <text:p>06:52.6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8896" table:style-name="ce1">
            <text:p>8896</text:p>
          </table:table-cell>
          <table:table-cell office:value-type="string" table:style-name="ce1">
            <text:p>Success</text:p>
          </table:table-cell>
          <table:table-cell office:value-type="float" office:value="68353" table:style-name="ce1">
            <text:p>68353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9H7M1.484S" table:style-name="ce2">
            <text:p>07:01.5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9H7M1.492S" table:style-name="ce2">
            <text:p>07:01.5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9H6M43.643S" table:style-name="ce2">
            <text:p>06:43.6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17853" table:style-name="ce1">
            <text:p>17853</text:p>
          </table:table-cell>
          <table:table-cell office:value-type="string" table:style-name="ce1">
            <text:p>Success</text:p>
          </table:table-cell>
          <table:table-cell office:value-type="float" office:value="78630" table:style-name="ce1">
            <text:p>78630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9H7M1.486S" table:style-name="ce2">
            <text:p>07:01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9H6M59.972S" table:style-name="ce2">
            <text:p>07:00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64" table:style-name="ce1">
            <text:p>1564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9H7M1.503S" table:style-name="ce2">
            <text:p>07:01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9H7M1.548S" table:style-name="ce2">
            <text:p>07:01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9H7M1.566S" table:style-name="ce2">
            <text:p>07:01.6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6393" table:style-name="ce1">
            <text:p>16393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9H6M50.044S" table:style-name="ce2">
            <text:p>06:50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1631" table:style-name="ce1">
            <text:p>11631</text:p>
          </table:table-cell>
          <table:table-cell office:value-type="string" table:style-name="ce1">
            <text:p>Success</text:p>
          </table:table-cell>
          <table:table-cell office:value-type="float" office:value="70349" table:style-name="ce1">
            <text:p>70349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9H7M1.677S" table:style-name="ce2">
            <text:p>07:01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9H7M1.690S" table:style-name="ce2">
            <text:p>07:01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9H6M56.899S" table:style-name="ce2">
            <text:p>06:56.9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4901" table:style-name="ce1">
            <text:p>4901</text:p>
          </table:table-cell>
          <table:table-cell office:value-type="string" table:style-name="ce1">
            <text:p>Success</text:p>
          </table:table-cell>
          <table:table-cell office:value-type="float" office:value="33776" table:style-name="ce1">
            <text:p>33776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9H6M56.921S" table:style-name="ce2">
            <text:p>06:56.9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4882" table:style-name="ce1">
            <text:p>4882</text:p>
          </table:table-cell>
          <table:table-cell office:value-type="string" table:style-name="ce1">
            <text:p>Success</text:p>
          </table:table-cell>
          <table:table-cell office:value-type="float" office:value="64420" table:style-name="ce1">
            <text:p>64420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9H6M50.079S" table:style-name="ce2">
            <text:p>06:50.1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11731" table:style-name="ce1">
            <text:p>11731</text:p>
          </table:table-cell>
          <table:table-cell office:value-type="string" table:style-name="ce1">
            <text:p>Success</text:p>
          </table:table-cell>
          <table:table-cell office:value-type="float" office:value="66381" table:style-name="ce1">
            <text:p>66381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9H7M1.802S" table:style-name="ce2">
            <text:p>07:01.8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9H7M1.812S" table:style-name="ce2">
            <text:p>07:01.8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9H7M1.858S" table:style-name="ce2">
            <text:p>07:01.9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9H6M51.545S" table:style-name="ce2">
            <text:p>06:51.5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10345" table:style-name="ce1">
            <text:p>10345</text:p>
          </table:table-cell>
          <table:table-cell office:value-type="string" table:style-name="ce1">
            <text:p>Success</text:p>
          </table:table-cell>
          <table:table-cell office:value-type="float" office:value="66383" table:style-name="ce1">
            <text:p>66383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9H7M1.892S" table:style-name="ce2">
            <text:p>07:01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9H7M1.888S" table:style-name="ce2">
            <text:p>07:01.9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9H7M1.873S" table:style-name="ce2">
            <text:p>07:01.9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9H7M1.805S" table:style-name="ce2">
            <text:p>07:01.8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9H7M1.922S" table:style-name="ce2">
            <text:p>07:01.9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9H6M56.631S" table:style-name="ce2">
            <text:p>06:56.6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5313" table:style-name="ce1">
            <text:p>5313</text:p>
          </table:table-cell>
          <table:table-cell office:value-type="string" table:style-name="ce1">
            <text:p>Success</text:p>
          </table:table-cell>
          <table:table-cell office:value-type="float" office:value="70350" table:style-name="ce1">
            <text:p>70350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9H6M56.877S" table:style-name="ce2">
            <text:p>06:56.9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5067" table:style-name="ce1">
            <text:p>5067</text:p>
          </table:table-cell>
          <table:table-cell office:value-type="string" table:style-name="ce1">
            <text:p>Success</text:p>
          </table:table-cell>
          <table:table-cell office:value-type="float" office:value="68353" table:style-name="ce1">
            <text:p>68353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9H6M56.621S" table:style-name="ce2">
            <text:p>06:56.6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5333" table:style-name="ce1">
            <text:p>5333</text:p>
          </table:table-cell>
          <table:table-cell office:value-type="string" table:style-name="ce1">
            <text:p>Success</text:p>
          </table:table-cell>
          <table:table-cell office:value-type="float" office:value="64447" table:style-name="ce1">
            <text:p>64447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9H7M1.956S" table:style-name="ce2">
            <text:p>07:02.0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9H7M1.113S" table:style-name="ce2">
            <text:p>07:01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Success</text:p>
          </table:table-cell>
          <table:table-cell office:value-type="float" office:value="70353" table:style-name="ce1">
            <text:p>70353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9H7M1.947S" table:style-name="ce2">
            <text:p>07:01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9H7M1.943S" table:style-name="ce2">
            <text:p>07:01.9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9H7M1.975S" table:style-name="ce2">
            <text:p>07:02.0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9H6M56.883S" table:style-name="ce2">
            <text:p>06:56.9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5119" table:style-name="ce1">
            <text:p>5119</text:p>
          </table:table-cell>
          <table:table-cell office:value-type="string" table:style-name="ce1">
            <text:p>Success</text:p>
          </table:table-cell>
          <table:table-cell office:value-type="float" office:value="68384" table:style-name="ce1">
            <text:p>68384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9H6M56.930S" table:style-name="ce2">
            <text:p>06:56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5074" table:style-name="ce1">
            <text:p>5074</text:p>
          </table:table-cell>
          <table:table-cell office:value-type="string" table:style-name="ce1">
            <text:p>Success</text:p>
          </table:table-cell>
          <table:table-cell office:value-type="float" office:value="62454" table:style-name="ce1">
            <text:p>62454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9H6M56.587S" table:style-name="ce2">
            <text:p>06:56.6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5420" table:style-name="ce1">
            <text:p>5420</text:p>
          </table:table-cell>
          <table:table-cell office:value-type="string" table:style-name="ce1">
            <text:p>Success</text:p>
          </table:table-cell>
          <table:table-cell office:value-type="float" office:value="70316" table:style-name="ce1">
            <text:p>70316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9H6M56.908S" table:style-name="ce2">
            <text:p>06:56.9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5100" table:style-name="ce1">
            <text:p>5100</text:p>
          </table:table-cell>
          <table:table-cell office:value-type="string" table:style-name="ce1">
            <text:p>Success</text:p>
          </table:table-cell>
          <table:table-cell office:value-type="float" office:value="66384" table:style-name="ce1">
            <text:p>66384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9H6M59.667S" table:style-name="ce2">
            <text:p>06:59.7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2349" table:style-name="ce1">
            <text:p>2349</text:p>
          </table:table-cell>
          <table:table-cell office:value-type="string" table:style-name="ce1">
            <text:p>Success</text:p>
          </table:table-cell>
          <table:table-cell office:value-type="float" office:value="70349" table:style-name="ce1">
            <text:p>70349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9H7M2.001S" table:style-name="ce2">
            <text:p>07:02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9H7M2.006S" table:style-name="ce2">
            <text:p>07:02.0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9H7M2.034S" table:style-name="ce2">
            <text:p>07:02.0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9H7M2.004S" table:style-name="ce2">
            <text:p>07:02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1143" table:style-name="ce1">
            <text:p>1143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9H7M2.010S" table:style-name="ce2">
            <text:p>07:02.0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9H7M2.006S" table:style-name="ce2">
            <text:p>07:02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9H7M2.127S" table:style-name="ce2">
            <text:p>07:02.1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9H7M2.104S" table:style-name="ce2">
            <text:p>07:02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1225" table:style-name="ce1">
            <text:p>1225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9H7M2.132S" table:style-name="ce2">
            <text:p>07:02.1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9H7M2.237S" table:style-name="ce2">
            <text:p>07:02.2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307" table:style-name="ce1">
            <text:p>1307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9H6M58.736S" table:style-name="ce2">
            <text:p>06:58.7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672" table:style-name="ce1">
            <text:p>3672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9H7M2.295S" table:style-name="ce2">
            <text:p>07:02.3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1389" table:style-name="ce1">
            <text:p>1389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9H7M2.419S" table:style-name="ce2">
            <text:p>07:02.4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9H7M2.323S" table:style-name="ce2">
            <text:p>07:02.3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1389" table:style-name="ce1">
            <text:p>1389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9H6M58.063S" table:style-name="ce2">
            <text:p>06:58.1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695" table:style-name="ce1">
            <text:p>4695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9H7M1.931S" table:style-name="ce2">
            <text:p>07:01.9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9H7M1.463S" table:style-name="ce2">
            <text:p>07:01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plan</text:p>
          </table:table-cell>
          <table:table-cell office:value-type="float" office:value="2043" table:style-name="ce1">
            <text:p>2043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9H7M3.512S" table:style-name="ce2">
            <text:p>07:03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9H7M3.524S" table:style-name="ce2">
            <text:p>07:03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9H7M3.530S" table:style-name="ce2">
            <text:p>07:03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9H6M50.022S" table:style-name="ce2">
            <text:p>06:50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3667" table:style-name="ce1">
            <text:p>13667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9H6M34.859S" table:style-name="ce2">
            <text:p>06:34.9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28857" table:style-name="ce1">
            <text:p>28857</text:p>
          </table:table-cell>
          <table:table-cell office:value-type="string" table:style-name="ce1">
            <text:p>Success</text:p>
          </table:table-cell>
          <table:table-cell office:value-type="float" office:value="71663" table:style-name="ce1">
            <text:p>71663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9H7M3.718S" table:style-name="ce2">
            <text:p>07:03.7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557" table:style-name="ce1">
            <text:p>1557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9H7M3.783S" table:style-name="ce2">
            <text:p>07:03.8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557" table:style-name="ce1">
            <text:p>1557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9H7M3.862S" table:style-name="ce2">
            <text:p>07:03.9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557" table:style-name="ce1">
            <text:p>1557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9H6M54.964S" table:style-name="ce2">
            <text:p>06:55.0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9943" table:style-name="ce1">
            <text:p>9943</text:p>
          </table:table-cell>
          <table:table-cell office:value-type="string" table:style-name="ce1">
            <text:p>Success</text:p>
          </table:table-cell>
          <table:table-cell office:value-type="float" office:value="13929" table:style-name="ce1">
            <text:p>13929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9H6M50.225S" table:style-name="ce2">
            <text:p>06:50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4714" table:style-name="ce1">
            <text:p>14714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9H6M58.814S" table:style-name="ce2">
            <text:p>06:58.8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6156" table:style-name="ce1">
            <text:p>6156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9H7M2.018S" table:style-name="ce2">
            <text:p>07:02.0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3005" table:style-name="ce1">
            <text:p>3005</text:p>
          </table:table-cell>
          <table:table-cell office:value-type="string" table:style-name="ce1">
            <text:p>Success</text:p>
          </table:table-cell>
          <table:table-cell office:value-type="float" office:value="9243" table:style-name="ce1">
            <text:p>9243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9H6M54.819S" table:style-name="ce2">
            <text:p>06:54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10217" table:style-name="ce1">
            <text:p>10217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9H7M2.005S" table:style-name="ce2">
            <text:p>07:02.0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3032" table:style-name="ce1">
            <text:p>3032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9H6M54.796S" table:style-name="ce2">
            <text:p>06:54.8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244" table:style-name="ce1">
            <text:p>10244</text:p>
          </table:table-cell>
          <table:table-cell office:value-type="string" table:style-name="ce1">
            <text:p>Success</text:p>
          </table:table-cell>
          <table:table-cell office:value-type="float" office:value="19075" table:style-name="ce1">
            <text:p>19075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9H7M1.596S" table:style-name="ce2">
            <text:p>07:01.6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3451" table:style-name="ce1">
            <text:p>3451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9H6M43.683S" table:style-name="ce2">
            <text:p>06:43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21368" table:style-name="ce1">
            <text:p>21368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9H7M5.039S" table:style-name="ce2">
            <text:p>07:05.0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27" table:style-name="ce1">
            <text:p>127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9H7M5.054S" table:style-name="ce2">
            <text:p>07:05.1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9H7M5.076S" table:style-name="ce2">
            <text:p>07:05.1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logout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9H7M5.135S" table:style-name="ce2">
            <text:p>07:05.1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9H7M5.211S" table:style-name="ce2">
            <text:p>07:05.2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9H6M52.163S" table:style-name="ce2">
            <text:p>06:52.2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6005" table:style-name="ce1">
            <text:p>16005</text:p>
          </table:table-cell>
          <table:table-cell office:value-type="string" table:style-name="ce1">
            <text:p>Success</text:p>
          </table:table-cell>
          <table:table-cell office:value-type="float" office:value="66971" table:style-name="ce1">
            <text:p>66971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9H6M50.014S" table:style-name="ce2">
            <text:p>06:50.0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18220" table:style-name="ce1">
            <text:p>18220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9H6M47.903S" table:style-name="ce2">
            <text:p>06:47.9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20351" table:style-name="ce1">
            <text:p>20351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9H6M50.012S" table:style-name="ce2">
            <text:p>06:50.0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18252" table:style-name="ce1">
            <text:p>18252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9H6M42.293S" table:style-name="ce2">
            <text:p>06:42.3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25974" table:style-name="ce1">
            <text:p>25974</text:p>
          </table:table-cell>
          <table:table-cell office:value-type="string" table:style-name="ce1">
            <text:p>Success</text:p>
          </table:table-cell>
          <table:table-cell office:value-type="float" office:value="30006" table:style-name="ce1">
            <text:p>30006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9H6M52.948S" table:style-name="ce2">
            <text:p>06:52.9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323" table:style-name="ce1">
            <text:p>15323</text:p>
          </table:table-cell>
          <table:table-cell office:value-type="string" table:style-name="ce1">
            <text:p>Success</text:p>
          </table:table-cell>
          <table:table-cell office:value-type="float" office:value="66972" table:style-name="ce1">
            <text:p>66972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9H6M56.813S" table:style-name="ce2">
            <text:p>06:56.8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11461" table:style-name="ce1">
            <text:p>11461</text:p>
          </table:table-cell>
          <table:table-cell office:value-type="string" table:style-name="ce1">
            <text:p>Success</text:p>
          </table:table-cell>
          <table:table-cell office:value-type="float" office:value="16750" table:style-name="ce1">
            <text:p>16750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9H6M56.814S" table:style-name="ce2">
            <text:p>06:56.8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11555" table:style-name="ce1">
            <text:p>11555</text:p>
          </table:table-cell>
          <table:table-cell office:value-type="string" table:style-name="ce1">
            <text:p>Success</text:p>
          </table:table-cell>
          <table:table-cell office:value-type="float" office:value="22953" table:style-name="ce1">
            <text:p>22953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9H6M56.838S" table:style-name="ce2">
            <text:p>06:56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11546" table:style-name="ce1">
            <text:p>11546</text:p>
          </table:table-cell>
          <table:table-cell office:value-type="string" table:style-name="ce1">
            <text:p>Success</text:p>
          </table:table-cell>
          <table:table-cell office:value-type="float" office:value="16750" table:style-name="ce1">
            <text:p>16750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9H6M56.745S" table:style-name="ce2">
            <text:p>06:56.7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1645" table:style-name="ce1">
            <text:p>11645</text:p>
          </table:table-cell>
          <table:table-cell office:value-type="string" table:style-name="ce1">
            <text:p>Success</text:p>
          </table:table-cell>
          <table:table-cell office:value-type="float" office:value="23533" table:style-name="ce1">
            <text:p>23533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9H7M8.235S" table:style-name="ce2">
            <text:p>07:08.2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9H7M8.583S" table:style-name="ce2">
            <text:p>07:08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9H7M8.594S" table:style-name="ce2">
            <text:p>07:08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9H7M8.602S" table:style-name="ce2">
            <text:p>07:08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9H7M8.387S" table:style-name="ce2">
            <text:p>07:08.4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plan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9H7M8.732S" table:style-name="ce2">
            <text:p>07:08.7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9H7M8.740S" table:style-name="ce2">
            <text:p>07:08.7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9H7M8.752S" table:style-name="ce2">
            <text:p>07:08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9H7M1.947S" table:style-name="ce2">
            <text:p>07:01.9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6837" table:style-name="ce1">
            <text:p>6837</text:p>
          </table:table-cell>
          <table:table-cell office:value-type="string" table:style-name="ce1">
            <text:p>Success</text:p>
          </table:table-cell>
          <table:table-cell office:value-type="float" office:value="70327" table:style-name="ce1">
            <text:p>70327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9H7M8.787S" table:style-name="ce2">
            <text:p>07:08.8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9H7M8.275S" table:style-name="ce2">
            <text:p>07:08.3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plan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9H7M8.887S" table:style-name="ce2">
            <text:p>07:08.9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9H7M8.929S" table:style-name="ce2">
            <text:p>07:08.9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9H7M8.943S" table:style-name="ce2">
            <text:p>07:08.9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login.htm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9H7M1.472S" table:style-name="ce2">
            <text:p>07:01.5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526" table:style-name="ce1">
            <text:p>8526</text:p>
          </table:table-cell>
          <table:table-cell office:value-type="string" table:style-name="ce1">
            <text:p>Success</text:p>
          </table:table-cell>
          <table:table-cell office:value-type="float" office:value="18474" table:style-name="ce1">
            <text:p>18474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9H7M0.348S" table:style-name="ce2">
            <text:p>07:00.3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9665" table:style-name="ce1">
            <text:p>9665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9H6M58.853S" table:style-name="ce2">
            <text:p>06:58.9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1164" table:style-name="ce1">
            <text:p>11164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9H6M59.012S" table:style-name="ce2">
            <text:p>06:59.0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11066" table:style-name="ce1">
            <text:p>11066</text:p>
          </table:table-cell>
          <table:table-cell office:value-type="string" table:style-name="ce1">
            <text:p>Success</text:p>
          </table:table-cell>
          <table:table-cell office:value-type="float" office:value="29260" table:style-name="ce1">
            <text:p>29260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9H7M1.538S" table:style-name="ce2">
            <text:p>07:01.5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579" table:style-name="ce1">
            <text:p>8579</text:p>
          </table:table-cell>
          <table:table-cell office:value-type="string" table:style-name="ce1">
            <text:p>Success</text:p>
          </table:table-cell>
          <table:table-cell office:value-type="float" office:value="21328" table:style-name="ce1">
            <text:p>21328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9H7M2.000S" table:style-name="ce2">
            <text:p>07:02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8120" table:style-name="ce1">
            <text:p>8120</text:p>
          </table:table-cell>
          <table:table-cell office:value-type="string" table:style-name="ce1">
            <text:p>Success</text:p>
          </table:table-cell>
          <table:table-cell office:value-type="float" office:value="18166" table:style-name="ce1">
            <text:p>18166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9H6M59.044S" table:style-name="ce2">
            <text:p>06:59.0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11082" table:style-name="ce1">
            <text:p>11082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9H6M58.747S" table:style-name="ce2">
            <text:p>06:58.7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1381" table:style-name="ce1">
            <text:p>11381</text:p>
          </table:table-cell>
          <table:table-cell office:value-type="string" table:style-name="ce1">
            <text:p>Success</text:p>
          </table:table-cell>
          <table:table-cell office:value-type="float" office:value="24762" table:style-name="ce1">
            <text:p>24762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9H7M2.051S" table:style-name="ce2">
            <text:p>07:02.1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8080" table:style-name="ce1">
            <text:p>8080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9H6M58.736S" table:style-name="ce2">
            <text:p>06:58.7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1411" table:style-name="ce1">
            <text:p>11411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9H6M56.822S" table:style-name="ce2">
            <text:p>06:56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3337" table:style-name="ce1">
            <text:p>13337</text:p>
          </table:table-cell>
          <table:table-cell office:value-type="string" table:style-name="ce1">
            <text:p>Success</text:p>
          </table:table-cell>
          <table:table-cell office:value-type="float" office:value="26865" table:style-name="ce1">
            <text:p>26865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9H6M58.767S" table:style-name="ce2">
            <text:p>06:58.8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1411" table:style-name="ce1">
            <text:p>11411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9H6M56.910S" table:style-name="ce2">
            <text:p>06:56.9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3281" table:style-name="ce1">
            <text:p>13281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9H6M59.267S" table:style-name="ce2">
            <text:p>06:59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0942" table:style-name="ce1">
            <text:p>10942</text:p>
          </table:table-cell>
          <table:table-cell office:value-type="string" table:style-name="ce1">
            <text:p>Success</text:p>
          </table:table-cell>
          <table:table-cell office:value-type="float" office:value="26142" table:style-name="ce1">
            <text:p>26142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9H6M58.702S" table:style-name="ce2">
            <text:p>06:58.7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1510" table:style-name="ce1">
            <text:p>11510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9H7M2.282S" table:style-name="ce2">
            <text:p>07:02.3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7930" table:style-name="ce1">
            <text:p>7930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9H7M3.959S" table:style-name="ce2">
            <text:p>07:04.0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6265" table:style-name="ce1">
            <text:p>6265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9H6M58.790S" table:style-name="ce2">
            <text:p>06:58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1439" table:style-name="ce1">
            <text:p>11439</text:p>
          </table:table-cell>
          <table:table-cell office:value-type="string" table:style-name="ce1">
            <text:p>Success</text:p>
          </table:table-cell>
          <table:table-cell office:value-type="float" office:value="24762" table:style-name="ce1">
            <text:p>24762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9H7M2.417S" table:style-name="ce2">
            <text:p>07:02.4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824" table:style-name="ce1">
            <text:p>7824</text:p>
          </table:table-cell>
          <table:table-cell office:value-type="string" table:style-name="ce1">
            <text:p>Success</text:p>
          </table:table-cell>
          <table:table-cell office:value-type="float" office:value="21198" table:style-name="ce1">
            <text:p>21198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9H6M59.487S" table:style-name="ce2">
            <text:p>06:59.5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10761" table:style-name="ce1">
            <text:p>10761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9H7M2.608S" table:style-name="ce2">
            <text:p>07:02.6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7667" table:style-name="ce1">
            <text:p>7667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9H7M2.780S" table:style-name="ce2">
            <text:p>07:02.8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537" table:style-name="ce1">
            <text:p>7537</text:p>
          </table:table-cell>
          <table:table-cell office:value-type="string" table:style-name="ce1">
            <text:p>Success</text:p>
          </table:table-cell>
          <table:table-cell office:value-type="float" office:value="20567" table:style-name="ce1">
            <text:p>20567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9H7M1.464S" table:style-name="ce2">
            <text:p>07:01.5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874" table:style-name="ce1">
            <text:p>8874</text:p>
          </table:table-cell>
          <table:table-cell office:value-type="string" table:style-name="ce1">
            <text:p>Success</text:p>
          </table:table-cell>
          <table:table-cell office:value-type="float" office:value="21328" table:style-name="ce1">
            <text:p>21328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9H6M59.937S" table:style-name="ce2">
            <text:p>06:59.9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0429" table:style-name="ce1">
            <text:p>10429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9H7M5.042S" table:style-name="ce2">
            <text:p>07:05.0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5343" table:style-name="ce1">
            <text:p>5343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9H7M10.016S" table:style-name="ce2">
            <text:p>07:10.0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ccess</text:p>
          </table:table-cell>
          <table:table-cell office:value-type="float" office:value="187" table:style-name="ce1">
            <text:p>187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9H7M2.911S" table:style-name="ce2">
            <text:p>07:02.9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511" table:style-name="ce1">
            <text:p>7511</text:p>
          </table:table-cell>
          <table:table-cell office:value-type="string" table:style-name="ce1">
            <text:p>Success</text:p>
          </table:table-cell>
          <table:table-cell office:value-type="float" office:value="21328" table:style-name="ce1">
            <text:p>21328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9H7M10.210S" table:style-name="ce2">
            <text:p>07:10.2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43" table:style-name="ce1">
            <text:p>243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9H7M10.133S" table:style-name="ce2">
            <text:p>07:10.1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243" table:style-name="ce1">
            <text:p>243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9H7M2.612S" table:style-name="ce2">
            <text:p>07:02.6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7853" table:style-name="ce1">
            <text:p>7853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9H6M54.952S" table:style-name="ce2">
            <text:p>06:55.0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5515" table:style-name="ce1">
            <text:p>15515</text:p>
          </table:table-cell>
          <table:table-cell office:value-type="string" table:style-name="ce1">
            <text:p>Success</text:p>
          </table:table-cell>
          <table:table-cell office:value-type="float" office:value="29126" table:style-name="ce1">
            <text:p>29126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9H7M8.187S" table:style-name="ce2">
            <text:p>07:08.2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2282" table:style-name="ce1">
            <text:p>2282</text:p>
          </table:table-cell>
          <table:table-cell office:value-type="string" table:style-name="ce1">
            <text:p>Success</text:p>
          </table:table-cell>
          <table:table-cell office:value-type="float" office:value="23959" table:style-name="ce1">
            <text:p>23959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9H7M10.368S" table:style-name="ce2">
            <text:p>07:10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3" table:style-name="ce1">
            <text:p>243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9H7M5.037S" table:style-name="ce2">
            <text:p>07:05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5439" table:style-name="ce1">
            <text:p>5439</text:p>
          </table:table-cell>
          <table:table-cell office:value-type="string" table:style-name="ce1">
            <text:p>Success</text:p>
          </table:table-cell>
          <table:table-cell office:value-type="float" office:value="49298" table:style-name="ce1">
            <text:p>49298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9H6M43.638S" table:style-name="ce2">
            <text:p>06:43.6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26858" table:style-name="ce1">
            <text:p>26858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9H6M43.664S" table:style-name="ce2">
            <text:p>06:43.7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26835" table:style-name="ce1">
            <text:p>26835</text:p>
          </table:table-cell>
          <table:table-cell office:value-type="string" table:style-name="ce1">
            <text:p>Success</text:p>
          </table:table-cell>
          <table:table-cell office:value-type="float" office:value="79079" table:style-name="ce1">
            <text:p>79079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9H6M59.830S" table:style-name="ce2">
            <text:p>06:59.8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10674" table:style-name="ce1">
            <text:p>10674</text:p>
          </table:table-cell>
          <table:table-cell office:value-type="string" table:style-name="ce1">
            <text:p>Success</text:p>
          </table:table-cell>
          <table:table-cell office:value-type="float" office:value="72388" table:style-name="ce1">
            <text:p>72388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9H7M10.121S" table:style-name="ce2">
            <text:p>07:10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plan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9H6M43.645S" table:style-name="ce2">
            <text:p>06:43.6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26870" table:style-name="ce1">
            <text:p>26870</text:p>
          </table:table-cell>
          <table:table-cell office:value-type="string" table:style-name="ce1">
            <text:p>Success</text:p>
          </table:table-cell>
          <table:table-cell office:value-type="float" office:value="79072" table:style-name="ce1">
            <text:p>79072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9H7M5.050S" table:style-name="ce2">
            <text:p>07:05.1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5466" table:style-name="ce1">
            <text:p>5466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9H7M8.801S" table:style-name="ce2">
            <text:p>07:08.8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719" table:style-name="ce1">
            <text:p>1719</text:p>
          </table:table-cell>
          <table:table-cell office:value-type="string" table:style-name="ce1">
            <text:p>Success</text:p>
          </table:table-cell>
          <table:table-cell office:value-type="float" office:value="20469" table:style-name="ce1">
            <text:p>20469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9H6M50.066S" table:style-name="ce2">
            <text:p>06:50.1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20459" table:style-name="ce1">
            <text:p>20459</text:p>
          </table:table-cell>
          <table:table-cell office:value-type="string" table:style-name="ce1">
            <text:p>Success</text:p>
          </table:table-cell>
          <table:table-cell office:value-type="float" office:value="79073" table:style-name="ce1">
            <text:p>79073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9H7M1.463S" table:style-name="ce2">
            <text:p>07:01.5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9063" table:style-name="ce1">
            <text:p>9063</text:p>
          </table:table-cell>
          <table:table-cell office:value-type="string" table:style-name="ce1">
            <text:p>Success</text:p>
          </table:table-cell>
          <table:table-cell office:value-type="float" office:value="79500" table:style-name="ce1">
            <text:p>79500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9H7M10.521S" table:style-name="ce2">
            <text:p>07:10.5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9H7M10.507S" table:style-name="ce2">
            <text:p>07:10.5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logout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9H6M48.050S" table:style-name="ce2">
            <text:p>06:48.1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22526" table:style-name="ce1">
            <text:p>22526</text:p>
          </table:table-cell>
          <table:table-cell office:value-type="string" table:style-name="ce1">
            <text:p>Success</text:p>
          </table:table-cell>
          <table:table-cell office:value-type="float" office:value="79055" table:style-name="ce1">
            <text:p>79055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9H7M10.579S" table:style-name="ce2">
            <text:p>07:10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9H7M10.624S" table:style-name="ce2">
            <text:p>07:10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9H7M10.505S" table:style-name="ce2">
            <text:p>07:10.5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1683" table:style-name="ce1">
            <text:p>1683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9H7M10.579S" table:style-name="ce2">
            <text:p>07:10.6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Success</text:p>
          </table:table-cell>
          <table:table-cell office:value-type="float" office:value="18041" table:style-name="ce1">
            <text:p>18041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9H7M10.768S" table:style-name="ce2">
            <text:p>07:10.8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1683" table:style-name="ce1">
            <text:p>1683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9H7M11.211S" table:style-name="ce2">
            <text:p>07:11.2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1683" table:style-name="ce1">
            <text:p>1683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9H6M56.812S" table:style-name="ce2">
            <text:p>06:56.8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14959" table:style-name="ce1">
            <text:p>14959</text:p>
          </table:table-cell>
          <table:table-cell office:value-type="string" table:style-name="ce1">
            <text:p>Success</text:p>
          </table:table-cell>
          <table:table-cell office:value-type="float" office:value="74261" table:style-name="ce1">
            <text:p>74261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9H7M11.787S" table:style-name="ce2">
            <text:p>07:11.8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9H7M11.834S" table:style-name="ce2">
            <text:p>07:11.8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9H7M11.848S" table:style-name="ce2">
            <text:p>07:11.8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683" table:style-name="ce1">
            <text:p>1683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9H7M11.937S" table:style-name="ce2">
            <text:p>07:11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1683" table:style-name="ce1">
            <text:p>1683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9H7M1.498S" table:style-name="ce2">
            <text:p>07:01.5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10630" table:style-name="ce1">
            <text:p>10630</text:p>
          </table:table-cell>
          <table:table-cell office:value-type="string" table:style-name="ce1">
            <text:p>Success</text:p>
          </table:table-cell>
          <table:table-cell office:value-type="float" office:value="74261" table:style-name="ce1">
            <text:p>74261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9H7M12.129S" table:style-name="ce2">
            <text:p>07:12.1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9H7M12.236S" table:style-name="ce2">
            <text:p>07:12.2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9H7M12.250S" table:style-name="ce2">
            <text:p>07:12.3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683" table:style-name="ce1">
            <text:p>1683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9H7M12.267S" table:style-name="ce2">
            <text:p>07:12.3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683" table:style-name="ce1">
            <text:p>1683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9H7M4.927S" table:style-name="ce2">
            <text:p>07:04.9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7461" table:style-name="ce1">
            <text:p>7461</text:p>
          </table:table-cell>
          <table:table-cell office:value-type="string" table:style-name="ce1">
            <text:p>Success</text:p>
          </table:table-cell>
          <table:table-cell office:value-type="float" office:value="74247" table:style-name="ce1">
            <text:p>74247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9H7M1.476S" table:style-name="ce2">
            <text:p>07:01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11037" table:style-name="ce1">
            <text:p>11037</text:p>
          </table:table-cell>
          <table:table-cell office:value-type="string" table:style-name="ce1">
            <text:p>Success</text:p>
          </table:table-cell>
          <table:table-cell office:value-type="float" office:value="74284" table:style-name="ce1">
            <text:p>74284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9H7M1.355S" table:style-name="ce2">
            <text:p>07:01.4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11179" table:style-name="ce1">
            <text:p>11179</text:p>
          </table:table-cell>
          <table:table-cell office:value-type="string" table:style-name="ce1">
            <text:p>Success</text:p>
          </table:table-cell>
          <table:table-cell office:value-type="float" office:value="74281" table:style-name="ce1">
            <text:p>74281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9H7M12.533S" table:style-name="ce2">
            <text:p>07:12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9H7M12.551S" table:style-name="ce2">
            <text:p>07:12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9H7M10.386S" table:style-name="ce2">
            <text:p>07:10.4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plan</text:p>
          </table:table-cell>
          <table:table-cell office:value-type="float" office:value="3185" table:style-name="ce1">
            <text:p>3185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9H7M13.587S" table:style-name="ce2">
            <text:p>07:13.6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logout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9H7M13.661S" table:style-name="ce2">
            <text:p>07:13.7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9H7M13.670S" table:style-name="ce2">
            <text:p>07:13.7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9H7M3.711S" table:style-name="ce2">
            <text:p>07:03.7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0596" table:style-name="ce1">
            <text:p>10596</text:p>
          </table:table-cell>
          <table:table-cell office:value-type="string" table:style-name="ce1">
            <text:p>Success</text:p>
          </table:table-cell>
          <table:table-cell office:value-type="float" office:value="74283" table:style-name="ce1">
            <text:p>74283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9H7M4.972S" table:style-name="ce2">
            <text:p>07:05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0410" table:style-name="ce1">
            <text:p>10410</text:p>
          </table:table-cell>
          <table:table-cell office:value-type="string" table:style-name="ce1">
            <text:p>Success</text:p>
          </table:table-cell>
          <table:table-cell office:value-type="float" office:value="68377" table:style-name="ce1">
            <text:p>68377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9H7M5.053S" table:style-name="ce2">
            <text:p>07:05.1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10352" table:style-name="ce1">
            <text:p>10352</text:p>
          </table:table-cell>
          <table:table-cell office:value-type="string" table:style-name="ce1">
            <text:p>Success</text:p>
          </table:table-cell>
          <table:table-cell office:value-type="float" office:value="68348" table:style-name="ce1">
            <text:p>68348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9H7M15.386S" table:style-name="ce2">
            <text:p>07:15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9H6M51.512S" table:style-name="ce2">
            <text:p>06:51.5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23974" table:style-name="ce1">
            <text:p>23974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9H7M15.486S" table:style-name="ce2">
            <text:p>07:15.5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9H6M49.838S" table:style-name="ce2">
            <text:p>06:49.8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25766" table:style-name="ce1">
            <text:p>25766</text:p>
          </table:table-cell>
          <table:table-cell office:value-type="string" table:style-name="ce1">
            <text:p>Success</text:p>
          </table:table-cell>
          <table:table-cell office:value-type="float" office:value="52033" table:style-name="ce1">
            <text:p>52033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9H7M15.407S" table:style-name="ce2">
            <text:p>07:15.4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9H7M15.657S" table:style-name="ce2">
            <text:p>07:15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9H7M15.678S" table:style-name="ce2">
            <text:p>07:15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9H7M15.606S" table:style-name="ce2">
            <text:p>07:15.6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Success</text:p>
          </table:table-cell>
          <table:table-cell office:value-type="float" office:value="16139" table:style-name="ce1">
            <text:p>16139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9H7M16.807S" table:style-name="ce2">
            <text:p>07:16.8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?wicket:interface=:3:indicator:big-form:sg-editor:mo:aspect:goalsDiv:goal:0:category::IBehaviorListener:0:-1&amp;random=0.759752912917503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9H7M10.500S" table:style-name="ce2">
            <text:p>07:10.5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6586" table:style-name="ce1">
            <text:p>6586</text:p>
          </table:table-cell>
          <table:table-cell office:value-type="string" table:style-name="ce1">
            <text:p>Success</text:p>
          </table:table-cell>
          <table:table-cell office:value-type="float" office:value="64421" table:style-name="ce1">
            <text:p>64421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9H7M10.578S" table:style-name="ce2">
            <text:p>07:10.6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6843" table:style-name="ce1">
            <text:p>6843</text:p>
          </table:table-cell>
          <table:table-cell office:value-type="string" table:style-name="ce1">
            <text:p>Success</text:p>
          </table:table-cell>
          <table:table-cell office:value-type="float" office:value="62456" table:style-name="ce1">
            <text:p>62456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9H7M4.941S" table:style-name="ce2">
            <text:p>07:04.9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2483" table:style-name="ce1">
            <text:p>12483</text:p>
          </table:table-cell>
          <table:table-cell office:value-type="string" table:style-name="ce1">
            <text:p>Success</text:p>
          </table:table-cell>
          <table:table-cell office:value-type="float" office:value="70345" table:style-name="ce1">
            <text:p>70345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9H7M17.105S" table:style-name="ce2">
            <text:p>07:17.1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9H7M17.426S" table:style-name="ce2">
            <text:p>07:17.4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9H7M17.424S" table:style-name="ce2">
            <text:p>07:17.4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9H7M17.432S" table:style-name="ce2">
            <text:p>07:17.4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9H7M17.481S" table:style-name="ce2">
            <text:p>07:17.5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9H7M17.481S" table:style-name="ce2">
            <text:p>07:17.5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9H7M17.484S" table:style-name="ce2">
            <text:p>07:17.5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1809" table:style-name="ce1">
            <text:p>1809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9H7M17.587S" table:style-name="ce2">
            <text:p>07:17.6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1809" table:style-name="ce1">
            <text:p>1809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9H7M17.687S" table:style-name="ce2">
            <text:p>07:17.7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1809" table:style-name="ce1">
            <text:p>1809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9H7M17.721S" table:style-name="ce2">
            <text:p>07:17.7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1809" table:style-name="ce1">
            <text:p>1809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9H7M1.912S" table:style-name="ce2">
            <text:p>07:01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6574" table:style-name="ce1">
            <text:p>16574</text:p>
          </table:table-cell>
          <table:table-cell office:value-type="string" table:style-name="ce1">
            <text:p>Success</text:p>
          </table:table-cell>
          <table:table-cell office:value-type="float" office:value="67823" table:style-name="ce1">
            <text:p>67823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9H6M59.253S" table:style-name="ce2">
            <text:p>06:59.3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257" table:style-name="ce1">
            <text:p>19257</text:p>
          </table:table-cell>
          <table:table-cell office:value-type="string" table:style-name="ce1">
            <text:p>Success</text:p>
          </table:table-cell>
          <table:table-cell office:value-type="float" office:value="64270" table:style-name="ce1">
            <text:p>64270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9H6M50.045S" table:style-name="ce2">
            <text:p>06:50.0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28476" table:style-name="ce1">
            <text:p>28476</text:p>
          </table:table-cell>
          <table:table-cell office:value-type="string" table:style-name="ce1">
            <text:p>Success</text:p>
          </table:table-cell>
          <table:table-cell office:value-type="float" office:value="49298" table:style-name="ce1">
            <text:p>49298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9H6M56.629S" table:style-name="ce2">
            <text:p>06:56.6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21906" table:style-name="ce1">
            <text:p>21906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9H7M8.268S" table:style-name="ce2">
            <text:p>07:08.3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10269" table:style-name="ce1">
            <text:p>10269</text:p>
          </table:table-cell>
          <table:table-cell office:value-type="string" table:style-name="ce1">
            <text:p>Success</text:p>
          </table:table-cell>
          <table:table-cell office:value-type="float" office:value="16052" table:style-name="ce1">
            <text:p>16052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9H6M55.043S" table:style-name="ce2">
            <text:p>06:55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23497" table:style-name="ce1">
            <text:p>23497</text:p>
          </table:table-cell>
          <table:table-cell office:value-type="string" table:style-name="ce1">
            <text:p>Success</text:p>
          </table:table-cell>
          <table:table-cell office:value-type="float" office:value="71663" table:style-name="ce1">
            <text:p>71663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9H6M58.662S" table:style-name="ce2">
            <text:p>06:58.7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9879" table:style-name="ce1">
            <text:p>19879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9H6M49.880S" table:style-name="ce2">
            <text:p>06:49.9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28668" table:style-name="ce1">
            <text:p>28668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9H7M10.080S" table:style-name="ce2">
            <text:p>07:10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8469" table:style-name="ce1">
            <text:p>8469</text:p>
          </table:table-cell>
          <table:table-cell office:value-type="string" table:style-name="ce1">
            <text:p>Success</text:p>
          </table:table-cell>
          <table:table-cell office:value-type="float" office:value="16749" table:style-name="ce1">
            <text:p>16749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9H7M5.056S" table:style-name="ce2">
            <text:p>07:05.1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3496" table:style-name="ce1">
            <text:p>13496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9H7M17.838S" table:style-name="ce2">
            <text:p>07:17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ccess</text:p>
          </table:table-cell>
          <table:table-cell office:value-type="float" office:value="30750" table:style-name="ce1">
            <text:p>30750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9H7M2.008S" table:style-name="ce2">
            <text:p>07:02.0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16566" table:style-name="ce1">
            <text:p>16566</text:p>
          </table:table-cell>
          <table:table-cell office:value-type="string" table:style-name="ce1">
            <text:p>Success</text:p>
          </table:table-cell>
          <table:table-cell office:value-type="float" office:value="72410" table:style-name="ce1">
            <text:p>72410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9H7M8.257S" table:style-name="ce2">
            <text:p>07:08.3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10327" table:style-name="ce1">
            <text:p>10327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9H7M8.273S" table:style-name="ce2">
            <text:p>07:08.3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10325" table:style-name="ce1">
            <text:p>10325</text:p>
          </table:table-cell>
          <table:table-cell office:value-type="string" table:style-name="ce1">
            <text:p>Success</text:p>
          </table:table-cell>
          <table:table-cell office:value-type="float" office:value="23961" table:style-name="ce1">
            <text:p>23961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9H7M2.021S" table:style-name="ce2">
            <text:p>07:02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6580" table:style-name="ce1">
            <text:p>16580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9H7M10.473S" table:style-name="ce2">
            <text:p>07:10.5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8139" table:style-name="ce1">
            <text:p>8139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9H7M1.703S" table:style-name="ce2">
            <text:p>07:01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6913" table:style-name="ce1">
            <text:p>16913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9H7M10.518S" table:style-name="ce2">
            <text:p>07:10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8106" table:style-name="ce1">
            <text:p>8106</text:p>
          </table:table-cell>
          <table:table-cell office:value-type="string" table:style-name="ce1">
            <text:p>Success</text:p>
          </table:table-cell>
          <table:table-cell office:value-type="float" office:value="62457" table:style-name="ce1">
            <text:p>62457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9H7M18.542S" table:style-name="ce2">
            <text:p>07:18.5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1891" table:style-name="ce1">
            <text:p>1891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9H7M18.576S" table:style-name="ce2">
            <text:p>07:18.6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891" table:style-name="ce1">
            <text:p>1891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9H7M18.602S" table:style-name="ce2">
            <text:p>07:18.6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3" table:style-name="ce1">
            <text:p>243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9H7M1.948S" table:style-name="ce2">
            <text:p>07:01.9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16687" table:style-name="ce1">
            <text:p>16687</text:p>
          </table:table-cell>
          <table:table-cell office:value-type="string" table:style-name="ce1">
            <text:p>Success</text:p>
          </table:table-cell>
          <table:table-cell office:value-type="float" office:value="72410" table:style-name="ce1">
            <text:p>72410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9H7M18.618S" table:style-name="ce2">
            <text:p>07:18.6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87" table:style-name="ce1">
            <text:p>187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9H7M18.637S" table:style-name="ce2">
            <text:p>07:18.6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891" table:style-name="ce1">
            <text:p>1891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9H7M18.626S" table:style-name="ce2">
            <text:p>07:18.6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9H7M18.629S" table:style-name="ce2">
            <text:p>07:18.6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1891" table:style-name="ce1">
            <text:p>1891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9H7M18.958S" table:style-name="ce2">
            <text:p>07:19.0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9H7M18.668S" table:style-name="ce2">
            <text:p>07:18.7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Success</text:p>
          </table:table-cell>
          <table:table-cell office:value-type="float" office:value="1891" table:style-name="ce1">
            <text:p>1891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9H7M18.629S" table:style-name="ce2">
            <text:p>07:18.6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1891" table:style-name="ce1">
            <text:p>1891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9H7M19.084S" table:style-name="ce2">
            <text:p>07:19.1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1891" table:style-name="ce1">
            <text:p>1891</text:p>
          </table:table-cell>
          <table:table-cell table:number-columns-repeated="16377"/>
        </table:table-row>
        <table:table-row table:style-name="ro1">
          <table:table-cell office:value-type="float" office:value="2301" table:style-name="ce1">
            <text:p>2301</text:p>
          </table:table-cell>
          <table:table-cell office:value-type="time" office:time-value="PT19H7M19.052S" table:style-name="ce2">
            <text:p>07:19.1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1891" table:style-name="ce1">
            <text:p>1891</text:p>
          </table:table-cell>
          <table:table-cell table:number-columns-repeated="16377"/>
        </table:table-row>
        <table:table-row table:style-name="ro1">
          <table:table-cell office:value-type="float" office:value="2302" table:style-name="ce1">
            <text:p>2302</text:p>
          </table:table-cell>
          <table:table-cell office:value-type="time" office:time-value="PT19H7M19.037S" table:style-name="ce2">
            <text:p>07:19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1891" table:style-name="ce1">
            <text:p>1891</text:p>
          </table:table-cell>
          <table:table-cell table:number-columns-repeated="16377"/>
        </table:table-row>
        <table:table-row table:style-name="ro1">
          <table:table-cell office:value-type="float" office:value="2303" table:style-name="ce1">
            <text:p>2303</text:p>
          </table:table-cell>
          <table:table-cell office:value-type="time" office:time-value="PT19H7M19.050S" table:style-name="ce2">
            <text:p>07:19.1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time" office:time-value="PT19H7M10.517S" table:style-name="ce2">
            <text:p>07:10.5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10278" table:style-name="ce1">
            <text:p>10278</text:p>
          </table:table-cell>
          <table:table-cell office:value-type="string" table:style-name="ce1">
            <text:p>Success</text:p>
          </table:table-cell>
          <table:table-cell office:value-type="float" office:value="64419" table:style-name="ce1">
            <text:p>64419</text:p>
          </table:table-cell>
          <table:table-cell table:number-columns-repeated="16377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time" office:time-value="PT19H7M18.538S" table:style-name="ce2">
            <text:p>07:18.5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plan</text:p>
          </table:table-cell>
          <table:table-cell office:value-type="float" office:value="2273" table:style-name="ce1">
            <text:p>2273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time" office:time-value="PT19H7M18.586S" table:style-name="ce2">
            <text:p>07:18.6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plan</text:p>
          </table:table-cell>
          <table:table-cell office:value-type="float" office:value="2227" table:style-name="ce1">
            <text:p>2227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307" table:style-name="ce1">
            <text:p>2307</text:p>
          </table:table-cell>
          <table:table-cell office:value-type="time" office:time-value="PT19H7M20.814S" table:style-name="ce2">
            <text:p>07:20.8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08" table:style-name="ce1">
            <text:p>2308</text:p>
          </table:table-cell>
          <table:table-cell office:value-type="time" office:time-value="PT19H7M20.835S" table:style-name="ce2">
            <text:p>07:20.8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time" office:time-value="PT19H7M10.498S" table:style-name="ce2">
            <text:p>07:10.5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10347" table:style-name="ce1">
            <text:p>10347</text:p>
          </table:table-cell>
          <table:table-cell office:value-type="string" table:style-name="ce1">
            <text:p>Success</text:p>
          </table:table-cell>
          <table:table-cell office:value-type="float" office:value="68349" table:style-name="ce1">
            <text:p>68349</text:p>
          </table:table-cell>
          <table:table-cell table:number-columns-repeated="16377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time" office:time-value="PT19H7M20.843S" table:style-name="ce2">
            <text:p>07:20.8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login.htm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11" table:style-name="ce1">
            <text:p>2311</text:p>
          </table:table-cell>
          <table:table-cell office:value-type="time" office:time-value="PT19H7M20.813S" table:style-name="ce2">
            <text:p>07:20.8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logout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12" table:style-name="ce1">
            <text:p>2312</text:p>
          </table:table-cell>
          <table:table-cell office:value-type="time" office:time-value="PT19H7M10.214S" table:style-name="ce2">
            <text:p>07:10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0674" table:style-name="ce1">
            <text:p>10674</text:p>
          </table:table-cell>
          <table:table-cell office:value-type="string" table:style-name="ce1">
            <text:p>Success</text:p>
          </table:table-cell>
          <table:table-cell office:value-type="float" office:value="64449" table:style-name="ce1">
            <text:p>64449</text:p>
          </table:table-cell>
          <table:table-cell table:number-columns-repeated="16377"/>
        </table:table-row>
        <table:table-row table:style-name="ro1">
          <table:table-cell office:value-type="float" office:value="2313" table:style-name="ce1">
            <text:p>2313</text:p>
          </table:table-cell>
          <table:table-cell office:value-type="time" office:time-value="PT19H7M20.866S" table:style-name="ce2">
            <text:p>07:20.9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time" office:time-value="PT19H7M20.897S" table:style-name="ce2">
            <text:p>07:20.9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time" office:time-value="PT19H7M20.890S" table:style-name="ce2">
            <text:p>07:20.9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time" office:time-value="PT19H7M20.847S" table:style-name="ce2">
            <text:p>07:20.8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1">
          <table:table-cell office:value-type="float" office:value="2317" table:style-name="ce1">
            <text:p>2317</text:p>
          </table:table-cell>
          <table:table-cell office:value-type="time" office:time-value="PT19H7M20.935S" table:style-name="ce2">
            <text:p>07:20.9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time" office:time-value="PT19H7M18.550S" table:style-name="ce2">
            <text:p>07:18.6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plan</text:p>
          </table:table-cell>
          <table:table-cell office:value-type="float" office:value="2472" table:style-name="ce1">
            <text:p>2472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time" office:time-value="PT19H7M20.964S" table:style-name="ce2">
            <text:p>07:21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time" office:time-value="PT19H7M21.024S" table:style-name="ce2">
            <text:p>07:21.0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time" office:time-value="PT19H7M21.047S" table:style-name="ce2">
            <text:p>07:21.0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time" office:time-value="PT19H7M21.056S" table:style-name="ce2">
            <text:p>07:21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time" office:time-value="PT19H7M10.193S" table:style-name="ce2">
            <text:p>07:10.2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10901" table:style-name="ce1">
            <text:p>10901</text:p>
          </table:table-cell>
          <table:table-cell office:value-type="string" table:style-name="ce1">
            <text:p>Success</text:p>
          </table:table-cell>
          <table:table-cell office:value-type="float" office:value="66417" table:style-name="ce1">
            <text:p>66417</text:p>
          </table:table-cell>
          <table:table-cell table:number-columns-repeated="16377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time" office:time-value="PT19H7M20.812S" table:style-name="ce2">
            <text:p>07:20.8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time" office:time-value="PT19H7M10.226S" table:style-name="ce2">
            <text:p>07:10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10910" table:style-name="ce1">
            <text:p>10910</text:p>
          </table:table-cell>
          <table:table-cell office:value-type="string" table:style-name="ce1">
            <text:p>Success</text:p>
          </table:table-cell>
          <table:table-cell office:value-type="float" office:value="66415" table:style-name="ce1">
            <text:p>66415</text:p>
          </table:table-cell>
          <table:table-cell table:number-columns-repeated="16377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time" office:time-value="PT19H7M21.124S" table:style-name="ce2">
            <text:p>07:21.1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time" office:time-value="PT19H7M21.138S" table:style-name="ce2">
            <text:p>07:21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time" office:time-value="PT19H7M21.178S" table:style-name="ce2">
            <text:p>07:21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329" table:style-name="ce1">
            <text:p>2329</text:p>
          </table:table-cell>
          <table:table-cell office:value-type="time" office:time-value="PT19H7M21.146S" table:style-name="ce2">
            <text:p>07:21.1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017" table:style-name="ce1">
            <text:p>2017</text:p>
          </table:table-cell>
          <table:table-cell table:number-columns-repeated="16377"/>
        </table:table-row>
        <table:table-row table:style-name="ro1">
          <table:table-cell office:value-type="float" office:value="2330" table:style-name="ce1">
            <text:p>2330</text:p>
          </table:table-cell>
          <table:table-cell office:value-type="time" office:time-value="PT19H7M8.266S" table:style-name="ce2">
            <text:p>07:08.3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13206" table:style-name="ce1">
            <text:p>13206</text:p>
          </table:table-cell>
          <table:table-cell office:value-type="string" table:style-name="ce1">
            <text:p>Success</text:p>
          </table:table-cell>
          <table:table-cell office:value-type="float" office:value="60487" table:style-name="ce1">
            <text:p>60487</text:p>
          </table:table-cell>
          <table:table-cell table:number-columns-repeated="16377"/>
        </table:table-row>
        <table:table-row table:style-name="ro1">
          <table:table-cell office:value-type="float" office:value="2331" table:style-name="ce1">
            <text:p>2331</text:p>
          </table:table-cell>
          <table:table-cell office:value-type="time" office:time-value="PT19H7M21.487S" table:style-name="ce2">
            <text:p>07:21.5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time" office:time-value="PT19H7M21.308S" table:style-name="ce2">
            <text:p>07:21.3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2017" table:style-name="ce1">
            <text:p>2017</text:p>
          </table:table-cell>
          <table:table-cell table:number-columns-repeated="16377"/>
        </table:table-row>
        <table:table-row table:style-name="ro1">
          <table:table-cell office:value-type="float" office:value="2333" table:style-name="ce1">
            <text:p>2333</text:p>
          </table:table-cell>
          <table:table-cell office:value-type="time" office:time-value="PT19H7M10.479S" table:style-name="ce2">
            <text:p>07:10.5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11133" table:style-name="ce1">
            <text:p>11133</text:p>
          </table:table-cell>
          <table:table-cell office:value-type="string" table:style-name="ce1">
            <text:p>Success</text:p>
          </table:table-cell>
          <table:table-cell office:value-type="float" office:value="68390" table:style-name="ce1">
            <text:p>68390</text:p>
          </table:table-cell>
          <table:table-cell table:number-columns-repeated="16377"/>
        </table:table-row>
        <table:table-row table:style-name="ro1">
          <table:table-cell office:value-type="float" office:value="2334" table:style-name="ce1">
            <text:p>2334</text:p>
          </table:table-cell>
          <table:table-cell office:value-type="time" office:time-value="PT19H7M21.562S" table:style-name="ce2">
            <text:p>07:21.6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1">
          <table:table-cell office:value-type="float" office:value="2335" table:style-name="ce1">
            <text:p>2335</text:p>
          </table:table-cell>
          <table:table-cell office:value-type="time" office:time-value="PT19H7M21.614S" table:style-name="ce2">
            <text:p>07:21.6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2336" table:style-name="ce1">
            <text:p>2336</text:p>
          </table:table-cell>
          <table:table-cell office:value-type="time" office:time-value="PT19H7M21.711S" table:style-name="ce2">
            <text:p>07:21.7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579" table:style-name="ce1">
            <text:p>579</text:p>
          </table:table-cell>
          <table:table-cell table:number-columns-repeated="16377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time" office:time-value="PT19H7M21.621S" table:style-name="ce2">
            <text:p>07:21.6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338" table:style-name="ce1">
            <text:p>2338</text:p>
          </table:table-cell>
          <table:table-cell office:value-type="time" office:time-value="PT19H7M21.762S" table:style-name="ce2">
            <text:p>07:21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339" table:style-name="ce1">
            <text:p>2339</text:p>
          </table:table-cell>
          <table:table-cell office:value-type="time" office:time-value="PT19H7M10.012S" table:style-name="ce2">
            <text:p>07:10.0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11802" table:style-name="ce1">
            <text:p>11802</text:p>
          </table:table-cell>
          <table:table-cell office:value-type="string" table:style-name="ce1">
            <text:p>Success</text:p>
          </table:table-cell>
          <table:table-cell office:value-type="float" office:value="35871" table:style-name="ce1">
            <text:p>35871</text:p>
          </table:table-cell>
          <table:table-cell table:number-columns-repeated="16377"/>
        </table:table-row>
        <table:table-row table:style-name="ro1">
          <table:table-cell office:value-type="float" office:value="2340" table:style-name="ce1">
            <text:p>2340</text:p>
          </table:table-cell>
          <table:table-cell office:value-type="time" office:time-value="PT19H7M10.230S" table:style-name="ce2">
            <text:p>07:10.2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1729" table:style-name="ce1">
            <text:p>11729</text:p>
          </table:table-cell>
          <table:table-cell office:value-type="string" table:style-name="ce1">
            <text:p>Success</text:p>
          </table:table-cell>
          <table:table-cell office:value-type="float" office:value="70349" table:style-name="ce1">
            <text:p>70349</text:p>
          </table:table-cell>
          <table:table-cell table:number-columns-repeated="16377"/>
        </table:table-row>
        <table:table-row table:style-name="ro1">
          <table:table-cell office:value-type="float" office:value="2341" table:style-name="ce1">
            <text:p>2341</text:p>
          </table:table-cell>
          <table:table-cell office:value-type="time" office:time-value="PT19H7M10.129S" table:style-name="ce2">
            <text:p>07:10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1853" table:style-name="ce1">
            <text:p>11853</text:p>
          </table:table-cell>
          <table:table-cell office:value-type="string" table:style-name="ce1">
            <text:p>Success</text:p>
          </table:table-cell>
          <table:table-cell office:value-type="float" office:value="76245" table:style-name="ce1">
            <text:p>76245</text:p>
          </table:table-cell>
          <table:table-cell table:number-columns-repeated="16377"/>
        </table:table-row>
        <table:table-row table:style-name="ro1">
          <table:table-cell office:value-type="float" office:value="2342" table:style-name="ce1">
            <text:p>2342</text:p>
          </table:table-cell>
          <table:table-cell office:value-type="time" office:time-value="PT19H7M21.981S" table:style-name="ce2">
            <text:p>07:22.0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343" table:style-name="ce1">
            <text:p>2343</text:p>
          </table:table-cell>
          <table:table-cell office:value-type="time" office:time-value="PT19H7M21.987S" table:style-name="ce2">
            <text:p>07:22.0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344" table:style-name="ce1">
            <text:p>2344</text:p>
          </table:table-cell>
          <table:table-cell office:value-type="time" office:time-value="PT19H7M21.995S" table:style-name="ce2">
            <text:p>07:22.0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345" table:style-name="ce1">
            <text:p>2345</text:p>
          </table:table-cell>
          <table:table-cell office:value-type="time" office:time-value="PT19H7M22.062S" table:style-name="ce2">
            <text:p>07:22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346" table:style-name="ce1">
            <text:p>2346</text:p>
          </table:table-cell>
          <table:table-cell office:value-type="time" office:time-value="PT19H7M21.045S" table:style-name="ce2">
            <text:p>07:21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69" table:style-name="ce1">
            <text:p>1369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347" table:style-name="ce1">
            <text:p>2347</text:p>
          </table:table-cell>
          <table:table-cell office:value-type="time" office:time-value="PT19H7M21.815S" table:style-name="ce2">
            <text:p>07:21.8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plan</text:p>
          </table:table-cell>
          <table:table-cell office:value-type="float" office:value="1551" table:style-name="ce1">
            <text:p>1551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348" table:style-name="ce1">
            <text:p>2348</text:p>
          </table:table-cell>
          <table:table-cell office:value-type="time" office:time-value="PT19H7M23.369S" table:style-name="ce2">
            <text:p>07:23.4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49" table:style-name="ce1">
            <text:p>2349</text:p>
          </table:table-cell>
          <table:table-cell office:value-type="time" office:time-value="PT19H7M23.382S" table:style-name="ce2">
            <text:p>07:23.4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50" table:style-name="ce1">
            <text:p>2350</text:p>
          </table:table-cell>
          <table:table-cell office:value-type="time" office:time-value="PT19H7M23.388S" table:style-name="ce2">
            <text:p>07:23.4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51" table:style-name="ce1">
            <text:p>2351</text:p>
          </table:table-cell>
          <table:table-cell office:value-type="time" office:time-value="PT19H7M17.576S" table:style-name="ce2">
            <text:p>07:17.6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6149" table:style-name="ce1">
            <text:p>6149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352" table:style-name="ce1">
            <text:p>2352</text:p>
          </table:table-cell>
          <table:table-cell office:value-type="time" office:time-value="PT19H7M15.587S" table:style-name="ce2">
            <text:p>07:15.6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8172" table:style-name="ce1">
            <text:p>8172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353" table:style-name="ce1">
            <text:p>2353</text:p>
          </table:table-cell>
          <table:table-cell office:value-type="time" office:time-value="PT19H7M10.127S" table:style-name="ce2">
            <text:p>07:10.1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13705" table:style-name="ce1">
            <text:p>13705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2354" table:style-name="ce1">
            <text:p>2354</text:p>
          </table:table-cell>
          <table:table-cell office:value-type="time" office:time-value="PT19H7M10.214S" table:style-name="ce2">
            <text:p>07:10.2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13631" table:style-name="ce1">
            <text:p>13631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2355" table:style-name="ce1">
            <text:p>2355</text:p>
          </table:table-cell>
          <table:table-cell office:value-type="time" office:time-value="PT19H7M11.136S" table:style-name="ce2">
            <text:p>07:11.1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12729" table:style-name="ce1">
            <text:p>12729</text:p>
          </table:table-cell>
          <table:table-cell office:value-type="string" table:style-name="ce1">
            <text:p>Success</text:p>
          </table:table-cell>
          <table:table-cell office:value-type="float" office:value="13929" table:style-name="ce1">
            <text:p>13929</text:p>
          </table:table-cell>
          <table:table-cell table:number-columns-repeated="16377"/>
        </table:table-row>
        <table:table-row table:style-name="ro1">
          <table:table-cell office:value-type="float" office:value="2356" table:style-name="ce1">
            <text:p>2356</text:p>
          </table:table-cell>
          <table:table-cell office:value-type="time" office:time-value="PT19H7M15.487S" table:style-name="ce2">
            <text:p>07:15.5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8389" table:style-name="ce1">
            <text:p>8389</text:p>
          </table:table-cell>
          <table:table-cell office:value-type="string" table:style-name="ce1">
            <text:p>Success</text:p>
          </table:table-cell>
          <table:table-cell office:value-type="float" office:value="15346" table:style-name="ce1">
            <text:p>15346</text:p>
          </table:table-cell>
          <table:table-cell table:number-columns-repeated="16377"/>
        </table:table-row>
        <table:table-row table:style-name="ro1">
          <table:table-cell office:value-type="float" office:value="2357" table:style-name="ce1">
            <text:p>2357</text:p>
          </table:table-cell>
          <table:table-cell office:value-type="time" office:time-value="PT19H7M23.736S" table:style-name="ce2">
            <text:p>07:23.7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243" table:style-name="ce1">
            <text:p>243</text:p>
          </table:table-cell>
          <table:table-cell table:number-columns-repeated="16377"/>
        </table:table-row>
        <table:table-row table:style-name="ro1">
          <table:table-cell office:value-type="float" office:value="2358" table:style-name="ce1">
            <text:p>2358</text:p>
          </table:table-cell>
          <table:table-cell office:value-type="time" office:time-value="PT19H7M10.446S" table:style-name="ce2">
            <text:p>07:10.4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3456" table:style-name="ce1">
            <text:p>13456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359" table:style-name="ce1">
            <text:p>2359</text:p>
          </table:table-cell>
          <table:table-cell office:value-type="time" office:time-value="PT19H7M10.277S" table:style-name="ce2">
            <text:p>07:10.3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13633" table:style-name="ce1">
            <text:p>13633</text:p>
          </table:table-cell>
          <table:table-cell office:value-type="string" table:style-name="ce1">
            <text:p>Success</text:p>
          </table:table-cell>
          <table:table-cell office:value-type="float" office:value="16750" table:style-name="ce1">
            <text:p>16750</text:p>
          </table:table-cell>
          <table:table-cell table:number-columns-repeated="16377"/>
        </table:table-row>
        <table:table-row table:style-name="ro1">
          <table:table-cell office:value-type="float" office:value="2360" table:style-name="ce1">
            <text:p>2360</text:p>
          </table:table-cell>
          <table:table-cell office:value-type="time" office:time-value="PT19H7M1.476S" table:style-name="ce2">
            <text:p>07:01.5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22440" table:style-name="ce1">
            <text:p>22440</text:p>
          </table:table-cell>
          <table:table-cell office:value-type="string" table:style-name="ce1">
            <text:p>Success</text:p>
          </table:table-cell>
          <table:table-cell office:value-type="float" office:value="79503" table:style-name="ce1">
            <text:p>79503</text:p>
          </table:table-cell>
          <table:table-cell table:number-columns-repeated="16377"/>
        </table:table-row>
        <table:table-row table:style-name="ro1">
          <table:table-cell office:value-type="float" office:value="2361" table:style-name="ce1">
            <text:p>2361</text:p>
          </table:table-cell>
          <table:table-cell office:value-type="time" office:time-value="PT19H7M12.537S" table:style-name="ce2">
            <text:p>07:12.5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11394" table:style-name="ce1">
            <text:p>11394</text:p>
          </table:table-cell>
          <table:table-cell office:value-type="string" table:style-name="ce1">
            <text:p>Success</text:p>
          </table:table-cell>
          <table:table-cell office:value-type="float" office:value="9243" table:style-name="ce1">
            <text:p>9243</text:p>
          </table:table-cell>
          <table:table-cell table:number-columns-repeated="16377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time" office:time-value="PT19H7M21.096S" table:style-name="ce2">
            <text:p>07:21.1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2836" table:style-name="ce1">
            <text:p>2836</text:p>
          </table:table-cell>
          <table:table-cell office:value-type="string" table:style-name="ce1">
            <text:p>Success</text:p>
          </table:table-cell>
          <table:table-cell office:value-type="float" office:value="18166" table:style-name="ce1">
            <text:p>18166</text:p>
          </table:table-cell>
          <table:table-cell table:number-columns-repeated="16377"/>
        </table:table-row>
        <table:table-row table:style-name="ro1">
          <table:table-cell office:value-type="float" office:value="2363" table:style-name="ce1">
            <text:p>2363</text:p>
          </table:table-cell>
          <table:table-cell office:value-type="time" office:time-value="PT19H7M23.761S" table:style-name="ce2">
            <text:p>07:23.8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43" table:style-name="ce1">
            <text:p>243</text:p>
          </table:table-cell>
          <table:table-cell table:number-columns-repeated="16377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time" office:time-value="PT19H7M10.468S" table:style-name="ce2">
            <text:p>07:10.5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13470" table:style-name="ce1">
            <text:p>13470</text:p>
          </table:table-cell>
          <table:table-cell office:value-type="string" table:style-name="ce1">
            <text:p>Success</text:p>
          </table:table-cell>
          <table:table-cell office:value-type="float" office:value="36099" table:style-name="ce1">
            <text:p>36099</text:p>
          </table:table-cell>
          <table:table-cell table:number-columns-repeated="16377"/>
        </table:table-row>
        <table:table-row table:style-name="ro1">
          <table:table-cell office:value-type="float" office:value="2365" table:style-name="ce1">
            <text:p>2365</text:p>
          </table:table-cell>
          <table:table-cell office:value-type="time" office:time-value="PT19H7M18.570S" table:style-name="ce2">
            <text:p>07:18.6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5370" table:style-name="ce1">
            <text:p>5370</text:p>
          </table:table-cell>
          <table:table-cell office:value-type="string" table:style-name="ce1">
            <text:p>Success</text:p>
          </table:table-cell>
          <table:table-cell office:value-type="float" office:value="16753" table:style-name="ce1">
            <text:p>16753</text:p>
          </table:table-cell>
          <table:table-cell table:number-columns-repeated="16377"/>
        </table:table-row>
        <table:table-row table:style-name="ro1">
          <table:table-cell office:value-type="float" office:value="2366" table:style-name="ce1">
            <text:p>2366</text:p>
          </table:table-cell>
          <table:table-cell office:value-type="time" office:time-value="PT19H7M21.600S" table:style-name="ce2">
            <text:p>07:21.6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2342" table:style-name="ce1">
            <text:p>2342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2367" table:style-name="ce1">
            <text:p>2367</text:p>
          </table:table-cell>
          <table:table-cell office:value-type="time" office:time-value="PT19H7M12.569S" table:style-name="ce2">
            <text:p>07:12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1390" table:style-name="ce1">
            <text:p>11390</text:p>
          </table:table-cell>
          <table:table-cell office:value-type="string" table:style-name="ce1">
            <text:p>Success</text:p>
          </table:table-cell>
          <table:table-cell office:value-type="float" office:value="26142" table:style-name="ce1">
            <text:p>26142</text:p>
          </table:table-cell>
          <table:table-cell table:number-columns-repeated="16377"/>
        </table:table-row>
        <table:table-row table:style-name="ro1">
          <table:table-cell office:value-type="float" office:value="2368" table:style-name="ce1">
            <text:p>2368</text:p>
          </table:table-cell>
          <table:table-cell office:value-type="time" office:time-value="PT19H7M10.421S" table:style-name="ce2">
            <text:p>07:10.4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3541" table:style-name="ce1">
            <text:p>13541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369" table:style-name="ce1">
            <text:p>2369</text:p>
          </table:table-cell>
          <table:table-cell office:value-type="time" office:time-value="PT19H7M16.784S" table:style-name="ce2">
            <text:p>07:16.8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178" table:style-name="ce1">
            <text:p>7178</text:p>
          </table:table-cell>
          <table:table-cell office:value-type="string" table:style-name="ce1">
            <text:p>Success</text:p>
          </table:table-cell>
          <table:table-cell office:value-type="float" office:value="21328" table:style-name="ce1">
            <text:p>21328</text:p>
          </table:table-cell>
          <table:table-cell table:number-columns-repeated="16377"/>
        </table:table-row>
        <table:table-row table:style-name="ro1">
          <table:table-cell office:value-type="float" office:value="2370" table:style-name="ce1">
            <text:p>2370</text:p>
          </table:table-cell>
          <table:table-cell office:value-type="time" office:time-value="PT19H7M18.508S" table:style-name="ce2">
            <text:p>07:18.5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5459" table:style-name="ce1">
            <text:p>5459</text:p>
          </table:table-cell>
          <table:table-cell office:value-type="string" table:style-name="ce1">
            <text:p>Success</text:p>
          </table:table-cell>
          <table:table-cell office:value-type="float" office:value="23959" table:style-name="ce1">
            <text:p>23959</text:p>
          </table:table-cell>
          <table:table-cell table:number-columns-repeated="16377"/>
        </table:table-row>
        <table:table-row table:style-name="ro1">
          <table:table-cell office:value-type="float" office:value="2371" table:style-name="ce1">
            <text:p>2371</text:p>
          </table:table-cell>
          <table:table-cell office:value-type="time" office:time-value="PT19H7M18.511S" table:style-name="ce2">
            <text:p>07:18.5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5461" table:style-name="ce1">
            <text:p>5461</text:p>
          </table:table-cell>
          <table:table-cell office:value-type="string" table:style-name="ce1">
            <text:p>Success</text:p>
          </table:table-cell>
          <table:table-cell office:value-type="float" office:value="23959" table:style-name="ce1">
            <text:p>23959</text:p>
          </table:table-cell>
          <table:table-cell table:number-columns-repeated="16377"/>
        </table:table-row>
        <table:table-row table:style-name="ro1">
          <table:table-cell office:value-type="float" office:value="2372" table:style-name="ce1">
            <text:p>2372</text:p>
          </table:table-cell>
          <table:table-cell office:value-type="time" office:time-value="PT19H7M10.426S" table:style-name="ce2">
            <text:p>07:10.4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3547" table:style-name="ce1">
            <text:p>13547</text:p>
          </table:table-cell>
          <table:table-cell office:value-type="string" table:style-name="ce1">
            <text:p>Success</text:p>
          </table:table-cell>
          <table:table-cell office:value-type="float" office:value="26865" table:style-name="ce1">
            <text:p>26865</text:p>
          </table:table-cell>
          <table:table-cell table:number-columns-repeated="16377"/>
        </table:table-row>
        <table:table-row table:style-name="ro1">
          <table:table-cell office:value-type="float" office:value="2373" table:style-name="ce1">
            <text:p>2373</text:p>
          </table:table-cell>
          <table:table-cell office:value-type="time" office:time-value="PT19H7M10.250S" table:style-name="ce2">
            <text:p>07:10.2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13726" table:style-name="ce1">
            <text:p>13726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2374" table:style-name="ce1">
            <text:p>2374</text:p>
          </table:table-cell>
          <table:table-cell office:value-type="time" office:time-value="PT19H7M10.466S" table:style-name="ce2">
            <text:p>07:10.5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13511" table:style-name="ce1">
            <text:p>13511</text:p>
          </table:table-cell>
          <table:table-cell office:value-type="string" table:style-name="ce1">
            <text:p>Success</text:p>
          </table:table-cell>
          <table:table-cell office:value-type="float" office:value="16750" table:style-name="ce1">
            <text:p>16750</text:p>
          </table:table-cell>
          <table:table-cell table:number-columns-repeated="16377"/>
        </table:table-row>
        <table:table-row table:style-name="ro1">
          <table:table-cell office:value-type="float" office:value="2375" table:style-name="ce1">
            <text:p>2375</text:p>
          </table:table-cell>
          <table:table-cell office:value-type="time" office:time-value="PT19H7M11.337S" table:style-name="ce2">
            <text:p>07:11.3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2644" table:style-name="ce1">
            <text:p>12644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2376" table:style-name="ce1">
            <text:p>2376</text:p>
          </table:table-cell>
          <table:table-cell office:value-type="time" office:time-value="PT19H7M10.340S" table:style-name="ce2">
            <text:p>07:10.3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13644" table:style-name="ce1">
            <text:p>13644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377" table:style-name="ce1">
            <text:p>2377</text:p>
          </table:table-cell>
          <table:table-cell office:value-type="time" office:time-value="PT19H7M10.118S" table:style-name="ce2">
            <text:p>07:10.1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13869" table:style-name="ce1">
            <text:p>13869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378" table:style-name="ce1">
            <text:p>2378</text:p>
          </table:table-cell>
          <table:table-cell office:value-type="time" office:time-value="PT19H7M23.933S" table:style-name="ce2">
            <text:p>07:23.9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379" table:style-name="ce1">
            <text:p>2379</text:p>
          </table:table-cell>
          <table:table-cell office:value-type="time" office:time-value="PT19H7M22.083S" table:style-name="ce2">
            <text:p>07:22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uccess</text:p>
          </table:table-cell>
          <table:table-cell office:value-type="float" office:value="26142" table:style-name="ce1">
            <text:p>26142</text:p>
          </table:table-cell>
          <table:table-cell table:number-columns-repeated="16377"/>
        </table:table-row>
        <table:table-row table:style-name="ro1">
          <table:table-cell office:value-type="float" office:value="2380" table:style-name="ce1">
            <text:p>2380</text:p>
          </table:table-cell>
          <table:table-cell office:value-type="time" office:time-value="PT19H7M23.961S" table:style-name="ce2">
            <text:p>07:24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43" table:style-name="ce1">
            <text:p>243</text:p>
          </table:table-cell>
          <table:table-cell table:number-columns-repeated="16377"/>
        </table:table-row>
        <table:table-row table:style-name="ro1">
          <table:table-cell office:value-type="float" office:value="2381" table:style-name="ce1">
            <text:p>2381</text:p>
          </table:table-cell>
          <table:table-cell office:value-type="time" office:time-value="PT19H7M10.243S" table:style-name="ce2">
            <text:p>07:10.2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13850" table:style-name="ce1">
            <text:p>13850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382" table:style-name="ce1">
            <text:p>2382</text:p>
          </table:table-cell>
          <table:table-cell office:value-type="time" office:time-value="PT19H7M10.470S" table:style-name="ce2">
            <text:p>07:10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13630" table:style-name="ce1">
            <text:p>13630</text:p>
          </table:table-cell>
          <table:table-cell office:value-type="string" table:style-name="ce1">
            <text:p>Success</text:p>
          </table:table-cell>
          <table:table-cell office:value-type="float" office:value="79481" table:style-name="ce1">
            <text:p>79481</text:p>
          </table:table-cell>
          <table:table-cell table:number-columns-repeated="16377"/>
        </table:table-row>
        <table:table-row table:style-name="ro1">
          <table:table-cell office:value-type="float" office:value="2383" table:style-name="ce1">
            <text:p>2383</text:p>
          </table:table-cell>
          <table:table-cell office:value-type="time" office:time-value="PT19H6M50.029S" table:style-name="ce2">
            <text:p>06:50.0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34074" table:style-name="ce1">
            <text:p>34074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2384" table:style-name="ce1">
            <text:p>2384</text:p>
          </table:table-cell>
          <table:table-cell office:value-type="time" office:time-value="PT19H6M34.612S" table:style-name="ce2">
            <text:p>06:34.6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49496" table:style-name="ce1">
            <text:p>49496</text:p>
          </table:table-cell>
          <table:table-cell office:value-type="string" table:style-name="ce1">
            <text:p>Success</text:p>
          </table:table-cell>
          <table:table-cell office:value-type="float" office:value="69452" table:style-name="ce1">
            <text:p>69452</text:p>
          </table:table-cell>
          <table:table-cell table:number-columns-repeated="16377"/>
        </table:table-row>
        <table:table-row table:style-name="ro1">
          <table:table-cell office:value-type="float" office:value="2385" table:style-name="ce1">
            <text:p>2385</text:p>
          </table:table-cell>
          <table:table-cell office:value-type="time" office:time-value="PT19H7M23.932S" table:style-name="ce2">
            <text:p>07:23.9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plan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386" table:style-name="ce1">
            <text:p>2386</text:p>
          </table:table-cell>
          <table:table-cell office:value-type="time" office:time-value="PT19H7M24.086S" table:style-name="ce2">
            <text:p>07:24.1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87" table:style-name="ce1">
            <text:p>2387</text:p>
          </table:table-cell>
          <table:table-cell office:value-type="time" office:time-value="PT19H7M21.207S" table:style-name="ce2">
            <text:p>07:21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2906" table:style-name="ce1">
            <text:p>2906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388" table:style-name="ce1">
            <text:p>2388</text:p>
          </table:table-cell>
          <table:table-cell office:value-type="time" office:time-value="PT19H6M39.343S" table:style-name="ce2">
            <text:p>06:39.3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44770" table:style-name="ce1">
            <text:p>44770</text:p>
          </table:table-cell>
          <table:table-cell office:value-type="string" table:style-name="ce1">
            <text:p>Success</text:p>
          </table:table-cell>
          <table:table-cell office:value-type="float" office:value="81928" table:style-name="ce1">
            <text:p>81928</text:p>
          </table:table-cell>
          <table:table-cell table:number-columns-repeated="16377"/>
        </table:table-row>
        <table:table-row table:style-name="ro1">
          <table:table-cell office:value-type="float" office:value="2389" table:style-name="ce1">
            <text:p>2389</text:p>
          </table:table-cell>
          <table:table-cell office:value-type="time" office:time-value="PT19H7M18.630S" table:style-name="ce2">
            <text:p>07:18.6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5484" table:style-name="ce1">
            <text:p>5484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390" table:style-name="ce1">
            <text:p>2390</text:p>
          </table:table-cell>
          <table:table-cell office:value-type="time" office:time-value="PT19H7M24.112S" table:style-name="ce2">
            <text:p>07:24.1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91" table:style-name="ce1">
            <text:p>2391</text:p>
          </table:table-cell>
          <table:table-cell office:value-type="time" office:time-value="PT19H7M24.119S" table:style-name="ce2">
            <text:p>07:24.1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92" table:style-name="ce1">
            <text:p>2392</text:p>
          </table:table-cell>
          <table:table-cell office:value-type="time" office:time-value="PT19H7M24.114S" table:style-name="ce2">
            <text:p>07:24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3" table:style-name="ce1">
            <text:p>243</text:p>
          </table:table-cell>
          <table:table-cell table:number-columns-repeated="16377"/>
        </table:table-row>
        <table:table-row table:style-name="ro1">
          <table:table-cell office:value-type="float" office:value="2393" table:style-name="ce1">
            <text:p>2393</text:p>
          </table:table-cell>
          <table:table-cell office:value-type="time" office:time-value="PT19H7M24.112S" table:style-name="ce2">
            <text:p>07:24.1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94" table:style-name="ce1">
            <text:p>2394</text:p>
          </table:table-cell>
          <table:table-cell office:value-type="time" office:time-value="PT19H7M24.088S" table:style-name="ce2">
            <text:p>07:24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3" table:style-name="ce1">
            <text:p>243</text:p>
          </table:table-cell>
          <table:table-cell table:number-columns-repeated="16377"/>
        </table:table-row>
        <table:table-row table:style-name="ro1">
          <table:table-cell office:value-type="float" office:value="2395" table:style-name="ce1">
            <text:p>2395</text:p>
          </table:table-cell>
          <table:table-cell office:value-type="time" office:time-value="PT19H7M24.135S" table:style-name="ce2">
            <text:p>07:24.1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96" table:style-name="ce1">
            <text:p>2396</text:p>
          </table:table-cell>
          <table:table-cell office:value-type="time" office:time-value="PT19H7M24.150S" table:style-name="ce2">
            <text:p>07:24.2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97" table:style-name="ce1">
            <text:p>2397</text:p>
          </table:table-cell>
          <table:table-cell office:value-type="time" office:time-value="PT19H7M23.911S" table:style-name="ce2">
            <text:p>07:23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plan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398" table:style-name="ce1">
            <text:p>2398</text:p>
          </table:table-cell>
          <table:table-cell office:value-type="time" office:time-value="PT19H7M24.461S" table:style-name="ce2">
            <text:p>07:24.5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399" table:style-name="ce1">
            <text:p>2399</text:p>
          </table:table-cell>
          <table:table-cell office:value-type="time" office:time-value="PT19H7M24.498S" table:style-name="ce2">
            <text:p>07:24.5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time" office:time-value="PT19H7M24.505S" table:style-name="ce2">
            <text:p>07:24.5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01" table:style-name="ce1">
            <text:p>2401</text:p>
          </table:table-cell>
          <table:table-cell office:value-type="time" office:time-value="PT19H7M10.160S" table:style-name="ce2">
            <text:p>07:10.2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15228" table:style-name="ce1">
            <text:p>15228</text:p>
          </table:table-cell>
          <table:table-cell office:value-type="string" table:style-name="ce1">
            <text:p>Success</text:p>
          </table:table-cell>
          <table:table-cell office:value-type="float" office:value="76249" table:style-name="ce1">
            <text:p>76249</text:p>
          </table:table-cell>
          <table:table-cell table:number-columns-repeated="16377"/>
        </table:table-row>
        <table:table-row table:style-name="ro1">
          <table:table-cell office:value-type="float" office:value="2402" table:style-name="ce1">
            <text:p>2402</text:p>
          </table:table-cell>
          <table:table-cell office:value-type="time" office:time-value="PT19H7M10.180S" table:style-name="ce2">
            <text:p>07:10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15263" table:style-name="ce1">
            <text:p>15263</text:p>
          </table:table-cell>
          <table:table-cell office:value-type="string" table:style-name="ce1">
            <text:p>Success</text:p>
          </table:table-cell>
          <table:table-cell office:value-type="float" office:value="76255" table:style-name="ce1">
            <text:p>76255</text:p>
          </table:table-cell>
          <table:table-cell table:number-columns-repeated="16377"/>
        </table:table-row>
        <table:table-row table:style-name="ro1">
          <table:table-cell office:value-type="float" office:value="2403" table:style-name="ce1">
            <text:p>2403</text:p>
          </table:table-cell>
          <table:table-cell office:value-type="time" office:time-value="PT19H7M25.457S" table:style-name="ce2">
            <text:p>07:25.5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404" table:style-name="ce1">
            <text:p>2404</text:p>
          </table:table-cell>
          <table:table-cell office:value-type="time" office:time-value="PT19H7M25.492S" table:style-name="ce2">
            <text:p>07:25.5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405" table:style-name="ce1">
            <text:p>2405</text:p>
          </table:table-cell>
          <table:table-cell office:value-type="time" office:time-value="PT19H7M24.111S" table:style-name="ce2">
            <text:p>07:24.1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1511" table:style-name="ce1">
            <text:p>1511</text:p>
          </table:table-cell>
          <table:table-cell office:value-type="string" table:style-name="ce1">
            <text:p>Success</text:p>
          </table:table-cell>
          <table:table-cell office:value-type="float" office:value="41672" table:style-name="ce1">
            <text:p>41672</text:p>
          </table:table-cell>
          <table:table-cell table:number-columns-repeated="16377"/>
        </table:table-row>
        <table:table-row table:style-name="ro1">
          <table:table-cell office:value-type="float" office:value="2406" table:style-name="ce1">
            <text:p>2406</text:p>
          </table:table-cell>
          <table:table-cell office:value-type="time" office:time-value="PT19H7M24.114S" table:style-name="ce2">
            <text:p>07:24.1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1522" table:style-name="ce1">
            <text:p>1522</text:p>
          </table:table-cell>
          <table:table-cell office:value-type="string" table:style-name="ce1">
            <text:p>Success</text:p>
          </table:table-cell>
          <table:table-cell office:value-type="float" office:value="43591" table:style-name="ce1">
            <text:p>43591</text:p>
          </table:table-cell>
          <table:table-cell table:number-columns-repeated="16377"/>
        </table:table-row>
        <table:table-row table:style-name="ro1">
          <table:table-cell office:value-type="float" office:value="2407" table:style-name="ce1">
            <text:p>2407</text:p>
          </table:table-cell>
          <table:table-cell office:value-type="time" office:time-value="PT19H7M25.637S" table:style-name="ce2">
            <text:p>07:25.6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2408" table:style-name="ce1">
            <text:p>2408</text:p>
          </table:table-cell>
          <table:table-cell office:value-type="time" office:time-value="PT19H7M25.638S" table:style-name="ce2">
            <text:p>07:25.6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73" table:style-name="ce1">
            <text:p>873</text:p>
          </table:table-cell>
          <table:table-cell table:number-columns-repeated="16377"/>
        </table:table-row>
        <table:table-row table:style-name="ro1">
          <table:table-cell office:value-type="float" office:value="2409" table:style-name="ce1">
            <text:p>2409</text:p>
          </table:table-cell>
          <table:table-cell office:value-type="time" office:time-value="PT19H7M25.654S" table:style-name="ce2">
            <text:p>07:25.7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410" table:style-name="ce1">
            <text:p>2410</text:p>
          </table:table-cell>
          <table:table-cell office:value-type="time" office:time-value="PT19H7M25.671S" table:style-name="ce2">
            <text:p>07:25.7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411" table:style-name="ce1">
            <text:p>2411</text:p>
          </table:table-cell>
          <table:table-cell office:value-type="time" office:time-value="PT19H7M25.651S" table:style-name="ce2">
            <text:p>07:25.7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2412" table:style-name="ce1">
            <text:p>2412</text:p>
          </table:table-cell>
          <table:table-cell office:value-type="time" office:time-value="PT19H7M25.692S" table:style-name="ce2">
            <text:p>07:25.7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413" table:style-name="ce1">
            <text:p>2413</text:p>
          </table:table-cell>
          <table:table-cell office:value-type="time" office:time-value="PT19H7M25.697S" table:style-name="ce2">
            <text:p>07:25.7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2414" table:style-name="ce1">
            <text:p>2414</text:p>
          </table:table-cell>
          <table:table-cell office:value-type="time" office:time-value="PT19H7M25.726S" table:style-name="ce2">
            <text:p>07:25.7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2415" table:style-name="ce1">
            <text:p>2415</text:p>
          </table:table-cell>
          <table:table-cell office:value-type="time" office:time-value="PT19H7M10.148S" table:style-name="ce2">
            <text:p>07:10.1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15690" table:style-name="ce1">
            <text:p>15690</text:p>
          </table:table-cell>
          <table:table-cell office:value-type="string" table:style-name="ce1">
            <text:p>Success</text:p>
          </table:table-cell>
          <table:table-cell office:value-type="float" office:value="76252" table:style-name="ce1">
            <text:p>76252</text:p>
          </table:table-cell>
          <table:table-cell table:number-columns-repeated="16377"/>
        </table:table-row>
        <table:table-row table:style-name="ro1">
          <table:table-cell office:value-type="float" office:value="2416" table:style-name="ce1">
            <text:p>2416</text:p>
          </table:table-cell>
          <table:table-cell office:value-type="time" office:time-value="PT19H7M10.018S" table:style-name="ce2">
            <text:p>07:10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5843" table:style-name="ce1">
            <text:p>15843</text:p>
          </table:table-cell>
          <table:table-cell office:value-type="string" table:style-name="ce1">
            <text:p>Success</text:p>
          </table:table-cell>
          <table:table-cell office:value-type="float" office:value="76256" table:style-name="ce1">
            <text:p>76256</text:p>
          </table:table-cell>
          <table:table-cell table:number-columns-repeated="16377"/>
        </table:table-row>
        <table:table-row table:style-name="ro1">
          <table:table-cell office:value-type="float" office:value="2417" table:style-name="ce1">
            <text:p>2417</text:p>
          </table:table-cell>
          <table:table-cell office:value-type="time" office:time-value="PT19H7M16.849S" table:style-name="ce2">
            <text:p>07:16.8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9012" table:style-name="ce1">
            <text:p>9012</text:p>
          </table:table-cell>
          <table:table-cell office:value-type="string" table:style-name="ce1">
            <text:p>Success</text:p>
          </table:table-cell>
          <table:table-cell office:value-type="float" office:value="76227" table:style-name="ce1">
            <text:p>76227</text:p>
          </table:table-cell>
          <table:table-cell table:number-columns-repeated="16377"/>
        </table:table-row>
        <table:table-row table:style-name="ro1">
          <table:table-cell office:value-type="float" office:value="2418" table:style-name="ce1">
            <text:p>2418</text:p>
          </table:table-cell>
          <table:table-cell office:value-type="time" office:time-value="PT19H7M25.862S" table:style-name="ce2">
            <text:p>07:25.9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419" table:style-name="ce1">
            <text:p>2419</text:p>
          </table:table-cell>
          <table:table-cell office:value-type="time" office:time-value="PT19H7M25.863S" table:style-name="ce2">
            <text:p>07:25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420" table:style-name="ce1">
            <text:p>2420</text:p>
          </table:table-cell>
          <table:table-cell office:value-type="time" office:time-value="PT19H7M25.862S" table:style-name="ce2">
            <text:p>07:25.9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421" table:style-name="ce1">
            <text:p>2421</text:p>
          </table:table-cell>
          <table:table-cell office:value-type="time" office:time-value="PT19H7M25.888S" table:style-name="ce2">
            <text:p>07:25.9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422" table:style-name="ce1">
            <text:p>2422</text:p>
          </table:table-cell>
          <table:table-cell office:value-type="time" office:time-value="PT19H7M25.880S" table:style-name="ce2">
            <text:p>07:25.9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423" table:style-name="ce1">
            <text:p>2423</text:p>
          </table:table-cell>
          <table:table-cell office:value-type="time" office:time-value="PT19H7M24.094S" table:style-name="ce2">
            <text:p>07:24.1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plan</text:p>
          </table:table-cell>
          <table:table-cell office:value-type="float" office:value="2057" table:style-name="ce1">
            <text:p>2057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424" table:style-name="ce1">
            <text:p>2424</text:p>
          </table:table-cell>
          <table:table-cell office:value-type="time" office:time-value="PT19H7M26.153S" table:style-name="ce2">
            <text:p>07:26.2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25" table:style-name="ce1">
            <text:p>2425</text:p>
          </table:table-cell>
          <table:table-cell office:value-type="time" office:time-value="PT19H7M18.542S" table:style-name="ce2">
            <text:p>07:18.5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7633" table:style-name="ce1">
            <text:p>7633</text:p>
          </table:table-cell>
          <table:table-cell office:value-type="string" table:style-name="ce1">
            <text:p>Success</text:p>
          </table:table-cell>
          <table:table-cell office:value-type="float" office:value="76248" table:style-name="ce1">
            <text:p>76248</text:p>
          </table:table-cell>
          <table:table-cell table:number-columns-repeated="16377"/>
        </table:table-row>
        <table:table-row table:style-name="ro1">
          <table:table-cell office:value-type="float" office:value="2426" table:style-name="ce1">
            <text:p>2426</text:p>
          </table:table-cell>
          <table:table-cell office:value-type="time" office:time-value="PT19H7M26.177S" table:style-name="ce2">
            <text:p>07:26.2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27" table:style-name="ce1">
            <text:p>2427</text:p>
          </table:table-cell>
          <table:table-cell office:value-type="time" office:time-value="PT19H7M26.184S" table:style-name="ce2">
            <text:p>07:26.2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28" table:style-name="ce1">
            <text:p>2428</text:p>
          </table:table-cell>
          <table:table-cell office:value-type="time" office:time-value="PT19H7M26.178S" table:style-name="ce2">
            <text:p>07:26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429" table:style-name="ce1">
            <text:p>2429</text:p>
          </table:table-cell>
          <table:table-cell office:value-type="time" office:time-value="PT19H7M26.193S" table:style-name="ce2">
            <text:p>07:26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430" table:style-name="ce1">
            <text:p>2430</text:p>
          </table:table-cell>
          <table:table-cell office:value-type="time" office:time-value="PT19H7M10.578S" table:style-name="ce2">
            <text:p>07:10.6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15644" table:style-name="ce1">
            <text:p>15644</text:p>
          </table:table-cell>
          <table:table-cell office:value-type="string" table:style-name="ce1">
            <text:p>Success</text:p>
          </table:table-cell>
          <table:table-cell office:value-type="float" office:value="76226" table:style-name="ce1">
            <text:p>76226</text:p>
          </table:table-cell>
          <table:table-cell table:number-columns-repeated="16377"/>
        </table:table-row>
        <table:table-row table:style-name="ro1">
          <table:table-cell office:value-type="float" office:value="2431" table:style-name="ce1">
            <text:p>2431</text:p>
          </table:table-cell>
          <table:table-cell office:value-type="time" office:time-value="PT19H7M18.523S" table:style-name="ce2">
            <text:p>07:18.5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7723" table:style-name="ce1">
            <text:p>7723</text:p>
          </table:table-cell>
          <table:table-cell office:value-type="string" table:style-name="ce1">
            <text:p>Success</text:p>
          </table:table-cell>
          <table:table-cell office:value-type="float" office:value="72322" table:style-name="ce1">
            <text:p>72322</text:p>
          </table:table-cell>
          <table:table-cell table:number-columns-repeated="16377"/>
        </table:table-row>
        <table:table-row table:style-name="ro1">
          <table:table-cell office:value-type="float" office:value="2432" table:style-name="ce1">
            <text:p>2432</text:p>
          </table:table-cell>
          <table:table-cell office:value-type="time" office:time-value="PT19H7M26.224S" table:style-name="ce2">
            <text:p>07:26.2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433" table:style-name="ce1">
            <text:p>2433</text:p>
          </table:table-cell>
          <table:table-cell office:value-type="time" office:time-value="PT19H7M26.248S" table:style-name="ce2">
            <text:p>07:26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1">
          <table:table-cell office:value-type="float" office:value="2434" table:style-name="ce1">
            <text:p>2434</text:p>
          </table:table-cell>
          <table:table-cell office:value-type="time" office:time-value="PT19H7M26.266S" table:style-name="ce2">
            <text:p>07:26.3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435" table:style-name="ce1">
            <text:p>2435</text:p>
          </table:table-cell>
          <table:table-cell office:value-type="time" office:time-value="PT19H7M23.989S" table:style-name="ce2">
            <text:p>07:24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plan</text:p>
          </table:table-cell>
          <table:table-cell office:value-type="float" office:value="2301" table:style-name="ce1">
            <text:p>2301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436" table:style-name="ce1">
            <text:p>2436</text:p>
          </table:table-cell>
          <table:table-cell office:value-type="time" office:time-value="PT19H7M26.275S" table:style-name="ce2">
            <text:p>07:26.3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1">
          <table:table-cell office:value-type="float" office:value="2437" table:style-name="ce1">
            <text:p>2437</text:p>
          </table:table-cell>
          <table:table-cell office:value-type="time" office:time-value="PT19H7M26.292S" table:style-name="ce2">
            <text:p>07:26.3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38" table:style-name="ce1">
            <text:p>2438</text:p>
          </table:table-cell>
          <table:table-cell office:value-type="time" office:time-value="PT19H7M26.306S" table:style-name="ce2">
            <text:p>07:26.3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39" table:style-name="ce1">
            <text:p>2439</text:p>
          </table:table-cell>
          <table:table-cell office:value-type="time" office:time-value="PT19H7M26.315S" table:style-name="ce2">
            <text:p>07:26.3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40" table:style-name="ce1">
            <text:p>2440</text:p>
          </table:table-cell>
          <table:table-cell office:value-type="time" office:time-value="PT19H7M26.281S" table:style-name="ce2">
            <text:p>07:26.3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059" table:style-name="ce1">
            <text:p>2059</text:p>
          </table:table-cell>
          <table:table-cell table:number-columns-repeated="16377"/>
        </table:table-row>
        <table:table-row table:style-name="ro1">
          <table:table-cell office:value-type="float" office:value="2441" table:style-name="ce1">
            <text:p>2441</text:p>
          </table:table-cell>
          <table:table-cell office:value-type="time" office:time-value="PT19H7M26.338S" table:style-name="ce2">
            <text:p>07:26.3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059" table:style-name="ce1">
            <text:p>2059</text:p>
          </table:table-cell>
          <table:table-cell table:number-columns-repeated="16377"/>
        </table:table-row>
        <table:table-row table:style-name="ro1">
          <table:table-cell office:value-type="float" office:value="2442" table:style-name="ce1">
            <text:p>2442</text:p>
          </table:table-cell>
          <table:table-cell office:value-type="time" office:time-value="PT19H7M23.986S" table:style-name="ce2">
            <text:p>07:24.0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plan</text:p>
          </table:table-cell>
          <table:table-cell office:value-type="float" office:value="2441" table:style-name="ce1">
            <text:p>2441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443" table:style-name="ce1">
            <text:p>2443</text:p>
          </table:table-cell>
          <table:table-cell office:value-type="time" office:time-value="PT19H7M10.580S" table:style-name="ce2">
            <text:p>07:10.6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15856" table:style-name="ce1">
            <text:p>15856</text:p>
          </table:table-cell>
          <table:table-cell office:value-type="string" table:style-name="ce1">
            <text:p>Success</text:p>
          </table:table-cell>
          <table:table-cell office:value-type="float" office:value="76217" table:style-name="ce1">
            <text:p>76217</text:p>
          </table:table-cell>
          <table:table-cell table:number-columns-repeated="16377"/>
        </table:table-row>
        <table:table-row table:style-name="ro1">
          <table:table-cell office:value-type="float" office:value="2444" table:style-name="ce1">
            <text:p>2444</text:p>
          </table:table-cell>
          <table:table-cell office:value-type="time" office:time-value="PT19H7M26.437S" table:style-name="ce2">
            <text:p>07:26.4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45" table:style-name="ce1">
            <text:p>2445</text:p>
          </table:table-cell>
          <table:table-cell office:value-type="time" office:time-value="PT19H7M26.447S" table:style-name="ce2">
            <text:p>07:26.4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46" table:style-name="ce1">
            <text:p>2446</text:p>
          </table:table-cell>
          <table:table-cell office:value-type="time" office:time-value="PT19H7M26.438S" table:style-name="ce2">
            <text:p>07:26.4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time" office:time-value="PT19H7M26.463S" table:style-name="ce2">
            <text:p>07:26.5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time" office:time-value="PT19H7M26.465S" table:style-name="ce2">
            <text:p>07:26.5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449" table:style-name="ce1">
            <text:p>2449</text:p>
          </table:table-cell>
          <table:table-cell office:value-type="time" office:time-value="PT19H7M18.536S" table:style-name="ce2">
            <text:p>07:18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7966" table:style-name="ce1">
            <text:p>7966</text:p>
          </table:table-cell>
          <table:table-cell office:value-type="string" table:style-name="ce1">
            <text:p>Success</text:p>
          </table:table-cell>
          <table:table-cell office:value-type="float" office:value="72288" table:style-name="ce1">
            <text:p>72288</text:p>
          </table:table-cell>
          <table:table-cell table:number-columns-repeated="16377"/>
        </table:table-row>
        <table:table-row table:style-name="ro1">
          <table:table-cell office:value-type="float" office:value="2450" table:style-name="ce1">
            <text:p>2450</text:p>
          </table:table-cell>
          <table:table-cell office:value-type="time" office:time-value="PT19H7M26.477S" table:style-name="ce2">
            <text:p>07:26.5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059" table:style-name="ce1">
            <text:p>2059</text:p>
          </table:table-cell>
          <table:table-cell table:number-columns-repeated="16377"/>
        </table:table-row>
        <table:table-row table:style-name="ro1">
          <table:table-cell office:value-type="float" office:value="2451" table:style-name="ce1">
            <text:p>2451</text:p>
          </table:table-cell>
          <table:table-cell office:value-type="time" office:time-value="PT19H7M26.504S" table:style-name="ce2">
            <text:p>07:26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403" table:style-name="ce1">
            <text:p>403</text:p>
          </table:table-cell>
          <table:table-cell table:number-columns-repeated="16377"/>
        </table:table-row>
        <table:table-row table:style-name="ro1">
          <table:table-cell office:value-type="float" office:value="2452" table:style-name="ce1">
            <text:p>2452</text:p>
          </table:table-cell>
          <table:table-cell office:value-type="time" office:time-value="PT19H7M26.530S" table:style-name="ce2">
            <text:p>07:26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403" table:style-name="ce1">
            <text:p>403</text:p>
          </table:table-cell>
          <table:table-cell table:number-columns-repeated="16377"/>
        </table:table-row>
        <table:table-row table:style-name="ro1">
          <table:table-cell office:value-type="float" office:value="2453" table:style-name="ce1">
            <text:p>2453</text:p>
          </table:table-cell>
          <table:table-cell office:value-type="time" office:time-value="PT19H7M26.506S" table:style-name="ce2">
            <text:p>07:26.5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059" table:style-name="ce1">
            <text:p>2059</text:p>
          </table:table-cell>
          <table:table-cell table:number-columns-repeated="16377"/>
        </table:table-row>
        <table:table-row table:style-name="ro1">
          <table:table-cell office:value-type="float" office:value="2454" table:style-name="ce1">
            <text:p>2454</text:p>
          </table:table-cell>
          <table:table-cell office:value-type="time" office:time-value="PT19H7M23.979S" table:style-name="ce2">
            <text:p>07:24.0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plan</text:p>
          </table:table-cell>
          <table:table-cell office:value-type="float" office:value="2639" table:style-name="ce1">
            <text:p>2639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455" table:style-name="ce1">
            <text:p>2455</text:p>
          </table:table-cell>
          <table:table-cell office:value-type="time" office:time-value="PT19H7M23.978S" table:style-name="ce2">
            <text:p>07:24.0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plan</text:p>
          </table:table-cell>
          <table:table-cell office:value-type="float" office:value="2676" table:style-name="ce1">
            <text:p>2676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456" table:style-name="ce1">
            <text:p>2456</text:p>
          </table:table-cell>
          <table:table-cell office:value-type="time" office:time-value="PT19H7M23.940S" table:style-name="ce2">
            <text:p>07:23.9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plan</text:p>
          </table:table-cell>
          <table:table-cell office:value-type="float" office:value="2714" table:style-name="ce1">
            <text:p>2714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457" table:style-name="ce1">
            <text:p>2457</text:p>
          </table:table-cell>
          <table:table-cell office:value-type="time" office:time-value="PT19H7M26.637S" table:style-name="ce2">
            <text:p>07:26.6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58" table:style-name="ce1">
            <text:p>2458</text:p>
          </table:table-cell>
          <table:table-cell office:value-type="time" office:time-value="PT19H7M26.657S" table:style-name="ce2">
            <text:p>07:26.7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59" table:style-name="ce1">
            <text:p>2459</text:p>
          </table:table-cell>
          <table:table-cell office:value-type="time" office:time-value="PT19H7M26.656S" table:style-name="ce2">
            <text:p>07:26.7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60" table:style-name="ce1">
            <text:p>2460</text:p>
          </table:table-cell>
          <table:table-cell office:value-type="time" office:time-value="PT19H7M26.657S" table:style-name="ce2">
            <text:p>07:26.7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61" table:style-name="ce1">
            <text:p>2461</text:p>
          </table:table-cell>
          <table:table-cell office:value-type="time" office:time-value="PT19H7M26.664S" table:style-name="ce2">
            <text:p>07:26.7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login.htm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62" table:style-name="ce1">
            <text:p>2462</text:p>
          </table:table-cell>
          <table:table-cell office:value-type="time" office:time-value="PT19H7M26.669S" table:style-name="ce2">
            <text:p>07:26.7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63" table:style-name="ce1">
            <text:p>2463</text:p>
          </table:table-cell>
          <table:table-cell office:value-type="time" office:time-value="PT19H7M26.668S" table:style-name="ce2">
            <text:p>07:26.7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64" table:style-name="ce1">
            <text:p>2464</text:p>
          </table:table-cell>
          <table:table-cell office:value-type="time" office:time-value="PT19H7M26.699S" table:style-name="ce2">
            <text:p>07:26.7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65" table:style-name="ce1">
            <text:p>2465</text:p>
          </table:table-cell>
          <table:table-cell office:value-type="time" office:time-value="PT19H7M26.700S" table:style-name="ce2">
            <text:p>07:26.7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login.html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66" table:style-name="ce1">
            <text:p>2466</text:p>
          </table:table-cell>
          <table:table-cell office:value-type="time" office:time-value="PT19H7M23.878S" table:style-name="ce2">
            <text:p>07:23.9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plan</text:p>
          </table:table-cell>
          <table:table-cell office:value-type="float" office:value="3044" table:style-name="ce1">
            <text:p>3044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467" table:style-name="ce1">
            <text:p>2467</text:p>
          </table:table-cell>
          <table:table-cell office:value-type="time" office:time-value="PT19H7M26.937S" table:style-name="ce2">
            <text:p>07:26.9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68" table:style-name="ce1">
            <text:p>2468</text:p>
          </table:table-cell>
          <table:table-cell office:value-type="time" office:time-value="PT19H7M26.967S" table:style-name="ce2">
            <text:p>07:27.0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69" table:style-name="ce1">
            <text:p>2469</text:p>
          </table:table-cell>
          <table:table-cell office:value-type="time" office:time-value="PT19H7M26.974S" table:style-name="ce2">
            <text:p>07:27.0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70" table:style-name="ce1">
            <text:p>2470</text:p>
          </table:table-cell>
          <table:table-cell office:value-type="time" office:time-value="PT19H7M23.941S" table:style-name="ce2">
            <text:p>07:23.9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plan</text:p>
          </table:table-cell>
          <table:table-cell office:value-type="float" office:value="3193" table:style-name="ce1">
            <text:p>3193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471" table:style-name="ce1">
            <text:p>2471</text:p>
          </table:table-cell>
          <table:table-cell office:value-type="time" office:time-value="PT19H7M27.154S" table:style-name="ce2">
            <text:p>07:27.2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72" table:style-name="ce1">
            <text:p>2472</text:p>
          </table:table-cell>
          <table:table-cell office:value-type="time" office:time-value="PT19H7M27.167S" table:style-name="ce2">
            <text:p>07:27.2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73" table:style-name="ce1">
            <text:p>2473</text:p>
          </table:table-cell>
          <table:table-cell office:value-type="time" office:time-value="PT19H7M27.173S" table:style-name="ce2">
            <text:p>07:27.2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74" table:style-name="ce1">
            <text:p>2474</text:p>
          </table:table-cell>
          <table:table-cell office:value-type="time" office:time-value="PT19H7M23.836S" table:style-name="ce2">
            <text:p>07:23.8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plan</text:p>
          </table:table-cell>
          <table:table-cell office:value-type="float" office:value="3376" table:style-name="ce1">
            <text:p>3376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475" table:style-name="ce1">
            <text:p>2475</text:p>
          </table:table-cell>
          <table:table-cell office:value-type="time" office:time-value="PT19H7M27.214S" table:style-name="ce2">
            <text:p>07:27.2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76" table:style-name="ce1">
            <text:p>2476</text:p>
          </table:table-cell>
          <table:table-cell office:value-type="time" office:time-value="PT19H7M27.224S" table:style-name="ce2">
            <text:p>07:27.2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77" table:style-name="ce1">
            <text:p>2477</text:p>
          </table:table-cell>
          <table:table-cell office:value-type="time" office:time-value="PT19H7M27.232S" table:style-name="ce2">
            <text:p>07:27.2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78" table:style-name="ce1">
            <text:p>2478</text:p>
          </table:table-cell>
          <table:table-cell office:value-type="time" office:time-value="PT19H7M18.615S" table:style-name="ce2">
            <text:p>07:18.6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8665" table:style-name="ce1">
            <text:p>8665</text:p>
          </table:table-cell>
          <table:table-cell office:value-type="string" table:style-name="ce1">
            <text:p>Success</text:p>
          </table:table-cell>
          <table:table-cell office:value-type="float" office:value="62488" table:style-name="ce1">
            <text:p>62488</text:p>
          </table:table-cell>
          <table:table-cell table:number-columns-repeated="16377"/>
        </table:table-row>
        <table:table-row table:style-name="ro1">
          <table:table-cell office:value-type="float" office:value="2479" table:style-name="ce1">
            <text:p>2479</text:p>
          </table:table-cell>
          <table:table-cell office:value-type="time" office:time-value="PT19H7M23.847S" table:style-name="ce2">
            <text:p>07:23.8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plan</text:p>
          </table:table-cell>
          <table:table-cell office:value-type="float" office:value="3658" table:style-name="ce1">
            <text:p>3658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480" table:style-name="ce1">
            <text:p>2480</text:p>
          </table:table-cell>
          <table:table-cell office:value-type="time" office:time-value="PT19H7M27.526S" table:style-name="ce2">
            <text:p>07:27.5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81" table:style-name="ce1">
            <text:p>2481</text:p>
          </table:table-cell>
          <table:table-cell office:value-type="time" office:time-value="PT19H7M27.537S" table:style-name="ce2">
            <text:p>07:27.5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82" table:style-name="ce1">
            <text:p>2482</text:p>
          </table:table-cell>
          <table:table-cell office:value-type="time" office:time-value="PT19H7M27.547S" table:style-name="ce2">
            <text:p>07:27.5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483" table:style-name="ce1">
            <text:p>2483</text:p>
          </table:table-cell>
          <table:table-cell office:value-type="time" office:time-value="PT19H7M18.550S" table:style-name="ce2">
            <text:p>07:18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9009" table:style-name="ce1">
            <text:p>9009</text:p>
          </table:table-cell>
          <table:table-cell office:value-type="string" table:style-name="ce1">
            <text:p>Success</text:p>
          </table:table-cell>
          <table:table-cell office:value-type="float" office:value="66381" table:style-name="ce1">
            <text:p>66381</text:p>
          </table:table-cell>
          <table:table-cell table:number-columns-repeated="16377"/>
        </table:table-row>
        <table:table-row table:style-name="ro1">
          <table:table-cell office:value-type="float" office:value="2484" table:style-name="ce1">
            <text:p>2484</text:p>
          </table:table-cell>
          <table:table-cell office:value-type="time" office:time-value="PT19H7M27.561S" table:style-name="ce2">
            <text:p>07:27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1">
          <table:table-cell office:value-type="float" office:value="2485" table:style-name="ce1">
            <text:p>2485</text:p>
          </table:table-cell>
          <table:table-cell office:value-type="time" office:time-value="PT19H7M27.606S" table:style-name="ce2">
            <text:p>07:27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1">
          <table:table-cell office:value-type="float" office:value="2486" table:style-name="ce1">
            <text:p>2486</text:p>
          </table:table-cell>
          <table:table-cell office:value-type="time" office:time-value="PT19H7M26.553S" table:style-name="ce2">
            <text:p>07:26.6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58" table:style-name="ce1">
            <text:p>1158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487" table:style-name="ce1">
            <text:p>2487</text:p>
          </table:table-cell>
          <table:table-cell office:value-type="time" office:time-value="PT19H7M26.305S" table:style-name="ce2">
            <text:p>07:26.3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661" table:style-name="ce1">
            <text:p>1661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488" table:style-name="ce1">
            <text:p>2488</text:p>
          </table:table-cell>
          <table:table-cell office:value-type="time" office:time-value="PT19H7M24.115S" table:style-name="ce2">
            <text:p>07:24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4621" table:style-name="ce1">
            <text:p>4621</text:p>
          </table:table-cell>
          <table:table-cell office:value-type="string" table:style-name="ce1">
            <text:p>Success</text:p>
          </table:table-cell>
          <table:table-cell office:value-type="float" office:value="60521" table:style-name="ce1">
            <text:p>60521</text:p>
          </table:table-cell>
          <table:table-cell table:number-columns-repeated="16377"/>
        </table:table-row>
        <table:table-row table:style-name="ro1">
          <table:table-cell office:value-type="float" office:value="2489" table:style-name="ce1">
            <text:p>2489</text:p>
          </table:table-cell>
          <table:table-cell office:value-type="time" office:time-value="PT19H7M18.553S" table:style-name="ce2">
            <text:p>07:18.6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11065" table:style-name="ce1">
            <text:p>11065</text:p>
          </table:table-cell>
          <table:table-cell office:value-type="string" table:style-name="ce1">
            <text:p>Success</text:p>
          </table:table-cell>
          <table:table-cell office:value-type="float" office:value="62494" table:style-name="ce1">
            <text:p>62494</text:p>
          </table:table-cell>
          <table:table-cell table:number-columns-repeated="16377"/>
        </table:table-row>
        <table:table-row table:style-name="ro1">
          <table:table-cell office:value-type="float" office:value="2490" table:style-name="ce1">
            <text:p>2490</text:p>
          </table:table-cell>
          <table:table-cell office:value-type="time" office:time-value="PT19H7M27.648S" table:style-name="ce2">
            <text:p>07:27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691" table:style-name="ce1">
            <text:p>2691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491" table:style-name="ce1">
            <text:p>2491</text:p>
          </table:table-cell>
          <table:table-cell office:value-type="time" office:time-value="PT19H7M20.991S" table:style-name="ce2">
            <text:p>07:21.0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9571" table:style-name="ce1">
            <text:p>9571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492" table:style-name="ce1">
            <text:p>2492</text:p>
          </table:table-cell>
          <table:table-cell office:value-type="time" office:time-value="PT19H7M21.809S" table:style-name="ce2">
            <text:p>07:21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856" table:style-name="ce1">
            <text:p>8856</text:p>
          </table:table-cell>
          <table:table-cell office:value-type="string" table:style-name="ce1">
            <text:p>Success</text:p>
          </table:table-cell>
          <table:table-cell office:value-type="float" office:value="18444" table:style-name="ce1">
            <text:p>18444</text:p>
          </table:table-cell>
          <table:table-cell table:number-columns-repeated="16377"/>
        </table:table-row>
        <table:table-row table:style-name="ro1">
          <table:table-cell office:value-type="float" office:value="2493" table:style-name="ce1">
            <text:p>2493</text:p>
          </table:table-cell>
          <table:table-cell office:value-type="time" office:time-value="PT19H7M21.807S" table:style-name="ce2">
            <text:p>07:21.8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878" table:style-name="ce1">
            <text:p>8878</text:p>
          </table:table-cell>
          <table:table-cell office:value-type="string" table:style-name="ce1">
            <text:p>Success</text:p>
          </table:table-cell>
          <table:table-cell office:value-type="float" office:value="21328" table:style-name="ce1">
            <text:p>21328</text:p>
          </table:table-cell>
          <table:table-cell table:number-columns-repeated="16377"/>
        </table:table-row>
        <table:table-row table:style-name="ro1">
          <table:table-cell office:value-type="float" office:value="2494" table:style-name="ce1">
            <text:p>2494</text:p>
          </table:table-cell>
          <table:table-cell office:value-type="time" office:time-value="PT19H7M14.312S" table:style-name="ce2">
            <text:p>07:14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6373" table:style-name="ce1">
            <text:p>16373</text:p>
          </table:table-cell>
          <table:table-cell office:value-type="string" table:style-name="ce1">
            <text:p>Success</text:p>
          </table:table-cell>
          <table:table-cell office:value-type="float" office:value="16761" table:style-name="ce1">
            <text:p>16761</text:p>
          </table:table-cell>
          <table:table-cell table:number-columns-repeated="16377"/>
        </table:table-row>
        <table:table-row table:style-name="ro1">
          <table:table-cell office:value-type="float" office:value="2495" table:style-name="ce1">
            <text:p>2495</text:p>
          </table:table-cell>
          <table:table-cell office:value-type="time" office:time-value="PT19H7M19.261S" table:style-name="ce2">
            <text:p>07:19.3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1426" table:style-name="ce1">
            <text:p>11426</text:p>
          </table:table-cell>
          <table:table-cell office:value-type="string" table:style-name="ce1">
            <text:p>Success</text:p>
          </table:table-cell>
          <table:table-cell office:value-type="float" office:value="30006" table:style-name="ce1">
            <text:p>30006</text:p>
          </table:table-cell>
          <table:table-cell table:number-columns-repeated="16377"/>
        </table:table-row>
        <table:table-row table:style-name="ro1">
          <table:table-cell office:value-type="float" office:value="2496" table:style-name="ce1">
            <text:p>2496</text:p>
          </table:table-cell>
          <table:table-cell office:value-type="time" office:time-value="PT19H7M19.854S" table:style-name="ce2">
            <text:p>07:19.9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834" table:style-name="ce1">
            <text:p>10834</text:p>
          </table:table-cell>
          <table:table-cell office:value-type="string" table:style-name="ce1">
            <text:p>Success</text:p>
          </table:table-cell>
          <table:table-cell office:value-type="float" office:value="21328" table:style-name="ce1">
            <text:p>21328</text:p>
          </table:table-cell>
          <table:table-cell table:number-columns-repeated="16377"/>
        </table:table-row>
        <table:table-row table:style-name="ro1">
          <table:table-cell office:value-type="float" office:value="2497" table:style-name="ce1">
            <text:p>2497</text:p>
          </table:table-cell>
          <table:table-cell office:value-type="time" office:time-value="PT19H7M17.863S" table:style-name="ce2">
            <text:p>07:17.9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12869" table:style-name="ce1">
            <text:p>12869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2498" table:style-name="ce1">
            <text:p>2498</text:p>
          </table:table-cell>
          <table:table-cell office:value-type="time" office:time-value="PT19H7M30.613S" table:style-name="ce2">
            <text:p>07:30.6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243" table:style-name="ce1">
            <text:p>243</text:p>
          </table:table-cell>
          <table:table-cell table:number-columns-repeated="16377"/>
        </table:table-row>
        <table:table-row table:style-name="ro1">
          <table:table-cell office:value-type="float" office:value="2499" table:style-name="ce1">
            <text:p>2499</text:p>
          </table:table-cell>
          <table:table-cell office:value-type="time" office:time-value="PT19H7M10.319S" table:style-name="ce2">
            <text:p>07:10.3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20420" table:style-name="ce1">
            <text:p>20420</text:p>
          </table:table-cell>
          <table:table-cell office:value-type="string" table:style-name="ce1">
            <text:p>Success</text:p>
          </table:table-cell>
          <table:table-cell office:value-type="float" office:value="35871" table:style-name="ce1">
            <text:p>35871</text:p>
          </table:table-cell>
          <table:table-cell table:number-columns-repeated="16377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time" office:time-value="PT19H7M27.987S" table:style-name="ce2">
            <text:p>07:28.0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760" table:style-name="ce1">
            <text:p>2760</text:p>
          </table:table-cell>
          <table:table-cell office:value-type="string" table:style-name="ce1">
            <text:p>Success</text:p>
          </table:table-cell>
          <table:table-cell office:value-type="float" office:value="18444" table:style-name="ce1">
            <text:p>18444</text:p>
          </table:table-cell>
          <table:table-cell table:number-columns-repeated="16377"/>
        </table:table-row>
        <table:table-row table:style-name="ro1">
          <table:table-cell office:value-type="float" office:value="2501" table:style-name="ce1">
            <text:p>2501</text:p>
          </table:table-cell>
          <table:table-cell office:value-type="time" office:time-value="PT19H7M12.284S" table:style-name="ce2">
            <text:p>07:12.3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18465" table:style-name="ce1">
            <text:p>18465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2502" table:style-name="ce1">
            <text:p>2502</text:p>
          </table:table-cell>
          <table:table-cell office:value-type="time" office:time-value="PT19H7M22.064S" table:style-name="ce2">
            <text:p>07:22.1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8738" table:style-name="ce1">
            <text:p>8738</text:p>
          </table:table-cell>
          <table:table-cell office:value-type="string" table:style-name="ce1">
            <text:p>Success</text:p>
          </table:table-cell>
          <table:table-cell office:value-type="float" office:value="26142" table:style-name="ce1">
            <text:p>26142</text:p>
          </table:table-cell>
          <table:table-cell table:number-columns-repeated="16377"/>
        </table:table-row>
        <table:table-row table:style-name="ro1">
          <table:table-cell office:value-type="float" office:value="2503" table:style-name="ce1">
            <text:p>2503</text:p>
          </table:table-cell>
          <table:table-cell office:value-type="time" office:time-value="PT19H7M22.434S" table:style-name="ce2">
            <text:p>07:22.4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372" table:style-name="ce1">
            <text:p>8372</text:p>
          </table:table-cell>
          <table:table-cell office:value-type="string" table:style-name="ce1">
            <text:p>Success</text:p>
          </table:table-cell>
          <table:table-cell office:value-type="float" office:value="21328" table:style-name="ce1">
            <text:p>21328</text:p>
          </table:table-cell>
          <table:table-cell table:number-columns-repeated="16377"/>
        </table:table-row>
        <table:table-row table:style-name="ro1">
          <table:table-cell office:value-type="float" office:value="2504" table:style-name="ce1">
            <text:p>2504</text:p>
          </table:table-cell>
          <table:table-cell office:value-type="time" office:time-value="PT19H7M30.691S" table:style-name="ce2">
            <text:p>07:30.7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505" table:style-name="ce1">
            <text:p>2505</text:p>
          </table:table-cell>
          <table:table-cell office:value-type="time" office:time-value="PT19H7M19.312S" table:style-name="ce2">
            <text:p>07:19.3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1502" table:style-name="ce1">
            <text:p>11502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2506" table:style-name="ce1">
            <text:p>2506</text:p>
          </table:table-cell>
          <table:table-cell office:value-type="time" office:time-value="PT19H7M19.270S" table:style-name="ce2">
            <text:p>07:19.3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11549" table:style-name="ce1">
            <text:p>11549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2507" table:style-name="ce1">
            <text:p>2507</text:p>
          </table:table-cell>
          <table:table-cell office:value-type="time" office:time-value="PT19H7M23.965S" table:style-name="ce2">
            <text:p>07:24.0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6860" table:style-name="ce1">
            <text:p>6860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508" table:style-name="ce1">
            <text:p>2508</text:p>
          </table:table-cell>
          <table:table-cell office:value-type="time" office:time-value="PT19H7M8.391S" table:style-name="ce2">
            <text:p>07:08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22435" table:style-name="ce1">
            <text:p>22435</text:p>
          </table:table-cell>
          <table:table-cell office:value-type="string" table:style-name="ce1">
            <text:p>Success</text:p>
          </table:table-cell>
          <table:table-cell office:value-type="float" office:value="79503" table:style-name="ce1">
            <text:p>79503</text:p>
          </table:table-cell>
          <table:table-cell table:number-columns-repeated="16377"/>
        </table:table-row>
        <table:table-row table:style-name="ro1">
          <table:table-cell office:value-type="float" office:value="2509" table:style-name="ce1">
            <text:p>2509</text:p>
          </table:table-cell>
          <table:table-cell office:value-type="time" office:time-value="PT19H7M18.643S" table:style-name="ce2">
            <text:p>07:18.6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2185" table:style-name="ce1">
            <text:p>12185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510" table:style-name="ce1">
            <text:p>2510</text:p>
          </table:table-cell>
          <table:table-cell office:value-type="time" office:time-value="PT19H7M23.944S" table:style-name="ce2">
            <text:p>07:23.9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6887" table:style-name="ce1">
            <text:p>6887</text:p>
          </table:table-cell>
          <table:table-cell office:value-type="string" table:style-name="ce1">
            <text:p>Success</text:p>
          </table:table-cell>
          <table:table-cell office:value-type="float" office:value="16750" table:style-name="ce1">
            <text:p>16750</text:p>
          </table:table-cell>
          <table:table-cell table:number-columns-repeated="16377"/>
        </table:table-row>
        <table:table-row table:style-name="ro1">
          <table:table-cell office:value-type="float" office:value="2511" table:style-name="ce1">
            <text:p>2511</text:p>
          </table:table-cell>
          <table:table-cell office:value-type="time" office:time-value="PT19H7M12.111S" table:style-name="ce2">
            <text:p>07:12.1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18721" table:style-name="ce1">
            <text:p>18721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2512" table:style-name="ce1">
            <text:p>2512</text:p>
          </table:table-cell>
          <table:table-cell office:value-type="time" office:time-value="PT19H7M10.423S" table:style-name="ce2">
            <text:p>07:10.4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20414" table:style-name="ce1">
            <text:p>20414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513" table:style-name="ce1">
            <text:p>2513</text:p>
          </table:table-cell>
          <table:table-cell office:value-type="time" office:time-value="PT19H7M30.804S" table:style-name="ce2">
            <text:p>07:30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3" table:style-name="ce1">
            <text:p>243</text:p>
          </table:table-cell>
          <table:table-cell table:number-columns-repeated="16377"/>
        </table:table-row>
        <table:table-row table:style-name="ro1">
          <table:table-cell office:value-type="float" office:value="2514" table:style-name="ce1">
            <text:p>2514</text:p>
          </table:table-cell>
          <table:table-cell office:value-type="time" office:time-value="PT19H7M12.409S" table:style-name="ce2">
            <text:p>07:12.4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18439" table:style-name="ce1">
            <text:p>18439</text:p>
          </table:table-cell>
          <table:table-cell office:value-type="string" table:style-name="ce1">
            <text:p>Success</text:p>
          </table:table-cell>
          <table:table-cell office:value-type="float" office:value="71663" table:style-name="ce1">
            <text:p>71663</text:p>
          </table:table-cell>
          <table:table-cell table:number-columns-repeated="16377"/>
        </table:table-row>
        <table:table-row table:style-name="ro1">
          <table:table-cell office:value-type="float" office:value="2515" table:style-name="ce1">
            <text:p>2515</text:p>
          </table:table-cell>
          <table:table-cell office:value-type="time" office:time-value="PT19H7M8.384S" table:style-name="ce2">
            <text:p>07:08.4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22464" table:style-name="ce1">
            <text:p>22464</text:p>
          </table:table-cell>
          <table:table-cell office:value-type="string" table:style-name="ce1">
            <text:p>Success</text:p>
          </table:table-cell>
          <table:table-cell office:value-type="float" office:value="79503" table:style-name="ce1">
            <text:p>79503</text:p>
          </table:table-cell>
          <table:table-cell table:number-columns-repeated="16377"/>
        </table:table-row>
        <table:table-row table:style-name="ro1">
          <table:table-cell office:value-type="float" office:value="2516" table:style-name="ce1">
            <text:p>2516</text:p>
          </table:table-cell>
          <table:table-cell office:value-type="time" office:time-value="PT19H7M30.815S" table:style-name="ce2">
            <text:p>07:30.8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17" table:style-name="ce1">
            <text:p>2517</text:p>
          </table:table-cell>
          <table:table-cell office:value-type="time" office:time-value="PT19H7M30.857S" table:style-name="ce2">
            <text:p>07:30.9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18" table:style-name="ce1">
            <text:p>2518</text:p>
          </table:table-cell>
          <table:table-cell office:value-type="time" office:time-value="PT19H7M30.865S" table:style-name="ce2">
            <text:p>07:30.9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19" table:style-name="ce1">
            <text:p>2519</text:p>
          </table:table-cell>
          <table:table-cell office:value-type="time" office:time-value="PT19H7M30.850S" table:style-name="ce2">
            <text:p>07:30.9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143" table:style-name="ce1">
            <text:p>2143</text:p>
          </table:table-cell>
          <table:table-cell table:number-columns-repeated="16377"/>
        </table:table-row>
        <table:table-row table:style-name="ro1">
          <table:table-cell office:value-type="float" office:value="2520" table:style-name="ce1">
            <text:p>2520</text:p>
          </table:table-cell>
          <table:table-cell office:value-type="time" office:time-value="PT19H7M24.103S" table:style-name="ce2">
            <text:p>07:24.1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6881" table:style-name="ce1">
            <text:p>6881</text:p>
          </table:table-cell>
          <table:table-cell office:value-type="string" table:style-name="ce1">
            <text:p>Success</text:p>
          </table:table-cell>
          <table:table-cell office:value-type="float" office:value="62454" table:style-name="ce1">
            <text:p>62454</text:p>
          </table:table-cell>
          <table:table-cell table:number-columns-repeated="16377"/>
        </table:table-row>
        <table:table-row table:style-name="ro1">
          <table:table-cell office:value-type="float" office:value="2521" table:style-name="ce1">
            <text:p>2521</text:p>
          </table:table-cell>
          <table:table-cell office:value-type="time" office:time-value="PT19H7M30.913S" table:style-name="ce2">
            <text:p>07:30.9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2143" table:style-name="ce1">
            <text:p>2143</text:p>
          </table:table-cell>
          <table:table-cell table:number-columns-repeated="16377"/>
        </table:table-row>
        <table:table-row table:style-name="ro1">
          <table:table-cell office:value-type="float" office:value="2522" table:style-name="ce1">
            <text:p>2522</text:p>
          </table:table-cell>
          <table:table-cell office:value-type="time" office:time-value="PT19H7M31.006S" table:style-name="ce2">
            <text:p>07:31.0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523" table:style-name="ce1">
            <text:p>2523</text:p>
          </table:table-cell>
          <table:table-cell office:value-type="time" office:time-value="PT19H7M31.336S" table:style-name="ce2">
            <text:p>07:31.3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524" table:style-name="ce1">
            <text:p>2524</text:p>
          </table:table-cell>
          <table:table-cell office:value-type="time" office:time-value="PT19H7M31.412S" table:style-name="ce2">
            <text:p>07:31.4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143" table:style-name="ce1">
            <text:p>2143</text:p>
          </table:table-cell>
          <table:table-cell table:number-columns-repeated="16377"/>
        </table:table-row>
        <table:table-row table:style-name="ro1">
          <table:table-cell office:value-type="float" office:value="2525" table:style-name="ce1">
            <text:p>2525</text:p>
          </table:table-cell>
          <table:table-cell office:value-type="time" office:time-value="PT19H7M31.259S" table:style-name="ce2">
            <text:p>07:31.3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2143" table:style-name="ce1">
            <text:p>2143</text:p>
          </table:table-cell>
          <table:table-cell table:number-columns-repeated="16377"/>
        </table:table-row>
        <table:table-row table:style-name="ro1">
          <table:table-cell office:value-type="float" office:value="2526" table:style-name="ce1">
            <text:p>2526</text:p>
          </table:table-cell>
          <table:table-cell office:value-type="time" office:time-value="PT19H7M31.459S" table:style-name="ce2">
            <text:p>07:31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2143" table:style-name="ce1">
            <text:p>2143</text:p>
          </table:table-cell>
          <table:table-cell table:number-columns-repeated="16377"/>
        </table:table-row>
        <table:table-row table:style-name="ro1">
          <table:table-cell office:value-type="float" office:value="2527" table:style-name="ce1">
            <text:p>2527</text:p>
          </table:table-cell>
          <table:table-cell office:value-type="time" office:time-value="PT19H7M30.829S" table:style-name="ce2">
            <text:p>07:30.8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plan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528" table:style-name="ce1">
            <text:p>2528</text:p>
          </table:table-cell>
          <table:table-cell office:value-type="time" office:time-value="PT19H7M31.977S" table:style-name="ce2">
            <text:p>07:32.0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29" table:style-name="ce1">
            <text:p>2529</text:p>
          </table:table-cell>
          <table:table-cell office:value-type="time" office:time-value="PT19H7M31.989S" table:style-name="ce2">
            <text:p>07:32.0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30" table:style-name="ce1">
            <text:p>2530</text:p>
          </table:table-cell>
          <table:table-cell office:value-type="time" office:time-value="PT19H7M31.997S" table:style-name="ce2">
            <text:p>07:32.0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31" table:style-name="ce1">
            <text:p>2531</text:p>
          </table:table-cell>
          <table:table-cell office:value-type="time" office:time-value="PT19H7M30.832S" table:style-name="ce2">
            <text:p>07:30.8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plan</text:p>
          </table:table-cell>
          <table:table-cell office:value-type="float" office:value="1344" table:style-name="ce1">
            <text:p>1344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532" table:style-name="ce1">
            <text:p>2532</text:p>
          </table:table-cell>
          <table:table-cell office:value-type="time" office:time-value="PT19H7M30.838S" table:style-name="ce2">
            <text:p>07:30.8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plan</text:p>
          </table:table-cell>
          <table:table-cell office:value-type="float" office:value="1350" table:style-name="ce1">
            <text:p>1350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533" table:style-name="ce1">
            <text:p>2533</text:p>
          </table:table-cell>
          <table:table-cell office:value-type="time" office:time-value="PT19H7M32.186S" table:style-name="ce2">
            <text:p>07:32.2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34" table:style-name="ce1">
            <text:p>2534</text:p>
          </table:table-cell>
          <table:table-cell office:value-type="time" office:time-value="PT19H7M32.189S" table:style-name="ce2">
            <text:p>07:32.2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logou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35" table:style-name="ce1">
            <text:p>2535</text:p>
          </table:table-cell>
          <table:table-cell office:value-type="time" office:time-value="PT19H7M32.203S" table:style-name="ce2">
            <text:p>07:32.2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36" table:style-name="ce1">
            <text:p>2536</text:p>
          </table:table-cell>
          <table:table-cell office:value-type="time" office:time-value="PT19H7M32.222S" table:style-name="ce2">
            <text:p>07:32.2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37" table:style-name="ce1">
            <text:p>2537</text:p>
          </table:table-cell>
          <table:table-cell office:value-type="time" office:time-value="PT19H7M32.222S" table:style-name="ce2">
            <text:p>07:32.2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38" table:style-name="ce1">
            <text:p>2538</text:p>
          </table:table-cell>
          <table:table-cell office:value-type="time" office:time-value="PT19H7M32.229S" table:style-name="ce2">
            <text:p>07:32.2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39" table:style-name="ce1">
            <text:p>2539</text:p>
          </table:table-cell>
          <table:table-cell office:value-type="time" office:time-value="PT19H7M30.740S" table:style-name="ce2">
            <text:p>07:30.7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plan</text:p>
          </table:table-cell>
          <table:table-cell office:value-type="float" office:value="1645" table:style-name="ce1">
            <text:p>1645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540" table:style-name="ce1">
            <text:p>2540</text:p>
          </table:table-cell>
          <table:table-cell office:value-type="time" office:time-value="PT19H7M32.406S" table:style-name="ce2">
            <text:p>07:32.4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41" table:style-name="ce1">
            <text:p>2541</text:p>
          </table:table-cell>
          <table:table-cell office:value-type="time" office:time-value="PT19H7M32.421S" table:style-name="ce2">
            <text:p>07:32.4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42" table:style-name="ce1">
            <text:p>2542</text:p>
          </table:table-cell>
          <table:table-cell office:value-type="time" office:time-value="PT19H7M32.429S" table:style-name="ce2">
            <text:p>07:32.4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43" table:style-name="ce1">
            <text:p>2543</text:p>
          </table:table-cell>
          <table:table-cell office:value-type="time" office:time-value="PT19H7M25.752S" table:style-name="ce2">
            <text:p>07:25.8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6798" table:style-name="ce1">
            <text:p>6798</text:p>
          </table:table-cell>
          <table:table-cell office:value-type="string" table:style-name="ce1">
            <text:p>Success</text:p>
          </table:table-cell>
          <table:table-cell office:value-type="float" office:value="66390" table:style-name="ce1">
            <text:p>66390</text:p>
          </table:table-cell>
          <table:table-cell table:number-columns-repeated="16377"/>
        </table:table-row>
        <table:table-row table:style-name="ro1">
          <table:table-cell office:value-type="float" office:value="2544" table:style-name="ce1">
            <text:p>2544</text:p>
          </table:table-cell>
          <table:table-cell office:value-type="time" office:time-value="PT19H7M32.561S" table:style-name="ce2">
            <text:p>07:32.6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2545" table:style-name="ce1">
            <text:p>2545</text:p>
          </table:table-cell>
          <table:table-cell office:value-type="time" office:time-value="PT19H7M32.604S" table:style-name="ce2">
            <text:p>07:32.6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546" table:style-name="ce1">
            <text:p>2546</text:p>
          </table:table-cell>
          <table:table-cell office:value-type="time" office:time-value="PT19H7M32.716S" table:style-name="ce2">
            <text:p>07:32.7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2547" table:style-name="ce1">
            <text:p>2547</text:p>
          </table:table-cell>
          <table:table-cell office:value-type="time" office:time-value="PT19H7M32.758S" table:style-name="ce2">
            <text:p>07:32.8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9574" table:style-name="ce1">
            <text:p>29574</text:p>
          </table:table-cell>
          <table:table-cell table:number-columns-repeated="16377"/>
        </table:table-row>
        <table:table-row table:style-name="ro1">
          <table:table-cell office:value-type="float" office:value="2548" table:style-name="ce1">
            <text:p>2548</text:p>
          </table:table-cell>
          <table:table-cell office:value-type="time" office:time-value="PT19H7M23.904S" table:style-name="ce2">
            <text:p>07:23.9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9163" table:style-name="ce1">
            <text:p>9163</text:p>
          </table:table-cell>
          <table:table-cell office:value-type="string" table:style-name="ce1">
            <text:p>Success</text:p>
          </table:table-cell>
          <table:table-cell office:value-type="float" office:value="64451" table:style-name="ce1">
            <text:p>64451</text:p>
          </table:table-cell>
          <table:table-cell table:number-columns-repeated="16377"/>
        </table:table-row>
        <table:table-row table:style-name="ro1">
          <table:table-cell office:value-type="float" office:value="2549" table:style-name="ce1">
            <text:p>2549</text:p>
          </table:table-cell>
          <table:table-cell office:value-type="time" office:time-value="PT19H7M23.983S" table:style-name="ce2">
            <text:p>07:24.0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9132" table:style-name="ce1">
            <text:p>9132</text:p>
          </table:table-cell>
          <table:table-cell office:value-type="string" table:style-name="ce1">
            <text:p>Success</text:p>
          </table:table-cell>
          <table:table-cell office:value-type="float" office:value="64444" table:style-name="ce1">
            <text:p>64444</text:p>
          </table:table-cell>
          <table:table-cell table:number-columns-repeated="16377"/>
        </table:table-row>
        <table:table-row table:style-name="ro1">
          <table:table-cell office:value-type="float" office:value="2550" table:style-name="ce1">
            <text:p>2550</text:p>
          </table:table-cell>
          <table:table-cell office:value-type="time" office:time-value="PT19H7M33.117S" table:style-name="ce2">
            <text:p>07:33.1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551" table:style-name="ce1">
            <text:p>2551</text:p>
          </table:table-cell>
          <table:table-cell office:value-type="time" office:time-value="PT19H7M24.104S" table:style-name="ce2">
            <text:p>07:24.1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9252" table:style-name="ce1">
            <text:p>9252</text:p>
          </table:table-cell>
          <table:table-cell office:value-type="string" table:style-name="ce1">
            <text:p>Success</text:p>
          </table:table-cell>
          <table:table-cell office:value-type="float" office:value="64410" table:style-name="ce1">
            <text:p>64410</text:p>
          </table:table-cell>
          <table:table-cell table:number-columns-repeated="16377"/>
        </table:table-row>
        <table:table-row table:style-name="ro1">
          <table:table-cell office:value-type="float" office:value="2552" table:style-name="ce1">
            <text:p>2552</text:p>
          </table:table-cell>
          <table:table-cell office:value-type="time" office:time-value="PT19H7M33.286S" table:style-name="ce2">
            <text:p>07:33.3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553" table:style-name="ce1">
            <text:p>2553</text:p>
          </table:table-cell>
          <table:table-cell office:value-type="time" office:time-value="PT19H7M33.361S" table:style-name="ce2">
            <text:p>07:33.4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1">
          <table:table-cell office:value-type="float" office:value="2554" table:style-name="ce1">
            <text:p>2554</text:p>
          </table:table-cell>
          <table:table-cell office:value-type="time" office:time-value="PT19H7M33.537S" table:style-name="ce2">
            <text:p>07:33.5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1">
          <table:table-cell office:value-type="float" office:value="2555" table:style-name="ce1">
            <text:p>2555</text:p>
          </table:table-cell>
          <table:table-cell office:value-type="time" office:time-value="PT19H7M23.976S" table:style-name="ce2">
            <text:p>07:24.0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9697" table:style-name="ce1">
            <text:p>9697</text:p>
          </table:table-cell>
          <table:table-cell office:value-type="string" table:style-name="ce1">
            <text:p>Success</text:p>
          </table:table-cell>
          <table:table-cell office:value-type="float" office:value="64450" table:style-name="ce1">
            <text:p>64450</text:p>
          </table:table-cell>
          <table:table-cell table:number-columns-repeated="16377"/>
        </table:table-row>
        <table:table-row table:style-name="ro1">
          <table:table-cell office:value-type="float" office:value="2556" table:style-name="ce1">
            <text:p>2556</text:p>
          </table:table-cell>
          <table:table-cell office:value-type="time" office:time-value="PT19H7M23.917S" table:style-name="ce2">
            <text:p>07:23.9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9823" table:style-name="ce1">
            <text:p>9823</text:p>
          </table:table-cell>
          <table:table-cell office:value-type="string" table:style-name="ce1">
            <text:p>Success</text:p>
          </table:table-cell>
          <table:table-cell office:value-type="float" office:value="64414" table:style-name="ce1">
            <text:p>64414</text:p>
          </table:table-cell>
          <table:table-cell table:number-columns-repeated="16377"/>
        </table:table-row>
        <table:table-row table:style-name="ro1">
          <table:table-cell office:value-type="float" office:value="2557" table:style-name="ce1">
            <text:p>2557</text:p>
          </table:table-cell>
          <table:table-cell office:value-type="time" office:time-value="PT19H7M33.742S" table:style-name="ce2">
            <text:p>07:33.7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558" table:style-name="ce1">
            <text:p>2558</text:p>
          </table:table-cell>
          <table:table-cell office:value-type="time" office:time-value="PT19H7M34.052S" table:style-name="ce2">
            <text:p>07:34.1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559" table:style-name="ce1">
            <text:p>2559</text:p>
          </table:table-cell>
          <table:table-cell office:value-type="time" office:time-value="PT19H7M34.167S" table:style-name="ce2">
            <text:p>07:34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143" table:style-name="ce1">
            <text:p>2143</text:p>
          </table:table-cell>
          <table:table-cell table:number-columns-repeated="16377"/>
        </table:table-row>
        <table:table-row table:style-name="ro1">
          <table:table-cell office:value-type="float" office:value="2560" table:style-name="ce1">
            <text:p>2560</text:p>
          </table:table-cell>
          <table:table-cell office:value-type="time" office:time-value="PT19H7M23.964S" table:style-name="ce2">
            <text:p>07:24.0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10377" table:style-name="ce1">
            <text:p>10377</text:p>
          </table:table-cell>
          <table:table-cell office:value-type="string" table:style-name="ce1">
            <text:p>Success</text:p>
          </table:table-cell>
          <table:table-cell office:value-type="float" office:value="62486" table:style-name="ce1">
            <text:p>62486</text:p>
          </table:table-cell>
          <table:table-cell table:number-columns-repeated="16377"/>
        </table:table-row>
        <table:table-row table:style-name="ro1">
          <table:table-cell office:value-type="float" office:value="2561" table:style-name="ce1">
            <text:p>2561</text:p>
          </table:table-cell>
          <table:table-cell office:value-type="time" office:time-value="PT19H7M34.336S" table:style-name="ce2">
            <text:p>07:34.3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2227" table:style-name="ce1">
            <text:p>2227</text:p>
          </table:table-cell>
          <table:table-cell table:number-columns-repeated="16377"/>
        </table:table-row>
        <table:table-row table:style-name="ro1">
          <table:table-cell office:value-type="float" office:value="2562" table:style-name="ce1">
            <text:p>2562</text:p>
          </table:table-cell>
          <table:table-cell office:value-type="time" office:time-value="PT19H7M33.635S" table:style-name="ce2">
            <text:p>07:33.6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222" table:style-name="ce1">
            <text:p>1222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563" table:style-name="ce1">
            <text:p>2563</text:p>
          </table:table-cell>
          <table:table-cell office:value-type="time" office:time-value="PT19H7M27.282S" table:style-name="ce2">
            <text:p>07:27.3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7623" table:style-name="ce1">
            <text:p>7623</text:p>
          </table:table-cell>
          <table:table-cell office:value-type="string" table:style-name="ce1">
            <text:p>Success</text:p>
          </table:table-cell>
          <table:table-cell office:value-type="float" office:value="18169" table:style-name="ce1">
            <text:p>18169</text:p>
          </table:table-cell>
          <table:table-cell table:number-columns-repeated="16377"/>
        </table:table-row>
        <table:table-row table:style-name="ro1">
          <table:table-cell office:value-type="float" office:value="2564" table:style-name="ce1">
            <text:p>2564</text:p>
          </table:table-cell>
          <table:table-cell office:value-type="time" office:time-value="PT19H7M28.756S" table:style-name="ce2">
            <text:p>07:28.8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6160" table:style-name="ce1">
            <text:p>6160</text:p>
          </table:table-cell>
          <table:table-cell office:value-type="string" table:style-name="ce1">
            <text:p>Success</text:p>
          </table:table-cell>
          <table:table-cell office:value-type="float" office:value="18166" table:style-name="ce1">
            <text:p>18166</text:p>
          </table:table-cell>
          <table:table-cell table:number-columns-repeated="16377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time" office:time-value="PT19H7M25.407S" table:style-name="ce2">
            <text:p>07:25.4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9525" table:style-name="ce1">
            <text:p>9525</text:p>
          </table:table-cell>
          <table:table-cell office:value-type="string" table:style-name="ce1">
            <text:p>Success</text:p>
          </table:table-cell>
          <table:table-cell office:value-type="float" office:value="16758" table:style-name="ce1">
            <text:p>16758</text:p>
          </table:table-cell>
          <table:table-cell table:number-columns-repeated="16377"/>
        </table:table-row>
        <table:table-row table:style-name="ro1">
          <table:table-cell office:value-type="float" office:value="2566" table:style-name="ce1">
            <text:p>2566</text:p>
          </table:table-cell>
          <table:table-cell office:value-type="time" office:time-value="PT19H7M25.880S" table:style-name="ce2">
            <text:p>07:25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121" table:style-name="ce1">
            <text:p>9121</text:p>
          </table:table-cell>
          <table:table-cell office:value-type="string" table:style-name="ce1">
            <text:p>Success</text:p>
          </table:table-cell>
          <table:table-cell office:value-type="float" office:value="68249" table:style-name="ce1">
            <text:p>68249</text:p>
          </table:table-cell>
          <table:table-cell table:number-columns-repeated="16377"/>
        </table:table-row>
        <table:table-row table:style-name="ro1">
          <table:table-cell office:value-type="float" office:value="2567" table:style-name="ce1">
            <text:p>2567</text:p>
          </table:table-cell>
          <table:table-cell office:value-type="time" office:time-value="PT19H7M34.919S" table:style-name="ce2">
            <text:p>07:34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568" table:style-name="ce1">
            <text:p>2568</text:p>
          </table:table-cell>
          <table:table-cell office:value-type="time" office:time-value="PT19H7M34.934S" table:style-name="ce2">
            <text:p>07:34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569" table:style-name="ce1">
            <text:p>2569</text:p>
          </table:table-cell>
          <table:table-cell office:value-type="time" office:time-value="PT19H7M34.906S" table:style-name="ce2">
            <text:p>07:34.9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570" table:style-name="ce1">
            <text:p>2570</text:p>
          </table:table-cell>
          <table:table-cell office:value-type="time" office:time-value="PT19H7M35.052S" table:style-name="ce2">
            <text:p>07:35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71" table:style-name="ce1">
            <text:p>2571</text:p>
          </table:table-cell>
          <table:table-cell office:value-type="time" office:time-value="PT19H7M35.068S" table:style-name="ce2">
            <text:p>07:35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72" table:style-name="ce1">
            <text:p>2572</text:p>
          </table:table-cell>
          <table:table-cell office:value-type="time" office:time-value="PT19H7M35.063S" table:style-name="ce2">
            <text:p>07:35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73" table:style-name="ce1">
            <text:p>2573</text:p>
          </table:table-cell>
          <table:table-cell office:value-type="time" office:time-value="PT19H7M35.086S" table:style-name="ce2">
            <text:p>07:35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74" table:style-name="ce1">
            <text:p>2574</text:p>
          </table:table-cell>
          <table:table-cell office:value-type="time" office:time-value="PT19H7M35.088S" table:style-name="ce2">
            <text:p>07:35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75" table:style-name="ce1">
            <text:p>2575</text:p>
          </table:table-cell>
          <table:table-cell office:value-type="time" office:time-value="PT19H7M35.092S" table:style-name="ce2">
            <text:p>07:35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76" table:style-name="ce1">
            <text:p>2576</text:p>
          </table:table-cell>
          <table:table-cell office:value-type="time" office:time-value="PT19H7M35.093S" table:style-name="ce2">
            <text:p>07:35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77" table:style-name="ce1">
            <text:p>2577</text:p>
          </table:table-cell>
          <table:table-cell office:value-type="time" office:time-value="PT19H7M35.088S" table:style-name="ce2">
            <text:p>07:35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78" table:style-name="ce1">
            <text:p>2578</text:p>
          </table:table-cell>
          <table:table-cell office:value-type="time" office:time-value="PT19H7M35.100S" table:style-name="ce2">
            <text:p>07:35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79" table:style-name="ce1">
            <text:p>2579</text:p>
          </table:table-cell>
          <table:table-cell office:value-type="time" office:time-value="PT19H7M26.426S" table:style-name="ce2">
            <text:p>07:26.4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8707" table:style-name="ce1">
            <text:p>8707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2580" table:style-name="ce1">
            <text:p>2580</text:p>
          </table:table-cell>
          <table:table-cell office:value-type="time" office:time-value="PT19H7M30.350S" table:style-name="ce2">
            <text:p>07:30.3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871" table:style-name="ce1">
            <text:p>4871</text:p>
          </table:table-cell>
          <table:table-cell office:value-type="string" table:style-name="ce1">
            <text:p>Success</text:p>
          </table:table-cell>
          <table:table-cell office:value-type="float" office:value="21328" table:style-name="ce1">
            <text:p>21328</text:p>
          </table:table-cell>
          <table:table-cell table:number-columns-repeated="16377"/>
        </table:table-row>
        <table:table-row table:style-name="ro1">
          <table:table-cell office:value-type="float" office:value="2581" table:style-name="ce1">
            <text:p>2581</text:p>
          </table:table-cell>
          <table:table-cell office:value-type="time" office:time-value="PT19H7M26.559S" table:style-name="ce2">
            <text:p>07:26.6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8667" table:style-name="ce1">
            <text:p>8667</text:p>
          </table:table-cell>
          <table:table-cell office:value-type="string" table:style-name="ce1">
            <text:p>Success</text:p>
          </table:table-cell>
          <table:table-cell office:value-type="float" office:value="29261" table:style-name="ce1">
            <text:p>29261</text:p>
          </table:table-cell>
          <table:table-cell table:number-columns-repeated="16377"/>
        </table:table-row>
        <table:table-row table:style-name="ro1">
          <table:table-cell office:value-type="float" office:value="2582" table:style-name="ce1">
            <text:p>2582</text:p>
          </table:table-cell>
          <table:table-cell office:value-type="time" office:time-value="PT19H7M31.603S" table:style-name="ce2">
            <text:p>07:31.6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?wicket:interface=:1:indicator:big-form:segment:part:task::IBehaviorListener:0:-1&amp;random=0.6748635462921264</text:p>
          </table:table-cell>
          <table:table-cell office:value-type="float" office:value="3624" table:style-name="ce1">
            <text:p>3624</text:p>
          </table:table-cell>
          <table:table-cell office:value-type="string" table:style-name="ce1">
            <text:p>Success</text:p>
          </table:table-cell>
          <table:table-cell office:value-type="float" office:value="24763" table:style-name="ce1">
            <text:p>24763</text:p>
          </table:table-cell>
          <table:table-cell table:number-columns-repeated="16377"/>
        </table:table-row>
        <table:table-row table:style-name="ro1">
          <table:table-cell office:value-type="float" office:value="2583" table:style-name="ce1">
            <text:p>2583</text:p>
          </table:table-cell>
          <table:table-cell office:value-type="time" office:time-value="PT19H7M30.835S" table:style-name="ce2">
            <text:p>07:30.8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4394" table:style-name="ce1">
            <text:p>4394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2584" table:style-name="ce1">
            <text:p>2584</text:p>
          </table:table-cell>
          <table:table-cell office:value-type="time" office:time-value="PT19H7M25.533S" table:style-name="ce2">
            <text:p>07:25.5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9698" table:style-name="ce1">
            <text:p>9698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585" table:style-name="ce1">
            <text:p>2585</text:p>
          </table:table-cell>
          <table:table-cell office:value-type="time" office:time-value="PT19H7M35.011S" table:style-name="ce2">
            <text:p>07:35.0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24172" table:style-name="ce1">
            <text:p>24172</text:p>
          </table:table-cell>
          <table:table-cell table:number-columns-repeated="16377"/>
        </table:table-row>
        <table:table-row table:style-name="ro1">
          <table:table-cell office:value-type="float" office:value="2586" table:style-name="ce1">
            <text:p>2586</text:p>
          </table:table-cell>
          <table:table-cell office:value-type="time" office:time-value="PT19H7M30.751S" table:style-name="ce2">
            <text:p>07:30.8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4484" table:style-name="ce1">
            <text:p>4484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2587" table:style-name="ce1">
            <text:p>2587</text:p>
          </table:table-cell>
          <table:table-cell office:value-type="time" office:time-value="PT19H7M33.363S" table:style-name="ce2">
            <text:p>07:33.4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873" table:style-name="ce1">
            <text:p>1873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588" table:style-name="ce1">
            <text:p>2588</text:p>
          </table:table-cell>
          <table:table-cell office:value-type="time" office:time-value="PT19H7M25.908S" table:style-name="ce2">
            <text:p>07:25.9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9334" table:style-name="ce1">
            <text:p>9334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589" table:style-name="ce1">
            <text:p>2589</text:p>
          </table:table-cell>
          <table:table-cell office:value-type="time" office:time-value="PT19H7M35.238S" table:style-name="ce2">
            <text:p>07:35.2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591" table:style-name="ce1">
            <text:p>591</text:p>
          </table:table-cell>
          <table:table-cell table:number-columns-repeated="16377"/>
        </table:table-row>
        <table:table-row table:style-name="ro1">
          <table:table-cell office:value-type="float" office:value="2590" table:style-name="ce1">
            <text:p>2590</text:p>
          </table:table-cell>
          <table:table-cell office:value-type="time" office:time-value="PT19H7M35.233S" table:style-name="ce2">
            <text:p>07:35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3" table:style-name="ce1">
            <text:p>243</text:p>
          </table:table-cell>
          <table:table-cell table:number-columns-repeated="16377"/>
        </table:table-row>
        <table:table-row table:style-name="ro1">
          <table:table-cell office:value-type="float" office:value="2591" table:style-name="ce1">
            <text:p>2591</text:p>
          </table:table-cell>
          <table:table-cell office:value-type="time" office:time-value="PT19H7M35.244S" table:style-name="ce2">
            <text:p>07:35.2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3" table:style-name="ce1">
            <text:p>243</text:p>
          </table:table-cell>
          <table:table-cell table:number-columns-repeated="16377"/>
        </table:table-row>
        <table:table-row table:style-name="ro1">
          <table:table-cell office:value-type="float" office:value="2592" table:style-name="ce1">
            <text:p>2592</text:p>
          </table:table-cell>
          <table:table-cell office:value-type="time" office:time-value="PT19H7M32.906S" table:style-name="ce2">
            <text:p>07:32.9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2372" table:style-name="ce1">
            <text:p>2372</text:p>
          </table:table-cell>
          <table:table-cell office:value-type="string" table:style-name="ce1">
            <text:p>Success</text:p>
          </table:table-cell>
          <table:table-cell office:value-type="float" office:value="13343" table:style-name="ce1">
            <text:p>13343</text:p>
          </table:table-cell>
          <table:table-cell table:number-columns-repeated="16377"/>
        </table:table-row>
        <table:table-row table:style-name="ro1">
          <table:table-cell office:value-type="float" office:value="2593" table:style-name="ce1">
            <text:p>2593</text:p>
          </table:table-cell>
          <table:table-cell office:value-type="time" office:time-value="PT19H7M18.600S" table:style-name="ce2">
            <text:p>07:18.6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16684" table:style-name="ce1">
            <text:p>16684</text:p>
          </table:table-cell>
          <table:table-cell office:value-type="string" table:style-name="ce1">
            <text:p>Success</text:p>
          </table:table-cell>
          <table:table-cell office:value-type="float" office:value="79504" table:style-name="ce1">
            <text:p>79504</text:p>
          </table:table-cell>
          <table:table-cell table:number-columns-repeated="16377"/>
        </table:table-row>
        <table:table-row table:style-name="ro1">
          <table:table-cell office:value-type="float" office:value="2594" table:style-name="ce1">
            <text:p>2594</text:p>
          </table:table-cell>
          <table:table-cell office:value-type="time" office:time-value="PT19H7M23.969S" table:style-name="ce2">
            <text:p>07:24.0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11329" table:style-name="ce1">
            <text:p>11329</text:p>
          </table:table-cell>
          <table:table-cell office:value-type="string" table:style-name="ce1">
            <text:p>Success</text:p>
          </table:table-cell>
          <table:table-cell office:value-type="float" office:value="79694" table:style-name="ce1">
            <text:p>79694</text:p>
          </table:table-cell>
          <table:table-cell table:number-columns-repeated="16377"/>
        </table:table-row>
        <table:table-row table:style-name="ro1">
          <table:table-cell office:value-type="float" office:value="2595" table:style-name="ce1">
            <text:p>2595</text:p>
          </table:table-cell>
          <table:table-cell office:value-type="time" office:time-value="PT19H7M35.231S" table:style-name="ce2">
            <text:p>07:35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596" table:style-name="ce1">
            <text:p>2596</text:p>
          </table:table-cell>
          <table:table-cell office:value-type="time" office:time-value="PT19H7M35.316S" table:style-name="ce2">
            <text:p>07:35.3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97" table:style-name="ce1">
            <text:p>2597</text:p>
          </table:table-cell>
          <table:table-cell office:value-type="time" office:time-value="PT19H7M35.334S" table:style-name="ce2">
            <text:p>07:35.3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98" table:style-name="ce1">
            <text:p>2598</text:p>
          </table:table-cell>
          <table:table-cell office:value-type="time" office:time-value="PT19H7M35.342S" table:style-name="ce2">
            <text:p>07:35.3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599" table:style-name="ce1">
            <text:p>2599</text:p>
          </table:table-cell>
          <table:table-cell office:value-type="time" office:time-value="PT19H7M35.237S" table:style-name="ce2">
            <text:p>07:35.2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plan</text:p>
          </table:table-cell>
          <table:table-cell office:value-type="float" office:value="1417" table:style-name="ce1">
            <text:p>1417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time" office:time-value="PT19H7M36.661S" table:style-name="ce2">
            <text:p>07:36.7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01" table:style-name="ce1">
            <text:p>2601</text:p>
          </table:table-cell>
          <table:table-cell office:value-type="time" office:time-value="PT19H7M36.680S" table:style-name="ce2">
            <text:p>07:36.7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02" table:style-name="ce1">
            <text:p>2602</text:p>
          </table:table-cell>
          <table:table-cell office:value-type="time" office:time-value="PT19H7M36.689S" table:style-name="ce2">
            <text:p>07:36.7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03" table:style-name="ce1">
            <text:p>2603</text:p>
          </table:table-cell>
          <table:table-cell office:value-type="time" office:time-value="PT19H7M25.717S" table:style-name="ce2">
            <text:p>07:25.7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11230" table:style-name="ce1">
            <text:p>11230</text:p>
          </table:table-cell>
          <table:table-cell office:value-type="string" table:style-name="ce1">
            <text:p>Success</text:p>
          </table:table-cell>
          <table:table-cell office:value-type="float" office:value="68343" table:style-name="ce1">
            <text:p>68343</text:p>
          </table:table-cell>
          <table:table-cell table:number-columns-repeated="16377"/>
        </table:table-row>
        <table:table-row table:style-name="ro1">
          <table:table-cell office:value-type="float" office:value="2604" table:style-name="ce1">
            <text:p>2604</text:p>
          </table:table-cell>
          <table:table-cell office:value-type="time" office:time-value="PT19H7M36.960S" table:style-name="ce2">
            <text:p>07:37.0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05" table:style-name="ce1">
            <text:p>2605</text:p>
          </table:table-cell>
          <table:table-cell office:value-type="time" office:time-value="PT19H7M30.690S" table:style-name="ce2">
            <text:p>07:30.7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6712" table:style-name="ce1">
            <text:p>6712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606" table:style-name="ce1">
            <text:p>2606</text:p>
          </table:table-cell>
          <table:table-cell office:value-type="time" office:time-value="PT19H7M35.280S" table:style-name="ce2">
            <text:p>07:35.3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2132" table:style-name="ce1">
            <text:p>2132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2607" table:style-name="ce1">
            <text:p>2607</text:p>
          </table:table-cell>
          <table:table-cell office:value-type="time" office:time-value="PT19H7M23.884S" table:style-name="ce2">
            <text:p>07:23.9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3530" table:style-name="ce1">
            <text:p>13530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608" table:style-name="ce1">
            <text:p>2608</text:p>
          </table:table-cell>
          <table:table-cell office:value-type="time" office:time-value="PT19H7M30.808S" table:style-name="ce2">
            <text:p>07:30.8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6620" table:style-name="ce1">
            <text:p>6620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609" table:style-name="ce1">
            <text:p>2609</text:p>
          </table:table-cell>
          <table:table-cell office:value-type="time" office:time-value="PT19H7M26.216S" table:style-name="ce2">
            <text:p>07:26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1214" table:style-name="ce1">
            <text:p>11214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610" table:style-name="ce1">
            <text:p>2610</text:p>
          </table:table-cell>
          <table:table-cell office:value-type="time" office:time-value="PT19H7M30.736S" table:style-name="ce2">
            <text:p>07:30.7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6696" table:style-name="ce1">
            <text:p>6696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611" table:style-name="ce1">
            <text:p>2611</text:p>
          </table:table-cell>
          <table:table-cell office:value-type="time" office:time-value="PT19H7M29.636S" table:style-name="ce2">
            <text:p>07:29.6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7801" table:style-name="ce1">
            <text:p>7801</text:p>
          </table:table-cell>
          <table:table-cell office:value-type="string" table:style-name="ce1">
            <text:p>Success</text:p>
          </table:table-cell>
          <table:table-cell office:value-type="float" office:value="18169" table:style-name="ce1">
            <text:p>18169</text:p>
          </table:table-cell>
          <table:table-cell table:number-columns-repeated="16377"/>
        </table:table-row>
        <table:table-row table:style-name="ro1">
          <table:table-cell office:value-type="float" office:value="2612" table:style-name="ce1">
            <text:p>2612</text:p>
          </table:table-cell>
          <table:table-cell office:value-type="time" office:time-value="PT19H7M24.132S" table:style-name="ce2">
            <text:p>07:24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3307" table:style-name="ce1">
            <text:p>13307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613" table:style-name="ce1">
            <text:p>2613</text:p>
          </table:table-cell>
          <table:table-cell office:value-type="time" office:time-value="PT19H7M37.432S" table:style-name="ce2">
            <text:p>07:37.4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3" table:style-name="ce1">
            <text:p>243</text:p>
          </table:table-cell>
          <table:table-cell table:number-columns-repeated="16377"/>
        </table:table-row>
        <table:table-row table:style-name="ro1">
          <table:table-cell office:value-type="float" office:value="2614" table:style-name="ce1">
            <text:p>2614</text:p>
          </table:table-cell>
          <table:table-cell office:value-type="time" office:time-value="PT19H7M37.411S" table:style-name="ce2">
            <text:p>07:37.4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615" table:style-name="ce1">
            <text:p>2615</text:p>
          </table:table-cell>
          <table:table-cell office:value-type="time" office:time-value="PT19H7M37.440S" table:style-name="ce2">
            <text:p>07:37.4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616" table:style-name="ce1">
            <text:p>2616</text:p>
          </table:table-cell>
          <table:table-cell office:value-type="time" office:time-value="PT19H7M37.465S" table:style-name="ce2">
            <text:p>07:37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17" table:style-name="ce1">
            <text:p>2617</text:p>
          </table:table-cell>
          <table:table-cell office:value-type="time" office:time-value="PT19H7M37.473S" table:style-name="ce2">
            <text:p>07:37.5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18" table:style-name="ce1">
            <text:p>2618</text:p>
          </table:table-cell>
          <table:table-cell office:value-type="time" office:time-value="PT19H7M37.490S" table:style-name="ce2">
            <text:p>07:37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19" table:style-name="ce1">
            <text:p>2619</text:p>
          </table:table-cell>
          <table:table-cell office:value-type="time" office:time-value="PT19H7M37.494S" table:style-name="ce2">
            <text:p>07:37.5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20" table:style-name="ce1">
            <text:p>2620</text:p>
          </table:table-cell>
          <table:table-cell office:value-type="time" office:time-value="PT19H7M37.498S" table:style-name="ce2">
            <text:p>07:37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21" table:style-name="ce1">
            <text:p>2621</text:p>
          </table:table-cell>
          <table:table-cell office:value-type="time" office:time-value="PT19H7M37.502S" table:style-name="ce2">
            <text:p>07:37.5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22" table:style-name="ce1">
            <text:p>2622</text:p>
          </table:table-cell>
          <table:table-cell office:value-type="time" office:time-value="PT19H7M36.991S" table:style-name="ce2">
            <text:p>07:37.0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Success</text:p>
          </table:table-cell>
          <table:table-cell office:value-type="float" office:value="34478" table:style-name="ce1">
            <text:p>34478</text:p>
          </table:table-cell>
          <table:table-cell table:number-columns-repeated="16377"/>
        </table:table-row>
        <table:table-row table:style-name="ro1">
          <table:table-cell office:value-type="float" office:value="2623" table:style-name="ce1">
            <text:p>2623</text:p>
          </table:table-cell>
          <table:table-cell office:value-type="time" office:time-value="PT19H7M37.806S" table:style-name="ce2">
            <text:p>07:37.8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24" table:style-name="ce1">
            <text:p>2624</text:p>
          </table:table-cell>
          <table:table-cell office:value-type="time" office:time-value="PT19H7M30.830S" table:style-name="ce2">
            <text:p>07:30.8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7303" table:style-name="ce1">
            <text:p>7303</text:p>
          </table:table-cell>
          <table:table-cell office:value-type="string" table:style-name="ce1">
            <text:p>Success</text:p>
          </table:table-cell>
          <table:table-cell office:value-type="float" office:value="62478" table:style-name="ce1">
            <text:p>62478</text:p>
          </table:table-cell>
          <table:table-cell table:number-columns-repeated="16377"/>
        </table:table-row>
        <table:table-row table:style-name="ro1">
          <table:table-cell office:value-type="float" office:value="2625" table:style-name="ce1">
            <text:p>2625</text:p>
          </table:table-cell>
          <table:table-cell office:value-type="time" office:time-value="PT19H7M30.816S" table:style-name="ce2">
            <text:p>07:30.8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7344" table:style-name="ce1">
            <text:p>7344</text:p>
          </table:table-cell>
          <table:table-cell office:value-type="string" table:style-name="ce1">
            <text:p>Success</text:p>
          </table:table-cell>
          <table:table-cell office:value-type="float" office:value="48714" table:style-name="ce1">
            <text:p>48714</text:p>
          </table:table-cell>
          <table:table-cell table:number-columns-repeated="16377"/>
        </table:table-row>
        <table:table-row table:style-name="ro1">
          <table:table-cell office:value-type="float" office:value="2626" table:style-name="ce1">
            <text:p>2626</text:p>
          </table:table-cell>
          <table:table-cell office:value-type="time" office:time-value="PT19H7M38.162S" table:style-name="ce2">
            <text:p>07:38.2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27" table:style-name="ce1">
            <text:p>2627</text:p>
          </table:table-cell>
          <table:table-cell office:value-type="time" office:time-value="PT19H7M38.200S" table:style-name="ce2">
            <text:p>07:38.2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28" table:style-name="ce1">
            <text:p>2628</text:p>
          </table:table-cell>
          <table:table-cell office:value-type="time" office:time-value="PT19H7M37.430S" table:style-name="ce2">
            <text:p>07:37.4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plan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629" table:style-name="ce1">
            <text:p>2629</text:p>
          </table:table-cell>
          <table:table-cell office:value-type="time" office:time-value="PT19H7M38.311S" table:style-name="ce2">
            <text:p>07:38.3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30" table:style-name="ce1">
            <text:p>2630</text:p>
          </table:table-cell>
          <table:table-cell office:value-type="time" office:time-value="PT19H7M38.326S" table:style-name="ce2">
            <text:p>07:38.3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31" table:style-name="ce1">
            <text:p>2631</text:p>
          </table:table-cell>
          <table:table-cell office:value-type="time" office:time-value="PT19H7M38.335S" table:style-name="ce2">
            <text:p>07:38.3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32" table:style-name="ce1">
            <text:p>2632</text:p>
          </table:table-cell>
          <table:table-cell office:value-type="time" office:time-value="PT19H7M30.829S" table:style-name="ce2">
            <text:p>07:30.8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7583" table:style-name="ce1">
            <text:p>7583</text:p>
          </table:table-cell>
          <table:table-cell office:value-type="string" table:style-name="ce1">
            <text:p>Success</text:p>
          </table:table-cell>
          <table:table-cell office:value-type="float" office:value="58511" table:style-name="ce1">
            <text:p>58511</text:p>
          </table:table-cell>
          <table:table-cell table:number-columns-repeated="16377"/>
        </table:table-row>
        <table:table-row table:style-name="ro1">
          <table:table-cell office:value-type="float" office:value="2633" table:style-name="ce1">
            <text:p>2633</text:p>
          </table:table-cell>
          <table:table-cell office:value-type="time" office:time-value="PT19H7M24.137S" table:style-name="ce2">
            <text:p>07:24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4367" table:style-name="ce1">
            <text:p>14367</text:p>
          </table:table-cell>
          <table:table-cell office:value-type="string" table:style-name="ce1">
            <text:p>Success</text:p>
          </table:table-cell>
          <table:table-cell office:value-type="float" office:value="26865" table:style-name="ce1">
            <text:p>26865</text:p>
          </table:table-cell>
          <table:table-cell table:number-columns-repeated="16377"/>
        </table:table-row>
        <table:table-row table:style-name="ro1">
          <table:table-cell office:value-type="float" office:value="2634" table:style-name="ce1">
            <text:p>2634</text:p>
          </table:table-cell>
          <table:table-cell office:value-type="time" office:time-value="PT19H7M27.733S" table:style-name="ce2">
            <text:p>07:27.7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778" table:style-name="ce1">
            <text:p>10778</text:p>
          </table:table-cell>
          <table:table-cell office:value-type="string" table:style-name="ce1">
            <text:p>Success</text:p>
          </table:table-cell>
          <table:table-cell office:value-type="float" office:value="21328" table:style-name="ce1">
            <text:p>21328</text:p>
          </table:table-cell>
          <table:table-cell table:number-columns-repeated="16377"/>
        </table:table-row>
        <table:table-row table:style-name="ro1">
          <table:table-cell office:value-type="float" office:value="2635" table:style-name="ce1">
            <text:p>2635</text:p>
          </table:table-cell>
          <table:table-cell office:value-type="time" office:time-value="PT19H7M24.092S" table:style-name="ce2">
            <text:p>07:24.1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4422" table:style-name="ce1">
            <text:p>14422</text:p>
          </table:table-cell>
          <table:table-cell office:value-type="string" table:style-name="ce1">
            <text:p>Success</text:p>
          </table:table-cell>
          <table:table-cell office:value-type="float" office:value="26865" table:style-name="ce1">
            <text:p>26865</text:p>
          </table:table-cell>
          <table:table-cell table:number-columns-repeated="16377"/>
        </table:table-row>
        <table:table-row table:style-name="ro1">
          <table:table-cell office:value-type="float" office:value="2636" table:style-name="ce1">
            <text:p>2636</text:p>
          </table:table-cell>
          <table:table-cell office:value-type="time" office:time-value="PT19H7M23.939S" table:style-name="ce2">
            <text:p>07:23.9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4632" table:style-name="ce1">
            <text:p>14632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637" table:style-name="ce1">
            <text:p>2637</text:p>
          </table:table-cell>
          <table:table-cell office:value-type="time" office:time-value="PT19H7M30.734S" table:style-name="ce2">
            <text:p>07:30.7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7852" table:style-name="ce1">
            <text:p>7852</text:p>
          </table:table-cell>
          <table:table-cell office:value-type="string" table:style-name="ce1">
            <text:p>Success</text:p>
          </table:table-cell>
          <table:table-cell office:value-type="float" office:value="16750" table:style-name="ce1">
            <text:p>16750</text:p>
          </table:table-cell>
          <table:table-cell table:number-columns-repeated="16377"/>
        </table:table-row>
        <table:table-row table:style-name="ro1">
          <table:table-cell office:value-type="float" office:value="2638" table:style-name="ce1">
            <text:p>2638</text:p>
          </table:table-cell>
          <table:table-cell office:value-type="time" office:time-value="PT19H7M38.432S" table:style-name="ce2">
            <text:p>07:38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39" table:style-name="ce1">
            <text:p>2639</text:p>
          </table:table-cell>
          <table:table-cell office:value-type="time" office:time-value="PT19H7M38.589S" table:style-name="ce2">
            <text:p>07:38.6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40" table:style-name="ce1">
            <text:p>2640</text:p>
          </table:table-cell>
          <table:table-cell office:value-type="time" office:time-value="PT19H7M38.613S" table:style-name="ce2">
            <text:p>07:38.6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269" table:style-name="ce1">
            <text:p>2269</text:p>
          </table:table-cell>
          <table:table-cell table:number-columns-repeated="16377"/>
        </table:table-row>
        <table:table-row table:style-name="ro1">
          <table:table-cell office:value-type="float" office:value="2641" table:style-name="ce1">
            <text:p>2641</text:p>
          </table:table-cell>
          <table:table-cell office:value-type="time" office:time-value="PT19H7M38.652S" table:style-name="ce2">
            <text:p>07:38.7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269" table:style-name="ce1">
            <text:p>2269</text:p>
          </table:table-cell>
          <table:table-cell table:number-columns-repeated="16377"/>
        </table:table-row>
        <table:table-row table:style-name="ro1">
          <table:table-cell office:value-type="float" office:value="2642" table:style-name="ce1">
            <text:p>2642</text:p>
          </table:table-cell>
          <table:table-cell office:value-type="time" office:time-value="PT19H7M35.300S" table:style-name="ce2">
            <text:p>07:35.3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3464" table:style-name="ce1">
            <text:p>3464</text:p>
          </table:table-cell>
          <table:table-cell office:value-type="string" table:style-name="ce1">
            <text:p>Success</text:p>
          </table:table-cell>
          <table:table-cell office:value-type="float" office:value="50653" table:style-name="ce1">
            <text:p>50653</text:p>
          </table:table-cell>
          <table:table-cell table:number-columns-repeated="16377"/>
        </table:table-row>
        <table:table-row table:style-name="ro1">
          <table:table-cell office:value-type="float" office:value="2643" table:style-name="ce1">
            <text:p>2643</text:p>
          </table:table-cell>
          <table:table-cell office:value-type="time" office:time-value="PT19H7M38.766S" table:style-name="ce2">
            <text:p>07:38.8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44" table:style-name="ce1">
            <text:p>2644</text:p>
          </table:table-cell>
          <table:table-cell office:value-type="time" office:time-value="PT19H7M38.792S" table:style-name="ce2">
            <text:p>07:38.8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45" table:style-name="ce1">
            <text:p>2645</text:p>
          </table:table-cell>
          <table:table-cell office:value-type="time" office:time-value="PT19H7M38.806S" table:style-name="ce2">
            <text:p>07:38.8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311" table:style-name="ce1">
            <text:p>2311</text:p>
          </table:table-cell>
          <table:table-cell table:number-columns-repeated="16377"/>
        </table:table-row>
        <table:table-row table:style-name="ro1">
          <table:table-cell office:value-type="float" office:value="2646" table:style-name="ce1">
            <text:p>2646</text:p>
          </table:table-cell>
          <table:table-cell office:value-type="time" office:time-value="PT19H7M38.833S" table:style-name="ce2">
            <text:p>07:38.8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311" table:style-name="ce1">
            <text:p>2311</text:p>
          </table:table-cell>
          <table:table-cell table:number-columns-repeated="16377"/>
        </table:table-row>
        <table:table-row table:style-name="ro1">
          <table:table-cell office:value-type="float" office:value="2647" table:style-name="ce1">
            <text:p>2647</text:p>
          </table:table-cell>
          <table:table-cell office:value-type="time" office:time-value="PT19H7M37.912S" table:style-name="ce2">
            <text:p>07:37.9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Success</text:p>
          </table:table-cell>
          <table:table-cell office:value-type="float" office:value="32048" table:style-name="ce1">
            <text:p>32048</text:p>
          </table:table-cell>
          <table:table-cell table:number-columns-repeated="16377"/>
        </table:table-row>
        <table:table-row table:style-name="ro1">
          <table:table-cell office:value-type="float" office:value="2648" table:style-name="ce1">
            <text:p>2648</text:p>
          </table:table-cell>
          <table:table-cell office:value-type="time" office:time-value="PT19H7M30.850S" table:style-name="ce2">
            <text:p>07:30.9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8142" table:style-name="ce1">
            <text:p>8142</text:p>
          </table:table-cell>
          <table:table-cell office:value-type="string" table:style-name="ce1">
            <text:p>Success</text:p>
          </table:table-cell>
          <table:table-cell office:value-type="float" office:value="56550" table:style-name="ce1">
            <text:p>56550</text:p>
          </table:table-cell>
          <table:table-cell table:number-columns-repeated="16377"/>
        </table:table-row>
        <table:table-row table:style-name="ro1">
          <table:table-cell office:value-type="float" office:value="2649" table:style-name="ce1">
            <text:p>2649</text:p>
          </table:table-cell>
          <table:table-cell office:value-type="time" office:time-value="PT19H7M38.993S" table:style-name="ce2">
            <text:p>07:39.0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50" table:style-name="ce1">
            <text:p>2650</text:p>
          </table:table-cell>
          <table:table-cell office:value-type="time" office:time-value="PT19H7M38.588S" table:style-name="ce2">
            <text:p>07:38.6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plan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651" table:style-name="ce1">
            <text:p>2651</text:p>
          </table:table-cell>
          <table:table-cell office:value-type="time" office:time-value="PT19H7M39.061S" table:style-name="ce2">
            <text:p>07:39.1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52" table:style-name="ce1">
            <text:p>2652</text:p>
          </table:table-cell>
          <table:table-cell office:value-type="time" office:time-value="PT19H7M39.056S" table:style-name="ce2">
            <text:p>07:39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53" table:style-name="ce1">
            <text:p>2653</text:p>
          </table:table-cell>
          <table:table-cell office:value-type="time" office:time-value="PT19H7M39.071S" table:style-name="ce2">
            <text:p>07:39.1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54" table:style-name="ce1">
            <text:p>2654</text:p>
          </table:table-cell>
          <table:table-cell office:value-type="time" office:time-value="PT19H7M39.082S" table:style-name="ce2">
            <text:p>07:39.1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55" table:style-name="ce1">
            <text:p>2655</text:p>
          </table:table-cell>
          <table:table-cell office:value-type="time" office:time-value="PT19H7M39.080S" table:style-name="ce2">
            <text:p>07:39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353" table:style-name="ce1">
            <text:p>2353</text:p>
          </table:table-cell>
          <table:table-cell table:number-columns-repeated="16377"/>
        </table:table-row>
        <table:table-row table:style-name="ro1">
          <table:table-cell office:value-type="float" office:value="2656" table:style-name="ce1">
            <text:p>2656</text:p>
          </table:table-cell>
          <table:table-cell office:value-type="time" office:time-value="PT19H7M39.123S" table:style-name="ce2">
            <text:p>07:39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353" table:style-name="ce1">
            <text:p>2353</text:p>
          </table:table-cell>
          <table:table-cell table:number-columns-repeated="16377"/>
        </table:table-row>
        <table:table-row table:style-name="ro1">
          <table:table-cell office:value-type="float" office:value="2657" table:style-name="ce1">
            <text:p>2657</text:p>
          </table:table-cell>
          <table:table-cell office:value-type="time" office:time-value="PT19H7M35.285S" table:style-name="ce2">
            <text:p>07:35.3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4156" table:style-name="ce1">
            <text:p>4156</text:p>
          </table:table-cell>
          <table:table-cell office:value-type="string" table:style-name="ce1">
            <text:p>Success</text:p>
          </table:table-cell>
          <table:table-cell office:value-type="float" office:value="50653" table:style-name="ce1">
            <text:p>50653</text:p>
          </table:table-cell>
          <table:table-cell table:number-columns-repeated="16377"/>
        </table:table-row>
        <table:table-row table:style-name="ro1">
          <table:table-cell office:value-type="float" office:value="2658" table:style-name="ce1">
            <text:p>2658</text:p>
          </table:table-cell>
          <table:table-cell office:value-type="time" office:time-value="PT19H7M25.906S" table:style-name="ce2">
            <text:p>07:25.9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3568" table:style-name="ce1">
            <text:p>13568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659" table:style-name="ce1">
            <text:p>2659</text:p>
          </table:table-cell>
          <table:table-cell office:value-type="time" office:time-value="PT19H7M39.476S" table:style-name="ce2">
            <text:p>07:39.5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43" table:style-name="ce1">
            <text:p>243</text:p>
          </table:table-cell>
          <table:table-cell table:number-columns-repeated="16377"/>
        </table:table-row>
        <table:table-row table:style-name="ro1">
          <table:table-cell office:value-type="float" office:value="2660" table:style-name="ce1">
            <text:p>2660</text:p>
          </table:table-cell>
          <table:table-cell office:value-type="time" office:time-value="PT19H7M39.461S" table:style-name="ce2">
            <text:p>07:39.5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61" table:style-name="ce1">
            <text:p>2661</text:p>
          </table:table-cell>
          <table:table-cell office:value-type="time" office:time-value="PT19H7M39.600S" table:style-name="ce2">
            <text:p>07:39.6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62" table:style-name="ce1">
            <text:p>2662</text:p>
          </table:table-cell>
          <table:table-cell office:value-type="time" office:time-value="PT19H7M39.618S" table:style-name="ce2">
            <text:p>07:39.6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353" table:style-name="ce1">
            <text:p>2353</text:p>
          </table:table-cell>
          <table:table-cell table:number-columns-repeated="16377"/>
        </table:table-row>
        <table:table-row table:style-name="ro1">
          <table:table-cell office:value-type="float" office:value="2663" table:style-name="ce1">
            <text:p>2663</text:p>
          </table:table-cell>
          <table:table-cell office:value-type="time" office:time-value="PT19H7M39.710S" table:style-name="ce2">
            <text:p>07:39.7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353" table:style-name="ce1">
            <text:p>2353</text:p>
          </table:table-cell>
          <table:table-cell table:number-columns-repeated="16377"/>
        </table:table-row>
        <table:table-row table:style-name="ro1">
          <table:table-cell office:value-type="float" office:value="2664" table:style-name="ce1">
            <text:p>2664</text:p>
          </table:table-cell>
          <table:table-cell office:value-type="time" office:time-value="PT19H7M30.690S" table:style-name="ce2">
            <text:p>07:30.7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9188" table:style-name="ce1">
            <text:p>9188</text:p>
          </table:table-cell>
          <table:table-cell office:value-type="string" table:style-name="ce1">
            <text:p>Success</text:p>
          </table:table-cell>
          <table:table-cell office:value-type="float" office:value="50682" table:style-name="ce1">
            <text:p>50682</text:p>
          </table:table-cell>
          <table:table-cell table:number-columns-repeated="16377"/>
        </table:table-row>
        <table:table-row table:style-name="ro1">
          <table:table-cell office:value-type="float" office:value="2665" table:style-name="ce1">
            <text:p>2665</text:p>
          </table:table-cell>
          <table:table-cell office:value-type="time" office:time-value="PT19H7M39.880S" table:style-name="ce2">
            <text:p>07:39.9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66" table:style-name="ce1">
            <text:p>2666</text:p>
          </table:table-cell>
          <table:table-cell office:value-type="time" office:time-value="PT19H7M39.956S" table:style-name="ce2">
            <text:p>07:40.0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67" table:style-name="ce1">
            <text:p>2667</text:p>
          </table:table-cell>
          <table:table-cell office:value-type="time" office:time-value="PT19H7M30.821S" table:style-name="ce2">
            <text:p>07:30.8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9192" table:style-name="ce1">
            <text:p>9192</text:p>
          </table:table-cell>
          <table:table-cell office:value-type="string" table:style-name="ce1">
            <text:p>Success</text:p>
          </table:table-cell>
          <table:table-cell office:value-type="float" office:value="54612" table:style-name="ce1">
            <text:p>54612</text:p>
          </table:table-cell>
          <table:table-cell table:number-columns-repeated="16377"/>
        </table:table-row>
        <table:table-row table:style-name="ro1">
          <table:table-cell office:value-type="float" office:value="2668" table:style-name="ce1">
            <text:p>2668</text:p>
          </table:table-cell>
          <table:table-cell office:value-type="time" office:time-value="PT19H7M40.015S" table:style-name="ce2">
            <text:p>07:40.0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69" table:style-name="ce1">
            <text:p>2669</text:p>
          </table:table-cell>
          <table:table-cell office:value-type="time" office:time-value="PT19H7M40.035S" table:style-name="ce2">
            <text:p>07:40.0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70" table:style-name="ce1">
            <text:p>2670</text:p>
          </table:table-cell>
          <table:table-cell office:value-type="time" office:time-value="PT19H7M23.974S" table:style-name="ce2">
            <text:p>07:24.0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16276" table:style-name="ce1">
            <text:p>16276</text:p>
          </table:table-cell>
          <table:table-cell office:value-type="string" table:style-name="ce1">
            <text:p>Success</text:p>
          </table:table-cell>
          <table:table-cell office:value-type="float" office:value="79716" table:style-name="ce1">
            <text:p>79716</text:p>
          </table:table-cell>
          <table:table-cell table:number-columns-repeated="16377"/>
        </table:table-row>
        <table:table-row table:style-name="ro1">
          <table:table-cell office:value-type="float" office:value="2671" table:style-name="ce1">
            <text:p>2671</text:p>
          </table:table-cell>
          <table:table-cell office:value-type="time" office:time-value="PT19H7M35.277S" table:style-name="ce2">
            <text:p>07:35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5506" table:style-name="ce1">
            <text:p>5506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672" table:style-name="ce1">
            <text:p>2672</text:p>
          </table:table-cell>
          <table:table-cell office:value-type="time" office:time-value="PT19H7M35.229S" table:style-name="ce2">
            <text:p>07:35.2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5558" table:style-name="ce1">
            <text:p>5558</text:p>
          </table:table-cell>
          <table:table-cell office:value-type="string" table:style-name="ce1">
            <text:p>Success</text:p>
          </table:table-cell>
          <table:table-cell office:value-type="float" office:value="52648" table:style-name="ce1">
            <text:p>52648</text:p>
          </table:table-cell>
          <table:table-cell table:number-columns-repeated="16377"/>
        </table:table-row>
        <table:table-row table:style-name="ro1">
          <table:table-cell office:value-type="float" office:value="2673" table:style-name="ce1">
            <text:p>2673</text:p>
          </table:table-cell>
          <table:table-cell office:value-type="time" office:time-value="PT19H7M35.228S" table:style-name="ce2">
            <text:p>07:35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5571" table:style-name="ce1">
            <text:p>5571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2674" table:style-name="ce1">
            <text:p>2674</text:p>
          </table:table-cell>
          <table:table-cell office:value-type="time" office:time-value="PT19H7M23.867S" table:style-name="ce2">
            <text:p>07:23.9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16935" table:style-name="ce1">
            <text:p>16935</text:p>
          </table:table-cell>
          <table:table-cell office:value-type="string" table:style-name="ce1">
            <text:p>Success</text:p>
          </table:table-cell>
          <table:table-cell office:value-type="float" office:value="50822" table:style-name="ce1">
            <text:p>50822</text:p>
          </table:table-cell>
          <table:table-cell table:number-columns-repeated="16377"/>
        </table:table-row>
        <table:table-row table:style-name="ro1">
          <table:table-cell office:value-type="float" office:value="2675" table:style-name="ce1">
            <text:p>2675</text:p>
          </table:table-cell>
          <table:table-cell office:value-type="time" office:time-value="PT19H7M31.661S" table:style-name="ce2">
            <text:p>07:31.7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9144" table:style-name="ce1">
            <text:p>9144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2676" table:style-name="ce1">
            <text:p>2676</text:p>
          </table:table-cell>
          <table:table-cell office:value-type="time" office:time-value="PT19H7M34.586S" table:style-name="ce2">
            <text:p>07:34.6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6223" table:style-name="ce1">
            <text:p>6223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2677" table:style-name="ce1">
            <text:p>2677</text:p>
          </table:table-cell>
          <table:table-cell office:value-type="time" office:time-value="PT19H7M33.069S" table:style-name="ce2">
            <text:p>07:33.1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7744" table:style-name="ce1">
            <text:p>7744</text:p>
          </table:table-cell>
          <table:table-cell office:value-type="string" table:style-name="ce1">
            <text:p>Success</text:p>
          </table:table-cell>
          <table:table-cell office:value-type="float" office:value="18166" table:style-name="ce1">
            <text:p>18166</text:p>
          </table:table-cell>
          <table:table-cell table:number-columns-repeated="16377"/>
        </table:table-row>
        <table:table-row table:style-name="ro1">
          <table:table-cell office:value-type="float" office:value="2678" table:style-name="ce1">
            <text:p>2678</text:p>
          </table:table-cell>
          <table:table-cell office:value-type="time" office:time-value="PT19H7M33.687S" table:style-name="ce2">
            <text:p>07:33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7133" table:style-name="ce1">
            <text:p>7133</text:p>
          </table:table-cell>
          <table:table-cell office:value-type="string" table:style-name="ce1">
            <text:p>Success</text:p>
          </table:table-cell>
          <table:table-cell office:value-type="float" office:value="18163" table:style-name="ce1">
            <text:p>18163</text:p>
          </table:table-cell>
          <table:table-cell table:number-columns-repeated="16377"/>
        </table:table-row>
        <table:table-row table:style-name="ro1">
          <table:table-cell office:value-type="float" office:value="2679" table:style-name="ce1">
            <text:p>2679</text:p>
          </table:table-cell>
          <table:table-cell office:value-type="time" office:time-value="PT19H7M40.788S" table:style-name="ce2">
            <text:p>07:40.8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80" table:style-name="ce1">
            <text:p>2680</text:p>
          </table:table-cell>
          <table:table-cell office:value-type="time" office:time-value="PT19H7M34.343S" table:style-name="ce2">
            <text:p>07:34.3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6498" table:style-name="ce1">
            <text:p>6498</text:p>
          </table:table-cell>
          <table:table-cell office:value-type="string" table:style-name="ce1">
            <text:p>Success</text:p>
          </table:table-cell>
          <table:table-cell office:value-type="float" office:value="18166" table:style-name="ce1">
            <text:p>18166</text:p>
          </table:table-cell>
          <table:table-cell table:number-columns-repeated="16377"/>
        </table:table-row>
        <table:table-row table:style-name="ro1">
          <table:table-cell office:value-type="float" office:value="2681" table:style-name="ce1">
            <text:p>2681</text:p>
          </table:table-cell>
          <table:table-cell office:value-type="time" office:time-value="PT19H7M40.822S" table:style-name="ce2">
            <text:p>07:40.8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682" table:style-name="ce1">
            <text:p>2682</text:p>
          </table:table-cell>
          <table:table-cell office:value-type="time" office:time-value="PT19H7M40.830S" table:style-name="ce2">
            <text:p>07:40.8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83" table:style-name="ce1">
            <text:p>2683</text:p>
          </table:table-cell>
          <table:table-cell office:value-type="time" office:time-value="PT19H7M40.814S" table:style-name="ce2">
            <text:p>07:40.8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684" table:style-name="ce1">
            <text:p>2684</text:p>
          </table:table-cell>
          <table:table-cell office:value-type="time" office:time-value="PT19H7M40.852S" table:style-name="ce2">
            <text:p>07:40.9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85" table:style-name="ce1">
            <text:p>2685</text:p>
          </table:table-cell>
          <table:table-cell office:value-type="time" office:time-value="PT19H7M40.856S" table:style-name="ce2">
            <text:p>07:40.9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86" table:style-name="ce1">
            <text:p>2686</text:p>
          </table:table-cell>
          <table:table-cell office:value-type="time" office:time-value="PT19H7M40.842S" table:style-name="ce2">
            <text:p>07:40.8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2687" table:style-name="ce1">
            <text:p>2687</text:p>
          </table:table-cell>
          <table:table-cell office:value-type="time" office:time-value="PT19H7M40.869S" table:style-name="ce2">
            <text:p>07:40.9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88" table:style-name="ce1">
            <text:p>2688</text:p>
          </table:table-cell>
          <table:table-cell office:value-type="time" office:time-value="PT19H7M40.869S" table:style-name="ce2">
            <text:p>07:40.9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89" table:style-name="ce1">
            <text:p>2689</text:p>
          </table:table-cell>
          <table:table-cell office:value-type="time" office:time-value="PT19H7M40.878S" table:style-name="ce2">
            <text:p>07:40.9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90" table:style-name="ce1">
            <text:p>2690</text:p>
          </table:table-cell>
          <table:table-cell office:value-type="time" office:time-value="PT19H7M40.878S" table:style-name="ce2">
            <text:p>07:40.9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91" table:style-name="ce1">
            <text:p>2691</text:p>
          </table:table-cell>
          <table:table-cell office:value-type="time" office:time-value="PT19H7M40.877S" table:style-name="ce2">
            <text:p>07:40.9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92" table:style-name="ce1">
            <text:p>2692</text:p>
          </table:table-cell>
          <table:table-cell office:value-type="time" office:time-value="PT19H7M40.891S" table:style-name="ce2">
            <text:p>07:40.9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93" table:style-name="ce1">
            <text:p>2693</text:p>
          </table:table-cell>
          <table:table-cell office:value-type="time" office:time-value="PT19H7M40.898S" table:style-name="ce2">
            <text:p>07:40.9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94" table:style-name="ce1">
            <text:p>2694</text:p>
          </table:table-cell>
          <table:table-cell office:value-type="time" office:time-value="PT19H7M40.801S" table:style-name="ce2">
            <text:p>07:40.8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plan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695" table:style-name="ce1">
            <text:p>2695</text:p>
          </table:table-cell>
          <table:table-cell office:value-type="time" office:time-value="PT19H7M41.462S" table:style-name="ce2">
            <text:p>07:41.5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96" table:style-name="ce1">
            <text:p>2696</text:p>
          </table:table-cell>
          <table:table-cell office:value-type="time" office:time-value="PT19H7M41.490S" table:style-name="ce2">
            <text:p>07:41.5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97" table:style-name="ce1">
            <text:p>2697</text:p>
          </table:table-cell>
          <table:table-cell office:value-type="time" office:time-value="PT19H7M41.512S" table:style-name="ce2">
            <text:p>07:41.5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698" table:style-name="ce1">
            <text:p>2698</text:p>
          </table:table-cell>
          <table:table-cell office:value-type="time" office:time-value="PT19H7M35.134S" table:style-name="ce2">
            <text:p>07:35.1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6578" table:style-name="ce1">
            <text:p>6578</text:p>
          </table:table-cell>
          <table:table-cell office:value-type="string" table:style-name="ce1">
            <text:p>Success</text:p>
          </table:table-cell>
          <table:table-cell office:value-type="float" office:value="16751" table:style-name="ce1">
            <text:p>16751</text:p>
          </table:table-cell>
          <table:table-cell table:number-columns-repeated="16377"/>
        </table:table-row>
        <table:table-row table:style-name="ro1">
          <table:table-cell office:value-type="float" office:value="2699" table:style-name="ce1">
            <text:p>2699</text:p>
          </table:table-cell>
          <table:table-cell office:value-type="time" office:time-value="PT19H7M38.962S" table:style-name="ce2">
            <text:p>07:39.0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2783" table:style-name="ce1">
            <text:p>2783</text:p>
          </table:table-cell>
          <table:table-cell office:value-type="string" table:style-name="ce1">
            <text:p>Success</text:p>
          </table:table-cell>
          <table:table-cell office:value-type="float" office:value="13929" table:style-name="ce1">
            <text:p>13929</text:p>
          </table:table-cell>
          <table:table-cell table:number-columns-repeated="16377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time" office:time-value="PT19H7M38.155S" table:style-name="ce2">
            <text:p>07:38.2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3596" table:style-name="ce1">
            <text:p>3596</text:p>
          </table:table-cell>
          <table:table-cell office:value-type="string" table:style-name="ce1">
            <text:p>Success</text:p>
          </table:table-cell>
          <table:table-cell office:value-type="float" office:value="18165" table:style-name="ce1">
            <text:p>18165</text:p>
          </table:table-cell>
          <table:table-cell table:number-columns-repeated="16377"/>
        </table:table-row>
        <table:table-row table:style-name="ro1">
          <table:table-cell office:value-type="float" office:value="2701" table:style-name="ce1">
            <text:p>2701</text:p>
          </table:table-cell>
          <table:table-cell office:value-type="time" office:time-value="PT19H7M35.280S" table:style-name="ce2">
            <text:p>07:35.3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6482" table:style-name="ce1">
            <text:p>6482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702" table:style-name="ce1">
            <text:p>2702</text:p>
          </table:table-cell>
          <table:table-cell office:value-type="time" office:time-value="PT19H7M30.749S" table:style-name="ce2">
            <text:p>07:30.7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11028" table:style-name="ce1">
            <text:p>11028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703" table:style-name="ce1">
            <text:p>2703</text:p>
          </table:table-cell>
          <table:table-cell office:value-type="time" office:time-value="PT19H7M30.687S" table:style-name="ce2">
            <text:p>07:30.7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11099" table:style-name="ce1">
            <text:p>11099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704" table:style-name="ce1">
            <text:p>2704</text:p>
          </table:table-cell>
          <table:table-cell office:value-type="time" office:time-value="PT19H7M30.844S" table:style-name="ce2">
            <text:p>07:30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10943" table:style-name="ce1">
            <text:p>10943</text:p>
          </table:table-cell>
          <table:table-cell office:value-type="string" table:style-name="ce1">
            <text:p>Success</text:p>
          </table:table-cell>
          <table:table-cell office:value-type="float" office:value="26865" table:style-name="ce1">
            <text:p>26865</text:p>
          </table:table-cell>
          <table:table-cell table:number-columns-repeated="16377"/>
        </table:table-row>
        <table:table-row table:style-name="ro1">
          <table:table-cell office:value-type="float" office:value="2705" table:style-name="ce1">
            <text:p>2705</text:p>
          </table:table-cell>
          <table:table-cell office:value-type="time" office:time-value="PT19H7M35.267S" table:style-name="ce2">
            <text:p>07:35.3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6524" table:style-name="ce1">
            <text:p>6524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706" table:style-name="ce1">
            <text:p>2706</text:p>
          </table:table-cell>
          <table:table-cell office:value-type="time" office:time-value="PT19H7M37.455S" table:style-name="ce2">
            <text:p>07:37.5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4391" table:style-name="ce1">
            <text:p>4391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707" table:style-name="ce1">
            <text:p>2707</text:p>
          </table:table-cell>
          <table:table-cell office:value-type="time" office:time-value="PT19H7M38.231S" table:style-name="ce2">
            <text:p>07:38.2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3618" table:style-name="ce1">
            <text:p>3618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708" table:style-name="ce1">
            <text:p>2708</text:p>
          </table:table-cell>
          <table:table-cell office:value-type="time" office:time-value="PT19H7M39.562S" table:style-name="ce2">
            <text:p>07:39.6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2295" table:style-name="ce1">
            <text:p>2295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709" table:style-name="ce1">
            <text:p>2709</text:p>
          </table:table-cell>
          <table:table-cell office:value-type="time" office:time-value="PT19H7M35.235S" table:style-name="ce2">
            <text:p>07:35.2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6634" table:style-name="ce1">
            <text:p>6634</text:p>
          </table:table-cell>
          <table:table-cell office:value-type="string" table:style-name="ce1">
            <text:p>Success</text:p>
          </table:table-cell>
          <table:table-cell office:value-type="float" office:value="64120" table:style-name="ce1">
            <text:p>64120</text:p>
          </table:table-cell>
          <table:table-cell table:number-columns-repeated="16377"/>
        </table:table-row>
        <table:table-row table:style-name="ro1">
          <table:table-cell office:value-type="float" office:value="2710" table:style-name="ce1">
            <text:p>2710</text:p>
          </table:table-cell>
          <table:table-cell office:value-type="time" office:time-value="PT19H7M35.223S" table:style-name="ce2">
            <text:p>07:35.2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711" table:style-name="ce1">
            <text:p>2711</text:p>
          </table:table-cell>
          <table:table-cell office:value-type="time" office:time-value="PT19H7M30.687S" table:style-name="ce2">
            <text:p>07:30.7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11198" table:style-name="ce1">
            <text:p>11198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712" table:style-name="ce1">
            <text:p>2712</text:p>
          </table:table-cell>
          <table:table-cell office:value-type="time" office:time-value="PT19H7M34.877S" table:style-name="ce2">
            <text:p>07:34.9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011" table:style-name="ce1">
            <text:p>7011</text:p>
          </table:table-cell>
          <table:table-cell office:value-type="string" table:style-name="ce1">
            <text:p>Success</text:p>
          </table:table-cell>
          <table:table-cell office:value-type="float" office:value="21328" table:style-name="ce1">
            <text:p>21328</text:p>
          </table:table-cell>
          <table:table-cell table:number-columns-repeated="16377"/>
        </table:table-row>
        <table:table-row table:style-name="ro1">
          <table:table-cell office:value-type="float" office:value="2713" table:style-name="ce1">
            <text:p>2713</text:p>
          </table:table-cell>
          <table:table-cell office:value-type="time" office:time-value="PT19H7M39.785S" table:style-name="ce2">
            <text:p>07:39.8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2103" table:style-name="ce1">
            <text:p>2103</text:p>
          </table:table-cell>
          <table:table-cell office:value-type="string" table:style-name="ce1">
            <text:p>Success</text:p>
          </table:table-cell>
          <table:table-cell office:value-type="float" office:value="30750" table:style-name="ce1">
            <text:p>30750</text:p>
          </table:table-cell>
          <table:table-cell table:number-columns-repeated="16377"/>
        </table:table-row>
        <table:table-row table:style-name="ro1">
          <table:table-cell office:value-type="float" office:value="2714" table:style-name="ce1">
            <text:p>2714</text:p>
          </table:table-cell>
          <table:table-cell office:value-type="time" office:time-value="PT19H7M38.868S" table:style-name="ce2">
            <text:p>07:38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3023" table:style-name="ce1">
            <text:p>3023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2715" table:style-name="ce1">
            <text:p>2715</text:p>
          </table:table-cell>
          <table:table-cell office:value-type="time" office:time-value="PT19H7M40.807S" table:style-name="ce2">
            <text:p>07:40.8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2716" table:style-name="ce1">
            <text:p>2716</text:p>
          </table:table-cell>
          <table:table-cell office:value-type="time" office:time-value="PT19H7M41.753S" table:style-name="ce2">
            <text:p>07:41.8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plan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717" table:style-name="ce1">
            <text:p>2717</text:p>
          </table:table-cell>
          <table:table-cell office:value-type="time" office:time-value="PT19H7M40.811S" table:style-name="ce2">
            <text:p>07:40.8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1108" table:style-name="ce1">
            <text:p>1108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2718" table:style-name="ce1">
            <text:p>2718</text:p>
          </table:table-cell>
          <table:table-cell office:value-type="time" office:time-value="PT19H7M41.919S" table:style-name="ce2">
            <text:p>07:41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19" table:style-name="ce1">
            <text:p>2719</text:p>
          </table:table-cell>
          <table:table-cell office:value-type="time" office:time-value="PT19H7M41.931S" table:style-name="ce2">
            <text:p>07:41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20" table:style-name="ce1">
            <text:p>2720</text:p>
          </table:table-cell>
          <table:table-cell office:value-type="time" office:time-value="PT19H7M41.938S" table:style-name="ce2">
            <text:p>07:41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21" table:style-name="ce1">
            <text:p>2721</text:p>
          </table:table-cell>
          <table:table-cell office:value-type="time" office:time-value="PT19H7M38.736S" table:style-name="ce2">
            <text:p>07:38.7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3209" table:style-name="ce1">
            <text:p>3209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2722" table:style-name="ce1">
            <text:p>2722</text:p>
          </table:table-cell>
          <table:table-cell office:value-type="time" office:time-value="PT19H7M39.178S" table:style-name="ce2">
            <text:p>07:39.2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2772" table:style-name="ce1">
            <text:p>2772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2723" table:style-name="ce1">
            <text:p>2723</text:p>
          </table:table-cell>
          <table:table-cell office:value-type="time" office:time-value="PT19H7M38.513S" table:style-name="ce2">
            <text:p>07:38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3437" table:style-name="ce1">
            <text:p>3437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724" table:style-name="ce1">
            <text:p>2724</text:p>
          </table:table-cell>
          <table:table-cell office:value-type="time" office:time-value="PT19H7M41.851S" table:style-name="ce2">
            <text:p>07:41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533" table:style-name="ce1">
            <text:p>533</text:p>
          </table:table-cell>
          <table:table-cell table:number-columns-repeated="16377"/>
        </table:table-row>
        <table:table-row table:style-name="ro1">
          <table:table-cell office:value-type="float" office:value="2725" table:style-name="ce1">
            <text:p>2725</text:p>
          </table:table-cell>
          <table:table-cell office:value-type="time" office:time-value="PT19H7M40.012S" table:style-name="ce2">
            <text:p>07:40.0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726" table:style-name="ce1">
            <text:p>2726</text:p>
          </table:table-cell>
          <table:table-cell office:value-type="time" office:time-value="PT19H7M41.955S" table:style-name="ce2">
            <text:p>07:42.0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533" table:style-name="ce1">
            <text:p>533</text:p>
          </table:table-cell>
          <table:table-cell table:number-columns-repeated="16377"/>
        </table:table-row>
        <table:table-row table:style-name="ro1">
          <table:table-cell office:value-type="float" office:value="2727" table:style-name="ce1">
            <text:p>2727</text:p>
          </table:table-cell>
          <table:table-cell office:value-type="time" office:time-value="PT19H7M41.733S" table:style-name="ce2">
            <text:p>07:41.7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plan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728" table:style-name="ce1">
            <text:p>2728</text:p>
          </table:table-cell>
          <table:table-cell office:value-type="time" office:time-value="PT19H7M42.062S" table:style-name="ce2">
            <text:p>07:42.1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29" table:style-name="ce1">
            <text:p>2729</text:p>
          </table:table-cell>
          <table:table-cell office:value-type="time" office:time-value="PT19H7M42.073S" table:style-name="ce2">
            <text:p>07:42.1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30" table:style-name="ce1">
            <text:p>2730</text:p>
          </table:table-cell>
          <table:table-cell office:value-type="time" office:time-value="PT19H7M42.079S" table:style-name="ce2">
            <text:p>07:42.1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31" table:style-name="ce1">
            <text:p>2731</text:p>
          </table:table-cell>
          <table:table-cell office:value-type="time" office:time-value="PT19H7M41.953S" table:style-name="ce2">
            <text:p>07:42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plan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732" table:style-name="ce1">
            <text:p>2732</text:p>
          </table:table-cell>
          <table:table-cell office:value-type="time" office:time-value="PT19H7M37.414S" table:style-name="ce2">
            <text:p>07:37.4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5122" table:style-name="ce1">
            <text:p>5122</text:p>
          </table:table-cell>
          <table:table-cell office:value-type="string" table:style-name="ce1">
            <text:p>Success</text:p>
          </table:table-cell>
          <table:table-cell office:value-type="float" office:value="56547" table:style-name="ce1">
            <text:p>56547</text:p>
          </table:table-cell>
          <table:table-cell table:number-columns-repeated="16377"/>
        </table:table-row>
        <table:table-row table:style-name="ro1">
          <table:table-cell office:value-type="float" office:value="2733" table:style-name="ce1">
            <text:p>2733</text:p>
          </table:table-cell>
          <table:table-cell office:value-type="time" office:time-value="PT19H7M42.537S" table:style-name="ce2">
            <text:p>07:42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34" table:style-name="ce1">
            <text:p>2734</text:p>
          </table:table-cell>
          <table:table-cell office:value-type="time" office:time-value="PT19H7M42.550S" table:style-name="ce2">
            <text:p>07:42.6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35" table:style-name="ce1">
            <text:p>2735</text:p>
          </table:table-cell>
          <table:table-cell office:value-type="time" office:time-value="PT19H7M42.561S" table:style-name="ce2">
            <text:p>07:42.6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36" table:style-name="ce1">
            <text:p>2736</text:p>
          </table:table-cell>
          <table:table-cell office:value-type="time" office:time-value="PT19H7M42.537S" table:style-name="ce2">
            <text:p>07:42.5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931" table:style-name="ce1">
            <text:p>931</text:p>
          </table:table-cell>
          <table:table-cell table:number-columns-repeated="16377"/>
        </table:table-row>
        <table:table-row table:style-name="ro1">
          <table:table-cell office:value-type="float" office:value="2737" table:style-name="ce1">
            <text:p>2737</text:p>
          </table:table-cell>
          <table:table-cell office:value-type="time" office:time-value="PT19H7M42.676S" table:style-name="ce2">
            <text:p>07:42.7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931" table:style-name="ce1">
            <text:p>931</text:p>
          </table:table-cell>
          <table:table-cell table:number-columns-repeated="16377"/>
        </table:table-row>
        <table:table-row table:style-name="ro1">
          <table:table-cell office:value-type="float" office:value="2738" table:style-name="ce1">
            <text:p>2738</text:p>
          </table:table-cell>
          <table:table-cell office:value-type="time" office:time-value="PT19H7M41.921S" table:style-name="ce2">
            <text:p>07:41.9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plan</text:p>
          </table:table-cell>
          <table:table-cell office:value-type="float" office:value="1016" table:style-name="ce1">
            <text:p>1016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739" table:style-name="ce1">
            <text:p>2739</text:p>
          </table:table-cell>
          <table:table-cell office:value-type="time" office:time-value="PT19H7M41.898S" table:style-name="ce2">
            <text:p>07:41.9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plan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740" table:style-name="ce1">
            <text:p>2740</text:p>
          </table:table-cell>
          <table:table-cell office:value-type="time" office:time-value="PT19H7M42.961S" table:style-name="ce2">
            <text:p>07:43.0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41" table:style-name="ce1">
            <text:p>2741</text:p>
          </table:table-cell>
          <table:table-cell office:value-type="time" office:time-value="PT19H7M42.958S" table:style-name="ce2">
            <text:p>07:43.0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42" table:style-name="ce1">
            <text:p>2742</text:p>
          </table:table-cell>
          <table:table-cell office:value-type="time" office:time-value="PT19H7M42.970S" table:style-name="ce2">
            <text:p>07:43.0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43" table:style-name="ce1">
            <text:p>2743</text:p>
          </table:table-cell>
          <table:table-cell office:value-type="time" office:time-value="PT19H7M42.971S" table:style-name="ce2">
            <text:p>07:43.0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44" table:style-name="ce1">
            <text:p>2744</text:p>
          </table:table-cell>
          <table:table-cell office:value-type="time" office:time-value="PT19H7M42.977S" table:style-name="ce2">
            <text:p>07:43.0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45" table:style-name="ce1">
            <text:p>2745</text:p>
          </table:table-cell>
          <table:table-cell office:value-type="time" office:time-value="PT19H7M42.977S" table:style-name="ce2">
            <text:p>07:43.0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46" table:style-name="ce1">
            <text:p>2746</text:p>
          </table:table-cell>
          <table:table-cell office:value-type="time" office:time-value="PT19H7M41.889S" table:style-name="ce2">
            <text:p>07:41.9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plan</text:p>
          </table:table-cell>
          <table:table-cell office:value-type="float" office:value="1455" table:style-name="ce1">
            <text:p>1455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747" table:style-name="ce1">
            <text:p>2747</text:p>
          </table:table-cell>
          <table:table-cell office:value-type="time" office:time-value="PT19H7M43.362S" table:style-name="ce2">
            <text:p>07:43.4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48" table:style-name="ce1">
            <text:p>2748</text:p>
          </table:table-cell>
          <table:table-cell office:value-type="time" office:time-value="PT19H7M41.883S" table:style-name="ce2">
            <text:p>07:41.9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plan</text:p>
          </table:table-cell>
          <table:table-cell office:value-type="float" office:value="1498" table:style-name="ce1">
            <text:p>1498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749" table:style-name="ce1">
            <text:p>2749</text:p>
          </table:table-cell>
          <table:table-cell office:value-type="time" office:time-value="PT19H7M43.377S" table:style-name="ce2">
            <text:p>07:43.4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50" table:style-name="ce1">
            <text:p>2750</text:p>
          </table:table-cell>
          <table:table-cell office:value-type="time" office:time-value="PT19H7M43.398S" table:style-name="ce2">
            <text:p>07:43.4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51" table:style-name="ce1">
            <text:p>2751</text:p>
          </table:table-cell>
          <table:table-cell office:value-type="time" office:time-value="PT19H7M43.383S" table:style-name="ce2">
            <text:p>07:43.4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52" table:style-name="ce1">
            <text:p>2752</text:p>
          </table:table-cell>
          <table:table-cell office:value-type="time" office:time-value="PT19H7M43.409S" table:style-name="ce2">
            <text:p>07:43.4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53" table:style-name="ce1">
            <text:p>2753</text:p>
          </table:table-cell>
          <table:table-cell office:value-type="time" office:time-value="PT19H7M43.427S" table:style-name="ce2">
            <text:p>07:43.4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54" table:style-name="ce1">
            <text:p>2754</text:p>
          </table:table-cell>
          <table:table-cell office:value-type="time" office:time-value="PT19H7M37.415S" table:style-name="ce2">
            <text:p>07:37.4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6045" table:style-name="ce1">
            <text:p>6045</text:p>
          </table:table-cell>
          <table:table-cell office:value-type="string" table:style-name="ce1">
            <text:p>Success</text:p>
          </table:table-cell>
          <table:table-cell office:value-type="float" office:value="56582" table:style-name="ce1">
            <text:p>56582</text:p>
          </table:table-cell>
          <table:table-cell table:number-columns-repeated="16377"/>
        </table:table-row>
        <table:table-row table:style-name="ro1">
          <table:table-cell office:value-type="float" office:value="2755" table:style-name="ce1">
            <text:p>2755</text:p>
          </table:table-cell>
          <table:table-cell office:value-type="time" office:time-value="PT19H7M37.441S" table:style-name="ce2">
            <text:p>07:37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6055" table:style-name="ce1">
            <text:p>6055</text:p>
          </table:table-cell>
          <table:table-cell office:value-type="string" table:style-name="ce1">
            <text:p>Success</text:p>
          </table:table-cell>
          <table:table-cell office:value-type="float" office:value="54609" table:style-name="ce1">
            <text:p>54609</text:p>
          </table:table-cell>
          <table:table-cell table:number-columns-repeated="16377"/>
        </table:table-row>
        <table:table-row table:style-name="ro1">
          <table:table-cell office:value-type="float" office:value="2756" table:style-name="ce1">
            <text:p>2756</text:p>
          </table:table-cell>
          <table:table-cell office:value-type="time" office:time-value="PT19H7M38.511S" table:style-name="ce2">
            <text:p>07:38.5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5019" table:style-name="ce1">
            <text:p>5019</text:p>
          </table:table-cell>
          <table:table-cell office:value-type="string" table:style-name="ce1">
            <text:p>Success</text:p>
          </table:table-cell>
          <table:table-cell office:value-type="float" office:value="56571" table:style-name="ce1">
            <text:p>56571</text:p>
          </table:table-cell>
          <table:table-cell table:number-columns-repeated="16377"/>
        </table:table-row>
        <table:table-row table:style-name="ro1">
          <table:table-cell office:value-type="float" office:value="2757" table:style-name="ce1">
            <text:p>2757</text:p>
          </table:table-cell>
          <table:table-cell office:value-type="time" office:time-value="PT19H7M38.586S" table:style-name="ce2">
            <text:p>07:38.6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4971" table:style-name="ce1">
            <text:p>4971</text:p>
          </table:table-cell>
          <table:table-cell office:value-type="string" table:style-name="ce1">
            <text:p>Success</text:p>
          </table:table-cell>
          <table:table-cell office:value-type="float" office:value="54615" table:style-name="ce1">
            <text:p>54615</text:p>
          </table:table-cell>
          <table:table-cell table:number-columns-repeated="16377"/>
        </table:table-row>
        <table:table-row table:style-name="ro1">
          <table:table-cell office:value-type="float" office:value="2758" table:style-name="ce1">
            <text:p>2758</text:p>
          </table:table-cell>
          <table:table-cell office:value-type="time" office:time-value="PT19H7M40.261S" table:style-name="ce2">
            <text:p>07:40.3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3316" table:style-name="ce1">
            <text:p>3316</text:p>
          </table:table-cell>
          <table:table-cell office:value-type="string" table:style-name="ce1">
            <text:p>Success</text:p>
          </table:table-cell>
          <table:table-cell office:value-type="float" office:value="56539" table:style-name="ce1">
            <text:p>56539</text:p>
          </table:table-cell>
          <table:table-cell table:number-columns-repeated="16377"/>
        </table:table-row>
        <table:table-row table:style-name="ro1">
          <table:table-cell office:value-type="float" office:value="2759" table:style-name="ce1">
            <text:p>2759</text:p>
          </table:table-cell>
          <table:table-cell office:value-type="time" office:time-value="PT19H7M37.433S" table:style-name="ce2">
            <text:p>07:37.4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6155" table:style-name="ce1">
            <text:p>6155</text:p>
          </table:table-cell>
          <table:table-cell office:value-type="string" table:style-name="ce1">
            <text:p>Success</text:p>
          </table:table-cell>
          <table:table-cell office:value-type="float" office:value="52649" table:style-name="ce1">
            <text:p>52649</text:p>
          </table:table-cell>
          <table:table-cell table:number-columns-repeated="16377"/>
        </table:table-row>
        <table:table-row table:style-name="ro1">
          <table:table-cell office:value-type="float" office:value="2760" table:style-name="ce1">
            <text:p>2760</text:p>
          </table:table-cell>
          <table:table-cell office:value-type="time" office:time-value="PT19H7M43.579S" table:style-name="ce2">
            <text:p>07:43.6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761" table:style-name="ce1">
            <text:p>2761</text:p>
          </table:table-cell>
          <table:table-cell office:value-type="time" office:time-value="PT19H7M43.736S" table:style-name="ce2">
            <text:p>07:43.7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762" table:style-name="ce1">
            <text:p>2762</text:p>
          </table:table-cell>
          <table:table-cell office:value-type="time" office:time-value="PT19H7M43.755S" table:style-name="ce2">
            <text:p>07:43.8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435" table:style-name="ce1">
            <text:p>2435</text:p>
          </table:table-cell>
          <table:table-cell table:number-columns-repeated="16377"/>
        </table:table-row>
        <table:table-row table:style-name="ro1">
          <table:table-cell office:value-type="float" office:value="2763" table:style-name="ce1">
            <text:p>2763</text:p>
          </table:table-cell>
          <table:table-cell office:value-type="time" office:time-value="PT19H7M41.787S" table:style-name="ce2">
            <text:p>07:41.8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plan</text:p>
          </table:table-cell>
          <table:table-cell office:value-type="float" office:value="2145" table:style-name="ce1">
            <text:p>2145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764" table:style-name="ce1">
            <text:p>2764</text:p>
          </table:table-cell>
          <table:table-cell office:value-type="time" office:time-value="PT19H7M43.934S" table:style-name="ce2">
            <text:p>07:43.9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65" table:style-name="ce1">
            <text:p>2765</text:p>
          </table:table-cell>
          <table:table-cell office:value-type="time" office:time-value="PT19H7M43.945S" table:style-name="ce2">
            <text:p>07:43.9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66" table:style-name="ce1">
            <text:p>2766</text:p>
          </table:table-cell>
          <table:table-cell office:value-type="time" office:time-value="PT19H7M43.952S" table:style-name="ce2">
            <text:p>07:44.0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67" table:style-name="ce1">
            <text:p>2767</text:p>
          </table:table-cell>
          <table:table-cell office:value-type="time" office:time-value="PT19H7M41.779S" table:style-name="ce2">
            <text:p>07:41.8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plan</text:p>
          </table:table-cell>
          <table:table-cell office:value-type="float" office:value="2192" table:style-name="ce1">
            <text:p>2192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768" table:style-name="ce1">
            <text:p>2768</text:p>
          </table:table-cell>
          <table:table-cell office:value-type="time" office:time-value="PT19H7M43.906S" table:style-name="ce2">
            <text:p>07:43.9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435" table:style-name="ce1">
            <text:p>2435</text:p>
          </table:table-cell>
          <table:table-cell table:number-columns-repeated="16377"/>
        </table:table-row>
        <table:table-row table:style-name="ro1">
          <table:table-cell office:value-type="float" office:value="2769" table:style-name="ce1">
            <text:p>2769</text:p>
          </table:table-cell>
          <table:table-cell office:value-type="time" office:time-value="PT19H7M43.974S" table:style-name="ce2">
            <text:p>07:44.0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70" table:style-name="ce1">
            <text:p>2770</text:p>
          </table:table-cell>
          <table:table-cell office:value-type="time" office:time-value="PT19H7M43.988S" table:style-name="ce2">
            <text:p>07:44.0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71" table:style-name="ce1">
            <text:p>2771</text:p>
          </table:table-cell>
          <table:table-cell office:value-type="time" office:time-value="PT19H7M40.786S" table:style-name="ce2">
            <text:p>07:40.8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3207" table:style-name="ce1">
            <text:p>3207</text:p>
          </table:table-cell>
          <table:table-cell office:value-type="string" table:style-name="ce1">
            <text:p>Success</text:p>
          </table:table-cell>
          <table:table-cell office:value-type="float" office:value="58540" table:style-name="ce1">
            <text:p>58540</text:p>
          </table:table-cell>
          <table:table-cell table:number-columns-repeated="16377"/>
        </table:table-row>
        <table:table-row table:style-name="ro1">
          <table:table-cell office:value-type="float" office:value="2772" table:style-name="ce1">
            <text:p>2772</text:p>
          </table:table-cell>
          <table:table-cell office:value-type="time" office:time-value="PT19H7M43.995S" table:style-name="ce2">
            <text:p>07:44.0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73" table:style-name="ce1">
            <text:p>2773</text:p>
          </table:table-cell>
          <table:table-cell office:value-type="time" office:time-value="PT19H7M42.698S" table:style-name="ce2">
            <text:p>07:42.7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63" table:style-name="ce1">
            <text:p>1363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774" table:style-name="ce1">
            <text:p>2774</text:p>
          </table:table-cell>
          <table:table-cell office:value-type="time" office:time-value="PT19H7M38.515S" table:style-name="ce2">
            <text:p>07:38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5611" table:style-name="ce1">
            <text:p>5611</text:p>
          </table:table-cell>
          <table:table-cell office:value-type="string" table:style-name="ce1">
            <text:p>Success</text:p>
          </table:table-cell>
          <table:table-cell office:value-type="float" office:value="56576" table:style-name="ce1">
            <text:p>56576</text:p>
          </table:table-cell>
          <table:table-cell table:number-columns-repeated="16377"/>
        </table:table-row>
        <table:table-row table:style-name="ro1">
          <table:table-cell office:value-type="float" office:value="2775" table:style-name="ce1">
            <text:p>2775</text:p>
          </table:table-cell>
          <table:table-cell office:value-type="time" office:time-value="PT19H7M40.804S" table:style-name="ce2">
            <text:p>07:40.8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4054" table:style-name="ce1">
            <text:p>4054</text:p>
          </table:table-cell>
          <table:table-cell office:value-type="string" table:style-name="ce1">
            <text:p>Success</text:p>
          </table:table-cell>
          <table:table-cell office:value-type="float" office:value="56545" table:style-name="ce1">
            <text:p>56545</text:p>
          </table:table-cell>
          <table:table-cell table:number-columns-repeated="16377"/>
        </table:table-row>
        <table:table-row table:style-name="ro1">
          <table:table-cell office:value-type="float" office:value="2776" table:style-name="ce1">
            <text:p>2776</text:p>
          </table:table-cell>
          <table:table-cell office:value-type="time" office:time-value="PT19H7M41.788S" table:style-name="ce2">
            <text:p>07:41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3098" table:style-name="ce1">
            <text:p>3098</text:p>
          </table:table-cell>
          <table:table-cell office:value-type="string" table:style-name="ce1">
            <text:p>Success</text:p>
          </table:table-cell>
          <table:table-cell office:value-type="float" office:value="60503" table:style-name="ce1">
            <text:p>60503</text:p>
          </table:table-cell>
          <table:table-cell table:number-columns-repeated="16377"/>
        </table:table-row>
        <table:table-row table:style-name="ro1">
          <table:table-cell office:value-type="float" office:value="2777" table:style-name="ce1">
            <text:p>2777</text:p>
          </table:table-cell>
          <table:table-cell office:value-type="time" office:time-value="PT19H7M44.886S" table:style-name="ce2">
            <text:p>07:44.9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755" table:style-name="ce1">
            <text:p>755</text:p>
          </table:table-cell>
          <table:table-cell table:number-columns-repeated="16377"/>
        </table:table-row>
        <table:table-row table:style-name="ro1">
          <table:table-cell office:value-type="float" office:value="2778" table:style-name="ce1">
            <text:p>2778</text:p>
          </table:table-cell>
          <table:table-cell office:value-type="time" office:time-value="PT19H7M41.764S" table:style-name="ce2">
            <text:p>07:41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3354" table:style-name="ce1">
            <text:p>3354</text:p>
          </table:table-cell>
          <table:table-cell office:value-type="string" table:style-name="ce1">
            <text:p>Success</text:p>
          </table:table-cell>
          <table:table-cell office:value-type="float" office:value="62470" table:style-name="ce1">
            <text:p>62470</text:p>
          </table:table-cell>
          <table:table-cell table:number-columns-repeated="16377"/>
        </table:table-row>
        <table:table-row table:style-name="ro1">
          <table:table-cell office:value-type="float" office:value="2779" table:style-name="ce1">
            <text:p>2779</text:p>
          </table:table-cell>
          <table:table-cell office:value-type="time" office:time-value="PT19H7M41.859S" table:style-name="ce2">
            <text:p>07:41.9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3295" table:style-name="ce1">
            <text:p>3295</text:p>
          </table:table-cell>
          <table:table-cell office:value-type="string" table:style-name="ce1">
            <text:p>Success</text:p>
          </table:table-cell>
          <table:table-cell office:value-type="float" office:value="62470" table:style-name="ce1">
            <text:p>62470</text:p>
          </table:table-cell>
          <table:table-cell table:number-columns-repeated="16377"/>
        </table:table-row>
        <table:table-row table:style-name="ro1">
          <table:table-cell office:value-type="float" office:value="2780" table:style-name="ce1">
            <text:p>2780</text:p>
          </table:table-cell>
          <table:table-cell office:value-type="time" office:time-value="PT19H7M41.849S" table:style-name="ce2">
            <text:p>07:41.8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3327" table:style-name="ce1">
            <text:p>3327</text:p>
          </table:table-cell>
          <table:table-cell office:value-type="string" table:style-name="ce1">
            <text:p>Success</text:p>
          </table:table-cell>
          <table:table-cell office:value-type="float" office:value="60504" table:style-name="ce1">
            <text:p>60504</text:p>
          </table:table-cell>
          <table:table-cell table:number-columns-repeated="16377"/>
        </table:table-row>
        <table:table-row table:style-name="ro1">
          <table:table-cell office:value-type="float" office:value="2781" table:style-name="ce1">
            <text:p>2781</text:p>
          </table:table-cell>
          <table:table-cell office:value-type="time" office:time-value="PT19H7M41.892S" table:style-name="ce2">
            <text:p>07:41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3416" table:style-name="ce1">
            <text:p>3416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2782" table:style-name="ce1">
            <text:p>2782</text:p>
          </table:table-cell>
          <table:table-cell office:value-type="time" office:time-value="PT19H7M40.070S" table:style-name="ce2">
            <text:p>07:40.1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5264" table:style-name="ce1">
            <text:p>5264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783" table:style-name="ce1">
            <text:p>2783</text:p>
          </table:table-cell>
          <table:table-cell office:value-type="time" office:time-value="PT19H7M41.793S" table:style-name="ce2">
            <text:p>07:41.8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3543" table:style-name="ce1">
            <text:p>3543</text:p>
          </table:table-cell>
          <table:table-cell office:value-type="string" table:style-name="ce1">
            <text:p>Success</text:p>
          </table:table-cell>
          <table:table-cell office:value-type="float" office:value="60504" table:style-name="ce1">
            <text:p>60504</text:p>
          </table:table-cell>
          <table:table-cell table:number-columns-repeated="16377"/>
        </table:table-row>
        <table:table-row table:style-name="ro1">
          <table:table-cell office:value-type="float" office:value="2784" table:style-name="ce1">
            <text:p>2784</text:p>
          </table:table-cell>
          <table:table-cell office:value-type="time" office:time-value="PT19H7M41.890S" table:style-name="ce2">
            <text:p>07:41.9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3477" table:style-name="ce1">
            <text:p>3477</text:p>
          </table:table-cell>
          <table:table-cell office:value-type="string" table:style-name="ce1">
            <text:p>Success</text:p>
          </table:table-cell>
          <table:table-cell office:value-type="float" office:value="16753" table:style-name="ce1">
            <text:p>16753</text:p>
          </table:table-cell>
          <table:table-cell table:number-columns-repeated="16377"/>
        </table:table-row>
        <table:table-row table:style-name="ro1">
          <table:table-cell office:value-type="float" office:value="2785" table:style-name="ce1">
            <text:p>2785</text:p>
          </table:table-cell>
          <table:table-cell office:value-type="time" office:time-value="PT19H7M43.532S" table:style-name="ce2">
            <text:p>07:43.5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835" table:style-name="ce1">
            <text:p>1835</text:p>
          </table:table-cell>
          <table:table-cell office:value-type="string" table:style-name="ce1">
            <text:p>Success</text:p>
          </table:table-cell>
          <table:table-cell office:value-type="float" office:value="18167" table:style-name="ce1">
            <text:p>18167</text:p>
          </table:table-cell>
          <table:table-cell table:number-columns-repeated="16377"/>
        </table:table-row>
        <table:table-row table:style-name="ro1">
          <table:table-cell office:value-type="float" office:value="2786" table:style-name="ce1">
            <text:p>2786</text:p>
          </table:table-cell>
          <table:table-cell office:value-type="time" office:time-value="PT19H7M41.953S" table:style-name="ce2">
            <text:p>07:42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3433" table:style-name="ce1">
            <text:p>3433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787" table:style-name="ce1">
            <text:p>2787</text:p>
          </table:table-cell>
          <table:table-cell office:value-type="time" office:time-value="PT19H7M41.890S" table:style-name="ce2">
            <text:p>07:41.9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3498" table:style-name="ce1">
            <text:p>3498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788" table:style-name="ce1">
            <text:p>2788</text:p>
          </table:table-cell>
          <table:table-cell office:value-type="time" office:time-value="PT19H7M45.062S" table:style-name="ce2">
            <text:p>07:45.1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755" table:style-name="ce1">
            <text:p>755</text:p>
          </table:table-cell>
          <table:table-cell table:number-columns-repeated="16377"/>
        </table:table-row>
        <table:table-row table:style-name="ro1">
          <table:table-cell office:value-type="float" office:value="2789" table:style-name="ce1">
            <text:p>2789</text:p>
          </table:table-cell>
          <table:table-cell office:value-type="time" office:time-value="PT19H7M45.337S" table:style-name="ce2">
            <text:p>07:45.3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533" table:style-name="ce1">
            <text:p>533</text:p>
          </table:table-cell>
          <table:table-cell table:number-columns-repeated="16377"/>
        </table:table-row>
        <table:table-row table:style-name="ro1">
          <table:table-cell office:value-type="float" office:value="2790" table:style-name="ce1">
            <text:p>2790</text:p>
          </table:table-cell>
          <table:table-cell office:value-type="time" office:time-value="PT19H7M41.747S" table:style-name="ce2">
            <text:p>07:41.7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3662" table:style-name="ce1">
            <text:p>3662</text:p>
          </table:table-cell>
          <table:table-cell office:value-type="string" table:style-name="ce1">
            <text:p>Success</text:p>
          </table:table-cell>
          <table:table-cell office:value-type="float" office:value="53450" table:style-name="ce1">
            <text:p>53450</text:p>
          </table:table-cell>
          <table:table-cell table:number-columns-repeated="16377"/>
        </table:table-row>
        <table:table-row table:style-name="ro1">
          <table:table-cell office:value-type="float" office:value="2791" table:style-name="ce1">
            <text:p>2791</text:p>
          </table:table-cell>
          <table:table-cell office:value-type="time" office:time-value="PT19H7M41.953S" table:style-name="ce2">
            <text:p>07:42.0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3463" table:style-name="ce1">
            <text:p>3463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2792" table:style-name="ce1">
            <text:p>2792</text:p>
          </table:table-cell>
          <table:table-cell office:value-type="time" office:time-value="PT19H7M41.947S" table:style-name="ce2">
            <text:p>07:41.9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3472" table:style-name="ce1">
            <text:p>3472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2793" table:style-name="ce1">
            <text:p>2793</text:p>
          </table:table-cell>
          <table:table-cell office:value-type="time" office:time-value="PT19H7M40.856S" table:style-name="ce2">
            <text:p>07:40.9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?wicket:interface=:1:indicator:big-form:segment:part:actor:name::IBehaviorListener:0:-1&amp;random=0.5394079998653609</text:p>
          </table:table-cell>
          <table:table-cell office:value-type="float" office:value="4564" table:style-name="ce1">
            <text:p>4564</text:p>
          </table:table-cell>
          <table:table-cell office:value-type="string" table:style-name="ce1">
            <text:p>Success</text:p>
          </table:table-cell>
          <table:table-cell office:value-type="float" office:value="26145" table:style-name="ce1">
            <text:p>26145</text:p>
          </table:table-cell>
          <table:table-cell table:number-columns-repeated="16377"/>
        </table:table-row>
        <table:table-row table:style-name="ro1">
          <table:table-cell office:value-type="float" office:value="2794" table:style-name="ce1">
            <text:p>2794</text:p>
          </table:table-cell>
          <table:table-cell office:value-type="time" office:time-value="PT19H7M45.422S" table:style-name="ce2">
            <text:p>07:45.4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937" table:style-name="ce1">
            <text:p>937</text:p>
          </table:table-cell>
          <table:table-cell table:number-columns-repeated="16377"/>
        </table:table-row>
        <table:table-row table:style-name="ro1">
          <table:table-cell office:value-type="float" office:value="2795" table:style-name="ce1">
            <text:p>2795</text:p>
          </table:table-cell>
          <table:table-cell office:value-type="time" office:time-value="PT19H7M45.333S" table:style-name="ce2">
            <text:p>07:45.3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plan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796" table:style-name="ce1">
            <text:p>2796</text:p>
          </table:table-cell>
          <table:table-cell office:value-type="time" office:time-value="PT19H7M45.369S" table:style-name="ce2">
            <text:p>07:45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797" table:style-name="ce1">
            <text:p>2797</text:p>
          </table:table-cell>
          <table:table-cell office:value-type="time" office:time-value="PT19H7M45.531S" table:style-name="ce2">
            <text:p>07:45.5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98" table:style-name="ce1">
            <text:p>2798</text:p>
          </table:table-cell>
          <table:table-cell office:value-type="time" office:time-value="PT19H7M45.555S" table:style-name="ce2">
            <text:p>07:45.6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799" table:style-name="ce1">
            <text:p>2799</text:p>
          </table:table-cell>
          <table:table-cell office:value-type="time" office:time-value="PT19H7M45.570S" table:style-name="ce2">
            <text:p>07:45.6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00" table:style-name="ce1">
            <text:p>2800</text:p>
          </table:table-cell>
          <table:table-cell office:value-type="time" office:time-value="PT19H7M45.573S" table:style-name="ce2">
            <text:p>07:45.6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01" table:style-name="ce1">
            <text:p>2801</text:p>
          </table:table-cell>
          <table:table-cell office:value-type="time" office:time-value="PT19H7M41.872S" table:style-name="ce2">
            <text:p>07:41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3710" table:style-name="ce1">
            <text:p>3710</text:p>
          </table:table-cell>
          <table:table-cell office:value-type="string" table:style-name="ce1">
            <text:p>Success</text:p>
          </table:table-cell>
          <table:table-cell office:value-type="float" office:value="62465" table:style-name="ce1">
            <text:p>62465</text:p>
          </table:table-cell>
          <table:table-cell table:number-columns-repeated="16377"/>
        </table:table-row>
        <table:table-row table:style-name="ro1">
          <table:table-cell office:value-type="float" office:value="2802" table:style-name="ce1">
            <text:p>2802</text:p>
          </table:table-cell>
          <table:table-cell office:value-type="time" office:time-value="PT19H7M45.580S" table:style-name="ce2">
            <text:p>07:45.6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03" table:style-name="ce1">
            <text:p>2803</text:p>
          </table:table-cell>
          <table:table-cell office:value-type="time" office:time-value="PT19H7M45.581S" table:style-name="ce2">
            <text:p>07:45.6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04" table:style-name="ce1">
            <text:p>2804</text:p>
          </table:table-cell>
          <table:table-cell office:value-type="time" office:time-value="PT19H7M45.407S" table:style-name="ce2">
            <text:p>07:45.4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805" table:style-name="ce1">
            <text:p>2805</text:p>
          </table:table-cell>
          <table:table-cell office:value-type="time" office:time-value="PT19H7M45.583S" table:style-name="ce2">
            <text:p>07:45.6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806" table:style-name="ce1">
            <text:p>2806</text:p>
          </table:table-cell>
          <table:table-cell office:value-type="time" office:time-value="PT19H7M45.661S" table:style-name="ce2">
            <text:p>07:45.7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807" table:style-name="ce1">
            <text:p>2807</text:p>
          </table:table-cell>
          <table:table-cell office:value-type="time" office:time-value="PT19H7M45.709S" table:style-name="ce2">
            <text:p>07:45.7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808" table:style-name="ce1">
            <text:p>2808</text:p>
          </table:table-cell>
          <table:table-cell office:value-type="time" office:time-value="PT19H7M45.753S" table:style-name="ce2">
            <text:p>07:45.8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809" table:style-name="ce1">
            <text:p>2809</text:p>
          </table:table-cell>
          <table:table-cell office:value-type="time" office:time-value="PT19H7M45.391S" table:style-name="ce2">
            <text:p>07:45.4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plan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810" table:style-name="ce1">
            <text:p>2810</text:p>
          </table:table-cell>
          <table:table-cell office:value-type="time" office:time-value="PT19H7M45.369S" table:style-name="ce2">
            <text:p>07:45.4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plan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811" table:style-name="ce1">
            <text:p>2811</text:p>
          </table:table-cell>
          <table:table-cell office:value-type="time" office:time-value="PT19H7M45.837S" table:style-name="ce2">
            <text:p>07:45.8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12" table:style-name="ce1">
            <text:p>2812</text:p>
          </table:table-cell>
          <table:table-cell office:value-type="time" office:time-value="PT19H7M45.839S" table:style-name="ce2">
            <text:p>07:45.8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13" table:style-name="ce1">
            <text:p>2813</text:p>
          </table:table-cell>
          <table:table-cell office:value-type="time" office:time-value="PT19H7M45.858S" table:style-name="ce2">
            <text:p>07:45.9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14" table:style-name="ce1">
            <text:p>2814</text:p>
          </table:table-cell>
          <table:table-cell office:value-type="time" office:time-value="PT19H7M45.860S" table:style-name="ce2">
            <text:p>07:45.9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15" table:style-name="ce1">
            <text:p>2815</text:p>
          </table:table-cell>
          <table:table-cell office:value-type="time" office:time-value="PT19H7M45.865S" table:style-name="ce2">
            <text:p>07:45.9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16" table:style-name="ce1">
            <text:p>2816</text:p>
          </table:table-cell>
          <table:table-cell office:value-type="time" office:time-value="PT19H7M45.866S" table:style-name="ce2">
            <text:p>07:45.9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17" table:style-name="ce1">
            <text:p>2817</text:p>
          </table:table-cell>
          <table:table-cell office:value-type="time" office:time-value="PT19H7M45.837S" table:style-name="ce2">
            <text:p>07:45.8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818" table:style-name="ce1">
            <text:p>2818</text:p>
          </table:table-cell>
          <table:table-cell office:value-type="time" office:time-value="PT19H7M45.421S" table:style-name="ce2">
            <text:p>07:45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plan</text:p>
          </table:table-cell>
          <table:table-cell office:value-type="float" office:value="1728" table:style-name="ce1">
            <text:p>1728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819" table:style-name="ce1">
            <text:p>2819</text:p>
          </table:table-cell>
          <table:table-cell office:value-type="time" office:time-value="PT19H7M45.418S" table:style-name="ce2">
            <text:p>07:45.4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plan</text:p>
          </table:table-cell>
          <table:table-cell office:value-type="float" office:value="1803" table:style-name="ce1">
            <text:p>1803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820" table:style-name="ce1">
            <text:p>2820</text:p>
          </table:table-cell>
          <table:table-cell office:value-type="time" office:time-value="PT19H7M47.150S" table:style-name="ce2">
            <text:p>07:47.1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logout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21" table:style-name="ce1">
            <text:p>2821</text:p>
          </table:table-cell>
          <table:table-cell office:value-type="time" office:time-value="PT19H7M47.237S" table:style-name="ce2">
            <text:p>07:47.2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22" table:style-name="ce1">
            <text:p>2822</text:p>
          </table:table-cell>
          <table:table-cell office:value-type="time" office:time-value="PT19H7M47.257S" table:style-name="ce2">
            <text:p>07:47.3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23" table:style-name="ce1">
            <text:p>2823</text:p>
          </table:table-cell>
          <table:table-cell office:value-type="time" office:time-value="PT19H7M47.258S" table:style-name="ce2">
            <text:p>07:47.3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24" table:style-name="ce1">
            <text:p>2824</text:p>
          </table:table-cell>
          <table:table-cell office:value-type="time" office:time-value="PT19H7M47.268S" table:style-name="ce2">
            <text:p>07:47.3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25" table:style-name="ce1">
            <text:p>2825</text:p>
          </table:table-cell>
          <table:table-cell office:value-type="time" office:time-value="PT19H7M47.266S" table:style-name="ce2">
            <text:p>07:47.3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26" table:style-name="ce1">
            <text:p>2826</text:p>
          </table:table-cell>
          <table:table-cell office:value-type="time" office:time-value="PT19H7M43.462S" table:style-name="ce2">
            <text:p>07:43.5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3951" table:style-name="ce1">
            <text:p>3951</text:p>
          </table:table-cell>
          <table:table-cell office:value-type="string" table:style-name="ce1">
            <text:p>Success</text:p>
          </table:table-cell>
          <table:table-cell office:value-type="float" office:value="18165" table:style-name="ce1">
            <text:p>18165</text:p>
          </table:table-cell>
          <table:table-cell table:number-columns-repeated="16377"/>
        </table:table-row>
        <table:table-row table:style-name="ro1">
          <table:table-cell office:value-type="float" office:value="2827" table:style-name="ce1">
            <text:p>2827</text:p>
          </table:table-cell>
          <table:table-cell office:value-type="time" office:time-value="PT19H7M43.498S" table:style-name="ce2">
            <text:p>07:43.5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3977" table:style-name="ce1">
            <text:p>3977</text:p>
          </table:table-cell>
          <table:table-cell office:value-type="string" table:style-name="ce1">
            <text:p>Success</text:p>
          </table:table-cell>
          <table:table-cell office:value-type="float" office:value="18169" table:style-name="ce1">
            <text:p>18169</text:p>
          </table:table-cell>
          <table:table-cell table:number-columns-repeated="16377"/>
        </table:table-row>
        <table:table-row table:style-name="ro1">
          <table:table-cell office:value-type="float" office:value="2828" table:style-name="ce1">
            <text:p>2828</text:p>
          </table:table-cell>
          <table:table-cell office:value-type="time" office:time-value="PT19H7M41.982S" table:style-name="ce2">
            <text:p>07:42.0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5496" table:style-name="ce1">
            <text:p>5496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829" table:style-name="ce1">
            <text:p>2829</text:p>
          </table:table-cell>
          <table:table-cell office:value-type="time" office:time-value="PT19H7M45.178S" table:style-name="ce2">
            <text:p>07:45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2363" table:style-name="ce1">
            <text:p>2363</text:p>
          </table:table-cell>
          <table:table-cell office:value-type="string" table:style-name="ce1">
            <text:p>Success</text:p>
          </table:table-cell>
          <table:table-cell office:value-type="float" office:value="18169" table:style-name="ce1">
            <text:p>18169</text:p>
          </table:table-cell>
          <table:table-cell table:number-columns-repeated="16377"/>
        </table:table-row>
        <table:table-row table:style-name="ro1">
          <table:table-cell office:value-type="float" office:value="2830" table:style-name="ce1">
            <text:p>2830</text:p>
          </table:table-cell>
          <table:table-cell office:value-type="time" office:time-value="PT19H7M45.890S" table:style-name="ce2">
            <text:p>07:45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1705" table:style-name="ce1">
            <text:p>1705</text:p>
          </table:table-cell>
          <table:table-cell office:value-type="string" table:style-name="ce1">
            <text:p>Success</text:p>
          </table:table-cell>
          <table:table-cell office:value-type="float" office:value="9952" table:style-name="ce1">
            <text:p>9952</text:p>
          </table:table-cell>
          <table:table-cell table:number-columns-repeated="16377"/>
        </table:table-row>
        <table:table-row table:style-name="ro1">
          <table:table-cell office:value-type="float" office:value="2831" table:style-name="ce1">
            <text:p>2831</text:p>
          </table:table-cell>
          <table:table-cell office:value-type="time" office:time-value="PT19H7M43.559S" table:style-name="ce2">
            <text:p>07:43.6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4046" table:style-name="ce1">
            <text:p>4046</text:p>
          </table:table-cell>
          <table:table-cell office:value-type="string" table:style-name="ce1">
            <text:p>Success</text:p>
          </table:table-cell>
          <table:table-cell office:value-type="float" office:value="18169" table:style-name="ce1">
            <text:p>18169</text:p>
          </table:table-cell>
          <table:table-cell table:number-columns-repeated="16377"/>
        </table:table-row>
        <table:table-row table:style-name="ro1">
          <table:table-cell office:value-type="float" office:value="2832" table:style-name="ce1">
            <text:p>2832</text:p>
          </table:table-cell>
          <table:table-cell office:value-type="time" office:time-value="PT19H7M43.590S" table:style-name="ce2">
            <text:p>07:43.6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4037" table:style-name="ce1">
            <text:p>4037</text:p>
          </table:table-cell>
          <table:table-cell office:value-type="string" table:style-name="ce1">
            <text:p>Success</text:p>
          </table:table-cell>
          <table:table-cell office:value-type="float" office:value="18169" table:style-name="ce1">
            <text:p>18169</text:p>
          </table:table-cell>
          <table:table-cell table:number-columns-repeated="16377"/>
        </table:table-row>
        <table:table-row table:style-name="ro1">
          <table:table-cell office:value-type="float" office:value="2833" table:style-name="ce1">
            <text:p>2833</text:p>
          </table:table-cell>
          <table:table-cell office:value-type="time" office:time-value="PT19H7M45.408S" table:style-name="ce2">
            <text:p>07:45.4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2257" table:style-name="ce1">
            <text:p>2257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834" table:style-name="ce1">
            <text:p>2834</text:p>
          </table:table-cell>
          <table:table-cell office:value-type="time" office:time-value="PT19H7M47.434S" table:style-name="ce2">
            <text:p>07:47.4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plan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835" table:style-name="ce1">
            <text:p>2835</text:p>
          </table:table-cell>
          <table:table-cell office:value-type="time" office:time-value="PT19H7M43.983S" table:style-name="ce2">
            <text:p>07:44.0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?wicket:interface=:3:indicator:big-form:segment:part:task::IBehaviorListener:0:-1&amp;random=0.5962860213474035</text:p>
          </table:table-cell>
          <table:table-cell office:value-type="float" office:value="3779" table:style-name="ce1">
            <text:p>3779</text:p>
          </table:table-cell>
          <table:table-cell office:value-type="string" table:style-name="ce1">
            <text:p>Success</text:p>
          </table:table-cell>
          <table:table-cell office:value-type="float" office:value="30751" table:style-name="ce1">
            <text:p>30751</text:p>
          </table:table-cell>
          <table:table-cell table:number-columns-repeated="16377"/>
        </table:table-row>
        <table:table-row table:style-name="ro1">
          <table:table-cell office:value-type="float" office:value="2836" table:style-name="ce1">
            <text:p>2836</text:p>
          </table:table-cell>
          <table:table-cell office:value-type="time" office:time-value="PT19H7M47.561S" table:style-name="ce2">
            <text:p>07:47.6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plan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837" table:style-name="ce1">
            <text:p>2837</text:p>
          </table:table-cell>
          <table:table-cell office:value-type="time" office:time-value="PT19H7M47.607S" table:style-name="ce2">
            <text:p>07:47.6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pla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838" table:style-name="ce1">
            <text:p>2838</text:p>
          </table:table-cell>
          <table:table-cell office:value-type="time" office:time-value="PT19H7M47.477S" table:style-name="ce2">
            <text:p>07:47.5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plan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2839" table:style-name="ce1">
            <text:p>2839</text:p>
          </table:table-cell>
          <table:table-cell office:value-type="time" office:time-value="PT19H7M47.761S" table:style-name="ce2">
            <text:p>07:47.8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logout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40" table:style-name="ce1">
            <text:p>2840</text:p>
          </table:table-cell>
          <table:table-cell office:value-type="time" office:time-value="PT19H7M47.797S" table:style-name="ce2">
            <text:p>07:47.8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41" table:style-name="ce1">
            <text:p>2841</text:p>
          </table:table-cell>
          <table:table-cell office:value-type="time" office:time-value="PT19H7M47.767S" table:style-name="ce2">
            <text:p>07:47.8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logout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42" table:style-name="ce1">
            <text:p>2842</text:p>
          </table:table-cell>
          <table:table-cell office:value-type="time" office:time-value="PT19H7M47.816S" table:style-name="ce2">
            <text:p>07:47.8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43" table:style-name="ce1">
            <text:p>2843</text:p>
          </table:table-cell>
          <table:table-cell office:value-type="time" office:time-value="PT19H7M47.825S" table:style-name="ce2">
            <text:p>07:47.8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44" table:style-name="ce1">
            <text:p>2844</text:p>
          </table:table-cell>
          <table:table-cell office:value-type="time" office:time-value="PT19H7M47.629S" table:style-name="ce2">
            <text:p>07:47.6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plan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845" table:style-name="ce1">
            <text:p>2845</text:p>
          </table:table-cell>
          <table:table-cell office:value-type="time" office:time-value="PT19H7M47.834S" table:style-name="ce2">
            <text:p>07:47.8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46" table:style-name="ce1">
            <text:p>2846</text:p>
          </table:table-cell>
          <table:table-cell office:value-type="time" office:time-value="PT19H7M47.825S" table:style-name="ce2">
            <text:p>07:47.8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47" table:style-name="ce1">
            <text:p>2847</text:p>
          </table:table-cell>
          <table:table-cell office:value-type="time" office:time-value="PT19H7M47.830S" table:style-name="ce2">
            <text:p>07:47.8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48" table:style-name="ce1">
            <text:p>2848</text:p>
          </table:table-cell>
          <table:table-cell office:value-type="time" office:time-value="PT19H7M47.826S" table:style-name="ce2">
            <text:p>07:47.8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49" table:style-name="ce1">
            <text:p>2849</text:p>
          </table:table-cell>
          <table:table-cell office:value-type="time" office:time-value="PT19H7M44.080S" table:style-name="ce2">
            <text:p>07:44.1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763" table:style-name="ce1">
            <text:p>3763</text:p>
          </table:table-cell>
          <table:table-cell office:value-type="string" table:style-name="ce1">
            <text:p>Success</text:p>
          </table:table-cell>
          <table:table-cell office:value-type="float" office:value="21328" table:style-name="ce1">
            <text:p>21328</text:p>
          </table:table-cell>
          <table:table-cell table:number-columns-repeated="16377"/>
        </table:table-row>
        <table:table-row table:style-name="ro1">
          <table:table-cell office:value-type="float" office:value="2850" table:style-name="ce1">
            <text:p>2850</text:p>
          </table:table-cell>
          <table:table-cell office:value-type="time" office:time-value="PT19H7M47.841S" table:style-name="ce2">
            <text:p>07:47.8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51" table:style-name="ce1">
            <text:p>2851</text:p>
          </table:table-cell>
          <table:table-cell office:value-type="time" office:time-value="PT19H7M47.843S" table:style-name="ce2">
            <text:p>07:47.8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52" table:style-name="ce1">
            <text:p>2852</text:p>
          </table:table-cell>
          <table:table-cell office:value-type="time" office:time-value="PT19H7M47.843S" table:style-name="ce2">
            <text:p>07:47.8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53" table:style-name="ce1">
            <text:p>2853</text:p>
          </table:table-cell>
          <table:table-cell office:value-type="time" office:time-value="PT19H7M47.839S" table:style-name="ce2">
            <text:p>07:47.8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54" table:style-name="ce1">
            <text:p>2854</text:p>
          </table:table-cell>
          <table:table-cell office:value-type="time" office:time-value="PT19H7M47.597S" table:style-name="ce2">
            <text:p>07:47.6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plan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855" table:style-name="ce1">
            <text:p>2855</text:p>
          </table:table-cell>
          <table:table-cell office:value-type="time" office:time-value="PT19H7M47.854S" table:style-name="ce2">
            <text:p>07:47.9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56" table:style-name="ce1">
            <text:p>2856</text:p>
          </table:table-cell>
          <table:table-cell office:value-type="time" office:time-value="PT19H7M47.862S" table:style-name="ce2">
            <text:p>07:47.9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57" table:style-name="ce1">
            <text:p>2857</text:p>
          </table:table-cell>
          <table:table-cell office:value-type="time" office:time-value="PT19H7M47.858S" table:style-name="ce2">
            <text:p>07:47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58" table:style-name="ce1">
            <text:p>2858</text:p>
          </table:table-cell>
          <table:table-cell office:value-type="time" office:time-value="PT19H7M47.870S" table:style-name="ce2">
            <text:p>07:47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59" table:style-name="ce1">
            <text:p>2859</text:p>
          </table:table-cell>
          <table:table-cell office:value-type="time" office:time-value="PT19H7M47.877S" table:style-name="ce2">
            <text:p>07:47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60" table:style-name="ce1">
            <text:p>2860</text:p>
          </table:table-cell>
          <table:table-cell office:value-type="time" office:time-value="PT19H7M45.410S" table:style-name="ce2">
            <text:p>07:45.4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2682" table:style-name="ce1">
            <text:p>2682</text:p>
          </table:table-cell>
          <table:table-cell office:value-type="string" table:style-name="ce1">
            <text:p>Success</text:p>
          </table:table-cell>
          <table:table-cell office:value-type="float" office:value="58511" table:style-name="ce1">
            <text:p>58511</text:p>
          </table:table-cell>
          <table:table-cell table:number-columns-repeated="16377"/>
        </table:table-row>
        <table:table-row table:style-name="ro1">
          <table:table-cell office:value-type="float" office:value="2861" table:style-name="ce1">
            <text:p>2861</text:p>
          </table:table-cell>
          <table:table-cell office:value-type="time" office:time-value="PT19H7M44.137S" table:style-name="ce2">
            <text:p>07:44.1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3975" table:style-name="ce1">
            <text:p>3975</text:p>
          </table:table-cell>
          <table:table-cell office:value-type="string" table:style-name="ce1">
            <text:p>Success</text:p>
          </table:table-cell>
          <table:table-cell office:value-type="float" office:value="18162" table:style-name="ce1">
            <text:p>18162</text:p>
          </table:table-cell>
          <table:table-cell table:number-columns-repeated="16377"/>
        </table:table-row>
        <table:table-row table:style-name="ro1">
          <table:table-cell office:value-type="float" office:value="2862" table:style-name="ce1">
            <text:p>2862</text:p>
          </table:table-cell>
          <table:table-cell office:value-type="time" office:time-value="PT19H7M45.337S" table:style-name="ce2">
            <text:p>07:45.3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2780" table:style-name="ce1">
            <text:p>2780</text:p>
          </table:table-cell>
          <table:table-cell office:value-type="string" table:style-name="ce1">
            <text:p>Success</text:p>
          </table:table-cell>
          <table:table-cell office:value-type="float" office:value="18170" table:style-name="ce1">
            <text:p>18170</text:p>
          </table:table-cell>
          <table:table-cell table:number-columns-repeated="16377"/>
        </table:table-row>
        <table:table-row table:style-name="ro1">
          <table:table-cell office:value-type="float" office:value="2863" table:style-name="ce1">
            <text:p>2863</text:p>
          </table:table-cell>
          <table:table-cell office:value-type="time" office:time-value="PT19H7M45.120S" table:style-name="ce2">
            <text:p>07:45.1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3027" table:style-name="ce1">
            <text:p>3027</text:p>
          </table:table-cell>
          <table:table-cell office:value-type="string" table:style-name="ce1">
            <text:p>Success</text:p>
          </table:table-cell>
          <table:table-cell office:value-type="float" office:value="18165" table:style-name="ce1">
            <text:p>18165</text:p>
          </table:table-cell>
          <table:table-cell table:number-columns-repeated="16377"/>
        </table:table-row>
        <table:table-row table:style-name="ro1">
          <table:table-cell office:value-type="float" office:value="2864" table:style-name="ce1">
            <text:p>2864</text:p>
          </table:table-cell>
          <table:table-cell office:value-type="time" office:time-value="PT19H7M45.488S" table:style-name="ce2">
            <text:p>07:45.5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?wicket:interface=:1:indicator:big-form:segment:part:organization:name::IBehaviorListener:0:-1&amp;random=0.09072531443656007</text:p>
          </table:table-cell>
          <table:table-cell office:value-type="float" office:value="2660" table:style-name="ce1">
            <text:p>2660</text:p>
          </table:table-cell>
          <table:table-cell office:value-type="string" table:style-name="ce1">
            <text:p>Success</text:p>
          </table:table-cell>
          <table:table-cell office:value-type="float" office:value="26870" table:style-name="ce1">
            <text:p>26870</text:p>
          </table:table-cell>
          <table:table-cell table:number-columns-repeated="16377"/>
        </table:table-row>
        <table:table-row table:style-name="ro1">
          <table:table-cell office:value-type="float" office:value="2865" table:style-name="ce1">
            <text:p>2865</text:p>
          </table:table-cell>
          <table:table-cell office:value-type="time" office:time-value="PT19H7M43.995S" table:style-name="ce2">
            <text:p>07:44.0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4154" table:style-name="ce1">
            <text:p>4154</text:p>
          </table:table-cell>
          <table:table-cell office:value-type="string" table:style-name="ce1">
            <text:p>Success</text:p>
          </table:table-cell>
          <table:table-cell office:value-type="float" office:value="18169" table:style-name="ce1">
            <text:p>18169</text:p>
          </table:table-cell>
          <table:table-cell table:number-columns-repeated="16377"/>
        </table:table-row>
        <table:table-row table:style-name="ro1">
          <table:table-cell office:value-type="float" office:value="2866" table:style-name="ce1">
            <text:p>2866</text:p>
          </table:table-cell>
          <table:table-cell office:value-type="time" office:time-value="PT19H7M45.657S" table:style-name="ce2">
            <text:p>07:45.7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494" table:style-name="ce1">
            <text:p>2494</text:p>
          </table:table-cell>
          <table:table-cell office:value-type="string" table:style-name="ce1">
            <text:p>Success</text:p>
          </table:table-cell>
          <table:table-cell office:value-type="float" office:value="29126" table:style-name="ce1">
            <text:p>29126</text:p>
          </table:table-cell>
          <table:table-cell table:number-columns-repeated="16377"/>
        </table:table-row>
        <table:table-row table:style-name="ro1">
          <table:table-cell office:value-type="float" office:value="2867" table:style-name="ce1">
            <text:p>2867</text:p>
          </table:table-cell>
          <table:table-cell office:value-type="time" office:time-value="PT19H7M44.887S" table:style-name="ce2">
            <text:p>07:44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3268" table:style-name="ce1">
            <text:p>3268</text:p>
          </table:table-cell>
          <table:table-cell office:value-type="string" table:style-name="ce1">
            <text:p>Success</text:p>
          </table:table-cell>
          <table:table-cell office:value-type="float" office:value="18166" table:style-name="ce1">
            <text:p>18166</text:p>
          </table:table-cell>
          <table:table-cell table:number-columns-repeated="16377"/>
        </table:table-row>
        <table:table-row table:style-name="ro1">
          <table:table-cell office:value-type="float" office:value="2868" table:style-name="ce1">
            <text:p>2868</text:p>
          </table:table-cell>
          <table:table-cell office:value-type="time" office:time-value="PT19H7M45.156S" table:style-name="ce2">
            <text:p>07:45.2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2999" table:style-name="ce1">
            <text:p>2999</text:p>
          </table:table-cell>
          <table:table-cell office:value-type="string" table:style-name="ce1">
            <text:p>Success</text:p>
          </table:table-cell>
          <table:table-cell office:value-type="float" office:value="18169" table:style-name="ce1">
            <text:p>18169</text:p>
          </table:table-cell>
          <table:table-cell table:number-columns-repeated="16377"/>
        </table:table-row>
        <table:table-row table:style-name="ro1">
          <table:table-cell office:value-type="float" office:value="2869" table:style-name="ce1">
            <text:p>2869</text:p>
          </table:table-cell>
          <table:table-cell office:value-type="time" office:time-value="PT19H7M48.150S" table:style-name="ce2">
            <text:p>07:48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870" table:style-name="ce1">
            <text:p>2870</text:p>
          </table:table-cell>
          <table:table-cell office:value-type="time" office:time-value="PT19H7M48.252S" table:style-name="ce2">
            <text:p>07:48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71" table:style-name="ce1">
            <text:p>2871</text:p>
          </table:table-cell>
          <table:table-cell office:value-type="time" office:time-value="PT19H7M48.118S" table:style-name="ce2">
            <text:p>07:48.1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plan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872" table:style-name="ce1">
            <text:p>2872</text:p>
          </table:table-cell>
          <table:table-cell office:value-type="time" office:time-value="PT19H7M48.311S" table:style-name="ce2">
            <text:p>07:48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73" table:style-name="ce1">
            <text:p>2873</text:p>
          </table:table-cell>
          <table:table-cell office:value-type="time" office:time-value="PT19H7M48.335S" table:style-name="ce2">
            <text:p>07:48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74" table:style-name="ce1">
            <text:p>2874</text:p>
          </table:table-cell>
          <table:table-cell office:value-type="time" office:time-value="PT19H7M48.114S" table:style-name="ce2">
            <text:p>07:48.1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plan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875" table:style-name="ce1">
            <text:p>2875</text:p>
          </table:table-cell>
          <table:table-cell office:value-type="time" office:time-value="PT19H7M48.346S" table:style-name="ce2">
            <text:p>07:48.3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76" table:style-name="ce1">
            <text:p>2876</text:p>
          </table:table-cell>
          <table:table-cell office:value-type="time" office:time-value="PT19H7M48.156S" table:style-name="ce2">
            <text:p>07:48.2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plan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877" table:style-name="ce1">
            <text:p>2877</text:p>
          </table:table-cell>
          <table:table-cell office:value-type="time" office:time-value="PT19H7M48.156S" table:style-name="ce2">
            <text:p>07:48.2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878" table:style-name="ce1">
            <text:p>2878</text:p>
          </table:table-cell>
          <table:table-cell office:value-type="time" office:time-value="PT19H7M48.360S" table:style-name="ce2">
            <text:p>07:48.4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79" table:style-name="ce1">
            <text:p>2879</text:p>
          </table:table-cell>
          <table:table-cell office:value-type="time" office:time-value="PT19H7M48.360S" table:style-name="ce2">
            <text:p>07:48.4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80" table:style-name="ce1">
            <text:p>2880</text:p>
          </table:table-cell>
          <table:table-cell office:value-type="time" office:time-value="PT19H7M48.324S" table:style-name="ce2">
            <text:p>07:48.3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logout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81" table:style-name="ce1">
            <text:p>2881</text:p>
          </table:table-cell>
          <table:table-cell office:value-type="time" office:time-value="PT19H7M48.112S" table:style-name="ce2">
            <text:p>07:48.1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931" table:style-name="ce1">
            <text:p>931</text:p>
          </table:table-cell>
          <table:table-cell table:number-columns-repeated="16377"/>
        </table:table-row>
        <table:table-row table:style-name="ro1">
          <table:table-cell office:value-type="float" office:value="2882" table:style-name="ce1">
            <text:p>2882</text:p>
          </table:table-cell>
          <table:table-cell office:value-type="time" office:time-value="PT19H7M48.378S" table:style-name="ce2">
            <text:p>07:48.4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83" table:style-name="ce1">
            <text:p>2883</text:p>
          </table:table-cell>
          <table:table-cell office:value-type="time" office:time-value="PT19H7M48.375S" table:style-name="ce2">
            <text:p>07:48.4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84" table:style-name="ce1">
            <text:p>2884</text:p>
          </table:table-cell>
          <table:table-cell office:value-type="time" office:time-value="PT19H7M48.367S" table:style-name="ce2">
            <text:p>07:48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85" table:style-name="ce1">
            <text:p>2885</text:p>
          </table:table-cell>
          <table:table-cell office:value-type="time" office:time-value="PT19H7M48.377S" table:style-name="ce2">
            <text:p>07:48.4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86" table:style-name="ce1">
            <text:p>2886</text:p>
          </table:table-cell>
          <table:table-cell office:value-type="time" office:time-value="PT19H7M48.148S" table:style-name="ce2">
            <text:p>07:48.1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plan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887" table:style-name="ce1">
            <text:p>2887</text:p>
          </table:table-cell>
          <table:table-cell office:value-type="time" office:time-value="PT19H7M48.389S" table:style-name="ce2">
            <text:p>07:48.4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88" table:style-name="ce1">
            <text:p>2888</text:p>
          </table:table-cell>
          <table:table-cell office:value-type="time" office:time-value="PT19H7M48.389S" table:style-name="ce2">
            <text:p>07:48.4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89" table:style-name="ce1">
            <text:p>2889</text:p>
          </table:table-cell>
          <table:table-cell office:value-type="time" office:time-value="PT19H7M48.392S" table:style-name="ce2">
            <text:p>07:48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90" table:style-name="ce1">
            <text:p>2890</text:p>
          </table:table-cell>
          <table:table-cell office:value-type="time" office:time-value="PT19H7M48.400S" table:style-name="ce2">
            <text:p>07:48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91" table:style-name="ce1">
            <text:p>2891</text:p>
          </table:table-cell>
          <table:table-cell office:value-type="time" office:time-value="PT19H7M48.393S" table:style-name="ce2">
            <text:p>07:48.4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92" table:style-name="ce1">
            <text:p>2892</text:p>
          </table:table-cell>
          <table:table-cell office:value-type="time" office:time-value="PT19H7M48.411S" table:style-name="ce2">
            <text:p>07:48.4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93" table:style-name="ce1">
            <text:p>2893</text:p>
          </table:table-cell>
          <table:table-cell office:value-type="time" office:time-value="PT19H7M48.418S" table:style-name="ce2">
            <text:p>07:48.4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894" table:style-name="ce1">
            <text:p>2894</text:p>
          </table:table-cell>
          <table:table-cell office:value-type="time" office:time-value="PT19H7M48.378S" table:style-name="ce2">
            <text:p>07:48.4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931" table:style-name="ce1">
            <text:p>931</text:p>
          </table:table-cell>
          <table:table-cell table:number-columns-repeated="16377"/>
        </table:table-row>
        <table:table-row table:style-name="ro1">
          <table:table-cell office:value-type="float" office:value="2895" table:style-name="ce1">
            <text:p>2895</text:p>
          </table:table-cell>
          <table:table-cell office:value-type="time" office:time-value="PT19H7M48.453S" table:style-name="ce2">
            <text:p>07:48.5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2896" table:style-name="ce1">
            <text:p>2896</text:p>
          </table:table-cell>
          <table:table-cell office:value-type="time" office:time-value="PT19H7M47.845S" table:style-name="ce2">
            <text:p>07:47.8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897" table:style-name="ce1">
            <text:p>2897</text:p>
          </table:table-cell>
          <table:table-cell office:value-type="time" office:time-value="PT19H7M47.763S" table:style-name="ce2">
            <text:p>07:47.8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Success</text:p>
          </table:table-cell>
          <table:table-cell office:value-type="float" office:value="16754" table:style-name="ce1">
            <text:p>16754</text:p>
          </table:table-cell>
          <table:table-cell table:number-columns-repeated="16377"/>
        </table:table-row>
        <table:table-row table:style-name="ro1">
          <table:table-cell office:value-type="float" office:value="2898" table:style-name="ce1">
            <text:p>2898</text:p>
          </table:table-cell>
          <table:table-cell office:value-type="time" office:time-value="PT19H7M48.536S" table:style-name="ce2">
            <text:p>07:48.5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plan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899" table:style-name="ce1">
            <text:p>2899</text:p>
          </table:table-cell>
          <table:table-cell office:value-type="time" office:time-value="PT19H7M48.561S" table:style-name="ce2">
            <text:p>07:48.6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plan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time" office:time-value="PT19H7M48.777S" table:style-name="ce2">
            <text:p>07:48.8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01" table:style-name="ce1">
            <text:p>2901</text:p>
          </table:table-cell>
          <table:table-cell office:value-type="time" office:time-value="PT19H7M48.786S" table:style-name="ce2">
            <text:p>07:48.8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02" table:style-name="ce1">
            <text:p>2902</text:p>
          </table:table-cell>
          <table:table-cell office:value-type="time" office:time-value="PT19H7M48.152S" table:style-name="ce2">
            <text:p>07:48.2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Success</text:p>
          </table:table-cell>
          <table:table-cell office:value-type="float" office:value="36099" table:style-name="ce1">
            <text:p>36099</text:p>
          </table:table-cell>
          <table:table-cell table:number-columns-repeated="16377"/>
        </table:table-row>
        <table:table-row table:style-name="ro1">
          <table:table-cell office:value-type="float" office:value="2903" table:style-name="ce1">
            <text:p>2903</text:p>
          </table:table-cell>
          <table:table-cell office:value-type="time" office:time-value="PT19H7M48.796S" table:style-name="ce2">
            <text:p>07:48.8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04" table:style-name="ce1">
            <text:p>2904</text:p>
          </table:table-cell>
          <table:table-cell office:value-type="time" office:time-value="PT19H7M48.804S" table:style-name="ce2">
            <text:p>07:48.8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05" table:style-name="ce1">
            <text:p>2905</text:p>
          </table:table-cell>
          <table:table-cell office:value-type="time" office:time-value="PT19H7M48.798S" table:style-name="ce2">
            <text:p>07:48.8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06" table:style-name="ce1">
            <text:p>2906</text:p>
          </table:table-cell>
          <table:table-cell office:value-type="time" office:time-value="PT19H7M48.812S" table:style-name="ce2">
            <text:p>07:48.8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login.html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07" table:style-name="ce1">
            <text:p>2907</text:p>
          </table:table-cell>
          <table:table-cell office:value-type="time" office:time-value="PT19H7M48.534S" table:style-name="ce2">
            <text:p>07:48.5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Success</text:p>
          </table:table-cell>
          <table:table-cell office:value-type="float" office:value="29736" table:style-name="ce1">
            <text:p>29736</text:p>
          </table:table-cell>
          <table:table-cell table:number-columns-repeated="16377"/>
        </table:table-row>
        <table:table-row table:style-name="ro1">
          <table:table-cell office:value-type="float" office:value="2908" table:style-name="ce1">
            <text:p>2908</text:p>
          </table:table-cell>
          <table:table-cell office:value-type="time" office:time-value="PT19H7M48.799S" table:style-name="ce2">
            <text:p>07:48.8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909" table:style-name="ce1">
            <text:p>2909</text:p>
          </table:table-cell>
          <table:table-cell office:value-type="time" office:time-value="PT19H7M48.924S" table:style-name="ce2">
            <text:p>07:48.9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10" table:style-name="ce1">
            <text:p>2910</text:p>
          </table:table-cell>
          <table:table-cell office:value-type="time" office:time-value="PT19H7M48.948S" table:style-name="ce2">
            <text:p>07:48.9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11" table:style-name="ce1">
            <text:p>2911</text:p>
          </table:table-cell>
          <table:table-cell office:value-type="time" office:time-value="PT19H7M48.956S" table:style-name="ce2">
            <text:p>07:49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12" table:style-name="ce1">
            <text:p>2912</text:p>
          </table:table-cell>
          <table:table-cell office:value-type="time" office:time-value="PT19H7M48.897S" table:style-name="ce2">
            <text:p>07:48.9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36077" table:style-name="ce1">
            <text:p>36077</text:p>
          </table:table-cell>
          <table:table-cell table:number-columns-repeated="16377"/>
        </table:table-row>
        <table:table-row table:style-name="ro1">
          <table:table-cell office:value-type="float" office:value="2913" table:style-name="ce1">
            <text:p>2913</text:p>
          </table:table-cell>
          <table:table-cell office:value-type="time" office:time-value="PT19H7M49.136S" table:style-name="ce2">
            <text:p>07:49.1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2914" table:style-name="ce1">
            <text:p>2914</text:p>
          </table:table-cell>
          <table:table-cell office:value-type="time" office:time-value="PT19H7M49.211S" table:style-name="ce2">
            <text:p>07:49.2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15" table:style-name="ce1">
            <text:p>2915</text:p>
          </table:table-cell>
          <table:table-cell office:value-type="time" office:time-value="PT19H7M49.225S" table:style-name="ce2">
            <text:p>07:49.2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16" table:style-name="ce1">
            <text:p>2916</text:p>
          </table:table-cell>
          <table:table-cell office:value-type="time" office:time-value="PT19H7M49.245S" table:style-name="ce2">
            <text:p>07:49.2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17" table:style-name="ce1">
            <text:p>2917</text:p>
          </table:table-cell>
          <table:table-cell office:value-type="time" office:time-value="PT19H7M45.388S" table:style-name="ce2">
            <text:p>07:45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4160" table:style-name="ce1">
            <text:p>4160</text:p>
          </table:table-cell>
          <table:table-cell office:value-type="string" table:style-name="ce1">
            <text:p>Success</text:p>
          </table:table-cell>
          <table:table-cell office:value-type="float" office:value="42814" table:style-name="ce1">
            <text:p>42814</text:p>
          </table:table-cell>
          <table:table-cell table:number-columns-repeated="16377"/>
        </table:table-row>
        <table:table-row table:style-name="ro1">
          <table:table-cell office:value-type="float" office:value="2918" table:style-name="ce1">
            <text:p>2918</text:p>
          </table:table-cell>
          <table:table-cell office:value-type="time" office:time-value="PT19H7M47.479S" table:style-name="ce2">
            <text:p>07:47.5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2088" table:style-name="ce1">
            <text:p>2088</text:p>
          </table:table-cell>
          <table:table-cell office:value-type="string" table:style-name="ce1">
            <text:p>Success</text:p>
          </table:table-cell>
          <table:table-cell office:value-type="float" office:value="42810" table:style-name="ce1">
            <text:p>42810</text:p>
          </table:table-cell>
          <table:table-cell table:number-columns-repeated="16377"/>
        </table:table-row>
        <table:table-row table:style-name="ro1">
          <table:table-cell office:value-type="float" office:value="2919" table:style-name="ce1">
            <text:p>2919</text:p>
          </table:table-cell>
          <table:table-cell office:value-type="time" office:time-value="PT19H7M48.150S" table:style-name="ce2">
            <text:p>07:48.2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1444" table:style-name="ce1">
            <text:p>1444</text:p>
          </table:table-cell>
          <table:table-cell office:value-type="string" table:style-name="ce1">
            <text:p>Success</text:p>
          </table:table-cell>
          <table:table-cell office:value-type="float" office:value="42777" table:style-name="ce1">
            <text:p>42777</text:p>
          </table:table-cell>
          <table:table-cell table:number-columns-repeated="16377"/>
        </table:table-row>
        <table:table-row table:style-name="ro1">
          <table:table-cell office:value-type="float" office:value="2920" table:style-name="ce1">
            <text:p>2920</text:p>
          </table:table-cell>
          <table:table-cell office:value-type="time" office:time-value="PT19H7M47.667S" table:style-name="ce2">
            <text:p>07:47.7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uccess</text:p>
          </table:table-cell>
          <table:table-cell office:value-type="float" office:value="42814" table:style-name="ce1">
            <text:p>42814</text:p>
          </table:table-cell>
          <table:table-cell table:number-columns-repeated="16377"/>
        </table:table-row>
        <table:table-row table:style-name="ro1">
          <table:table-cell office:value-type="float" office:value="2921" table:style-name="ce1">
            <text:p>2921</text:p>
          </table:table-cell>
          <table:table-cell office:value-type="time" office:time-value="PT19H7M49.569S" table:style-name="ce2">
            <text:p>07:49.6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18170" table:style-name="ce1">
            <text:p>18170</text:p>
          </table:table-cell>
          <table:table-cell table:number-columns-repeated="16377"/>
        </table:table-row>
        <table:table-row table:style-name="ro1">
          <table:table-cell office:value-type="float" office:value="2922" table:style-name="ce1">
            <text:p>2922</text:p>
          </table:table-cell>
          <table:table-cell office:value-type="time" office:time-value="PT19H7M49.562S" table:style-name="ce2">
            <text:p>07:49.6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18170" table:style-name="ce1">
            <text:p>18170</text:p>
          </table:table-cell>
          <table:table-cell table:number-columns-repeated="16377"/>
        </table:table-row>
        <table:table-row table:style-name="ro1">
          <table:table-cell office:value-type="float" office:value="2923" table:style-name="ce1">
            <text:p>2923</text:p>
          </table:table-cell>
          <table:table-cell office:value-type="time" office:time-value="PT19H7M49.601S" table:style-name="ce2">
            <text:p>07:49.6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18170" table:style-name="ce1">
            <text:p>18170</text:p>
          </table:table-cell>
          <table:table-cell table:number-columns-repeated="16377"/>
        </table:table-row>
        <table:table-row table:style-name="ro1">
          <table:table-cell office:value-type="float" office:value="2924" table:style-name="ce1">
            <text:p>2924</text:p>
          </table:table-cell>
          <table:table-cell office:value-type="time" office:time-value="PT19H7M49.886S" table:style-name="ce2">
            <text:p>07:49.9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925" table:style-name="ce1">
            <text:p>2925</text:p>
          </table:table-cell>
          <table:table-cell office:value-type="time" office:time-value="PT19H7M49.899S" table:style-name="ce2">
            <text:p>07:49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926" table:style-name="ce1">
            <text:p>2926</text:p>
          </table:table-cell>
          <table:table-cell office:value-type="time" office:time-value="PT19H7M49.943S" table:style-name="ce2">
            <text:p>07:49.9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27" table:style-name="ce1">
            <text:p>2927</text:p>
          </table:table-cell>
          <table:table-cell office:value-type="time" office:time-value="PT19H7M49.948S" table:style-name="ce2">
            <text:p>07:49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28" table:style-name="ce1">
            <text:p>2928</text:p>
          </table:table-cell>
          <table:table-cell office:value-type="time" office:time-value="PT19H7M49.905S" table:style-name="ce2">
            <text:p>07:49.9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2929" table:style-name="ce1">
            <text:p>2929</text:p>
          </table:table-cell>
          <table:table-cell office:value-type="time" office:time-value="PT19H7M49.962S" table:style-name="ce2">
            <text:p>07:50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30" table:style-name="ce1">
            <text:p>2930</text:p>
          </table:table-cell>
          <table:table-cell office:value-type="time" office:time-value="PT19H7M49.961S" table:style-name="ce2">
            <text:p>07:50.0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31" table:style-name="ce1">
            <text:p>2931</text:p>
          </table:table-cell>
          <table:table-cell office:value-type="time" office:time-value="PT19H7M49.963S" table:style-name="ce2">
            <text:p>07:50.0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32" table:style-name="ce1">
            <text:p>2932</text:p>
          </table:table-cell>
          <table:table-cell office:value-type="time" office:time-value="PT19H7M49.975S" table:style-name="ce2">
            <text:p>07:50.0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33" table:style-name="ce1">
            <text:p>2933</text:p>
          </table:table-cell>
          <table:table-cell office:value-type="time" office:time-value="PT19H7M49.974S" table:style-name="ce2">
            <text:p>07:50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34" table:style-name="ce1">
            <text:p>2934</text:p>
          </table:table-cell>
          <table:table-cell office:value-type="time" office:time-value="PT19H7M49.975S" table:style-name="ce2">
            <text:p>07:50.0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35" table:style-name="ce1">
            <text:p>2935</text:p>
          </table:table-cell>
          <table:table-cell office:value-type="time" office:time-value="PT19H7M49.983S" table:style-name="ce2">
            <text:p>07:50.0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36" table:style-name="ce1">
            <text:p>2936</text:p>
          </table:table-cell>
          <table:table-cell office:value-type="time" office:time-value="PT19H7M49.596S" table:style-name="ce2">
            <text:p>07:49.6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18170" table:style-name="ce1">
            <text:p>18170</text:p>
          </table:table-cell>
          <table:table-cell table:number-columns-repeated="16377"/>
        </table:table-row>
        <table:table-row table:style-name="ro1">
          <table:table-cell office:value-type="float" office:value="2937" table:style-name="ce1">
            <text:p>2937</text:p>
          </table:table-cell>
          <table:table-cell office:value-type="time" office:time-value="PT19H7M49.996S" table:style-name="ce2">
            <text:p>07:50.0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2938" table:style-name="ce1">
            <text:p>2938</text:p>
          </table:table-cell>
          <table:table-cell office:value-type="time" office:time-value="PT19H7M50.033S" table:style-name="ce2">
            <text:p>07:50.0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39" table:style-name="ce1">
            <text:p>2939</text:p>
          </table:table-cell>
          <table:table-cell office:value-type="time" office:time-value="PT19H7M50.045S" table:style-name="ce2">
            <text:p>07:50.0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style-name="ro1">
          <table:table-cell office:value-type="float" office:value="2940" table:style-name="ce1">
            <text:p>2940</text:p>
          </table:table-cell>
          <table:table-cell office:value-type="time" office:time-value="PT19H7M50.054S" table:style-name="ce2">
            <text:p>07:50.1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471" table:style-name="ce1">
            <text:p>1471</text:p>
          </table:table-cell>
          <table:table-cell table:number-columns-repeated="16377"/>
        </table:table-row>
        <table:table-row table:number-rows-repeated="10456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istrator</meta:initial-creator>
    <dc:creator>Windows User</dc:creator>
    <meta:creation-date>2011-06-17T14:15:24Z</meta:creation-date>
    <dc:date>2011-06-17T14:15:24Z</dc:date>
  </office:meta>
</office:document-meta>
</file>